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Overpass" svg:font-family="Overpas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6.36pt"/>
    </style:style>
    <style:style style:name="co2" style:family="table-column">
      <style:table-column-properties fo:break-before="auto" style:column-width="418.31pt"/>
    </style:style>
    <style:style style:name="co3" style:family="table-column">
      <style:table-column-properties fo:break-before="auto" style:column-width="80.16pt"/>
    </style:style>
    <style:style style:name="co4" style:family="table-column">
      <style:table-column-properties fo:break-before="auto" style:column-width="232.61pt"/>
    </style:style>
    <style:style style:name="co5" style:family="table-column">
      <style:table-column-properties fo:break-before="auto" style:column-width="381pt"/>
    </style:style>
    <style:style style:name="co6" style:family="table-column">
      <style:table-column-properties fo:break-before="auto" style:column-width="51.59pt"/>
    </style:style>
    <style:style style:name="co7" style:family="table-column">
      <style:table-column-properties fo:break-before="auto" style:column-width="130.96pt"/>
    </style:style>
    <style:style style:name="co8" style:family="table-column">
      <style:table-column-properties fo:break-before="auto" style:column-width="38.15pt"/>
    </style:style>
    <style:style style:name="co9" style:family="table-column">
      <style:table-column-properties fo:break-before="auto" style:column-width="30.16pt"/>
    </style:style>
    <style:style style:name="co10" style:family="table-column">
      <style:table-column-properties fo:break-before="auto" style:column-width="76.99pt"/>
    </style:style>
    <style:style style:name="co11" style:family="table-column">
      <style:table-column-properties fo:break-before="auto" style:column-width="268.3pt"/>
    </style:style>
    <style:style style:name="co12" style:family="table-column">
      <style:table-column-properties fo:break-before="auto" style:column-width="78.55pt"/>
    </style:style>
    <style:style style:name="co13" style:family="table-column">
      <style:table-column-properties fo:break-before="auto" style:column-width="419.05pt"/>
    </style:style>
    <style:style style:name="co14" style:family="table-column">
      <style:table-column-properties fo:break-before="auto" style:column-width="277.8pt"/>
    </style:style>
    <style:style style:name="co15" style:family="table-column">
      <style:table-column-properties fo:break-before="auto" style:column-width="140.51pt"/>
    </style:style>
    <style:style style:name="co16" style:family="table-column">
      <style:table-column-properties fo:break-before="auto" style:column-width="88.16pt"/>
    </style:style>
    <style:style style:name="co17" style:family="table-column">
      <style:table-column-properties fo:break-before="auto" style:column-width="53.21pt"/>
    </style:style>
    <style:style style:name="co18" style:family="table-column">
      <style:table-column-properties fo:break-before="auto" style:column-width="46.86pt"/>
    </style:style>
    <style:style style:name="co19" style:family="table-column">
      <style:table-column-properties fo:break-before="auto" style:column-width="60.35pt"/>
    </style:style>
    <style:style style:name="co20" style:family="table-column">
      <style:table-column-properties fo:break-before="auto" style:column-width="269.86pt"/>
    </style:style>
    <style:style style:name="co21" style:family="table-column">
      <style:table-column-properties fo:break-before="auto" style:column-width="234.96pt"/>
    </style:style>
    <style:style style:name="co22" style:family="table-column">
      <style:table-column-properties fo:break-before="auto" style:column-width="231.76pt"/>
    </style:style>
    <style:style style:name="co23" style:family="table-column">
      <style:table-column-properties fo:break-before="auto" style:column-width="260.36pt"/>
    </style:style>
    <style:style style:name="co24" style:family="table-column">
      <style:table-column-properties fo:break-before="auto" style:column-width="311.16pt"/>
    </style:style>
    <style:style style:name="co25" style:family="table-column">
      <style:table-column-properties fo:break-before="auto" style:column-width="325.39pt"/>
    </style:style>
    <style:style style:name="co26" style:family="table-column">
      <style:table-column-properties fo:break-before="auto" style:column-width="174.61pt"/>
    </style:style>
    <style:style style:name="co27" style:family="table-column">
      <style:table-column-properties fo:break-before="auto" style:column-width="457.94pt"/>
    </style:style>
    <style:style style:name="co28" style:family="table-column">
      <style:table-column-properties fo:break-before="auto" style:column-width="50pt"/>
    </style:style>
    <style:style style:name="co29" style:family="table-column">
      <style:table-column-properties fo:break-before="auto" style:column-width="333.35pt"/>
    </style:style>
    <style:style style:name="co30" style:family="table-column">
      <style:table-column-properties fo:break-before="auto" style:column-width="53.94pt"/>
    </style:style>
    <style:style style:name="co31" style:family="table-column">
      <style:table-column-properties fo:break-before="auto" style:column-width="55.56pt"/>
    </style:style>
    <style:style style:name="co32" style:family="table-column">
      <style:table-column-properties fo:break-before="auto" style:column-width="147.66pt"/>
    </style:style>
    <style:style style:name="co33" style:family="table-column">
      <style:table-column-properties fo:break-before="auto" style:column-width="127.8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16.5pt" fo:break-before="auto" style:use-optimal-row-height="false"/>
    </style:style>
    <style:style style:name="ta1" style:family="table" style:master-page-name="PageStyle_5f_Usage_20_Notes">
      <style:table-properties table:display="true" style:writing-mode="lr-tb"/>
    </style:style>
    <style:style style:name="ta2" style:family="table" style:master-page-name="PageStyle_5f_Timings">
      <style:table-properties table:display="true" style:writing-mode="lr-tb"/>
    </style:style>
    <style:style style:name="ta3" style:family="table" style:master-page-name="PageStyle_5f_Chapters">
      <style:table-properties table:display="true" style:writing-mode="lr-tb"/>
    </style:style>
    <style:style style:name="ta4" style:family="table" style:master-page-name="PageStyle_5f_Sections">
      <style:table-properties table:display="true" style:writing-mode="lr-tb"/>
    </style:style>
    <style:style style:name="ta5" style:family="table" style:master-page-name="PageStyle_5f_BookInfo">
      <style:table-properties table:display="true" style:writing-mode="lr-tb"/>
    </style:style>
    <style:style style:name="ta6" style:family="table" style:master-page-name="PageStyle_5f_Instructor_20_Guide">
      <style:table-properties table:display="true" style:writing-mode="lr-tb"/>
    </style:style>
    <style:style style:name="ta7" style:family="table" style:master-page-name="PageStyle_5f_Objectives">
      <style:table-properties table:display="false" style:writing-mode="lr-tb"/>
    </style:style>
    <style:style style:name="ta8" style:family="table" style:master-page-name="PageStyle_5f_References">
      <style:table-properties table:display="fals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125">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Pivot_20_Table_20_Field">
      <style:table-cell-properties fo:border-bottom="0.99pt solid #000000" fo:border-left="2.01pt solid #000000" fo:border-right="0.99pt solid #000000" fo:border-top="2.01pt solid #000000"/>
    </style:style>
    <style:style style:name="ce11" style:family="table-cell" style:parent-style-name="Pivot_20_Table_20_Category" style:data-style-name="N0">
      <style:table-cell-properties fo:border-bottom="none" fo:border-left="2.01pt solid #000000" fo:border-right="0.99pt solid #000000" fo:border-top="0.99pt solid #000000"/>
    </style:style>
    <style:style style:name="ce12" style:family="table-cell" style:parent-style-name="Pivot_20_Table_20_Category" style:data-style-name="N0">
      <style:table-cell-properties fo:border-bottom="0.99pt solid #000000" fo:border-left="2.01pt solid #000000" fo:border-right="0.99pt solid #000000" fo:border-top="none"/>
    </style:style>
    <style:style style:name="ce13" style:family="table-cell" style:parent-style-name="Pivot_20_Table_20_Title" style:data-style-name="N0">
      <style:table-cell-properties fo:border-bottom="0.99pt solid #000000" fo:border-left="2.01pt solid #000000" fo:border-right="none" fo:border-top="0.99pt solid #000000"/>
    </style:style>
    <style:style style:name="ce14" style:family="table-cell" style:parent-style-name="Pivot_20_Table_20_Category" style:data-style-name="N0">
      <style:table-cell-properties fo:border-bottom="0.99pt solid #000000" fo:border-left="2.01pt solid #000000" fo:border-right="0.99pt solid #000000" fo:border-top="0.99pt solid #000000"/>
    </style:style>
    <style:style style:name="ce15" style:family="table-cell" style:parent-style-name="Pivot_20_Table_20_Title" style:data-style-name="N0">
      <style:table-cell-properties fo:border-bottom="2.01pt solid #000000" fo:border-left="2.01pt solid #000000" fo:border-right="none" fo:border-top="0.99pt solid #000000"/>
    </style:style>
    <style:style style:name="ce16" style:family="table-cell" style:parent-style-name="Default">
      <style:table-cell-properties fo:border="0.99pt solid #000000"/>
    </style:style>
    <style:style style:name="ce17" style:family="table-cell" style:parent-style-name="Pivot_20_Table_20_Field">
      <style:table-cell-properties fo:border-bottom="0.99pt solid #000000" fo:border-left="0.99pt solid #000000" fo:border-right="0.99pt solid #000000" fo:border-top="2.01pt solid #000000"/>
    </style:style>
    <style:style style:name="ce18" style:family="table-cell" style:parent-style-name="Pivot_20_Table_20_Category" style:data-style-name="N0">
      <style:table-cell-properties fo:border-bottom="none" fo:border-left="0.99pt solid #000000" fo:border-right="0.99pt solid #000000" fo:border-top="0.99pt solid #000000"/>
    </style:style>
    <style:style style:name="ce19" style:family="table-cell" style:parent-style-name="Pivot_20_Table_20_Category" style:data-style-name="N0">
      <style:table-cell-properties fo:border-bottom="0.99pt solid #000000" fo:border-left="0.99pt solid #000000" fo:border-right="0.99pt solid #000000" fo:border-top="none"/>
    </style:style>
    <style:style style:name="ce20" style:family="table-cell" style:parent-style-name="Pivot_20_Table_20_Title" style:data-style-name="N0">
      <style:table-cell-properties fo:border-bottom="0.99pt solid #000000" fo:border-left="none" fo:border-right="0.99pt solid #000000" fo:border-top="0.99pt solid #000000"/>
    </style:style>
    <style:style style:name="ce21" style:family="table-cell" style:parent-style-name="Pivot_20_Table_20_Category" style:data-style-name="N0">
      <style:table-cell-properties fo:border="0.99pt solid #000000"/>
    </style:style>
    <style:style style:name="ce22" style:family="table-cell" style:parent-style-name="Pivot_20_Table_20_Title" style:data-style-name="N0">
      <style:table-cell-properties fo:border-bottom="2.01pt solid #000000" fo:border-left="none" fo:border-right="0.99pt solid #000000" fo:border-top="0.99pt solid #000000"/>
    </style:style>
    <style:style style:name="ce23" style:family="table-cell" style:parent-style-name="Pivot_20_Table_20_Corner">
      <style:table-cell-properties fo:border-bottom="0.99pt solid #000000" fo:border-left="0.99pt solid #000000" fo:border-right="2.01pt solid #000000" fo:border-top="2.01pt solid #000000"/>
    </style:style>
    <style:style style:name="ce24" style:family="table-cell" style:parent-style-name="Pivot_20_Table_20_Value">
      <style:table-cell-properties fo:border-bottom="none" fo:border-left="0.99pt solid #000000" fo:border-right="2.01pt solid #000000" fo:border-top="0.99pt solid #000000"/>
    </style:style>
    <style:style style:name="ce25" style:family="table-cell" style:parent-style-name="Pivot_20_Table_20_Value">
      <style:table-cell-properties fo:border-bottom="0.99pt solid #000000" fo:border-left="0.99pt solid #000000" fo:border-right="2.01pt solid #000000" fo:border-top="none"/>
    </style:style>
    <style:style style:name="ce26" style:family="table-cell" style:parent-style-name="Pivot_20_Table_20_Result">
      <style:table-cell-properties fo:border-bottom="0.99pt solid #000000" fo:border-left="0.99pt solid #000000" fo:border-right="2.01pt solid #000000" fo:border-top="0.99pt solid #000000"/>
    </style:style>
    <style:style style:name="ce27" style:family="table-cell" style:parent-style-name="Pivot_20_Table_20_Value" style:data-style-name="N126">
      <style:table-cell-properties fo:border-bottom="none" fo:border-left="0.99pt solid #000000" fo:border-right="2.01pt solid #000000" fo:border-top="0.99pt solid #000000"/>
    </style:style>
    <style:style style:name="ce28" style:family="table-cell" style:parent-style-name="Pivot_20_Table_20_Value" style:data-style-name="N126">
      <style:table-cell-properties fo:border-bottom="0.99pt solid #000000" fo:border-left="0.99pt solid #000000" fo:border-right="2.01pt solid #000000" fo:border-top="none"/>
    </style:style>
    <style:style style:name="ce29" style:family="table-cell" style:parent-style-name="Pivot_20_Table_20_Result" style:data-style-name="N126">
      <style:table-cell-properties fo:border-bottom="0.99pt solid #000000" fo:border-left="0.99pt solid #000000" fo:border-right="2.01pt solid #000000" fo:border-top="0.99pt solid #000000"/>
    </style:style>
    <style:style style:name="ce30" style:family="table-cell" style:parent-style-name="Pivot_20_Table_20_Value">
      <style:table-cell-properties fo:border-bottom="0.99pt solid #000000" fo:border-left="0.99pt solid #000000" fo:border-right="2.01pt solid #000000" fo:border-top="0.99pt solid #000000"/>
    </style:style>
    <style:style style:name="ce31" style:family="table-cell" style:parent-style-name="Pivot_20_Table_20_Result" style:data-style-name="N126">
      <style:table-cell-properties fo:border-bottom="2.01pt solid #000000" fo:border-left="0.99pt solid #000000" fo:border-right="2.01pt solid #000000" fo:border-top="0.99pt solid #000000"/>
    </style:style>
    <style:style style:name="ce3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127">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2">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128">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MOD([.$M1];2)=1)" style:apply-style-name="ConditionalStyle_5f_1" style:base-cell-address="Sections.A1"/>
    </style:style>
    <style:style style:name="ce4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4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43" style:family="table-cell" style:parent-style-name="Default">
      <style:table-cell-properties fo:border-bottom="0.74pt solid #000000" fo:background-color="#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44" style:family="table-cell" style:parent-style-name="Default">
      <style:map style:condition="is-true-formula(MOD([.$M1];2)=1)" style:apply-style-name="ConditionalStyle_5f_1" style:base-cell-address="Sections.A1"/>
    </style:style>
    <style:style style:name="ce4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4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47" style:family="table-cell" style:parent-style-name="Default">
      <style:table-cell-properties fo:border-bottom="0.74pt solid #000000" fo:background-color="#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4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4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5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51" style:family="table-cell" style:parent-style-name="Default">
      <style:table-cell-properties fo:border-bottom="0.74pt solid #000000" fo:background-color="#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5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MOD([.$M1];2)=1)" style:apply-style-name="ConditionalStyle_5f_1" style:base-cell-address="Sections.A1"/>
    </style:style>
    <style:style style:name="ce54" style:family="table-cell" style:parent-style-name="Default" style:data-style-name="N3">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55" style:family="table-cell" style:parent-style-name="Default" style:data-style-name="N3">
      <style:table-cell-properties fo:border-bottom="0.74pt solid #000000" fo:background-color="#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5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MOD([.$M1];2)=1)" style:apply-style-name="ConditionalStyle_5f_1" style:base-cell-address="Sections.A1"/>
    </style:style>
    <style:style style:name="ce60"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Overpass" fo:font-size="9pt" fo:font-style="normal" fo:text-shadow="none" style:text-underline-style="none" fo:font-weight="normal" style:font-size-asian="9pt" style:font-style-asian="normal" style:font-weight-asian="normal" style:font-name-complex="Overpass" style:font-size-complex="9pt" style:font-style-complex="normal" style:font-weight-complex="normal"/>
      <style:map style:condition="is-true-formula(MOD([.$M1];2)=1)" style:apply-style-name="ConditionalStyle_5f_1" style:base-cell-address="Sections.A1"/>
    </style:style>
    <style:style style:name="ce61"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Overpass" fo:font-size="9pt" fo:font-style="normal" fo:text-shadow="none" style:text-underline-style="none" fo:font-weight="normal" style:font-size-asian="9pt" style:font-style-asian="normal" style:font-weight-asian="normal" style:font-name-complex="Overpass" style:font-size-complex="9pt" style:font-style-complex="normal" style:font-weight-complex="normal"/>
      <style:map style:condition="is-true-formula(MOD([.$M1];2)=1)" style:apply-style-name="ConditionalStyle_5f_1" style:base-cell-address="Sections.A1"/>
    </style:style>
    <style:style style:name="ce62" style:family="table-cell" style:parent-style-name="Default" style:data-style-name="N126">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1a1a1a" style:text-outline="false" style:text-line-through-style="none" style:text-line-through-type="none" style:font-name="Overpass" fo:font-size="9pt" fo:font-style="normal" fo:text-shadow="none" style:text-underline-style="none" fo:font-weight="normal" style:font-size-asian="9pt" style:font-style-asian="normal" style:font-weight-asian="normal" style:font-name-complex="Overpass" style:font-size-complex="9pt" style:font-style-complex="normal" style:font-weight-complex="normal"/>
      <style:map style:condition="is-true-formula(MOD([.$M1];2)=1)" style:apply-style-name="ConditionalStyle_5f_1" style:base-cell-address="Sections.A1"/>
    </style:style>
    <style:style style:name="ce63" style:family="table-cell" style:parent-style-name="Default" style:data-style-name="N126">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Overpass" fo:font-size="9pt" fo:font-style="normal" fo:text-shadow="none" style:text-underline-style="none" fo:font-weight="normal" style:font-size-asian="9pt" style:font-style-asian="normal" style:font-weight-asian="normal" style:font-name-complex="Overpass" style:font-size-complex="9pt" style:font-style-complex="normal" style:font-weight-complex="normal"/>
      <style:map style:condition="is-true-formula(MOD([.$M1];2)=1)" style:apply-style-name="ConditionalStyle_5f_1" style:base-cell-address="Sections.A1"/>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MOD([.$M1];2)=1)" style:apply-style-name="ConditionalStyle_5f_1" style:base-cell-address="Sections.A1"/>
    </style:style>
    <style:style style:name="ce6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68"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7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MOD([.$M1];2)=1)" style:apply-style-name="ConditionalStyle_5f_1" style:base-cell-address="Sections.A1"/>
    </style:style>
    <style:style style:name="ce7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73"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1a1a1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is-true-formula(MOD([.$M1];2)=1)" style:apply-style-name="ConditionalStyle_5f_1" style:base-cell-address="Sections.A1"/>
    </style:style>
    <style:style style:name="ce74"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7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1a1a1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is-true-formula(MOD([.$M1];2)=1)" style:apply-style-name="ConditionalStyle_5f_1" style:base-cell-address="Sections.A1"/>
    </style:style>
    <style:style style:name="ce76" style:family="table-cell" style:parent-style-name="Default">
      <style:table-cell-properties fo:background-color="#0000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7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1a1a1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is-true-formula(MOD([.$M1];2)=1)" style:apply-style-name="ConditionalStyle_5f_1" style:base-cell-address="Sections.A1"/>
    </style:style>
    <style:style style:name="ce78"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is-true-formula(MOD([.$M1];2)=1)" style:apply-style-name="ConditionalStyle_5f_1" style:base-cell-address="Sections.A1"/>
    </style:style>
    <style:style style:name="ce79"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MOD([.$M1];2)=1)" style:apply-style-name="ConditionalStyle_5f_1" style:base-cell-address="Sections.A1"/>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81"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82" style:family="table-cell" style:parent-style-name="Default">
      <style:table-cell-properties fo:background-color="#ffd9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8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84" style:family="table-cell" style:parent-style-name="Default">
      <style:table-cell-properties fo:background-color="#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85"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86" style:family="table-cell" style:parent-style-name="Default" style:data-style-name="N3">
      <style:table-cell-properties fo:background-color="#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MOD([.$M1];2)=1)" style:apply-style-name="ConditionalStyle_5f_1" style:base-cell-address="Sections.A1"/>
    </style:style>
    <style:style style:name="ce8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9"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Usage Notes'.$F$4:.$F$10])" table:allow-empty-cell="true" table:display-list="unsorted" table:base-cell-address="Chapters.B2"/>
        <table:content-validation table:name="val2" table:condition="of:cell-content-is-in-list([$Chapters.$D$2:.$D$1001])" table:allow-empty-cell="true" table:display-list="unsorted" table:base-cell-address="Sections.B2"/>
        <table:content-validation table:name="val3" table:condition="of:cell-content-is-in-list([$'Usage Notes'.$G$4:.$G$15])" table:allow-empty-cell="true" table:display-list="unsorted" table:base-cell-address="Sections.D2"/>
        <table:content-validation table:name="val4" table:condition="of:cell-content-is-decimal-number() and cell-content()&gt;=0" table:allow-empty-cell="true" table:base-cell-address="Sections.E2"/>
      </table:content-validations>
      <table:table table:name="Usage Note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Usage Notes</text:p>
          </table:table-cell>
          <table:table-cell table:style-name="ce5"/>
          <table:table-cell table:number-columns-repeated="1022"/>
        </table:table-row>
        <table:table-row table:style-name="ro1">
          <table:table-cell table:style-name="ce2" office:value-type="float" office:value="1" calcext:value-type="float">
            <text:p>1)</text:p>
          </table:table-cell>
          <table:table-cell table:style-name="ce5" office:value-type="string" calcext:value-type="string">
            <text:p>Default sharing of the template is "View".  Clone this sheet and make modifications to <text:span text:style-name="T1">your</text:span> copy.</text:p>
          </table:table-cell>
          <table:table-cell table:number-columns-repeated="1022"/>
        </table:table-row>
        <table:table-row table:style-name="ro1">
          <table:table-cell table:style-name="ce2" office:value-type="float" office:value="2" calcext:value-type="float">
            <text:p>2)</text:p>
          </table:table-cell>
          <table:table-cell table:style-name="ce5" office:value-type="string" calcext:value-type="string">
            <text:p>Feel free to modfiy anything on this tab without fear of breaking any conversion scripts or processing.</text:p>
          </table:table-cell>
          <table:table-cell table:number-columns-repeated="3"/>
          <table:table-cell table:style-name="ce8" office:value-type="string" calcext:value-type="string">
            <text:p>Chapter Types</text:p>
          </table:table-cell>
          <table:table-cell table:style-name="ce8" office:value-type="string" calcext:value-type="string">
            <text:p>Section Types</text:p>
          </table:table-cell>
          <table:table-cell table:number-columns-repeated="1017"/>
        </table:table-row>
        <table:table-row table:style-name="ro1">
          <table:table-cell table:style-name="ce2" office:value-type="float" office:value="3" calcext:value-type="float">
            <text:p>3)</text:p>
          </table:table-cell>
          <table:table-cell table:style-name="ce5" office:value-type="string" calcext:value-type="string">
            <text:p>Change column headings, to include adding comments, will break processing (at this time).</text:p>
          </table:table-cell>
          <table:table-cell table:number-columns-repeated="3"/>
          <table:table-cell table:style-name="ce9" office:value-type="string" calcext:value-type="string">
            <text:p>intro</text:p>
          </table:table-cell>
          <table:table-cell table:style-name="ce9" office:value-type="string" calcext:value-type="string">
            <text:p>lecture</text:p>
          </table:table-cell>
          <table:table-cell table:number-columns-repeated="1017"/>
        </table:table-row>
        <table:table-row table:style-name="ro1">
          <table:table-cell table:style-name="ce2" office:value-type="float" office:value="4" calcext:value-type="float">
            <text:p>4)</text:p>
          </table:table-cell>
          <table:table-cell table:style-name="ce5" office:value-type="string" calcext:value-type="string">
            <text:p>When you are satisfied with the content of this sheet, export it to a local clone</text:p>
            <text:p>of the course repository.  Name the exported file: <text:span text:style-name="T1">dco.ods</text:span></text:p>
            <text:p>Then commit the file in a new branch and create a PR.</text:p>
          </table:table-cell>
          <table:table-cell table:number-columns-repeated="3"/>
          <table:table-cell table:style-name="ce9" office:value-type="string" calcext:value-type="string">
            <text:p>chapter</text:p>
          </table:table-cell>
          <table:table-cell table:style-name="ce9" office:value-type="string" calcext:value-type="string">
            <text:p>quiz</text:p>
          </table:table-cell>
          <table:table-cell table:number-columns-repeated="1017"/>
        </table:table-row>
        <table:table-row table:style-name="ro1">
          <table:table-cell table:style-name="ce3" office:value-type="string" calcext:value-type="string">
            <text:p>5.)</text:p>
          </table:table-cell>
          <table:table-cell table:style-name="ce5"/>
          <table:table-cell table:number-columns-repeated="3"/>
          <table:table-cell table:style-name="ce9" office:value-type="string" calcext:value-type="string">
            <text:p>compreview</text:p>
          </table:table-cell>
          <table:table-cell table:style-name="ce9" office:value-type="string" calcext:value-type="string">
            <text:p>mc</text:p>
          </table:table-cell>
          <table:table-cell table:number-columns-repeated="1017"/>
        </table:table-row>
        <table:table-row table:style-name="ro1">
          <table:table-cell/>
          <table:table-cell table:style-name="ce5"/>
          <table:table-cell table:number-columns-repeated="3"/>
          <table:table-cell table:style-name="ce9" office:value-type="string" calcext:value-type="string">
            <text:p>appendix</text:p>
          </table:table-cell>
          <table:table-cell table:style-name="ce9" office:value-type="string" calcext:value-type="string">
            <text:p>resequence</text:p>
          </table:table-cell>
          <table:table-cell table:number-columns-repeated="1017"/>
        </table:table-row>
        <table:table-row table:style-name="ro1">
          <table:table-cell/>
          <table:table-cell table:style-name="ce5"/>
          <table:table-cell table:number-columns-repeated="4"/>
          <table:table-cell table:style-name="ce9" office:value-type="string" calcext:value-type="string">
            <text:p>matching</text:p>
          </table:table-cell>
          <table:table-cell table:number-columns-repeated="1017"/>
        </table:table-row>
        <table:table-row table:style-name="ro1">
          <table:table-cell table:style-name="ce1" office:value-type="string" calcext:value-type="string">
            <text:p>Timings Tab:</text:p>
          </table:table-cell>
          <table:table-cell table:style-name="ce5"/>
          <table:table-cell table:number-columns-repeated="4"/>
          <table:table-cell table:style-name="ce9" office:value-type="string" calcext:value-type="string">
            <text:p>GE</text:p>
          </table:table-cell>
          <table:table-cell table:number-columns-repeated="1017"/>
        </table:table-row>
        <table:table-row table:style-name="ro1">
          <table:table-cell table:style-name="ce2" office:value-type="float" office:value="1" calcext:value-type="float">
            <text:p>1)</text:p>
          </table:table-cell>
          <table:table-cell table:style-name="ce5" office:value-type="string" calcext:value-type="string">
            <text:p>The timings table is a pivot table, and is updated based on values in the "Sections" Tab</text:p>
          </table:table-cell>
          <table:table-cell table:number-columns-repeated="4"/>
          <table:table-cell table:style-name="ce9" office:value-type="string" calcext:value-type="string">
            <text:p>lab</text:p>
          </table:table-cell>
          <table:table-cell table:number-columns-repeated="1017"/>
        </table:table-row>
        <table:table-row table:style-name="ro1">
          <table:table-cell table:style-name="ce2" office:value-type="float" office:value="2" calcext:value-type="float">
            <text:p>2)</text:p>
          </table:table-cell>
          <table:table-cell table:style-name="ce5" office:value-type="string" calcext:value-type="string">
            <text:p>The table provides an "Outline" - with Chapter titles, Section Titles, and Instruction totals.</text:p>
          </table:table-cell>
          <table:table-cell table:number-columns-repeated="4"/>
          <table:table-cell table:style-name="ce9" office:value-type="string" calcext:value-type="string">
            <text:p>compreview</text:p>
          </table:table-cell>
          <table:table-cell table:number-columns-repeated="1017"/>
        </table:table-row>
        <table:table-row table:style-name="ro1" table:number-rows-repeated="2">
          <table:table-cell table:style-name="ce2"/>
          <table:table-cell table:style-name="ce5"/>
          <table:table-cell table:number-columns-repeated="1022"/>
        </table:table-row>
        <table:table-row table:style-name="ro1">
          <table:table-cell table:style-name="ce1" office:value-type="string" calcext:value-type="string">
            <text:p>Chapters Tab:</text:p>
          </table:table-cell>
          <table:table-cell table:style-name="ce5"/>
          <table:table-cell table:number-columns-repeated="1022"/>
        </table:table-row>
        <table:table-row table:style-name="ro1">
          <table:table-cell table:style-name="ce2" office:value-type="float" office:value="1" calcext:value-type="float">
            <text:p>1)</text:p>
          </table:table-cell>
          <table:table-cell table:style-name="ce6" office:value-type="string" calcext:value-type="string">
            <text:p>Each chapter or appendix should have a row in this tab.</text:p>
            <text:p>Use "chapter" or "appendix" in the "Type" column.</text:p>
            <text:p/>
          </table:table-cell>
          <table:table-cell table:style-name="ce7"/>
          <table:table-cell table:number-columns-repeated="1021"/>
        </table:table-row>
        <table:table-row table:style-name="ro1">
          <table:table-cell table:style-name="ce2" office:value-type="float" office:value="2" calcext:value-type="float">
            <text:p>2)</text:p>
          </table:table-cell>
          <table:table-cell table:style-name="ce6" office:value-type="string" calcext:value-type="string">
            <text:p>The "Order" column is used to quick re-order chapters, instead of cut and paste.</text:p>
            <text:p>The results are dynamically updated in the "Timings" tab.</text:p>
          </table:table-cell>
          <table:table-cell table:style-name="ce7"/>
          <table:table-cell table:number-columns-repeated="1021"/>
        </table:table-row>
        <table:table-row table:style-name="ro1">
          <table:table-cell table:style-name="ce2" office:value-type="float" office:value="3" calcext:value-type="float">
            <text:p>3)</text:p>
          </table:table-cell>
          <table:table-cell table:style-name="ce6" office:value-type="string" calcext:value-type="string">
            <text:p>Each chapter has a "chapter" word.  This forms the "topics" directory.</text:p>
            <text:p>This word is also used as the "prefix" for all labs in this section.</text:p>
            <text:p/>
          </table:table-cell>
          <table:table-cell table:style-name="ce7"/>
          <table:table-cell table:number-columns-repeated="1021"/>
        </table:table-row>
        <table:table-row table:style-name="ro1" table:number-rows-repeated="2">
          <table:table-cell/>
          <table:table-cell table:style-name="ce5"/>
          <table:table-cell table:number-columns-repeated="1022"/>
        </table:table-row>
        <table:table-row table:style-name="ro1">
          <table:table-cell table:style-name="ce1" office:value-type="string" calcext:value-type="string">
            <text:p>Sections Tab:</text:p>
          </table:table-cell>
          <table:table-cell table:style-name="ce5"/>
          <table:table-cell table:number-columns-repeated="1022"/>
        </table:table-row>
        <table:table-row table:style-name="ro1">
          <table:table-cell table:style-name="ce2" office:value-type="float" office:value="1" calcext:value-type="float">
            <text:p>1)</text:p>
          </table:table-cell>
          <table:table-cell table:style-name="ce6" office:value-type="string" calcext:value-type="string">
            <text:p>Each section of the book has an entry in this tab.</text:p>
            <text:p>Assign a section to a chapter with the "chapter word".</text:p>
            <text:p>By using a chapter word, versus number, chapters are </text:p>
            <text:p>easily reordered in the book.</text:p>
            <text:p/>
          </table:table-cell>
          <table:table-cell table:number-columns-repeated="1022"/>
        </table:table-row>
        <table:table-row table:style-name="ro1">
          <table:table-cell table:style-name="ce2" office:value-type="float" office:value="2" calcext:value-type="float">
            <text:p>2)</text:p>
          </table:table-cell>
          <table:table-cell table:style-name="ce6" office:value-type="string" calcext:value-type="string">
            <text:p>Assign each section a "section word".  The section word is used to</text:p>
            <text:p>create XML files for the section. This word also determines the </text:p>
            <text:p>lab script name for GEs (Ex: lab &lt;chapter word&gt;-&lt;section word&gt; start)</text:p>
          </table:table-cell>
          <table:table-cell table:number-columns-repeated="1022"/>
        </table:table-row>
        <table:table-row table:style-name="ro1">
          <table:table-cell table:style-name="ce2" office:value-type="float" office:value="3" calcext:value-type="float">
            <text:p>3)</text:p>
          </table:table-cell>
          <table:table-cell table:style-name="ce6" office:value-type="string" calcext:value-type="string">
            <text:p>Each section has a "type" from the following list:</text:p>
            <text:p>lecture, GE, lab, &lt;WHAT ELSE? QUIZ TYPES?&gt;</text:p>
          </table:table-cell>
          <table:table-cell table:number-columns-repeated="1022"/>
        </table:table-row>
        <table:table-row table:style-name="ro1">
          <table:table-cell table:style-name="ce4" office:value-type="string" calcext:value-type="string">
            <text:p>4.)</text:p>
          </table:table-cell>
          <table:table-cell table:style-name="ce5" office:value-type="string" calcext:value-type="string">
            <text:p>The "order" of each section is "within the chapter". </text:p>
          </table:table-cell>
          <table:table-cell table:number-columns-repeated="1022"/>
        </table:table-row>
        <table:table-row table:style-name="ro1">
          <table:table-cell table:style-name="ce4" office:value-type="string" calcext:value-type="string">
            <text:p>5.)</text:p>
          </table:table-cell>
          <table:table-cell table:style-name="ce5" office:value-type="string" calcext:value-type="string">
            <text:p>Only "lectures" require an "Objective" statement. <text:s/>Objective statements should begin with a lowercase letter, and should naturally follow the sentence prefix: "After completing this section, you should be able to ...."</text:p>
          </table:table-cell>
          <table:table-cell table:number-columns-repeated="1022"/>
        </table:table-row>
        <table:table-row table:style-name="ro1">
          <table:table-cell table:style-name="ce2"/>
          <table:table-cell table:style-name="ce5"/>
          <table:table-cell table:number-columns-repeated="1022"/>
        </table:table-row>
        <table:table-row table:style-name="ro1" table:number-rows-repeated="979">
          <table:table-cell/>
          <table:table-cell table:style-name="ce5"/>
          <table:table-cell table:number-columns-repeated="1022"/>
        </table:table-row>
        <table:table-row table:style-name="ro2" table:number-rows-repeated="1047570">
          <table:table-cell table:number-columns-repeated="1024"/>
        </table:table-row>
        <table:table-row table:style-name="ro2">
          <table:table-cell table:number-columns-repeated="1024"/>
        </table:table-row>
      </table:table>
      <table:table table:name="Timings" table:style-name="ta2">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3" table:default-cell-style-name="Default"/>
        <table:table-column table:style-name="co8" table:default-cell-style-name="Default"/>
        <table:table-column table:style-name="co9" table:default-cell-style-name="Default"/>
        <table:table-column table:style-name="co3" table:number-columns-repeated="1016" table:default-cell-style-name="Default"/>
        <table:table-row table:style-name="ro3">
          <table:table-cell table:style-name="Pivot_20_Table_20_Field" office:value-type="string" calcext:value-type="string">
            <text:p>Title</text:p>
          </table:table-cell>
          <table:table-cell table:style-name="ce16" office:value-type="string" calcext:value-type="string">
            <text:p>- all -</text:p>
          </table:table-cell>
          <table:table-cell/>
          <table:table-cell table:style-name="ce8" table:number-columns-repeated="2"/>
          <table:table-cell table:style-name="ce9" office:value-type="string" calcext:value-type="string">
            <text:p>Mins</text:p>
          </table:table-cell>
          <table:table-cell table:style-name="ce9" office:value-type="string" calcext:value-type="string">
            <text:p>Hours</text:p>
          </table:table-cell>
          <table:table-cell table:style-name="ce9" office:value-type="string" calcext:value-type="string">
            <text:p>Days</text:p>
          </table:table-cell>
          <table:table-cell table:number-columns-repeated="1016"/>
        </table:table-row>
        <table:table-row table:style-name="ro3">
          <table:table-cell table:number-columns-repeated="3"/>
          <table:table-cell table:style-name="ce8"/>
          <table:table-cell table:style-name="ce8" office:value-type="string" calcext:value-type="string">
            <text:p>Target Time</text:p>
          </table:table-cell>
          <table:table-cell table:style-name="ce32" table:formula="of:=[$'Instructor Guide'.$B$7]*[$'Instructor Guide'.$B$8]" office:value-type="float" office:value="1170" calcext:value-type="float">
            <text:p>1170</text:p>
          </table:table-cell>
          <table:table-cell table:style-name="ce36" table:formula="of:=[.F2]/60" office:value-type="float" office:value="19.5" calcext:value-type="float">
            <text:p>19.50</text:p>
          </table:table-cell>
          <table:table-cell table:style-name="ce36" table:formula="of:=[.F2]/[$'Instructor Guide'.$B$8]" office:value-type="float" office:value="3" calcext:value-type="float">
            <text:p>3.00</text:p>
          </table:table-cell>
          <table:table-cell table:number-columns-repeated="1016"/>
        </table:table-row>
        <table:table-row table:style-name="ro3">
          <table:table-cell table:style-name="ce10" office:value-type="string" calcext:value-type="string">
            <text:p>Chapter</text:p>
          </table:table-cell>
          <table:table-cell table:style-name="ce17" office:value-type="string" calcext:value-type="string">
            <text:p>Section</text:p>
          </table:table-cell>
          <table:table-cell table:style-name="ce23" office:value-type="string" calcext:value-type="string">
            <text:p>Sum - Minutes</text:p>
          </table:table-cell>
          <table:table-cell table:style-name="ce8"/>
          <table:table-cell table:style-name="ce8" office:value-type="string" calcext:value-type="string">
            <text:p>Instructional Time</text:p>
          </table:table-cell>
          <table:table-cell table:style-name="ce32" table:formula="of:=SUM([$Sections.F$1:.F$1048576])" office:value-type="float" office:value="1305" calcext:value-type="float">
            <text:p>1305</text:p>
          </table:table-cell>
          <table:table-cell table:style-name="ce36" table:formula="of:=[.F3]/60" office:value-type="float" office:value="21.75" calcext:value-type="float">
            <text:p>21.75</text:p>
          </table:table-cell>
          <table:table-cell table:style-name="ce36" table:formula="of:=[.F3]/[$'Instructor Guide'.$B$8]" office:value-type="float" office:value="3.346153846" calcext:value-type="float">
            <text:p>3.35</text:p>
          </table:table-cell>
          <table:table-cell table:number-columns-repeated="1016"/>
        </table:table-row>
        <table:table-row table:style-name="ro3">
          <table:table-cell table:style-name="ce11" office:value-type="string" calcext:value-type="string">
            <text:p>(empty)</text:p>
          </table:table-cell>
          <table:table-cell table:style-name="ce18" office:value-type="string" calcext:value-type="string">
            <text:p>(empty)</text:p>
          </table:table-cell>
          <table:table-cell table:style-name="ce24"/>
          <table:table-cell table:style-name="ce8"/>
          <table:table-cell table:style-name="ce8" office:value-type="string" calcext:value-type="string">
            <text:p>Difference From Target</text:p>
          </table:table-cell>
          <table:table-cell table:style-name="ce32" table:formula="of:=[.F2]-[.F3]" office:value-type="float" office:value="-135" calcext:value-type="float">
            <text:p>-135</text:p>
          </table:table-cell>
          <table:table-cell table:style-name="ce36" table:formula="of:=[.F4]/60" office:value-type="float" office:value="-2.25" calcext:value-type="float">
            <text:p>-2.25</text:p>
          </table:table-cell>
          <table:table-cell table:style-name="ce36" table:formula="of:=[.F4]/[$'Instructor Guide'.$B$8]" office:value-type="float" office:value="-0.3461538462" calcext:value-type="float">
            <text:p>-0.35</text:p>
          </table:table-cell>
          <table:table-cell table:number-columns-repeated="1016"/>
        </table:table-row>
        <table:table-row table:style-name="ro3">
          <table:table-cell table:style-name="ce12"/>
          <table:table-cell table:style-name="ce19" office:value-type="string" calcext:value-type="string">
            <text:p>(empty)</text:p>
          </table:table-cell>
          <table:table-cell table:style-name="ce25"/>
          <table:table-cell table:style-name="ce8"/>
          <table:table-cell table:style-name="ce8" office:value-type="string" calcext:value-type="string">
            <text:p>%Difference From Target</text:p>
          </table:table-cell>
          <table:table-cell table:style-name="ce33" table:formula="of:=([.F2]-[.F3])/[.F2]" office:value-type="percentage" office:value="-0.1153846154" calcext:value-type="percentage">
            <text:p>-11.5%</text:p>
          </table:table-cell>
          <table:table-cell table:style-name="ce36" table:number-columns-repeated="2"/>
          <table:table-cell table:number-columns-repeated="1016"/>
        </table:table-row>
        <table:table-row table:style-name="ro3">
          <table:table-cell table:style-name="ce13" office:value-type="string" calcext:value-type="string">
            <text:p>(empty) Result</text:p>
          </table:table-cell>
          <table:table-cell table:style-name="ce20"/>
          <table:table-cell table:style-name="ce26"/>
          <table:table-cell table:style-name="ce8" table:number-columns-repeated="2"/>
          <table:table-cell table:style-name="ce34"/>
          <table:table-cell table:style-name="ce36" table:number-columns-repeated="2"/>
          <table:table-cell table:number-columns-repeated="1016"/>
        </table:table-row>
        <table:table-row table:style-name="ro3">
          <table:table-cell table:style-name="ce11" office:value-type="string" calcext:value-type="string">
            <text:p>#NAME?</text:p>
          </table:table-cell>
          <table:table-cell table:style-name="ce18" office:value-type="string" calcext:value-type="string">
            <text:p>Section 10.2: Creating a Quay Account</text:p>
          </table:table-cell>
          <table:table-cell table:style-name="ce27" office:value-type="float" office:value="80" calcext:value-type="float">
            <text:p>80</text:p>
          </table:table-cell>
          <table:table-cell table:style-name="ce8"/>
          <table:table-cell table:number-columns-repeated="2"/>
          <table:table-cell table:style-name="ce36" table:number-columns-repeated="2"/>
          <table:table-cell table:number-columns-repeated="1016"/>
        </table:table-row>
        <table:table-row table:style-name="ro3">
          <table:table-cell table:style-name="ce12"/>
          <table:table-cell table:style-name="ce19" office:value-type="string" calcext:value-type="string">
            <text:p>#NAME?</text:p>
          </table:table-cell>
          <table:table-cell table:style-name="ce28" office:value-type="float" office:value="1225" calcext:value-type="float">
            <text:p>1225</text:p>
          </table:table-cell>
          <table:table-cell table:style-name="ce8"/>
          <table:table-cell table:number-columns-repeated="2"/>
          <table:table-cell table:style-name="ce36" table:number-columns-repeated="2"/>
          <table:table-cell table:number-columns-repeated="1016"/>
        </table:table-row>
        <table:table-row table:style-name="ro3">
          <table:table-cell table:style-name="ce13" office:value-type="string" calcext:value-type="string">
            <text:p>#NAME? Result</text:p>
          </table:table-cell>
          <table:table-cell table:style-name="ce20"/>
          <table:table-cell table:style-name="ce29" office:value-type="float" office:value="1305" calcext:value-type="float">
            <text:p>1305</text:p>
          </table:table-cell>
          <table:table-cell table:style-name="ce8"/>
          <table:table-cell table:number-columns-repeated="2"/>
          <table:table-cell table:style-name="ce36" table:number-columns-repeated="2"/>
          <table:table-cell table:number-columns-repeated="1016"/>
        </table:table-row>
        <table:table-row table:style-name="ro3">
          <table:table-cell table:style-name="ce14" office:value-type="string" calcext:value-type="string">
            <text:p>(empty)</text:p>
          </table:table-cell>
          <table:table-cell table:style-name="ce21" office:value-type="string" calcext:value-type="string">
            <text:p>(empty)</text:p>
          </table:table-cell>
          <table:table-cell table:style-name="ce30"/>
          <table:table-cell table:style-name="ce8"/>
          <table:table-cell table:style-name="ce8" office:value-type="string" calcext:value-type="string">
            <text:p>Lecture Time</text:p>
          </table:table-cell>
          <table:table-cell table:style-name="ce32" table:formula="of:=SUMIF([$Sections.D4:.D2298];&quot;lecture&quot;;[$Sections.F4:.F2298])" office:value-type="float" office:value="515" calcext:value-type="float">
            <text:p>515</text:p>
          </table:table-cell>
          <table:table-cell table:style-name="ce36" table:formula="of:=[.F10]/60" office:value-type="float" office:value="8.58333333333333" calcext:value-type="float">
            <text:p>8.58</text:p>
          </table:table-cell>
          <table:table-cell table:style-name="ce36" table:formula="of:=[.F10]/[$'Instructor Guide'.$B$8]" office:value-type="float" office:value="1.320512821" calcext:value-type="float">
            <text:p>1.32</text:p>
          </table:table-cell>
          <table:table-cell table:number-columns-repeated="1016"/>
        </table:table-row>
        <table:table-row table:style-name="ro3">
          <table:table-cell table:style-name="ce13" office:value-type="string" calcext:value-type="string">
            <text:p>(empty) Result</text:p>
          </table:table-cell>
          <table:table-cell table:style-name="ce20"/>
          <table:table-cell table:style-name="ce26"/>
          <table:table-cell table:style-name="ce8"/>
          <table:table-cell table:style-name="ce8" office:value-type="string" calcext:value-type="string">
            <text:p>Student Activity Time</text:p>
          </table:table-cell>
          <table:table-cell table:style-name="ce32" table:formula="of:=[.F3]-[.F10]" office:value-type="float" office:value="790" calcext:value-type="float">
            <text:p>790</text:p>
          </table:table-cell>
          <table:table-cell table:style-name="ce36" table:formula="of:=[.F11]/60" office:value-type="float" office:value="13.1666666666667" calcext:value-type="float">
            <text:p>13.17</text:p>
          </table:table-cell>
          <table:table-cell table:style-name="ce36" table:formula="of:=[.F11]/[$'Instructor Guide'.$B$8]" office:value-type="float" office:value="2.025641026" calcext:value-type="float">
            <text:p>2.03</text:p>
          </table:table-cell>
          <table:table-cell table:number-columns-repeated="1016"/>
        </table:table-row>
        <table:table-row table:style-name="ro3">
          <table:table-cell table:style-name="ce15" office:value-type="string" calcext:value-type="string">
            <text:p>Total Result</text:p>
          </table:table-cell>
          <table:table-cell table:style-name="ce22"/>
          <table:table-cell table:style-name="ce31" office:value-type="float" office:value="1305" calcext:value-type="float">
            <text:p>1305</text:p>
          </table:table-cell>
          <table:table-cell table:style-name="ce8"/>
          <table:table-cell table:style-name="ce8" office:value-type="string" calcext:value-type="string">
            <text:p>%Lecture / Lecture Hours</text:p>
          </table:table-cell>
          <table:table-cell table:style-name="ce35" table:formula="of:=[.F10]/[.$F$3]" office:value-type="percentage" office:value="0.39463601532567" calcext:value-type="percentage">
            <text:p>39.46%</text:p>
          </table:table-cell>
          <table:table-cell table:style-name="ce37"/>
          <table:table-cell table:number-columns-repeated="1017"/>
        </table:table-row>
        <table:table-row table:style-name="ro3">
          <table:table-cell table:number-columns-repeated="3"/>
          <table:table-cell table:style-name="ce8"/>
          <table:table-cell table:style-name="ce8" office:value-type="string" calcext:value-type="string">
            <text:p>%Activity / Activity Hours</text:p>
          </table:table-cell>
          <table:table-cell table:style-name="ce35" table:formula="of:=[.F11]/[.$F$3]" office:value-type="percentage" office:value="0.605363984674329" calcext:value-type="percentage">
            <text:p>60.54%</text:p>
          </table:table-cell>
          <table:table-cell table:style-name="ce37"/>
          <table:table-cell table:number-columns-repeated="1017"/>
        </table:table-row>
        <table:table-row table:style-name="ro3">
          <table:table-cell table:number-columns-repeated="3"/>
          <table:table-cell table:style-name="ce8"/>
          <table:table-cell table:number-columns-repeated="1020"/>
        </table:table-row>
        <table:table-row table:style-name="ro3" table:number-rows-repeated="13">
          <table:table-cell table:number-columns-repeated="3"/>
          <table:table-cell table:style-name="ce8"/>
          <table:table-cell table:number-columns-repeated="1020"/>
        </table:table-row>
        <table:table-row table:style-name="ro1" table:number-rows-repeated="38">
          <table:table-cell table:number-columns-repeated="3"/>
          <table:table-cell table:style-name="ce8"/>
          <table:table-cell table:number-columns-repeated="1020"/>
        </table:table-row>
        <table:table-row table:style-name="ro1">
          <table:table-cell table:number-columns-repeated="1024"/>
        </table:table-row>
        <table:table-row table:style-name="ro2" table:number-rows-repeated="1048509">
          <table:table-cell table:number-columns-repeated="1024"/>
        </table:table-row>
        <table:table-row table:style-name="ro2">
          <table:table-cell table:number-columns-repeated="1024"/>
        </table:table-row>
      </table:table>
      <table:table table:name="Chapters" table:style-name="ta3">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3" table:number-columns-repeated="1019" table:default-cell-style-name="Default"/>
        <table:table-row table:style-name="ro1">
          <table:table-cell table:style-name="ce8" office:value-type="string" calcext:value-type="string">
            <text:p>Order</text:p>
          </table:table-cell>
          <table:table-cell table:style-name="ce8" office:value-type="string" calcext:value-type="string">
            <text:p>Type</text:p>
          </table:table-cell>
          <table:table-cell table:style-name="ce8" office:value-type="string" calcext:value-type="string">
            <text:p>Title</text:p>
          </table:table-cell>
          <table:table-cell table:style-name="ce8" office:value-type="string" calcext:value-type="string">
            <text:p>Chapter Word</text:p>
          </table:table-cell>
          <table:table-cell table:style-name="ce8" office:value-type="string" calcext:value-type="string">
            <text:p>Goal</text:p>
          </table:table-cell>
          <table:table-cell table:number-columns-repeated="1019"/>
        </table:table-row>
        <table:table-row table:style-name="ro1">
          <table:table-cell table:style-name="ce9" office:value-type="float" office:value="0" calcext:value-type="float">
            <text:p>0</text:p>
          </table:table-cell>
          <table:table-cell table:style-name="ce9" table:content-validation-name="val1" office:value-type="string" calcext:value-type="string">
            <text:p>intro</text:p>
          </table:table-cell>
          <table:table-cell table:style-name="ce9" office:value-type="string" calcext:value-type="string">
            <text:p>Introduction</text:p>
          </table:table-cell>
          <table:table-cell table:style-name="ce9" office:value-type="string" calcext:value-type="string">
            <text:p>introduction</text:p>
          </table:table-cell>
          <table:table-cell table:style-name="ce9" office:value-type="string" calcext:value-type="string">
            <text:p>Standard introduction</text:p>
          </table:table-cell>
          <table:table-cell table:number-columns-repeated="1019"/>
        </table:table-row>
        <table:table-row table:style-name="ro1">
          <table:table-cell table:style-name="ce38" office:value-type="float" office:value="1" calcext:value-type="float">
            <text:p>1</text:p>
          </table:table-cell>
          <table:table-cell table:style-name="ce9" table:content-validation-name="val1" office:value-type="string" calcext:value-type="string">
            <text:p>chapter</text:p>
          </table:table-cell>
          <table:table-cell table:style-name="ce9" office:value-type="string" calcext:value-type="string">
            <text:p>Describing a Agile team/company/enterprise</text:p>
          </table:table-cell>
          <table:table-cell table:style-name="ce9" office:value-type="string" calcext:value-type="string">
            <text:p>start</text:p>
          </table:table-cell>
          <table:table-cell table:style-name="ce9" office:value-type="string" calcext:value-type="string">
            <text:p>Describe general overvil and patterns of Agile architecture.</text:p>
          </table:table-cell>
          <table:table-cell table:number-columns-repeated="1019"/>
        </table:table-row>
        <table:table-row table:style-name="ro1">
          <table:table-cell table:style-name="ce38" office:value-type="float" office:value="2" calcext:value-type="float">
            <text:p>2</text:p>
          </table:table-cell>
          <table:table-cell table:style-name="ce9" table:content-validation-name="val1" office:value-type="string" calcext:value-type="string">
            <text:p>chapter</text:p>
          </table:table-cell>
          <table:table-cell table:style-name="ce9" office:value-type="string" calcext:value-type="string">
            <text:p>Implementing Agile</text:p>
          </table:table-cell>
          <table:table-cell table:style-name="ce9" office:value-type="string" calcext:value-type="string">
            <text:p>implement</text:p>
          </table:table-cell>
          <table:table-cell table:style-name="ce9" office:value-type="string" calcext:value-type="string">
            <text:p>Implement agile into an organization</text:p>
          </table:table-cell>
          <table:table-cell table:number-columns-repeated="1019"/>
        </table:table-row>
        <table:table-row table:style-name="ro4">
          <table:table-cell table:style-name="ce38" office:value-type="float" office:value="3" calcext:value-type="float">
            <text:p>3</text:p>
          </table:table-cell>
          <table:table-cell table:style-name="ce9" table:content-validation-name="val1" office:value-type="string" calcext:value-type="string">
            <text:p>chapter</text:p>
          </table:table-cell>
          <table:table-cell table:style-name="ce9" office:value-type="string" calcext:value-type="string">
            <text:p>Deploying Agile project</text:p>
          </table:table-cell>
          <table:table-cell table:style-name="ce9" office:value-type="string" calcext:value-type="string">
            <text:p>deploy</text:p>
          </table:table-cell>
          <table:table-cell table:style-name="ce9" office:value-type="string" calcext:value-type="string">
            <text:p>Deploy an Agile project.</text:p>
          </table:table-cell>
          <table:table-cell table:number-columns-repeated="1019"/>
        </table:table-row>
        <table:table-row table:style-name="ro1">
          <table:table-cell table:style-name="ce38" office:value-type="float" office:value="4" calcext:value-type="float">
            <text:p>4</text:p>
          </table:table-cell>
          <table:table-cell table:style-name="ce9" table:content-validation-name="val1" office:value-type="string" calcext:value-type="string">
            <text:p>chapter</text:p>
          </table:table-cell>
          <table:table-cell table:style-name="ce9" office:value-type="string" calcext:value-type="string">
            <text:p>Building software/HR/Team with Agile</text:p>
          </table:table-cell>
          <table:table-cell table:style-name="ce9" office:value-type="string" calcext:value-type="string">
            <text:p>apps</text:p>
          </table:table-cell>
          <table:table-cell table:style-name="ce9" office:value-type="string" calcext:value-type="string">
            <text:p>Building teams, their phases and their progress</text:p>
          </table:table-cell>
          <table:table-cell table:number-columns-repeated="1019"/>
        </table:table-row>
        <table:table-row table:style-name="ro1">
          <table:table-cell table:style-name="ce38" office:value-type="float" office:value="5" calcext:value-type="float">
            <text:p>5</text:p>
          </table:table-cell>
          <table:table-cell table:style-name="ce9" table:content-validation-name="val1" office:value-type="string" calcext:value-type="string">
            <text:p>chapter</text:p>
          </table:table-cell>
          <table:table-cell table:style-name="ce9" office:value-type="string" calcext:value-type="string">
            <text:p>Testing with Agile methods</text:p>
          </table:table-cell>
          <table:table-cell table:style-name="ce9" office:value-type="string" calcext:value-type="string">
            <text:p>test</text:p>
          </table:table-cell>
          <table:table-cell table:style-name="ce9" office:value-type="string" calcext:value-type="string">
            <text:p>Implement tests into development and milestoes of checking progress</text:p>
          </table:table-cell>
          <table:table-cell table:number-columns-repeated="1019"/>
        </table:table-row>
        <table:table-row table:style-name="ro1">
          <table:table-cell table:style-name="ce38" office:value-type="float" office:value="6" calcext:value-type="float">
            <text:p>6</text:p>
          </table:table-cell>
          <table:table-cell table:style-name="ce9" table:content-validation-name="val1" office:value-type="string" calcext:value-type="string">
            <text:p>chapter</text:p>
          </table:table-cell>
          <table:table-cell table:style-name="ce9" office:value-type="string" calcext:value-type="string">
            <text:p>Implementing Structure</text:p>
          </table:table-cell>
          <table:table-cell table:style-name="ce39" office:value-type="string" calcext:value-type="string">
            <text:p>tolerance</text:p>
          </table:table-cell>
          <table:table-cell table:style-name="ce9" office:value-type="string" calcext:value-type="string">
            <text:p>Implement a "tolerance" for mistakes, errors and "impossible" goals</text:p>
          </table:table-cell>
          <table:table-cell table:number-columns-repeated="1019"/>
        </table:table-row>
        <table:table-row table:style-name="ro1">
          <table:table-cell table:style-name="ce38" office:value-type="float" office:value="7" calcext:value-type="float">
            <text:p>7</text:p>
          </table:table-cell>
          <table:table-cell table:style-name="ce9" table:content-validation-name="val1" office:value-type="string" calcext:value-type="string">
            <text:p>chapter</text:p>
          </table:table-cell>
          <table:table-cell table:style-name="ce9" office:value-type="string" calcext:value-type="string">
            <text:p>Developing Structure</text:p>
          </table:table-cell>
          <table:table-cell table:style-name="ce9" office:value-type="string" calcext:value-type="string">
            <text:p>gateway</text:p>
          </table:table-cell>
          <table:table-cell table:style-name="ce9" office:value-type="string" calcext:value-type="string">
            <text:p>Describe the importance of having a structure/cadence/ritm and disciplice to achieve ultimate creativity</text:p>
          </table:table-cell>
          <table:table-cell table:number-columns-repeated="1019"/>
        </table:table-row>
        <table:table-row table:style-name="ro1">
          <table:table-cell table:style-name="ce38" office:value-type="float" office:value="8" calcext:value-type="float">
            <text:p>8</text:p>
          </table:table-cell>
          <table:table-cell table:style-name="ce9" table:content-validation-name="val1" office:value-type="string" calcext:value-type="string">
            <text:p>chapter</text:p>
          </table:table-cell>
          <table:table-cell table:style-name="ce9" office:value-type="string" calcext:value-type="string">
            <text:p>Securing Agile over time</text:p>
          </table:table-cell>
          <table:table-cell table:style-name="ce9" office:value-type="string" calcext:value-type="string">
            <text:p>secure</text:p>
          </table:table-cell>
          <table:table-cell table:style-name="ce9" office:value-type="string" calcext:value-type="string">
            <text:p>Secure the ways towards developin the Agile proposal.</text:p>
          </table:table-cell>
          <table:table-cell table:number-columns-repeated="1019"/>
        </table:table-row>
        <table:table-row table:style-name="ro1">
          <table:table-cell table:style-name="ce38" office:value-type="float" office:value="9" calcext:value-type="float">
            <text:p>9</text:p>
          </table:table-cell>
          <table:table-cell table:style-name="ce9" table:content-validation-name="val1" office:value-type="string" calcext:value-type="string">
            <text:p>chapter</text:p>
          </table:table-cell>
          <table:table-cell table:style-name="ce9" office:value-type="string" calcext:value-type="string">
            <text:p>Monitoring Agile</text:p>
          </table:table-cell>
          <table:table-cell table:style-name="ce9" office:value-type="string" calcext:value-type="string">
            <text:p>monitor</text:p>
          </table:table-cell>
          <table:table-cell table:style-name="ce9" office:value-type="string" calcext:value-type="string">
            <text:p>Monitor progression and ways to oversee.</text:p>
          </table:table-cell>
          <table:table-cell table:number-columns-repeated="1019"/>
        </table:table-row>
        <table:table-row table:style-name="ro1">
          <table:table-cell table:style-name="ce9" office:value-type="float" office:value="10" calcext:value-type="float">
            <text:p>10</text:p>
          </table:table-cell>
          <table:table-cell table:style-name="ce9" table:content-validation-name="val1" office:value-type="string" calcext:value-type="string">
            <text:p>compreview</text:p>
          </table:table-cell>
          <table:table-cell table:style-name="ce9" office:value-type="string" calcext:value-type="string">
            <text:p>Comprehensive Review of Agile</text:p>
          </table:table-cell>
          <table:table-cell table:style-name="ce9" office:value-type="string" calcext:value-type="string">
            <text:p>comprehensive</text:p>
          </table:table-cell>
          <table:table-cell table:style-name="ce9" office:value-type="string" calcext:value-type="string">
            <text:p>Build any structure as agile.</text:p>
          </table:table-cell>
          <table:table-cell table:number-columns-repeated="1019"/>
        </table:table-row>
        <table:table-row table:style-name="ro1" table:number-rows-repeated="29">
          <table:table-cell/>
          <table:table-cell table:style-name="ce32" table:content-validation-name="val1"/>
          <table:table-cell table:number-columns-repeated="1022"/>
        </table:table-row>
        <table:table-row table:style-name="ro2" table:number-rows-repeated="1048534">
          <table:table-cell table:number-columns-repeated="1024"/>
        </table:table-row>
        <table:table-row table:style-name="ro2">
          <table:table-cell table:number-columns-repeated="1024"/>
        </table:table-row>
      </table:table>
      <table:table table:name="Sections" table:style-name="ta4">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number-columns-repeated="3" table:default-cell-style-name="Default"/>
        <table:table-column table:style-name="co16" table:default-cell-style-name="Default"/>
        <table:table-column table:style-name="co3" table:default-cell-style-name="Default"/>
        <table:table-column table:style-name="co23" table:default-cell-style-name="Default"/>
        <table:table-column table:style-name="co24" table:default-cell-style-name="Default"/>
        <table:table-column table:style-name="co25" table:default-cell-style-name="Default"/>
        <table:table-column table:style-name="co3" table:number-columns-repeated="1007" table:default-cell-style-name="Default"/>
        <table:table-row table:style-name="ro1">
          <table:table-cell table:style-name="ce40" office:value-type="string" calcext:value-type="string">
            <text:p>Title</text:p>
          </table:table-cell>
          <table:table-cell table:style-name="ce40" office:value-type="string" calcext:value-type="string">
            <text:p>Chapter Word</text:p>
          </table:table-cell>
          <table:table-cell table:style-name="ce40" office:value-type="string" calcext:value-type="string">
            <text:p>Section Word</text:p>
          </table:table-cell>
          <table:table-cell table:style-name="ce40" office:value-type="string" calcext:value-type="string">
            <text:p>type</text:p>
          </table:table-cell>
          <table:table-cell table:style-name="ce53" office:value-type="string" calcext:value-type="string">
            <text:p>Order</text:p>
          </table:table-cell>
          <table:table-cell table:style-name="ce59" office:value-type="string" calcext:value-type="string">
            <text:p>Minutes</text:p>
          </table:table-cell>
          <table:table-cell table:style-name="ce66" office:value-type="string" calcext:value-type="string">
            <text:p>Objective</text:p>
          </table:table-cell>
          <table:table-cell table:style-name="ce71" office:value-type="string" calcext:value-type="string">
            <text:p>Topics</text:p>
          </table:table-cell>
          <table:table-cell table:style-name="ce71" office:value-type="string" calcext:value-type="string">
            <text:p>Arch Notes</text:p>
          </table:table-cell>
          <table:table-cell table:style-name="ce79" office:value-type="string" calcext:value-type="string">
            <text:p>Stage</text:p>
          </table:table-cell>
          <table:table-cell table:style-name="ce79" office:value-type="string" calcext:value-type="string">
            <text:p>Status</text:p>
          </table:table-cell>
          <table:table-cell table:style-name="ce82" office:value-type="string" calcext:value-type="string">
            <text:p>Category</text:p>
          </table:table-cell>
          <table:table-cell table:style-name="ce82" office:value-type="string" calcext:value-type="string">
            <text:p>Chapter Number</text:p>
          </table:table-cell>
          <table:table-cell table:style-name="ce82" office:value-type="string" calcext:value-type="string">
            <text:p>Chapter Number Text</text:p>
          </table:table-cell>
          <table:table-cell table:style-name="ce82" office:value-type="string" calcext:value-type="string">
            <text:p>Chapter Title</text:p>
          </table:table-cell>
          <table:table-cell table:style-name="ce82" office:value-type="string" calcext:value-type="string">
            <text:p>Chapter</text:p>
          </table:table-cell>
          <table:table-cell table:style-name="ce82" office:value-type="string" calcext:value-type="string">
            <text:p>Section</text:p>
          </table:table-cell>
          <table:table-cell table:style-name="ce44" table:number-columns-repeated="13"/>
          <table:table-cell table:number-columns-repeated="994"/>
        </table:table-row>
        <table:table-row table:style-name="ro1" table:visibility="collapse">
          <table:table-cell table:style-name="ce41" office:value-type="string" calcext:value-type="string">
            <text:p>Introduction</text:p>
          </table:table-cell>
          <table:table-cell table:style-name="ce45" table:content-validation-name="val2" office:value-type="string" calcext:value-type="string">
            <text:p>introduction</text:p>
          </table:table-cell>
          <table:table-cell table:style-name="ce41" office:value-type="string" calcext:value-type="string">
            <text:p>introduction</text:p>
          </table:table-cell>
          <table:table-cell table:style-name="ce49" table:content-validation-name="val3" office:value-type="string" calcext:value-type="string">
            <text:p>lecture</text:p>
          </table:table-cell>
          <table:table-cell table:style-name="ce54" table:content-validation-name="val4" table:formula="of:=IF([.B2]=[.B1];[.E1]+1;1)" office:value-type="float" office:value="1" calcext:value-type="float">
            <text:p>1</text:p>
          </table:table-cell>
          <table:table-cell table:style-name="ce60" table:content-validation-name="val4" office:value-type="float" office:value="5" calcext:value-type="float">
            <text:p>5</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2]=&quot;&quot;;&quot;&quot;;&quot;draft&quot;)" office:value-type="string" office:string-value="draft" calcext:value-type="string">
            <text:p>draft</text:p>
          </table:table-cell>
          <table:table-cell table:style-name="ce80" table:formula="of:=IF([.A2]=&quot;&quot;;&quot;&quot;;&quot;complete&quot;)" office:value-type="string" office:string-value="complete" calcext:value-type="string">
            <text:p>complete</text:p>
          </table:table-cell>
          <table:table-cell table:style-name="ce83" table:formula="of:=IF([.D2]=&quot;&quot;;&quot;&quot;;IF([.D2]=&quot;lecture&quot;;&quot;lecture&quot;;&quot;activity&quot;))" office:value-type="string" office:string-value="lecture" calcext:value-type="string">
            <text:p>lecture</text:p>
          </table:table-cell>
          <table:table-cell table:style-name="ce83" table:formula="of:=IF([.A2]=&quot;&quot;;&quot;&quot;;OFFSET([$Chapters.$D$1];MATCH([.B2];[$Chapters.$D$2:.$D$2502];0);-3;1;1))" office:value-type="float" office:value="0" calcext:value-type="float">
            <text:p>0</text:p>
          </table:table-cell>
          <table:table-cell table:style-name="ce83" table:formula="of:=IF([.A2]=&quot;&quot;; &quot;&quot;; concat(&quot;Chapter &quot;; [.M2]))" office:value-type="string" office:string-value="" calcext:value-type="error">
            <text:p>#NAME?</text:p>
          </table:table-cell>
          <table:table-cell table:style-name="ce80" table:formula="of:=IF([.A2]=&quot;&quot;; &quot;&quot;; OFFSET([$Chapters.$D$1];MATCH([.B2];[$Chapters.$D$2:.$D$2502];0);-1;1;1))" office:value-type="string" office:string-value="Introduction" calcext:value-type="string">
            <text:p>Introduction</text:p>
          </table:table-cell>
          <table:table-cell table:style-name="ce83" table:formula="of:=IF([.A2]=&quot;&quot;;&quot;&quot;;concat(concat([.N2];&quot;: &quot;);[.O2]))" office:value-type="string" office:string-value="" calcext:value-type="error">
            <text:p>#NAME?</text:p>
          </table:table-cell>
          <table:table-cell table:style-name="ce83" table:formula="of:=IF([.A2]=&quot;&quot;;&quot;&quot;;concat(concat(concat(concat(SUBSTITUTE([.N2];&quot;Chapter&quot;;&quot;Section&quot;);&quot;.&quot;);[.E2]);&quot;: &quot;);[.A2]))" office:value-type="string" office:string-value="" calcext:value-type="error">
            <text:p>#NAME?</text:p>
          </table:table-cell>
          <table:table-cell table:style-name="ce44" table:number-columns-repeated="13"/>
          <table:table-cell table:number-columns-repeated="994"/>
        </table:table-row>
        <table:table-row table:style-name="ro1">
          <table:table-cell table:style-name="ce41" office:value-type="string" calcext:value-type="string">
            <text:p>Describing Agile</text:p>
          </table:table-cell>
          <table:table-cell table:style-name="ce45" table:content-validation-name="val2" office:value-type="string" calcext:value-type="string">
            <text:p>start</text:p>
          </table:table-cell>
          <table:table-cell table:style-name="ce41" office:value-type="string" calcext:value-type="string">
            <text:p>microservices</text:p>
          </table:table-cell>
          <table:table-cell table:style-name="ce49" table:content-validation-name="val3" office:value-type="string" calcext:value-type="string">
            <text:p>lecture</text:p>
          </table:table-cell>
          <table:table-cell table:style-name="ce54" table:content-validation-name="val4" table:formula="of:=IF([.B3]=[.B2];[.E2]+1;1)" office:value-type="float" office:value="1" calcext:value-type="float">
            <text:p>1</text:p>
          </table:table-cell>
          <table:table-cell table:style-name="ce60" table:content-validation-name="val4" office:value-type="float" office:value="30" calcext:value-type="float">
            <text:p>30</text:p>
          </table:table-cell>
          <table:table-cell table:style-name="ce67" office:value-type="string" calcext:value-type="string">
            <text:p>Define what a microservice is and the guiding principles for their creation.</text:p>
          </table:table-cell>
          <table:table-cell table:style-name="ce73" office:value-type="string" calcext:value-type="string">
            <text:p>* Definition</text:p>
            <text:p>* Technology Trends/Reasons for adoption</text:p>
            <text:p>* Micro vs. monolithic</text:p>
            <text:p>* Principles for successful adoption</text:p>
            <text:p>* Complexities vs. Benefits</text:p>
            <text:p>* Principles of sound MS architecture</text:p>
          </table:table-cell>
          <table:table-cell table:style-name="ce72" office:value-type="string" calcext:value-type="string">
            <text:p>tbd</text:p>
          </table:table-cell>
          <table:table-cell table:style-name="ce80" table:formula="of:=IF([.A3]=&quot;&quot;;&quot;&quot;;&quot;draft&quot;)" office:value-type="string" office:string-value="draft" calcext:value-type="string">
            <text:p>draft</text:p>
          </table:table-cell>
          <table:table-cell table:style-name="ce80" table:formula="of:=IF([.A3]=&quot;&quot;;&quot;&quot;;&quot;complete&quot;)" office:value-type="string" office:string-value="complete" calcext:value-type="string">
            <text:p>complete</text:p>
          </table:table-cell>
          <table:table-cell table:style-name="ce83" table:formula="of:=IF([.D3]=&quot;&quot;;&quot;&quot;;IF([.D3]=&quot;lecture&quot;;&quot;lecture&quot;;&quot;activity&quot;))" office:value-type="string" office:string-value="lecture" calcext:value-type="string">
            <text:p>lecture</text:p>
          </table:table-cell>
          <table:table-cell table:style-name="ce85" table:formula="of:=IF([.A3]=&quot;&quot;;&quot;&quot;;OFFSET([$Chapters.$D$1];MATCH([.B3];[$Chapters.$D$2:.$D$2502];0);-3;1;1))" office:value-type="float" office:value="1" calcext:value-type="float">
            <text:p>1</text:p>
          </table:table-cell>
          <table:table-cell table:style-name="ce83" table:formula="of:=IF([.A3]=&quot;&quot;; &quot;&quot;; concat(&quot;Chapter &quot;; [.M3]))" office:value-type="string" office:string-value="" calcext:value-type="error">
            <text:p>#NAME?</text:p>
          </table:table-cell>
          <table:table-cell table:style-name="ce83" table:formula="of:=IF([.A3]=&quot;&quot;; &quot;&quot;; OFFSET([$Chapters.$D$1];MATCH([.B3];[$Chapters.$D$2:.$D$2502];0);-1;1;1))" office:value-type="string" office:string-value="Describing a Agile team/company/enterprise" calcext:value-type="string">
            <text:p>Describing a Agile team/company/enterprise</text:p>
          </table:table-cell>
          <table:table-cell table:style-name="ce83" table:formula="of:=IF([.A3]=&quot;&quot;;&quot;&quot;;concat(concat([.N3];&quot;: &quot;);[.O3]))" office:value-type="string" office:string-value="" calcext:value-type="error">
            <text:p>#NAME?</text:p>
          </table:table-cell>
          <table:table-cell table:style-name="ce83" table:formula="of:=IF([.A3]=&quot;&quot;;&quot;&quot;;concat(concat(concat(concat(SUBSTITUTE([.N3];&quot;Chapter&quot;;&quot;Section&quot;);&quot;.&quot;);[.E3]);&quot;: &quot;);[.A3]))" office:value-type="string" office:string-value="" calcext:value-type="error">
            <text:p>#NAME?</text:p>
          </table:table-cell>
          <table:table-cell table:style-name="ce83" table:number-columns-repeated="13"/>
          <table:table-cell table:number-columns-repeated="994"/>
        </table:table-row>
        <table:table-row table:style-name="ro1">
          <table:table-cell table:style-name="ce41" office:value-type="string" calcext:value-type="string">
            <text:p>Describing Agile</text:p>
          </table:table-cell>
          <table:table-cell table:style-name="ce45" table:content-validation-name="val2" office:value-type="string" calcext:value-type="string">
            <text:p>start</text:p>
          </table:table-cell>
          <table:table-cell table:style-name="ce41" office:value-type="string" calcext:value-type="string">
            <text:p>microservices</text:p>
          </table:table-cell>
          <table:table-cell table:style-name="ce49" table:content-validation-name="val3" office:value-type="string" calcext:value-type="string">
            <text:p>quiz</text:p>
          </table:table-cell>
          <table:table-cell table:style-name="ce54" table:content-validation-name="val4" table:formula="of:=IF([.B4]=[.B3];[.E3]+1;1)" office:value-type="float" office:value="2" calcext:value-type="float">
            <text:p>2</text:p>
          </table:table-cell>
          <table:table-cell table:style-name="ce60" table:content-validation-name="val4" office:value-type="float" office:value="5" calcext:value-type="float">
            <text:p>5</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4]=&quot;&quot;;&quot;&quot;;&quot;draft&quot;)" office:value-type="string" office:string-value="draft" calcext:value-type="string">
            <text:p>draft</text:p>
          </table:table-cell>
          <table:table-cell table:style-name="ce80" table:formula="of:=IF([.A4]=&quot;&quot;;&quot;&quot;;&quot;complete&quot;)" office:value-type="string" office:string-value="complete" calcext:value-type="string">
            <text:p>complete</text:p>
          </table:table-cell>
          <table:table-cell table:style-name="ce83" table:formula="of:=IF([.D4]=&quot;&quot;;&quot;&quot;;IF([.D4]=&quot;lecture&quot;;&quot;lecture&quot;;&quot;activity&quot;))" office:value-type="string" office:string-value="activity" calcext:value-type="string">
            <text:p>activity</text:p>
          </table:table-cell>
          <table:table-cell table:style-name="ce85" table:formula="of:=IF([.A4]=&quot;&quot;;&quot;&quot;;OFFSET([$Chapters.$D$1];MATCH([.B4];[$Chapters.$D$2:.$D$2502];0);-3;1;1))" office:value-type="float" office:value="1" calcext:value-type="float">
            <text:p>1</text:p>
          </table:table-cell>
          <table:table-cell table:style-name="ce83" table:formula="of:=IF([.A4]=&quot;&quot;; &quot;&quot;; concat(&quot;Chapter &quot;; [.M4]))" office:value-type="string" office:string-value="" calcext:value-type="error">
            <text:p>#NAME?</text:p>
          </table:table-cell>
          <table:table-cell table:style-name="ce83" table:formula="of:=IF([.A4]=&quot;&quot;; &quot;&quot;; OFFSET([$Chapters.$D$1];MATCH([.B4];[$Chapters.$D$2:.$D$2502];0);-1;1;1))" office:value-type="string" office:string-value="Describing a Agile team/company/enterprise" calcext:value-type="string">
            <text:p>Describing a Agile team/company/enterprise</text:p>
          </table:table-cell>
          <table:table-cell table:style-name="ce83" table:formula="of:=IF([.A4]=&quot;&quot;;&quot;&quot;;concat(concat([.N4];&quot;: &quot;);[.O4]))" office:value-type="string" office:string-value="" calcext:value-type="error">
            <text:p>#NAME?</text:p>
          </table:table-cell>
          <table:table-cell table:style-name="ce83" table:formula="of:=IF([.A4]=&quot;&quot;;&quot;&quot;;concat(concat(concat(concat(SUBSTITUTE([.N4];&quot;Chapter&quot;;&quot;Section&quot;);&quot;.&quot;);[.E4]);&quot;: &quot;);[.A4]))" office:value-type="string" office:string-value="" calcext:value-type="error">
            <text:p>#NAME?</text:p>
          </table:table-cell>
          <table:table-cell table:style-name="ce83" table:number-columns-repeated="13"/>
          <table:table-cell table:number-columns-repeated="994"/>
        </table:table-row>
        <table:table-row table:style-name="ro1">
          <table:table-cell table:style-name="ce41" office:value-type="string" calcext:value-type="string">
            <text:p>Describing Agile Architecture Patterns</text:p>
            <text:p/>
          </table:table-cell>
          <table:table-cell table:style-name="ce45" table:content-validation-name="val2" office:value-type="string" calcext:value-type="string">
            <text:p>start</text:p>
          </table:table-cell>
          <table:table-cell table:style-name="ce41" office:value-type="string" calcext:value-type="string">
            <text:p>architecture</text:p>
          </table:table-cell>
          <table:table-cell table:style-name="ce49" table:content-validation-name="val3" office:value-type="string" calcext:value-type="string">
            <text:p>lecture</text:p>
          </table:table-cell>
          <table:table-cell table:style-name="ce54" table:content-validation-name="val4" table:formula="of:=IF([.B5]=[.B4];[.E4]+1;1)" office:value-type="float" office:value="3" calcext:value-type="float">
            <text:p>3</text:p>
          </table:table-cell>
          <table:table-cell table:style-name="ce61" table:content-validation-name="val4" office:value-type="float" office:value="40" calcext:value-type="float">
            <text:p>40</text:p>
          </table:table-cell>
          <table:table-cell table:style-name="ce67" office:value-type="string" calcext:value-type="string">
            <text:p>Describe the major patterns implemented in microservice architectures.</text:p>
          </table:table-cell>
          <table:table-cell table:style-name="ce74" office:value-type="string" calcext:value-type="string">
            <text:p>* Inter-process communication</text:p>
            <text:p>* Service discovery</text:p>
            <text:p>* Fault tolerance: bulkhead,circuit breaker, others</text:p>
            <text:p>* API gateway</text:p>
            <text:p>* Distributed tracing</text:p>
            <text:p>* Aggregated logging</text:p>
            <text:p>* Security</text:p>
          </table:table-cell>
          <table:table-cell table:style-name="ce72" office:value-type="string" calcext:value-type="string">
            <text:p>tbd</text:p>
          </table:table-cell>
          <table:table-cell table:style-name="ce80" table:formula="of:=IF([.A5]=&quot;&quot;;&quot;&quot;;&quot;draft&quot;)" office:value-type="string" office:string-value="draft" calcext:value-type="string">
            <text:p>draft</text:p>
          </table:table-cell>
          <table:table-cell table:style-name="ce80" table:formula="of:=IF([.A5]=&quot;&quot;;&quot;&quot;;&quot;complete&quot;)" office:value-type="string" office:string-value="complete" calcext:value-type="string">
            <text:p>complete</text:p>
          </table:table-cell>
          <table:table-cell table:style-name="ce83" table:formula="of:=IF([.D5]=&quot;&quot;;&quot;&quot;;IF([.D5]=&quot;lecture&quot;;&quot;lecture&quot;;&quot;activity&quot;))" office:value-type="string" office:string-value="lecture" calcext:value-type="string">
            <text:p>lecture</text:p>
          </table:table-cell>
          <table:table-cell table:style-name="ce85" table:formula="of:=IF([.A5]=&quot;&quot;;&quot;&quot;;OFFSET([$Chapters.$D$1];MATCH([.B5];[$Chapters.$D$2:.$D$2502];0);-3;1;1))" office:value-type="float" office:value="1" calcext:value-type="float">
            <text:p>1</text:p>
          </table:table-cell>
          <table:table-cell table:style-name="ce83" table:formula="of:=IF([.A5]=&quot;&quot;; &quot;&quot;; concat(&quot;Chapter &quot;; [.M5]))" office:value-type="string" office:string-value="" calcext:value-type="error">
            <text:p>#NAME?</text:p>
          </table:table-cell>
          <table:table-cell table:style-name="ce80" table:formula="of:=IF([.A5]=&quot;&quot;; &quot;&quot;; OFFSET([$Chapters.$D$1];MATCH([.B5];[$Chapters.$D$2:.$D$2502];0);-1;1;1))" office:value-type="string" office:string-value="Describing a Agile team/company/enterprise" calcext:value-type="string">
            <text:p>Describing a Agile team/company/enterprise</text:p>
          </table:table-cell>
          <table:table-cell table:style-name="ce83" table:formula="of:=IF([.A5]=&quot;&quot;;&quot;&quot;;concat(concat([.N5];&quot;: &quot;);[.O5]))" office:value-type="string" office:string-value="" calcext:value-type="error">
            <text:p>#NAME?</text:p>
          </table:table-cell>
          <table:table-cell table:style-name="ce83" table:formula="of:=IF([.A5]=&quot;&quot;;&quot;&quot;;concat(concat(concat(concat(SUBSTITUTE([.N5];&quot;Chapter&quot;;&quot;Section&quot;);&quot;.&quot;);[.E5]);&quot;: &quot;);[.A5]))" office:value-type="string" office:string-value="" calcext:value-type="error">
            <text:p>#NAME?</text:p>
          </table:table-cell>
          <table:table-cell table:style-name="ce83" table:number-columns-repeated="13"/>
          <table:table-cell table:number-columns-repeated="994"/>
        </table:table-row>
        <table:table-row table:style-name="ro1">
          <table:table-cell table:style-name="ce41" office:value-type="string" calcext:value-type="string">
            <text:p>Describing Agile Architecture Patterns</text:p>
          </table:table-cell>
          <table:table-cell table:style-name="ce45" table:content-validation-name="val2" office:value-type="string" calcext:value-type="string">
            <text:p>start</text:p>
          </table:table-cell>
          <table:table-cell table:style-name="ce41" office:value-type="string" calcext:value-type="string">
            <text:p>architecture</text:p>
          </table:table-cell>
          <table:table-cell table:style-name="ce49" table:content-validation-name="val3" office:value-type="string" calcext:value-type="string">
            <text:p>quiz</text:p>
          </table:table-cell>
          <table:table-cell table:style-name="ce54" table:content-validation-name="val4" table:formula="of:=IF([.B6]=[.B5];[.E5]+1;1)" office:value-type="float" office:value="4" calcext:value-type="float">
            <text:p>4</text:p>
          </table:table-cell>
          <table:table-cell table:style-name="ce61" table:content-validation-name="val4" office:value-type="float" office:value="5" calcext:value-type="float">
            <text:p>5</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6]=&quot;&quot;;&quot;&quot;;&quot;draft&quot;)" office:value-type="string" office:string-value="draft" calcext:value-type="string">
            <text:p>draft</text:p>
          </table:table-cell>
          <table:table-cell table:style-name="ce80" table:formula="of:=IF([.A6]=&quot;&quot;;&quot;&quot;;&quot;complete&quot;)" office:value-type="string" office:string-value="complete" calcext:value-type="string">
            <text:p>complete</text:p>
          </table:table-cell>
          <table:table-cell table:style-name="ce83" table:formula="of:=IF([.D6]=&quot;&quot;;&quot;&quot;;IF([.D6]=&quot;lecture&quot;;&quot;lecture&quot;;&quot;activity&quot;))" office:value-type="string" office:string-value="activity" calcext:value-type="string">
            <text:p>activity</text:p>
          </table:table-cell>
          <table:table-cell table:style-name="ce85" table:formula="of:=IF([.A6]=&quot;&quot;;&quot;&quot;;OFFSET([$Chapters.$D$1];MATCH([.B6];[$Chapters.$D$2:.$D$2502];0);-3;1;1))" office:value-type="float" office:value="1" calcext:value-type="float">
            <text:p>1</text:p>
          </table:table-cell>
          <table:table-cell table:style-name="ce83" table:formula="of:=IF([.A6]=&quot;&quot;; &quot;&quot;; concat(&quot;Chapter &quot;; [.M6]))" office:value-type="string" office:string-value="" calcext:value-type="error">
            <text:p>#NAME?</text:p>
          </table:table-cell>
          <table:table-cell table:style-name="ce80" table:formula="of:=IF([.A6]=&quot;&quot;; &quot;&quot;; OFFSET([$Chapters.$D$1];MATCH([.B6];[$Chapters.$D$2:.$D$2502];0);-1;1;1))" office:value-type="string" office:string-value="Describing a Agile team/company/enterprise" calcext:value-type="string">
            <text:p>Describing a Agile team/company/enterprise</text:p>
          </table:table-cell>
          <table:table-cell table:style-name="ce83" table:formula="of:=IF([.A6]=&quot;&quot;;&quot;&quot;;concat(concat([.N6];&quot;: &quot;);[.O6]))" office:value-type="string" office:string-value="" calcext:value-type="error">
            <text:p>#NAME?</text:p>
          </table:table-cell>
          <table:table-cell table:style-name="ce83" table:formula="of:=IF([.A6]=&quot;&quot;;&quot;&quot;;concat(concat(concat(concat(SUBSTITUTE([.N6];&quot;Chapter&quot;;&quot;Section&quot;);&quot;.&quot;);[.E6]);&quot;: &quot;);[.A6]))" office:value-type="string" office:string-value="" calcext:value-type="error">
            <text:p>#NAME?</text:p>
          </table:table-cell>
          <table:table-cell table:style-name="ce83" table:number-columns-repeated="13"/>
          <table:table-cell table:number-columns-repeated="994"/>
        </table:table-row>
        <table:table-row table:style-name="ro1">
          <table:table-cell table:style-name="ce41" office:value-type="string" calcext:value-type="string">
            <text:p>Verifying Agile </text:p>
          </table:table-cell>
          <table:table-cell table:style-name="ce45" table:content-validation-name="val2" office:value-type="string" calcext:value-type="string">
            <text:p>start</text:p>
          </table:table-cell>
          <table:table-cell table:style-name="ce41" office:value-type="string" calcext:value-type="string">
            <text:p>credentials</text:p>
          </table:table-cell>
          <table:table-cell table:style-name="ce49" table:content-validation-name="val3" office:value-type="string" calcext:value-type="string">
            <text:p>GE</text:p>
          </table:table-cell>
          <table:table-cell table:style-name="ce54" table:content-validation-name="val4" table:formula="of:=IF([.B7]=[.B6];[.E6]+1;1)" office:value-type="float" office:value="5" calcext:value-type="float">
            <text:p>5</text:p>
          </table:table-cell>
          <table:table-cell table:style-name="ce61" table:content-validation-name="val4" office:value-type="float" office:value="15" calcext:value-type="float">
            <text:p>15</text:p>
          </table:table-cell>
          <table:table-cell table:style-name="ce67" office:value-type="string" calcext:value-type="string">
            <text:p>-</text:p>
          </table:table-cell>
          <table:table-cell table:style-name="ce72" office:value-type="string" calcext:value-type="string">
            <text:p>tbd</text:p>
          </table:table-cell>
          <table:table-cell table:style-name="ce72" office:value-type="string" calcext:value-type="string">
            <text:p>Standard shared cluster ge. I'd like to see us update this to imrpove it a bit. Can be simplified to remove excessive form inputs and want to make the language match ROL exactly.</text:p>
          </table:table-cell>
          <table:table-cell table:style-name="ce80" table:formula="of:=IF([.A7]=&quot;&quot;;&quot;&quot;;&quot;draft&quot;)" office:value-type="string" office:string-value="draft" calcext:value-type="string">
            <text:p>draft</text:p>
          </table:table-cell>
          <table:table-cell table:style-name="ce80" table:formula="of:=IF([.A7]=&quot;&quot;;&quot;&quot;;&quot;complete&quot;)" office:value-type="string" office:string-value="complete" calcext:value-type="string">
            <text:p>complete</text:p>
          </table:table-cell>
          <table:table-cell table:style-name="ce83" table:formula="of:=IF([.D7]=&quot;&quot;;&quot;&quot;;IF([.D7]=&quot;lecture&quot;;&quot;lecture&quot;;&quot;activity&quot;))" office:value-type="string" office:string-value="activity" calcext:value-type="string">
            <text:p>activity</text:p>
          </table:table-cell>
          <table:table-cell table:style-name="ce85" table:formula="of:=IF([.A7]=&quot;&quot;;&quot;&quot;;OFFSET([$Chapters.$D$1];MATCH([.B7];[$Chapters.$D$2:.$D$2502];0);-3;1;1))" office:value-type="float" office:value="1" calcext:value-type="float">
            <text:p>1</text:p>
          </table:table-cell>
          <table:table-cell table:style-name="ce83" table:formula="of:=IF([.A7]=&quot;&quot;; &quot;&quot;; concat(&quot;Chapter &quot;; [.M7]))" office:value-type="string" office:string-value="" calcext:value-type="error">
            <text:p>#NAME?</text:p>
          </table:table-cell>
          <table:table-cell table:style-name="ce80" table:formula="of:=IF([.A7]=&quot;&quot;; &quot;&quot;; OFFSET([$Chapters.$D$1];MATCH([.B7];[$Chapters.$D$2:.$D$2502];0);-1;1;1))" office:value-type="string" office:string-value="Describing a Agile team/company/enterprise" calcext:value-type="string">
            <text:p>Describing a Agile team/company/enterprise</text:p>
          </table:table-cell>
          <table:table-cell table:style-name="ce83" table:formula="of:=IF([.A7]=&quot;&quot;;&quot;&quot;;concat(concat([.N7];&quot;: &quot;);[.O7]))" office:value-type="string" office:string-value="" calcext:value-type="error">
            <text:p>#NAME?</text:p>
          </table:table-cell>
          <table:table-cell table:style-name="ce83" table:formula="of:=IF([.A7]=&quot;&quot;;&quot;&quot;;concat(concat(concat(concat(SUBSTITUTE([.N7];&quot;Chapter&quot;;&quot;Section&quot;);&quot;.&quot;);[.E7]);&quot;: &quot;);[.A7]))"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1" office:value-type="string" calcext:value-type="string">
            <text:p>Describing Quarkus as a Microservice Runtime</text:p>
            <text:p/>
          </table:table-cell>
          <table:table-cell table:style-name="ce45" table:content-validation-name="val2" office:value-type="string" calcext:value-type="string">
            <text:p>implement</text:p>
          </table:table-cell>
          <table:table-cell table:style-name="ce41" office:value-type="string" calcext:value-type="string">
            <text:p>runtime</text:p>
          </table:table-cell>
          <table:table-cell table:style-name="ce49" table:content-validation-name="val3" office:value-type="string" calcext:value-type="string">
            <text:p>lecture</text:p>
          </table:table-cell>
          <table:table-cell table:style-name="ce54" table:content-validation-name="val4" table:formula="of:=IF([.B8]=[.B7];[.E7]+1;1)" office:value-type="float" office:value="1" calcext:value-type="float">
            <text:p>1</text:p>
          </table:table-cell>
          <table:table-cell table:style-name="ce61" table:content-validation-name="val4" office:value-type="float" office:value="25" calcext:value-type="float">
            <text:p>25</text:p>
          </table:table-cell>
          <table:table-cell table:style-name="ce67" office:value-type="string" calcext:value-type="string">
            <text:p>Describe the features of Quarkus.</text:p>
          </table:table-cell>
          <table:table-cell table:style-name="ce75" office:value-type="string" calcext:value-type="string">
            <text:p>* Brief history of MicroProfile and Wildfly --&gt; Quarkus</text:p>
            <text:p>* Introduction about Quarkus, what are its benefits and which specifications are included. (live reload, etc)</text:p>
            <text:p>*Brief mention of reactive programming. We aren't going to use reactive in this course, but it is a selling point of Quarkus</text:p>
            <text:p>* What makes quarkus ideal for a cloud-based microservice architecture?</text:p>
            <text:p>* How does Quarkus compare with Spring Boot/Vert.x? What are its advantages over these runtimes?</text:p>
            <text:p>*Native vs JVM</text:p>
          </table:table-cell>
          <table:table-cell table:style-name="ce77" office:value-type="string" calcext:value-type="string">
            <text:p>Note, this chapter was originally chapter 3, now is chapter 2</text:p>
          </table:table-cell>
          <table:table-cell table:style-name="ce80" table:formula="of:=IF([.A8]=&quot;&quot;;&quot;&quot;;&quot;draft&quot;)" office:value-type="string" office:string-value="draft" calcext:value-type="string">
            <text:p>draft</text:p>
          </table:table-cell>
          <table:table-cell table:style-name="ce80" table:formula="of:=IF([.A8]=&quot;&quot;;&quot;&quot;;&quot;complete&quot;)" office:value-type="string" office:string-value="complete" calcext:value-type="string">
            <text:p>complete</text:p>
          </table:table-cell>
          <table:table-cell table:style-name="ce83" table:formula="of:=IF([.D8]=&quot;&quot;;&quot;&quot;;IF([.D8]=&quot;lecture&quot;;&quot;lecture&quot;;&quot;activity&quot;))" office:value-type="string" office:string-value="lecture" calcext:value-type="string">
            <text:p>lecture</text:p>
          </table:table-cell>
          <table:table-cell table:style-name="ce85" table:formula="of:=IF([.A8]=&quot;&quot;;&quot;&quot;;OFFSET([$Chapters.$D$1];MATCH([.B8];[$Chapters.$D$2:.$D$2502];0);-3;1;1))" office:value-type="float" office:value="2" calcext:value-type="float">
            <text:p>2</text:p>
          </table:table-cell>
          <table:table-cell table:style-name="ce83" table:formula="of:=IF([.A8]=&quot;&quot;; &quot;&quot;; concat(&quot;Chapter &quot;; [.M8]))" office:value-type="string" office:string-value="" calcext:value-type="error">
            <text:p>#NAME?</text:p>
          </table:table-cell>
          <table:table-cell table:style-name="ce80" table:formula="of:=IF([.A8]=&quot;&quot;; &quot;&quot;; OFFSET([$Chapters.$D$1];MATCH([.B8];[$Chapters.$D$2:.$D$2502];0);-1;1;1))" office:value-type="string" office:string-value="Implementing Agile" calcext:value-type="string">
            <text:p>Implementing Agile</text:p>
          </table:table-cell>
          <table:table-cell table:style-name="ce83" table:formula="of:=IF([.A8]=&quot;&quot;;&quot;&quot;;concat(concat([.N8];&quot;: &quot;);[.O8]))" office:value-type="string" office:string-value="" calcext:value-type="error">
            <text:p>#NAME?</text:p>
          </table:table-cell>
          <table:table-cell table:style-name="ce83" table:formula="of:=IF([.A8]=&quot;&quot;;&quot;&quot;;concat(concat(concat(concat(SUBSTITUTE([.N8];&quot;Chapter&quot;;&quot;Section&quot;);&quot;.&quot;);[.E8]);&quot;: &quot;);[.A8]))"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Describing Quarkus as a Microservice Runtime</text:p>
          </table:table-cell>
          <table:table-cell table:style-name="ce46" table:content-validation-name="val2" office:value-type="string" calcext:value-type="string">
            <text:p>implement</text:p>
          </table:table-cell>
          <table:table-cell table:style-name="ce42" office:value-type="string" calcext:value-type="string">
            <text:p>runtime</text:p>
          </table:table-cell>
          <table:table-cell table:style-name="ce50" table:content-validation-name="val3" office:value-type="string" calcext:value-type="string">
            <text:p>quiz</text:p>
          </table:table-cell>
          <table:table-cell table:style-name="ce54" table:content-validation-name="val4" table:formula="of:=IF([.B9]=[.B8];[.E8]+1;1)" office:value-type="float" office:value="2" calcext:value-type="float">
            <text:p>2</text:p>
          </table:table-cell>
          <table:table-cell table:style-name="ce61" table:content-validation-name="val4" office:value-type="float" office:value="5" calcext:value-type="float">
            <text:p>5</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9]=&quot;&quot;;&quot;&quot;;&quot;draft&quot;)" office:value-type="string" office:string-value="draft" calcext:value-type="string">
            <text:p>draft</text:p>
          </table:table-cell>
          <table:table-cell table:style-name="ce80" table:formula="of:=IF([.A9]=&quot;&quot;;&quot;&quot;;&quot;complete&quot;)" office:value-type="string" office:string-value="complete" calcext:value-type="string">
            <text:p>complete</text:p>
          </table:table-cell>
          <table:table-cell table:style-name="ce83" table:formula="of:=IF([.D9]=&quot;&quot;;&quot;&quot;;IF([.D9]=&quot;lecture&quot;;&quot;lecture&quot;;&quot;activity&quot;))" office:value-type="string" office:string-value="activity" calcext:value-type="string">
            <text:p>activity</text:p>
          </table:table-cell>
          <table:table-cell table:style-name="ce85" table:formula="of:=IF([.A9]=&quot;&quot;;&quot;&quot;;OFFSET([$Chapters.$D$1];MATCH([.B9];[$Chapters.$D$2:.$D$2502];0);-3;1;1))" office:value-type="float" office:value="2" calcext:value-type="float">
            <text:p>2</text:p>
          </table:table-cell>
          <table:table-cell table:style-name="ce83" table:formula="of:=IF([.A9]=&quot;&quot;; &quot;&quot;; concat(&quot;Chapter &quot;; [.M9]))" office:value-type="string" office:string-value="" calcext:value-type="error">
            <text:p>#NAME?</text:p>
          </table:table-cell>
          <table:table-cell table:style-name="ce80" table:formula="of:=IF([.A9]=&quot;&quot;; &quot;&quot;; OFFSET([$Chapters.$D$1];MATCH([.B9];[$Chapters.$D$2:.$D$2502];0);-1;1;1))" office:value-type="string" office:string-value="Implementing Agile" calcext:value-type="string">
            <text:p>Implementing Agile</text:p>
          </table:table-cell>
          <table:table-cell table:style-name="ce83" table:formula="of:=IF([.A9]=&quot;&quot;;&quot;&quot;;concat(concat([.N9];&quot;: &quot;);[.O9]))" office:value-type="string" office:string-value="" calcext:value-type="error">
            <text:p>#NAME?</text:p>
          </table:table-cell>
          <table:table-cell table:style-name="ce83" table:formula="of:=IF([.A9]=&quot;&quot;;&quot;&quot;;concat(concat(concat(concat(SUBSTITUTE([.N9];&quot;Chapter&quot;;&quot;Section&quot;);&quot;.&quot;);[.E9]);&quot;: &quot;);[.A9]))"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Implementing a Microservice with CDI, JAX-RS, and JSON-P</text:p>
            <text:p/>
          </table:table-cell>
          <table:table-cell table:style-name="ce46" table:content-validation-name="val2" office:value-type="string" calcext:value-type="string">
            <text:p>implement</text:p>
          </table:table-cell>
          <table:table-cell table:style-name="ce42" office:value-type="string" calcext:value-type="string">
            <text:p>rest</text:p>
          </table:table-cell>
          <table:table-cell table:style-name="ce50" table:content-validation-name="val3" office:value-type="string" calcext:value-type="string">
            <text:p>lecture</text:p>
          </table:table-cell>
          <table:table-cell table:style-name="ce54" table:content-validation-name="val4" table:formula="of:=IF([.B10]=[.B9];[.E9]+1;1)" office:value-type="float" office:value="3" calcext:value-type="float">
            <text:p>3</text:p>
          </table:table-cell>
          <table:table-cell table:style-name="ce61" table:content-validation-name="val4" office:value-type="float" office:value="20" calcext:value-type="float">
            <text:p>20</text:p>
          </table:table-cell>
          <table:table-cell table:style-name="ce67" office:value-type="string" calcext:value-type="string">
            <text:p>Implement a microservice using the CDI, JAX-RS, and JSON-P specifications of MicroProfile.</text:p>
          </table:table-cell>
          <table:table-cell table:style-name="ce73" office:value-type="string" calcext:value-type="string">
            <text:p>* What's new in CDI 2, JAX-RS 2.1</text:p>
            <text:p>* What is JSON-P 1.0 and how does it work: JsonObject, JsonArray, JsonReader, JsonReaderFactory, JsonValue</text:p>
            <text:p>* Orientation to IDE and dev environment (VSCode. If we do CRW, we need to create a separate section all about that)</text:p>
          </table:table-cell>
          <table:table-cell table:style-name="ce78" office:value-type="string" calcext:value-type="string">
            <text:p>This is pretty out of date. MP 3.2 is out now. See https://download.eclipse.org/microprofile/microprofile-3.2/microprofile-spec-3.2.html</text:p>
          </table:table-cell>
          <table:table-cell table:style-name="ce80" table:formula="of:=IF([.A10]=&quot;&quot;;&quot;&quot;;&quot;draft&quot;)" office:value-type="string" office:string-value="draft" calcext:value-type="string">
            <text:p>draft</text:p>
          </table:table-cell>
          <table:table-cell table:style-name="ce80" table:formula="of:=IF([.A10]=&quot;&quot;;&quot;&quot;;&quot;complete&quot;)" office:value-type="string" office:string-value="complete" calcext:value-type="string">
            <text:p>complete</text:p>
          </table:table-cell>
          <table:table-cell table:style-name="ce83" table:formula="of:=IF([.D10]=&quot;&quot;;&quot;&quot;;IF([.D10]=&quot;lecture&quot;;&quot;lecture&quot;;&quot;activity&quot;))" office:value-type="string" office:string-value="lecture" calcext:value-type="string">
            <text:p>lecture</text:p>
          </table:table-cell>
          <table:table-cell table:style-name="ce85" table:formula="of:=IF([.A10]=&quot;&quot;;&quot;&quot;;OFFSET([$Chapters.$D$1];MATCH([.B10];[$Chapters.$D$2:.$D$2502];0);-3;1;1))" office:value-type="float" office:value="2" calcext:value-type="float">
            <text:p>2</text:p>
          </table:table-cell>
          <table:table-cell table:style-name="ce83" table:formula="of:=IF([.A10]=&quot;&quot;; &quot;&quot;; concat(&quot;Chapter &quot;; [.M10]))" office:value-type="string" office:string-value="" calcext:value-type="error">
            <text:p>#NAME?</text:p>
          </table:table-cell>
          <table:table-cell table:style-name="ce80" table:formula="of:=IF([.A10]=&quot;&quot;; &quot;&quot;; OFFSET([$Chapters.$D$1];MATCH([.B10];[$Chapters.$D$2:.$D$2502];0);-1;1;1))" office:value-type="string" office:string-value="Implementing Agile" calcext:value-type="string">
            <text:p>Implementing Agile</text:p>
          </table:table-cell>
          <table:table-cell table:style-name="ce83" table:formula="of:=IF([.A10]=&quot;&quot;;&quot;&quot;;concat(concat([.N10];&quot;: &quot;);[.O10]))" office:value-type="string" office:string-value="" calcext:value-type="error">
            <text:p>#NAME?</text:p>
          </table:table-cell>
          <table:table-cell table:style-name="ce83" table:formula="of:=IF([.A10]=&quot;&quot;;&quot;&quot;;concat(concat(concat(concat(SUBSTITUTE([.N10];&quot;Chapter&quot;;&quot;Section&quot;);&quot;.&quot;);[.E10]);&quot;: &quot;);[.A10]))"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Implementing a RESTful Microservice</text:p>
          </table:table-cell>
          <table:table-cell table:style-name="ce46" table:content-validation-name="val2" office:value-type="string" calcext:value-type="string">
            <text:p>implement</text:p>
          </table:table-cell>
          <table:table-cell table:style-name="ce42" office:value-type="string" calcext:value-type="string">
            <text:p>rest</text:p>
          </table:table-cell>
          <table:table-cell table:style-name="ce50" table:content-validation-name="val3" office:value-type="string" calcext:value-type="string">
            <text:p>GE</text:p>
          </table:table-cell>
          <table:table-cell table:style-name="ce54" table:content-validation-name="val4" table:formula="of:=IF([.B11]=[.B10];[.E10]+1;1)" office:value-type="float" office:value="4" calcext:value-type="float">
            <text:p>4</text:p>
          </table:table-cell>
          <table:table-cell table:style-name="ce61" table:content-validation-name="val4" office:value-type="float" office:value="20" calcext:value-type="float">
            <text:p>20</text:p>
          </table:table-cell>
          <table:table-cell table:style-name="ce67" office:value-type="string" calcext:value-type="string">
            <text:p>-</text:p>
          </table:table-cell>
          <table:table-cell table:style-name="ce73" office:value-type="string" calcext:value-type="string">
            <text:p>* Can we demonstrate live reloading here?</text:p>
            <text:p>* We also need to treat students as if this is their first time using VSCode</text:p>
          </table:table-cell>
          <table:table-cell table:style-name="ce78" office:value-type="string" calcext:value-type="string">
            <text:p>Needs quarkus migration</text:p>
            <text:p>Demonstrate live quarkus reload</text:p>
          </table:table-cell>
          <table:table-cell table:style-name="ce80" table:formula="of:=IF([.A11]=&quot;&quot;;&quot;&quot;;&quot;draft&quot;)" office:value-type="string" office:string-value="draft" calcext:value-type="string">
            <text:p>draft</text:p>
          </table:table-cell>
          <table:table-cell table:style-name="ce80" table:formula="of:=IF([.A11]=&quot;&quot;;&quot;&quot;;&quot;complete&quot;)" office:value-type="string" office:string-value="complete" calcext:value-type="string">
            <text:p>complete</text:p>
          </table:table-cell>
          <table:table-cell table:style-name="ce83" table:formula="of:=IF([.D11]=&quot;&quot;;&quot;&quot;;IF([.D11]=&quot;lecture&quot;;&quot;lecture&quot;;&quot;activity&quot;))" office:value-type="string" office:string-value="activity" calcext:value-type="string">
            <text:p>activity</text:p>
          </table:table-cell>
          <table:table-cell table:style-name="ce85" table:formula="of:=IF([.A11]=&quot;&quot;;&quot;&quot;;OFFSET([$Chapters.$D$1];MATCH([.B11];[$Chapters.$D$2:.$D$2502];0);-3;1;1))" office:value-type="float" office:value="2" calcext:value-type="float">
            <text:p>2</text:p>
          </table:table-cell>
          <table:table-cell table:style-name="ce83" table:formula="of:=IF([.A11]=&quot;&quot;; &quot;&quot;; concat(&quot;Chapter &quot;; [.M11]))" office:value-type="string" office:string-value="" calcext:value-type="error">
            <text:p>#NAME?</text:p>
          </table:table-cell>
          <table:table-cell table:style-name="ce80" table:formula="of:=IF([.A11]=&quot;&quot;; &quot;&quot;; OFFSET([$Chapters.$D$1];MATCH([.B11];[$Chapters.$D$2:.$D$2502];0);-1;1;1))" office:value-type="string" office:string-value="Implementing Agile" calcext:value-type="string">
            <text:p>Implementing Agile</text:p>
          </table:table-cell>
          <table:table-cell table:style-name="ce83" table:formula="of:=IF([.A11]=&quot;&quot;;&quot;&quot;;concat(concat([.N11];&quot;: &quot;);[.O11]))" office:value-type="string" office:string-value="" calcext:value-type="error">
            <text:p>#NAME?</text:p>
          </table:table-cell>
          <table:table-cell table:style-name="ce83" table:formula="of:=IF([.A11]=&quot;&quot;;&quot;&quot;;concat(concat(concat(concat(SUBSTITUTE([.N11];&quot;Chapter&quot;;&quot;Section&quot;);&quot;.&quot;);[.E11]);&quot;: &quot;);[.A11]))"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Persisting Data with Panache</text:p>
          </table:table-cell>
          <table:table-cell table:style-name="ce46" table:content-validation-name="val2" office:value-type="string" calcext:value-type="string">
            <text:p>implement</text:p>
          </table:table-cell>
          <table:table-cell table:style-name="ce42" office:value-type="string" calcext:value-type="string">
            <text:p>persist</text:p>
          </table:table-cell>
          <table:table-cell table:style-name="ce50" table:content-validation-name="val3" office:value-type="string" calcext:value-type="string">
            <text:p>lecture</text:p>
          </table:table-cell>
          <table:table-cell table:style-name="ce54" table:content-validation-name="val4" office:value-type="float" office:value="5" calcext:value-type="float">
            <text:p>5</text:p>
          </table:table-cell>
          <table:table-cell table:style-name="ce62" table:content-validation-name="val4" office:value-type="float" office:value="40" calcext:value-type="float">
            <text:p>40</text:p>
          </table:table-cell>
          <table:table-cell table:style-name="ce67" office:value-type="string" calcext:value-type="string">
            <text:p>Persist data with simplified Panache Entities</text:p>
          </table:table-cell>
          <table:table-cell table:number-columns-repeated="2" table:style-name="ce72" office:value-type="string" calcext:value-type="string">
            <text:p>tbd</text:p>
          </table:table-cell>
          <table:table-cell table:style-name="ce80" table:formula="of:=IF([.A12]=&quot;&quot;;&quot;&quot;;&quot;draft&quot;)" office:value-type="string" office:string-value="draft" calcext:value-type="string">
            <text:p>draft</text:p>
          </table:table-cell>
          <table:table-cell table:style-name="ce80" table:formula="of:=IF([.A12]=&quot;&quot;;&quot;&quot;;&quot;complete&quot;)" office:value-type="string" office:string-value="complete" calcext:value-type="string">
            <text:p>complete</text:p>
          </table:table-cell>
          <table:table-cell table:style-name="ce83" table:formula="of:=IF([.D12]=&quot;&quot;;&quot;&quot;;IF([.D12]=&quot;lecture&quot;;&quot;lecture&quot;;&quot;activity&quot;))" office:value-type="string" office:string-value="lecture" calcext:value-type="string">
            <text:p>lecture</text:p>
          </table:table-cell>
          <table:table-cell table:style-name="ce85" table:formula="of:=IF([.A12]=&quot;&quot;;&quot;&quot;;OFFSET([$Chapters.$D$1];MATCH([.B12];[$Chapters.$D$2:.$D$2502];0);-3;1;1))" office:value-type="float" office:value="2" calcext:value-type="float">
            <text:p>2</text:p>
          </table:table-cell>
          <table:table-cell table:style-name="ce83" table:formula="of:=IF([.A12]=&quot;&quot;; &quot;&quot;; concat(&quot;Chapter &quot;; [.M12]))" office:value-type="string" office:string-value="" calcext:value-type="error">
            <text:p>#NAME?</text:p>
          </table:table-cell>
          <table:table-cell table:style-name="ce80" table:formula="of:=IF([.A12]=&quot;&quot;; &quot;&quot;; OFFSET([$Chapters.$D$1];MATCH([.B12];[$Chapters.$D$2:.$D$2502];0);-1;1;1))" office:value-type="string" office:string-value="Implementing Agile" calcext:value-type="string">
            <text:p>Implementing Agile</text:p>
          </table:table-cell>
          <table:table-cell table:style-name="ce83" table:formula="of:=IF([.A12]=&quot;&quot;;&quot;&quot;;concat(concat([.N12];&quot;: &quot;);[.O12]))" office:value-type="string" office:string-value="" calcext:value-type="error">
            <text:p>#NAME?</text:p>
          </table:table-cell>
          <table:table-cell table:style-name="ce83" table:formula="of:=IF([.A12]=&quot;&quot;;&quot;&quot;;concat(concat(concat(concat(SUBSTITUTE([.N12];&quot;Chapter&quot;;&quot;Section&quot;);&quot;.&quot;);[.E12]);&quot;: &quot;);[.A12]))"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Persisting Data with Panache</text:p>
          </table:table-cell>
          <table:table-cell table:style-name="ce46" table:content-validation-name="val2" office:value-type="string" calcext:value-type="string">
            <text:p>implement</text:p>
          </table:table-cell>
          <table:table-cell table:style-name="ce42" office:value-type="string" calcext:value-type="string">
            <text:p>persist</text:p>
          </table:table-cell>
          <table:table-cell table:style-name="ce50" table:content-validation-name="val3" office:value-type="string" calcext:value-type="string">
            <text:p>GE</text:p>
          </table:table-cell>
          <table:table-cell table:style-name="ce54" table:content-validation-name="val4" office:value-type="float" office:value="6" calcext:value-type="float">
            <text:p>6</text:p>
          </table:table-cell>
          <table:table-cell table:style-name="ce62" table:content-validation-name="val4" office:value-type="float" office:value="30" calcext:value-type="float">
            <text:p>30</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13]=&quot;&quot;;&quot;&quot;;&quot;draft&quot;)" office:value-type="string" office:string-value="draft" calcext:value-type="string">
            <text:p>draft</text:p>
          </table:table-cell>
          <table:table-cell table:style-name="ce80" table:formula="of:=IF([.A13]=&quot;&quot;;&quot;&quot;;&quot;complete&quot;)" office:value-type="string" office:string-value="complete" calcext:value-type="string">
            <text:p>complete</text:p>
          </table:table-cell>
          <table:table-cell table:style-name="ce83" table:formula="of:=IF([.D13]=&quot;&quot;;&quot;&quot;;IF([.D13]=&quot;lecture&quot;;&quot;lecture&quot;;&quot;activity&quot;))" office:value-type="string" office:string-value="activity" calcext:value-type="string">
            <text:p>activity</text:p>
          </table:table-cell>
          <table:table-cell table:style-name="ce85" table:formula="of:=IF([.A13]=&quot;&quot;;&quot;&quot;;OFFSET([$Chapters.$D$1];MATCH([.B13];[$Chapters.$D$2:.$D$2502];0);-3;1;1))" office:value-type="float" office:value="2" calcext:value-type="float">
            <text:p>2</text:p>
          </table:table-cell>
          <table:table-cell table:style-name="ce83" table:formula="of:=IF([.A13]=&quot;&quot;; &quot;&quot;; concat(&quot;Chapter &quot;; [.M13]))" office:value-type="string" office:string-value="" calcext:value-type="error">
            <text:p>#NAME?</text:p>
          </table:table-cell>
          <table:table-cell table:style-name="ce80" table:formula="of:=IF([.A13]=&quot;&quot;; &quot;&quot;; OFFSET([$Chapters.$D$1];MATCH([.B13];[$Chapters.$D$2:.$D$2502];0);-1;1;1))" office:value-type="string" office:string-value="Implementing Agile" calcext:value-type="string">
            <text:p>Implementing Agile</text:p>
          </table:table-cell>
          <table:table-cell table:style-name="ce83" table:formula="of:=IF([.A13]=&quot;&quot;;&quot;&quot;;concat(concat([.N13];&quot;: &quot;);[.O13]))" office:value-type="string" office:string-value="" calcext:value-type="error">
            <text:p>#NAME?</text:p>
          </table:table-cell>
          <table:table-cell table:style-name="ce83" table:formula="of:=IF([.A13]=&quot;&quot;;&quot;&quot;;concat(concat(concat(concat(SUBSTITUTE([.N13];&quot;Chapter&quot;;&quot;Section&quot;);&quot;.&quot;);[.E13]);&quot;: &quot;);[.A13]))"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Implementing a Microservice with Quarkus</text:p>
          </table:table-cell>
          <table:table-cell table:style-name="ce46" table:content-validation-name="val2" office:value-type="string" calcext:value-type="string">
            <text:p>implement</text:p>
          </table:table-cell>
          <table:table-cell table:style-name="ce42" office:value-type="string" calcext:value-type="string">
            <text:p>review</text:p>
          </table:table-cell>
          <table:table-cell table:style-name="ce50" table:content-validation-name="val3" office:value-type="string" calcext:value-type="string">
            <text:p>lab</text:p>
          </table:table-cell>
          <table:table-cell table:style-name="ce54" table:content-validation-name="val4" office:value-type="float" office:value="7" calcext:value-type="float">
            <text:p>7</text:p>
          </table:table-cell>
          <table:table-cell table:style-name="ce61" table:content-validation-name="val4" office:value-type="float" office:value="30" calcext:value-type="float">
            <text:p>30</text:p>
          </table:table-cell>
          <table:table-cell table:style-name="ce67" office:value-type="string" calcext:value-type="string">
            <text:p>-</text:p>
          </table:table-cell>
          <table:table-cell table:style-name="ce72"/>
          <table:table-cell table:style-name="ce72" office:value-type="string" calcext:value-type="string">
            <text:p>tbd</text:p>
          </table:table-cell>
          <table:table-cell table:style-name="ce80" table:formula="of:=IF([.A14]=&quot;&quot;;&quot;&quot;;&quot;draft&quot;)" office:value-type="string" office:string-value="draft" calcext:value-type="string">
            <text:p>draft</text:p>
          </table:table-cell>
          <table:table-cell table:style-name="ce80" table:formula="of:=IF([.A14]=&quot;&quot;;&quot;&quot;;&quot;complete&quot;)" office:value-type="string" office:string-value="complete" calcext:value-type="string">
            <text:p>complete</text:p>
          </table:table-cell>
          <table:table-cell table:style-name="ce83" table:formula="of:=IF([.D14]=&quot;&quot;;&quot;&quot;;IF([.D14]=&quot;lecture&quot;;&quot;lecture&quot;;&quot;activity&quot;))" office:value-type="string" office:string-value="activity" calcext:value-type="string">
            <text:p>activity</text:p>
          </table:table-cell>
          <table:table-cell table:style-name="ce85" table:formula="of:=IF([.A14]=&quot;&quot;;&quot;&quot;;OFFSET([$Chapters.$D$1];MATCH([.B14];[$Chapters.$D$2:.$D$2502];0);-3;1;1))" office:value-type="float" office:value="2" calcext:value-type="float">
            <text:p>2</text:p>
          </table:table-cell>
          <table:table-cell table:style-name="ce83" table:formula="of:=IF([.A14]=&quot;&quot;; &quot;&quot;; concat(&quot;Chapter &quot;; [.M14]))" office:value-type="string" office:string-value="" calcext:value-type="error">
            <text:p>#NAME?</text:p>
          </table:table-cell>
          <table:table-cell table:style-name="ce80" table:formula="of:=IF([.A14]=&quot;&quot;; &quot;&quot;; OFFSET([$Chapters.$D$1];MATCH([.B14];[$Chapters.$D$2:.$D$2502];0);-1;1;1))" office:value-type="string" office:string-value="Implementing Agile" calcext:value-type="string">
            <text:p>Implementing Agile</text:p>
          </table:table-cell>
          <table:table-cell table:style-name="ce83" table:formula="of:=IF([.A14]=&quot;&quot;;&quot;&quot;;concat(concat([.N14];&quot;: &quot;);[.O14]))" office:value-type="string" office:string-value="" calcext:value-type="error">
            <text:p>#NAME?</text:p>
          </table:table-cell>
          <table:table-cell table:style-name="ce83" table:formula="of:=IF([.A14]=&quot;&quot;;&quot;&quot;;concat(concat(concat(concat(SUBSTITUTE([.N14];&quot;Chapter&quot;;&quot;Section&quot;);&quot;.&quot;);[.E14]);&quot;: &quot;);[.A14]))"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Deploying a Quarkus Microservice</text:p>
            <text:p/>
          </table:table-cell>
          <table:table-cell table:style-name="ce46" table:content-validation-name="val2" office:value-type="string" calcext:value-type="string">
            <text:p>deploy</text:p>
          </table:table-cell>
          <table:table-cell table:style-name="ce42" office:value-type="string" calcext:value-type="string">
            <text:p>service</text:p>
          </table:table-cell>
          <table:table-cell table:style-name="ce50" table:content-validation-name="val3" office:value-type="string" calcext:value-type="string">
            <text:p>lecture</text:p>
          </table:table-cell>
          <table:table-cell table:style-name="ce54" table:content-validation-name="val4" table:formula="of:=IF([.B15]=[.B14];[.E14]+1;1)" office:value-type="float" office:value="1" calcext:value-type="float">
            <text:p>1</text:p>
          </table:table-cell>
          <table:table-cell table:style-name="ce61" table:content-validation-name="val4" office:value-type="float" office:value="40" calcext:value-type="float">
            <text:p>40</text:p>
          </table:table-cell>
          <table:table-cell table:style-name="ce67" office:value-type="string" calcext:value-type="string">
            <text:p>Deploy a microservice</text:p>
          </table:table-cell>
          <table:table-cell table:style-name="ce75" office:value-type="string" calcext:value-type="string">
            <text:p>* Introduce the MP Conference application with diagram of all the components, screenshots, etc.</text:p>
            <text:p>* Introduce the Speaker microservice: JAX-RS implementation, mention data comes from a bootstrap source for simplicity</text:p>
            <text:p>* Briefly discuss how an application runs in a container and on Kubernetes: pod, service, route; a sort of OCP 101 </text:p>
            <text:p>* Deploy using S2I on the OCP web console</text:p>
            <text:p>* Tour of most important parts of the OCP web console (Overview, clicking on a route, seeing if the service is running)</text:p>
          </table:table-cell>
          <table:table-cell table:style-name="ce72" office:value-type="string" calcext:value-type="string">
            <text:p>* We need to revisit this one. Not sure we want to reuse this app or use the adopt a pup or other app. </text:p>
            <text:p/>
            <text:p>Needs to be updated to use OCP 4 deployment flow using the catalog in the UI</text:p>
          </table:table-cell>
          <table:table-cell table:style-name="ce80" table:formula="of:=IF([.A15]=&quot;&quot;;&quot;&quot;;&quot;draft&quot;)" office:value-type="string" office:string-value="draft" calcext:value-type="string">
            <text:p>draft</text:p>
          </table:table-cell>
          <table:table-cell table:style-name="ce80" table:formula="of:=IF([.A15]=&quot;&quot;;&quot;&quot;;&quot;complete&quot;)" office:value-type="string" office:string-value="complete" calcext:value-type="string">
            <text:p>complete</text:p>
          </table:table-cell>
          <table:table-cell table:style-name="ce83" table:formula="of:=IF([.D15]=&quot;&quot;;&quot;&quot;;IF([.D15]=&quot;lecture&quot;;&quot;lecture&quot;;&quot;activity&quot;))" office:value-type="string" office:string-value="lecture" calcext:value-type="string">
            <text:p>lecture</text:p>
          </table:table-cell>
          <table:table-cell table:style-name="ce85" table:formula="of:=IF([.A15]=&quot;&quot;;&quot;&quot;;OFFSET([$Chapters.$D$1];MATCH([.B15];[$Chapters.$D$2:.$D$2502];0);-3;1;1))" office:value-type="float" office:value="3" calcext:value-type="float">
            <text:p>3</text:p>
          </table:table-cell>
          <table:table-cell table:style-name="ce83" table:formula="of:=IF([.A15]=&quot;&quot;; &quot;&quot;; concat(&quot;Chapter &quot;; [.M15]))" office:value-type="string" office:string-value="" calcext:value-type="error">
            <text:p>#NAME?</text:p>
          </table:table-cell>
          <table:table-cell table:style-name="ce80" table:formula="of:=IF([.A15]=&quot;&quot;; &quot;&quot;; OFFSET([$Chapters.$D$1];MATCH([.B15];[$Chapters.$D$2:.$D$2502];0);-1;1;1))" office:value-type="string" office:string-value="Deploying Agile project" calcext:value-type="string">
            <text:p>Deploying Agile project</text:p>
          </table:table-cell>
          <table:table-cell table:style-name="ce83" table:formula="of:=IF([.A15]=&quot;&quot;;&quot;&quot;;concat(concat([.N15];&quot;: &quot;);[.O15]))" office:value-type="string" office:string-value="" calcext:value-type="error">
            <text:p>#NAME?</text:p>
          </table:table-cell>
          <table:table-cell table:style-name="ce83" table:formula="of:=IF([.A15]=&quot;&quot;;&quot;&quot;;concat(concat(concat(concat(SUBSTITUTE([.N15];&quot;Chapter&quot;;&quot;Section&quot;);&quot;.&quot;);[.E15]);&quot;: &quot;);[.A15]))"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Deploying a Microservice</text:p>
          </table:table-cell>
          <table:table-cell table:style-name="ce46" table:content-validation-name="val2" office:value-type="string" calcext:value-type="string">
            <text:p>deploy</text:p>
          </table:table-cell>
          <table:table-cell table:style-name="ce42" office:value-type="string" calcext:value-type="string">
            <text:p>service</text:p>
          </table:table-cell>
          <table:table-cell table:style-name="ce50" table:content-validation-name="val3" office:value-type="string" calcext:value-type="string">
            <text:p>GE</text:p>
          </table:table-cell>
          <table:table-cell table:style-name="ce54" table:content-validation-name="val4" table:formula="of:=IF([.B16]=[.B15];[.E15]+1;1)" office:value-type="float" office:value="2" calcext:value-type="float">
            <text:p>2</text:p>
          </table:table-cell>
          <table:table-cell table:style-name="ce61" table:content-validation-name="val4" office:value-type="float" office:value="30" calcext:value-type="float">
            <text:p>30</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16]=&quot;&quot;;&quot;&quot;;&quot;draft&quot;)" office:value-type="string" office:string-value="draft" calcext:value-type="string">
            <text:p>draft</text:p>
          </table:table-cell>
          <table:table-cell table:style-name="ce80" table:formula="of:=IF([.A16]=&quot;&quot;;&quot;&quot;;&quot;complete&quot;)" office:value-type="string" office:string-value="complete" calcext:value-type="string">
            <text:p>complete</text:p>
          </table:table-cell>
          <table:table-cell table:style-name="ce83" table:formula="of:=IF([.D16]=&quot;&quot;;&quot;&quot;;IF([.D16]=&quot;lecture&quot;;&quot;lecture&quot;;&quot;activity&quot;))" office:value-type="string" office:string-value="activity" calcext:value-type="string">
            <text:p>activity</text:p>
          </table:table-cell>
          <table:table-cell table:style-name="ce85" table:formula="of:=IF([.A16]=&quot;&quot;;&quot;&quot;;OFFSET([$Chapters.$D$1];MATCH([.B16];[$Chapters.$D$2:.$D$2502];0);-3;1;1))" office:value-type="float" office:value="3" calcext:value-type="float">
            <text:p>3</text:p>
          </table:table-cell>
          <table:table-cell table:style-name="ce83" table:formula="of:=IF([.A16]=&quot;&quot;; &quot;&quot;; concat(&quot;Chapter &quot;; [.M16]))" office:value-type="string" office:string-value="" calcext:value-type="error">
            <text:p>#NAME?</text:p>
          </table:table-cell>
          <table:table-cell table:style-name="ce80" table:formula="of:=IF([.A16]=&quot;&quot;; &quot;&quot;; OFFSET([$Chapters.$D$1];MATCH([.B16];[$Chapters.$D$2:.$D$2502];0);-1;1;1))" office:value-type="string" office:string-value="Deploying Agile project" calcext:value-type="string">
            <text:p>Deploying Agile project</text:p>
          </table:table-cell>
          <table:table-cell table:style-name="ce83" table:formula="of:=IF([.A16]=&quot;&quot;;&quot;&quot;;concat(concat([.N16];&quot;: &quot;);[.O16]))" office:value-type="string" office:string-value="" calcext:value-type="error">
            <text:p>#NAME?</text:p>
          </table:table-cell>
          <table:table-cell table:style-name="ce83" table:formula="of:=IF([.A16]=&quot;&quot;;&quot;&quot;;concat(concat(concat(concat(SUBSTITUTE([.N16];&quot;Chapter&quot;;&quot;Section&quot;);&quot;.&quot;);[.E16]);&quot;: &quot;);[.A16]))"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Deploying a Microservice on OpenShift</text:p>
            <text:p/>
          </table:table-cell>
          <table:table-cell table:style-name="ce46" table:content-validation-name="val2" office:value-type="string" calcext:value-type="string">
            <text:p>deploy</text:p>
          </table:table-cell>
          <table:table-cell table:style-name="ce42" office:value-type="string" calcext:value-type="string">
            <text:p>openshift</text:p>
          </table:table-cell>
          <table:table-cell table:style-name="ce50" table:content-validation-name="val3" office:value-type="string" calcext:value-type="string">
            <text:p>lecture</text:p>
          </table:table-cell>
          <table:table-cell table:style-name="ce54" table:content-validation-name="val4" table:formula="of:=IF([.B17]=[.B16];[.E16]+1;1)" office:value-type="float" office:value="3" calcext:value-type="float">
            <text:p>3</text:p>
          </table:table-cell>
          <table:table-cell table:style-name="ce61" table:content-validation-name="val4" office:value-type="float" office:value="30" calcext:value-type="float">
            <text:p>30</text:p>
          </table:table-cell>
          <table:table-cell table:style-name="ce67" office:value-type="string" calcext:value-type="string">
            <text:p>Deploy a microservice to OpenShift.</text:p>
          </table:table-cell>
          <table:table-cell table:style-name="ce72" office:value-type="string" calcext:value-type="string">
            <text:p>*Creating an image for quarkus</text:p>
            <text:p>*Scaling a Quarkus app</text:p>
            <text:p>*Service Discovery</text:p>
            <text:p>*generating kubernetes resources with Quarkus</text:p>
          </table:table-cell>
          <table:table-cell table:style-name="ce72" office:value-type="string" calcext:value-type="string">
            <text:p>This section needs to be completely changed since we are moving away from fabric8</text:p>
          </table:table-cell>
          <table:table-cell table:style-name="ce80" table:formula="of:=IF([.A17]=&quot;&quot;;&quot;&quot;;&quot;draft&quot;)" office:value-type="string" office:string-value="draft" calcext:value-type="string">
            <text:p>draft</text:p>
          </table:table-cell>
          <table:table-cell table:style-name="ce80" table:formula="of:=IF([.A17]=&quot;&quot;;&quot;&quot;;&quot;complete&quot;)" office:value-type="string" office:string-value="complete" calcext:value-type="string">
            <text:p>complete</text:p>
          </table:table-cell>
          <table:table-cell table:style-name="ce83" table:formula="of:=IF([.D17]=&quot;&quot;;&quot;&quot;;IF([.D17]=&quot;lecture&quot;;&quot;lecture&quot;;&quot;activity&quot;))" office:value-type="string" office:string-value="lecture" calcext:value-type="string">
            <text:p>lecture</text:p>
          </table:table-cell>
          <table:table-cell table:style-name="ce85" table:formula="of:=IF([.A17]=&quot;&quot;;&quot;&quot;;OFFSET([$Chapters.$D$1];MATCH([.B17];[$Chapters.$D$2:.$D$2502];0);-3;1;1))" office:value-type="float" office:value="3" calcext:value-type="float">
            <text:p>3</text:p>
          </table:table-cell>
          <table:table-cell table:style-name="ce83" table:formula="of:=IF([.A17]=&quot;&quot;; &quot;&quot;; concat(&quot;Chapter &quot;; [.M17]))" office:value-type="string" office:string-value="" calcext:value-type="error">
            <text:p>#NAME?</text:p>
          </table:table-cell>
          <table:table-cell table:style-name="ce80" table:formula="of:=IF([.A17]=&quot;&quot;; &quot;&quot;; OFFSET([$Chapters.$D$1];MATCH([.B17];[$Chapters.$D$2:.$D$2502];0);-1;1;1))" office:value-type="string" office:string-value="Deploying Agile project" calcext:value-type="string">
            <text:p>Deploying Agile project</text:p>
          </table:table-cell>
          <table:table-cell table:style-name="ce83" table:formula="of:=IF([.A17]=&quot;&quot;;&quot;&quot;;concat(concat([.N17];&quot;: &quot;);[.O17]))" office:value-type="string" office:string-value="" calcext:value-type="error">
            <text:p>#NAME?</text:p>
          </table:table-cell>
          <table:table-cell table:style-name="ce83" table:formula="of:=IF([.A17]=&quot;&quot;;&quot;&quot;;concat(concat(concat(concat(SUBSTITUTE([.N17];&quot;Chapter&quot;;&quot;Section&quot;);&quot;.&quot;);[.E17]);&quot;: &quot;);[.A17]))"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Deploying a Microservice on OpenShift</text:p>
          </table:table-cell>
          <table:table-cell table:style-name="ce46" table:content-validation-name="val2" office:value-type="string" calcext:value-type="string">
            <text:p>deploy</text:p>
          </table:table-cell>
          <table:table-cell table:style-name="ce42" office:value-type="string" calcext:value-type="string">
            <text:p>openshift</text:p>
          </table:table-cell>
          <table:table-cell table:style-name="ce50" table:content-validation-name="val3" office:value-type="string" calcext:value-type="string">
            <text:p>GE</text:p>
          </table:table-cell>
          <table:table-cell table:style-name="ce54" table:content-validation-name="val4" table:formula="of:=IF([.B18]=[.B17];[.E17]+1;1)" office:value-type="float" office:value="4" calcext:value-type="float">
            <text:p>4</text:p>
          </table:table-cell>
          <table:table-cell table:style-name="ce61" table:content-validation-name="val4" office:value-type="float" office:value="20" calcext:value-type="float">
            <text:p>20</text:p>
          </table:table-cell>
          <table:table-cell table:style-name="ce67" office:value-type="string" calcext:value-type="string">
            <text:p>-</text:p>
          </table:table-cell>
          <table:table-cell table:style-name="ce72" office:value-type="string" calcext:value-type="string">
            <text:p>tbd</text:p>
          </table:table-cell>
          <table:table-cell table:style-name="ce72" office:value-type="string" calcext:value-type="string">
            <text:p>Needs to be completely changed since we arent using fabric8.</text:p>
          </table:table-cell>
          <table:table-cell table:style-name="ce80" table:formula="of:=IF([.A18]=&quot;&quot;;&quot;&quot;;&quot;draft&quot;)" office:value-type="string" office:string-value="draft" calcext:value-type="string">
            <text:p>draft</text:p>
          </table:table-cell>
          <table:table-cell table:style-name="ce80" table:formula="of:=IF([.A18]=&quot;&quot;;&quot;&quot;;&quot;complete&quot;)" office:value-type="string" office:string-value="complete" calcext:value-type="string">
            <text:p>complete</text:p>
          </table:table-cell>
          <table:table-cell table:style-name="ce83" table:formula="of:=IF([.D18]=&quot;&quot;;&quot;&quot;;IF([.D18]=&quot;lecture&quot;;&quot;lecture&quot;;&quot;activity&quot;))" office:value-type="string" office:string-value="activity" calcext:value-type="string">
            <text:p>activity</text:p>
          </table:table-cell>
          <table:table-cell table:style-name="ce85" table:formula="of:=IF([.A18]=&quot;&quot;;&quot;&quot;;OFFSET([$Chapters.$D$1];MATCH([.B18];[$Chapters.$D$2:.$D$2502];0);-3;1;1))" office:value-type="float" office:value="3" calcext:value-type="float">
            <text:p>3</text:p>
          </table:table-cell>
          <table:table-cell table:style-name="ce83" table:formula="of:=IF([.A18]=&quot;&quot;; &quot;&quot;; concat(&quot;Chapter &quot;; [.M18]))" office:value-type="string" office:string-value="" calcext:value-type="error">
            <text:p>#NAME?</text:p>
          </table:table-cell>
          <table:table-cell table:style-name="ce80" table:formula="of:=IF([.A18]=&quot;&quot;; &quot;&quot;; OFFSET([$Chapters.$D$1];MATCH([.B18];[$Chapters.$D$2:.$D$2502];0);-1;1;1))" office:value-type="string" office:string-value="Deploying Agile project" calcext:value-type="string">
            <text:p>Deploying Agile project</text:p>
          </table:table-cell>
          <table:table-cell table:style-name="ce83" table:formula="of:=IF([.A18]=&quot;&quot;;&quot;&quot;;concat(concat([.N18];&quot;: &quot;);[.O18]))" office:value-type="string" office:string-value="" calcext:value-type="error">
            <text:p>#NAME?</text:p>
          </table:table-cell>
          <table:table-cell table:style-name="ce83" table:formula="of:=IF([.A18]=&quot;&quot;;&quot;&quot;;concat(concat(concat(concat(SUBSTITUTE([.N18];&quot;Chapter&quot;;&quot;Section&quot;);&quot;.&quot;);[.E18]);&quot;: &quot;);[.A18]))"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Deploying Microservice-based Applications</text:p>
          </table:table-cell>
          <table:table-cell table:style-name="ce46" table:content-validation-name="val2" office:value-type="string" calcext:value-type="string">
            <text:p>deploy</text:p>
          </table:table-cell>
          <table:table-cell table:style-name="ce42" office:value-type="string" calcext:value-type="string">
            <text:p>review</text:p>
          </table:table-cell>
          <table:table-cell table:style-name="ce50" table:content-validation-name="val3" office:value-type="string" calcext:value-type="string">
            <text:p>lab</text:p>
          </table:table-cell>
          <table:table-cell table:style-name="ce54" table:content-validation-name="val4" table:formula="of:=IF([.B19]=[.B18];[.E18]+1;1)" office:value-type="float" office:value="5" calcext:value-type="float">
            <text:p>5</text:p>
          </table:table-cell>
          <table:table-cell table:style-name="ce61" table:content-validation-name="val4" office:value-type="float" office:value="30" calcext:value-type="float">
            <text:p>30</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19]=&quot;&quot;;&quot;&quot;;&quot;draft&quot;)" office:value-type="string" office:string-value="draft" calcext:value-type="string">
            <text:p>draft</text:p>
          </table:table-cell>
          <table:table-cell table:style-name="ce80" table:formula="of:=IF([.A19]=&quot;&quot;;&quot;&quot;;&quot;complete&quot;)" office:value-type="string" office:string-value="complete" calcext:value-type="string">
            <text:p>complete</text:p>
          </table:table-cell>
          <table:table-cell table:style-name="ce83" table:formula="of:=IF([.D19]=&quot;&quot;;&quot;&quot;;IF([.D19]=&quot;lecture&quot;;&quot;lecture&quot;;&quot;activity&quot;))" office:value-type="string" office:string-value="activity" calcext:value-type="string">
            <text:p>activity</text:p>
          </table:table-cell>
          <table:table-cell table:style-name="ce85" table:formula="of:=IF([.A19]=&quot;&quot;;&quot;&quot;;OFFSET([$Chapters.$D$1];MATCH([.B19];[$Chapters.$D$2:.$D$2502];0);-3;1;1))" office:value-type="float" office:value="3" calcext:value-type="float">
            <text:p>3</text:p>
          </table:table-cell>
          <table:table-cell table:style-name="ce83" table:formula="of:=IF([.A19]=&quot;&quot;; &quot;&quot;; concat(&quot;Chapter &quot;; [.M19]))" office:value-type="string" office:string-value="" calcext:value-type="error">
            <text:p>#NAME?</text:p>
          </table:table-cell>
          <table:table-cell table:style-name="ce80" table:formula="of:=IF([.A19]=&quot;&quot;; &quot;&quot;; OFFSET([$Chapters.$D$1];MATCH([.B19];[$Chapters.$D$2:.$D$2502];0);-1;1;1))" office:value-type="string" office:string-value="Deploying Agile project" calcext:value-type="string">
            <text:p>Deploying Agile project</text:p>
          </table:table-cell>
          <table:table-cell table:style-name="ce83" table:formula="of:=IF([.A19]=&quot;&quot;;&quot;&quot;;concat(concat([.N19];&quot;: &quot;);[.O19]))" office:value-type="string" office:string-value="" calcext:value-type="error">
            <text:p>#NAME?</text:p>
          </table:table-cell>
          <table:table-cell table:style-name="ce83" table:formula="of:=IF([.A19]=&quot;&quot;;&quot;&quot;;concat(concat(concat(concat(SUBSTITUTE([.N19];&quot;Chapter&quot;;&quot;Section&quot;);&quot;.&quot;);[.E19]);&quot;: &quot;);[.A19]))"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Connecting Multiple Services</text:p>
            <text:p/>
          </table:table-cell>
          <table:table-cell table:style-name="ce46" table:content-validation-name="val2" office:value-type="string" calcext:value-type="string">
            <text:p>apps</text:p>
          </table:table-cell>
          <table:table-cell table:style-name="ce42" office:value-type="string" calcext:value-type="string">
            <text:p>connect</text:p>
          </table:table-cell>
          <table:table-cell table:style-name="ce50" table:content-validation-name="val3" office:value-type="string" calcext:value-type="string">
            <text:p>lecture</text:p>
          </table:table-cell>
          <table:table-cell table:style-name="ce54" table:content-validation-name="val4" table:formula="of:=IF([.B20]=[.B19];[.E19]+1;1)" office:value-type="float" office:value="1" calcext:value-type="float">
            <text:p>1</text:p>
          </table:table-cell>
          <table:table-cell table:style-name="ce62" table:content-validation-name="val4" office:value-type="float" office:value="20" calcext:value-type="float">
            <text:p>20</text:p>
          </table:table-cell>
          <table:table-cell table:style-name="ce67" office:value-type="string" calcext:value-type="string">
            <text:p>Use service discovery to connect multiple services to each other.</text:p>
          </table:table-cell>
          <table:table-cell table:style-name="ce73" office:value-type="string" calcext:value-type="string">
            <text:p>* What is a service</text:p>
            <text:p>* What is the service URL convention (in same project, across projects)</text:p>
            <text:p>* Only available on the same cluster otherwise use a route</text:p>
            <text:p>* How to locate service information on web console</text:p>
          </table:table-cell>
          <table:table-cell table:style-name="ce72" office:value-type="string" calcext:value-type="string">
            <text:p>Formerly chapter 5</text:p>
          </table:table-cell>
          <table:table-cell table:style-name="ce80" table:formula="of:=IF([.A20]=&quot;&quot;;&quot;&quot;;&quot;draft&quot;)" office:value-type="string" office:string-value="draft" calcext:value-type="string">
            <text:p>draft</text:p>
          </table:table-cell>
          <table:table-cell table:style-name="ce80" table:formula="of:=IF([.A20]=&quot;&quot;;&quot;&quot;;&quot;complete&quot;)" office:value-type="string" office:string-value="complete" calcext:value-type="string">
            <text:p>complete</text:p>
          </table:table-cell>
          <table:table-cell table:style-name="ce83" table:formula="of:=IF([.D20]=&quot;&quot;;&quot;&quot;;IF([.D20]=&quot;lecture&quot;;&quot;lecture&quot;;&quot;activity&quot;))" office:value-type="string" office:string-value="lecture" calcext:value-type="string">
            <text:p>lecture</text:p>
          </table:table-cell>
          <table:table-cell table:style-name="ce85" table:formula="of:=IF([.A20]=&quot;&quot;;&quot;&quot;;OFFSET([$Chapters.$D$1];MATCH([.B20];[$Chapters.$D$2:.$D$2502];0);-3;1;1))" office:value-type="float" office:value="4" calcext:value-type="float">
            <text:p>4</text:p>
          </table:table-cell>
          <table:table-cell table:style-name="ce83" table:formula="of:=IF([.A20]=&quot;&quot;; &quot;&quot;; concat(&quot;Chapter &quot;; [.M20]))" office:value-type="string" office:string-value="" calcext:value-type="error">
            <text:p>#NAME?</text:p>
          </table:table-cell>
          <table:table-cell table:style-name="ce80" table:formula="of:=IF([.A20]=&quot;&quot;; &quot;&quot;; OFFSET([$Chapters.$D$1];MATCH([.B20];[$Chapters.$D$2:.$D$2502];0);-1;1;1))" office:value-type="string" office:string-value="Building software/HR/Team with Agile" calcext:value-type="string">
            <text:p>Building software/HR/Team with Agile</text:p>
          </table:table-cell>
          <table:table-cell table:style-name="ce83" table:formula="of:=IF([.A20]=&quot;&quot;;&quot;&quot;;concat(concat([.N20];&quot;: &quot;);[.O20]))" office:value-type="string" office:string-value="" calcext:value-type="error">
            <text:p>#NAME?</text:p>
          </table:table-cell>
          <table:table-cell table:style-name="ce83" table:formula="of:=IF([.A20]=&quot;&quot;;&quot;&quot;;concat(concat(concat(concat(SUBSTITUTE([.N20];&quot;Chapter&quot;;&quot;Section&quot;);&quot;.&quot;);[.E20]);&quot;: &quot;);[.A20]))"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Implementing Service Discovery with OpenShift</text:p>
          </table:table-cell>
          <table:table-cell table:style-name="ce46" table:content-validation-name="val2" office:value-type="string" calcext:value-type="string">
            <text:p>apps</text:p>
          </table:table-cell>
          <table:table-cell table:style-name="ce42" office:value-type="string" calcext:value-type="string">
            <text:p>connect</text:p>
          </table:table-cell>
          <table:table-cell table:style-name="ce50" table:content-validation-name="val3" office:value-type="string" calcext:value-type="string">
            <text:p>GE</text:p>
          </table:table-cell>
          <table:table-cell table:style-name="ce54" table:content-validation-name="val4" table:formula="of:=IF([.B21]=[.B20];[.E20]+1;1)" office:value-type="float" office:value="2" calcext:value-type="float">
            <text:p>2</text:p>
          </table:table-cell>
          <table:table-cell table:style-name="ce62" table:content-validation-name="val4" office:value-type="float" office:value="15" calcext:value-type="float">
            <text:p>15</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21]=&quot;&quot;;&quot;&quot;;&quot;draft&quot;)" office:value-type="string" office:string-value="draft" calcext:value-type="string">
            <text:p>draft</text:p>
          </table:table-cell>
          <table:table-cell table:style-name="ce80" table:formula="of:=IF([.A21]=&quot;&quot;;&quot;&quot;;&quot;complete&quot;)" office:value-type="string" office:string-value="complete" calcext:value-type="string">
            <text:p>complete</text:p>
          </table:table-cell>
          <table:table-cell table:style-name="ce83" table:formula="of:=IF([.D21]=&quot;&quot;;&quot;&quot;;IF([.D21]=&quot;lecture&quot;;&quot;lecture&quot;;&quot;activity&quot;))" office:value-type="string" office:string-value="activity" calcext:value-type="string">
            <text:p>activity</text:p>
          </table:table-cell>
          <table:table-cell table:style-name="ce85" table:formula="of:=IF([.A21]=&quot;&quot;;&quot;&quot;;OFFSET([$Chapters.$D$1];MATCH([.B21];[$Chapters.$D$2:.$D$2502];0);-3;1;1))" office:value-type="float" office:value="4" calcext:value-type="float">
            <text:p>4</text:p>
          </table:table-cell>
          <table:table-cell table:style-name="ce83" table:formula="of:=IF([.A21]=&quot;&quot;; &quot;&quot;; concat(&quot;Chapter &quot;; [.M21]))" office:value-type="string" office:string-value="" calcext:value-type="error">
            <text:p>#NAME?</text:p>
          </table:table-cell>
          <table:table-cell table:style-name="ce80" table:formula="of:=IF([.A21]=&quot;&quot;; &quot;&quot;; OFFSET([$Chapters.$D$1];MATCH([.B21];[$Chapters.$D$2:.$D$2502];0);-1;1;1))" office:value-type="string" office:string-value="Building software/HR/Team with Agile" calcext:value-type="string">
            <text:p>Building software/HR/Team with Agile</text:p>
          </table:table-cell>
          <table:table-cell table:style-name="ce83" table:formula="of:=IF([.A21]=&quot;&quot;;&quot;&quot;;concat(concat([.N21];&quot;: &quot;);[.O21]))" office:value-type="string" office:string-value="" calcext:value-type="error">
            <text:p>#NAME?</text:p>
          </table:table-cell>
          <table:table-cell table:style-name="ce83" table:formula="of:=IF([.A21]=&quot;&quot;;&quot;&quot;;concat(concat(concat(concat(SUBSTITUTE([.N21];&quot;Chapter&quot;;&quot;Section&quot;);&quot;.&quot;);[.E21]);&quot;: &quot;);[.A21]))"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Injecting Configuration Data</text:p>
            <text:p/>
          </table:table-cell>
          <table:table-cell table:style-name="ce46" table:content-validation-name="val2" office:value-type="string" calcext:value-type="string">
            <text:p>apps</text:p>
          </table:table-cell>
          <table:table-cell table:style-name="ce42" office:value-type="string" calcext:value-type="string">
            <text:p>inject</text:p>
          </table:table-cell>
          <table:table-cell table:style-name="ce50" table:content-validation-name="val3" office:value-type="string" calcext:value-type="string">
            <text:p>lecture</text:p>
          </table:table-cell>
          <table:table-cell table:style-name="ce54" table:content-validation-name="val4" table:formula="of:=IF([.B22]=[.B21];[.E21]+1;1)" office:value-type="float" office:value="3" calcext:value-type="float">
            <text:p>3</text:p>
          </table:table-cell>
          <table:table-cell table:style-name="ce62" table:content-validation-name="val4" office:value-type="float" office:value="15" calcext:value-type="float">
            <text:p>15</text:p>
          </table:table-cell>
          <table:table-cell table:style-name="ce67" office:value-type="string" calcext:value-type="string">
            <text:p>Inject configuration data into a Quarkus microservice.</text:p>
          </table:table-cell>
          <table:table-cell table:style-name="ce75" office:value-type="string" calcext:value-type="string">
            <text:p>* Config spec details - examples - annotations -default values - data type conversion </text:p>
            <text:p>* Sources of config data: env vars, java system vars, microprofile-config.properties </text:p>
            <text:p>* How to use with OpenShift configmaps (not a lot of focus here - just so they understand the "magic")</text:p>
          </table:table-cell>
          <table:table-cell table:style-name="ce72" office:value-type="string" calcext:value-type="string">
            <text:p>Formerly chapter 5</text:p>
          </table:table-cell>
          <table:table-cell table:style-name="ce80" table:formula="of:=IF([.A22]=&quot;&quot;;&quot;&quot;;&quot;draft&quot;)" office:value-type="string" office:string-value="draft" calcext:value-type="string">
            <text:p>draft</text:p>
          </table:table-cell>
          <table:table-cell table:style-name="ce80" table:formula="of:=IF([.A22]=&quot;&quot;;&quot;&quot;;&quot;complete&quot;)" office:value-type="string" office:string-value="complete" calcext:value-type="string">
            <text:p>complete</text:p>
          </table:table-cell>
          <table:table-cell table:style-name="ce83" table:formula="of:=IF([.D22]=&quot;&quot;;&quot;&quot;;IF([.D22]=&quot;lecture&quot;;&quot;lecture&quot;;&quot;activity&quot;))" office:value-type="string" office:string-value="lecture" calcext:value-type="string">
            <text:p>lecture</text:p>
          </table:table-cell>
          <table:table-cell table:style-name="ce85" table:formula="of:=IF([.A22]=&quot;&quot;;&quot;&quot;;OFFSET([$Chapters.$D$1];MATCH([.B22];[$Chapters.$D$2:.$D$2502];0);-3;1;1))" office:value-type="float" office:value="4" calcext:value-type="float">
            <text:p>4</text:p>
          </table:table-cell>
          <table:table-cell table:style-name="ce83" table:formula="of:=IF([.A22]=&quot;&quot;; &quot;&quot;; concat(&quot;Chapter &quot;; [.M22]))" office:value-type="string" office:string-value="" calcext:value-type="error">
            <text:p>#NAME?</text:p>
          </table:table-cell>
          <table:table-cell table:style-name="ce80" table:formula="of:=IF([.A22]=&quot;&quot;; &quot;&quot;; OFFSET([$Chapters.$D$1];MATCH([.B22];[$Chapters.$D$2:.$D$2502];0);-1;1;1))" office:value-type="string" office:string-value="Building software/HR/Team with Agile" calcext:value-type="string">
            <text:p>Building software/HR/Team with Agile</text:p>
          </table:table-cell>
          <table:table-cell table:style-name="ce83" table:formula="of:=IF([.A22]=&quot;&quot;;&quot;&quot;;concat(concat([.N22];&quot;: &quot;);[.O22]))" office:value-type="string" office:string-value="" calcext:value-type="error">
            <text:p>#NAME?</text:p>
          </table:table-cell>
          <table:table-cell table:style-name="ce83" table:formula="of:=IF([.A22]=&quot;&quot;;&quot;&quot;;concat(concat(concat(concat(SUBSTITUTE([.N22];&quot;Chapter&quot;;&quot;Section&quot;);&quot;.&quot;);[.E22]);&quot;: &quot;);[.A22]))"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Injecting Configuration Data </text:p>
          </table:table-cell>
          <table:table-cell table:style-name="ce46" table:content-validation-name="val2" office:value-type="string" calcext:value-type="string">
            <text:p>apps</text:p>
          </table:table-cell>
          <table:table-cell table:style-name="ce42" office:value-type="string" calcext:value-type="string">
            <text:p>inject</text:p>
          </table:table-cell>
          <table:table-cell table:style-name="ce50" table:content-validation-name="val3" office:value-type="string" calcext:value-type="string">
            <text:p>GE</text:p>
          </table:table-cell>
          <table:table-cell table:style-name="ce54" table:content-validation-name="val4" table:formula="of:=IF([.B23]=[.B22];[.E22]+1;1)" office:value-type="float" office:value="4" calcext:value-type="float">
            <text:p>4</text:p>
          </table:table-cell>
          <table:table-cell table:style-name="ce62" table:content-validation-name="val4" office:value-type="float" office:value="20" calcext:value-type="float">
            <text:p>20</text:p>
          </table:table-cell>
          <table:table-cell table:style-name="ce67" office:value-type="string" calcext:value-type="string">
            <text:p>-</text:p>
          </table:table-cell>
          <table:table-cell table:style-name="ce73" office:value-type="string" calcext:value-type="string">
            <text:p>* Can we demonstrate live reloading here with config data?</text:p>
          </table:table-cell>
          <table:table-cell table:style-name="ce72" office:value-type="string" calcext:value-type="string">
            <text:p>Formerly chapter 5</text:p>
          </table:table-cell>
          <table:table-cell table:style-name="ce80" table:formula="of:=IF([.A23]=&quot;&quot;;&quot;&quot;;&quot;draft&quot;)" office:value-type="string" office:string-value="draft" calcext:value-type="string">
            <text:p>draft</text:p>
          </table:table-cell>
          <table:table-cell table:style-name="ce80" table:formula="of:=IF([.A23]=&quot;&quot;;&quot;&quot;;&quot;complete&quot;)" office:value-type="string" office:string-value="complete" calcext:value-type="string">
            <text:p>complete</text:p>
          </table:table-cell>
          <table:table-cell table:style-name="ce83" table:formula="of:=IF([.D23]=&quot;&quot;;&quot;&quot;;IF([.D23]=&quot;lecture&quot;;&quot;lecture&quot;;&quot;activity&quot;))" office:value-type="string" office:string-value="activity" calcext:value-type="string">
            <text:p>activity</text:p>
          </table:table-cell>
          <table:table-cell table:style-name="ce85" table:formula="of:=IF([.A23]=&quot;&quot;;&quot;&quot;;OFFSET([$Chapters.$D$1];MATCH([.B23];[$Chapters.$D$2:.$D$2502];0);-3;1;1))" office:value-type="float" office:value="4" calcext:value-type="float">
            <text:p>4</text:p>
          </table:table-cell>
          <table:table-cell table:style-name="ce83" table:formula="of:=IF([.A23]=&quot;&quot;; &quot;&quot;; concat(&quot;Chapter &quot;; [.M23]))" office:value-type="string" office:string-value="" calcext:value-type="error">
            <text:p>#NAME?</text:p>
          </table:table-cell>
          <table:table-cell table:style-name="ce80" table:formula="of:=IF([.A23]=&quot;&quot;; &quot;&quot;; OFFSET([$Chapters.$D$1];MATCH([.B23];[$Chapters.$D$2:.$D$2502];0);-1;1;1))" office:value-type="string" office:string-value="Building software/HR/Team with Agile" calcext:value-type="string">
            <text:p>Building software/HR/Team with Agile</text:p>
          </table:table-cell>
          <table:table-cell table:style-name="ce83" table:formula="of:=IF([.A23]=&quot;&quot;;&quot;&quot;;concat(concat([.N23];&quot;: &quot;);[.O23]))" office:value-type="string" office:string-value="" calcext:value-type="error">
            <text:p>#NAME?</text:p>
          </table:table-cell>
          <table:table-cell table:style-name="ce83" table:formula="of:=IF([.A23]=&quot;&quot;;&quot;&quot;;concat(concat(concat(concat(SUBSTITUTE([.N23];&quot;Chapter&quot;;&quot;Section&quot;);&quot;.&quot;);[.E23]);&quot;: &quot;);[.A23]))"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Implementing Feature Toggles</text:p>
          </table:table-cell>
          <table:table-cell table:style-name="ce46" table:content-validation-name="val2" office:value-type="string" calcext:value-type="string">
            <text:p>apps</text:p>
          </table:table-cell>
          <table:table-cell table:style-name="ce42" office:value-type="string" calcext:value-type="string">
            <text:p>feature</text:p>
          </table:table-cell>
          <table:table-cell table:style-name="ce50" table:content-validation-name="val3" office:value-type="string" calcext:value-type="string">
            <text:p>lecture</text:p>
          </table:table-cell>
          <table:table-cell table:style-name="ce54" table:content-validation-name="val4" table:formula="of:=IF([.B24]=[.B23];[.E23]+1;1)" office:value-type="float" office:value="5" calcext:value-type="float">
            <text:p>5</text:p>
          </table:table-cell>
          <table:table-cell table:style-name="ce62" table:content-validation-name="val4" office:value-type="float" office:value="20" calcext:value-type="float">
            <text:p>20</text:p>
          </table:table-cell>
          <table:table-cell table:style-name="ce67" office:value-type="string" calcext:value-type="string">
            <text:p>Implement configurable feature toggles in microservices.</text:p>
          </table:table-cell>
          <table:table-cell table:style-name="ce73" office:value-type="string" calcext:value-type="string">
            <text:p>* Introduce how we integrate with front ends with our microservice apps. (We don't need to be language specific for the front end tech, but just what do students need to be aware of at a high level).</text:p>
            <text:p>* Feature toggles</text:p>
            <text:p>* Configure features using external configs</text:p>
          </table:table-cell>
          <table:table-cell table:style-name="ce72" office:value-type="string" calcext:value-type="string">
            <text:p>tbd</text:p>
          </table:table-cell>
          <table:table-cell table:style-name="ce80" table:formula="of:=IF([.A24]=&quot;&quot;;&quot;&quot;;&quot;draft&quot;)" office:value-type="string" office:string-value="draft" calcext:value-type="string">
            <text:p>draft</text:p>
          </table:table-cell>
          <table:table-cell table:style-name="ce80" table:formula="of:=IF([.A24]=&quot;&quot;;&quot;&quot;;&quot;complete&quot;)" office:value-type="string" office:string-value="complete" calcext:value-type="string">
            <text:p>complete</text:p>
          </table:table-cell>
          <table:table-cell table:style-name="ce83" table:formula="of:=IF([.D24]=&quot;&quot;;&quot;&quot;;IF([.D24]=&quot;lecture&quot;;&quot;lecture&quot;;&quot;activity&quot;))" office:value-type="string" office:string-value="lecture" calcext:value-type="string">
            <text:p>lecture</text:p>
          </table:table-cell>
          <table:table-cell table:style-name="ce85" table:formula="of:=IF([.A24]=&quot;&quot;;&quot;&quot;;OFFSET([$Chapters.$D$1];MATCH([.B24];[$Chapters.$D$2:.$D$2502];0);-3;1;1))" office:value-type="float" office:value="4" calcext:value-type="float">
            <text:p>4</text:p>
          </table:table-cell>
          <table:table-cell table:style-name="ce83" table:formula="of:=IF([.A24]=&quot;&quot;; &quot;&quot;; concat(&quot;Chapter &quot;; [.M24]))" office:value-type="string" office:string-value="" calcext:value-type="error">
            <text:p>#NAME?</text:p>
          </table:table-cell>
          <table:table-cell table:style-name="ce80" table:formula="of:=IF([.A24]=&quot;&quot;; &quot;&quot;; OFFSET([$Chapters.$D$1];MATCH([.B24];[$Chapters.$D$2:.$D$2502];0);-1;1;1))" office:value-type="string" office:string-value="Building software/HR/Team with Agile" calcext:value-type="string">
            <text:p>Building software/HR/Team with Agile</text:p>
          </table:table-cell>
          <table:table-cell table:style-name="ce83" table:formula="of:=IF([.A24]=&quot;&quot;;&quot;&quot;;concat(concat([.N24];&quot;: &quot;);[.O24]))" office:value-type="string" office:string-value="" calcext:value-type="error">
            <text:p>#NAME?</text:p>
          </table:table-cell>
          <table:table-cell table:style-name="ce83" table:formula="of:=IF([.A24]=&quot;&quot;;&quot;&quot;;concat(concat(concat(concat(SUBSTITUTE([.N24];&quot;Chapter&quot;;&quot;Section&quot;);&quot;.&quot;);[.E24]);&quot;: &quot;);[.A24]))"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Implementing Feature Toggles</text:p>
          </table:table-cell>
          <table:table-cell table:style-name="ce46" table:content-validation-name="val2" office:value-type="string" calcext:value-type="string">
            <text:p>apps</text:p>
          </table:table-cell>
          <table:table-cell table:style-name="ce42" office:value-type="string" calcext:value-type="string">
            <text:p>feature</text:p>
          </table:table-cell>
          <table:table-cell table:style-name="ce50" table:content-validation-name="val3" office:value-type="string" calcext:value-type="string">
            <text:p>GE</text:p>
          </table:table-cell>
          <table:table-cell table:style-name="ce54" table:content-validation-name="val4" table:formula="of:=IF([.B25]=[.B24];[.E24]+1;1)" office:value-type="float" office:value="6" calcext:value-type="float">
            <text:p>6</text:p>
          </table:table-cell>
          <table:table-cell table:style-name="ce62" table:content-validation-name="val4" office:value-type="float" office:value="20" calcext:value-type="float">
            <text:p>20</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25]=&quot;&quot;;&quot;&quot;;&quot;draft&quot;)" office:value-type="string" office:string-value="draft" calcext:value-type="string">
            <text:p>draft</text:p>
          </table:table-cell>
          <table:table-cell table:style-name="ce80" table:formula="of:=IF([.A25]=&quot;&quot;;&quot;&quot;;&quot;complete&quot;)" office:value-type="string" office:string-value="complete" calcext:value-type="string">
            <text:p>complete</text:p>
          </table:table-cell>
          <table:table-cell table:style-name="ce83" table:formula="of:=IF([.D25]=&quot;&quot;;&quot;&quot;;IF([.D25]=&quot;lecture&quot;;&quot;lecture&quot;;&quot;activity&quot;))" office:value-type="string" office:string-value="activity" calcext:value-type="string">
            <text:p>activity</text:p>
          </table:table-cell>
          <table:table-cell table:style-name="ce85" table:formula="of:=IF([.A25]=&quot;&quot;;&quot;&quot;;OFFSET([$Chapters.$D$1];MATCH([.B25];[$Chapters.$D$2:.$D$2502];0);-3;1;1))" office:value-type="float" office:value="4" calcext:value-type="float">
            <text:p>4</text:p>
          </table:table-cell>
          <table:table-cell table:style-name="ce83" table:formula="of:=IF([.A25]=&quot;&quot;; &quot;&quot;; concat(&quot;Chapter &quot;; [.M25]))" office:value-type="string" office:string-value="" calcext:value-type="error">
            <text:p>#NAME?</text:p>
          </table:table-cell>
          <table:table-cell table:style-name="ce80" table:formula="of:=IF([.A25]=&quot;&quot;; &quot;&quot;; OFFSET([$Chapters.$D$1];MATCH([.B25];[$Chapters.$D$2:.$D$2502];0);-1;1;1))" office:value-type="string" office:string-value="Building software/HR/Team with Agile" calcext:value-type="string">
            <text:p>Building software/HR/Team with Agile</text:p>
          </table:table-cell>
          <table:table-cell table:style-name="ce83" table:formula="of:=IF([.A25]=&quot;&quot;;&quot;&quot;;concat(concat([.N25];&quot;: &quot;);[.O25]))" office:value-type="string" office:string-value="" calcext:value-type="error">
            <text:p>#NAME?</text:p>
          </table:table-cell>
          <table:table-cell table:style-name="ce83" table:formula="of:=IF([.A25]=&quot;&quot;;&quot;&quot;;concat(concat(concat(concat(SUBSTITUTE([.N25];&quot;Chapter&quot;;&quot;Section&quot;);&quot;.&quot;);[.E25]);&quot;: &quot;);[.A25]))"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Building Microservice Applications with Quarkus</text:p>
          </table:table-cell>
          <table:table-cell table:style-name="ce46" table:content-validation-name="val2" office:value-type="string" calcext:value-type="string">
            <text:p>apps</text:p>
          </table:table-cell>
          <table:table-cell table:style-name="ce42" office:value-type="string" calcext:value-type="string">
            <text:p>review</text:p>
          </table:table-cell>
          <table:table-cell table:style-name="ce50" table:content-validation-name="val3" office:value-type="string" calcext:value-type="string">
            <text:p>lab</text:p>
          </table:table-cell>
          <table:table-cell table:style-name="ce54" table:content-validation-name="val4" office:value-type="float" office:value="7" calcext:value-type="float">
            <text:p>7</text:p>
          </table:table-cell>
          <table:table-cell table:style-name="ce62" table:content-validation-name="val4" office:value-type="float" office:value="30" calcext:value-type="float">
            <text:p>30</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26]=&quot;&quot;;&quot;&quot;;&quot;draft&quot;)" office:value-type="string" office:string-value="draft" calcext:value-type="string">
            <text:p>draft</text:p>
          </table:table-cell>
          <table:table-cell table:style-name="ce80" table:formula="of:=IF([.A26]=&quot;&quot;;&quot;&quot;;&quot;complete&quot;)" office:value-type="string" office:string-value="complete" calcext:value-type="string">
            <text:p>complete</text:p>
          </table:table-cell>
          <table:table-cell table:style-name="ce83" table:formula="of:=IF([.D26]=&quot;&quot;;&quot;&quot;;IF([.D26]=&quot;lecture&quot;;&quot;lecture&quot;;&quot;activity&quot;))" office:value-type="string" office:string-value="activity" calcext:value-type="string">
            <text:p>activity</text:p>
          </table:table-cell>
          <table:table-cell table:style-name="ce85" table:formula="of:=IF([.A26]=&quot;&quot;;&quot;&quot;;OFFSET([$Chapters.$D$1];MATCH([.B26];[$Chapters.$D$2:.$D$2502];0);-3;1;1))" office:value-type="float" office:value="4" calcext:value-type="float">
            <text:p>4</text:p>
          </table:table-cell>
          <table:table-cell table:style-name="ce83" table:formula="of:=IF([.A26]=&quot;&quot;; &quot;&quot;; concat(&quot;Chapter &quot;; [.M26]))" office:value-type="string" office:string-value="" calcext:value-type="error">
            <text:p>#NAME?</text:p>
          </table:table-cell>
          <table:table-cell table:style-name="ce80" table:formula="of:=IF([.A26]=&quot;&quot;; &quot;&quot;; OFFSET([$Chapters.$D$1];MATCH([.B26];[$Chapters.$D$2:.$D$2502];0);-1;1;1))" office:value-type="string" office:string-value="Building software/HR/Team with Agile" calcext:value-type="string">
            <text:p>Building software/HR/Team with Agile</text:p>
          </table:table-cell>
          <table:table-cell table:style-name="ce83" table:formula="of:=IF([.A26]=&quot;&quot;;&quot;&quot;;concat(concat([.N26];&quot;: &quot;);[.O26]))" office:value-type="string" office:string-value="" calcext:value-type="error">
            <text:p>#NAME?</text:p>
          </table:table-cell>
          <table:table-cell table:style-name="ce83" table:formula="of:=IF([.A26]=&quot;&quot;;&quot;&quot;;concat(concat(concat(concat(SUBSTITUTE([.N26];&quot;Chapter&quot;;&quot;Section&quot;);&quot;.&quot;);[.E26]);&quot;: &quot;);[.A26]))"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Testing Microservices with JUnit</text:p>
          </table:table-cell>
          <table:table-cell table:style-name="ce46" table:content-validation-name="val2" office:value-type="string" calcext:value-type="string">
            <text:p>test</text:p>
          </table:table-cell>
          <table:table-cell table:style-name="ce42" office:value-type="string" calcext:value-type="string">
            <text:p>junit</text:p>
          </table:table-cell>
          <table:table-cell table:style-name="ce50" table:content-validation-name="val3" office:value-type="string" calcext:value-type="string">
            <text:p>lecture</text:p>
          </table:table-cell>
          <table:table-cell table:style-name="ce54" table:content-validation-name="val4" table:formula="of:=IF([.B27]=[.B26];[.E26]+1;1)" office:value-type="float" office:value="1" calcext:value-type="float">
            <text:p>1</text:p>
          </table:table-cell>
          <table:table-cell table:style-name="ce62" table:content-validation-name="val4" office:value-type="float" office:value="30" calcext:value-type="float">
            <text:p>30</text:p>
          </table:table-cell>
          <table:table-cell table:style-name="ce67" office:value-type="string" calcext:value-type="string">
            <text:p>Implement a microservice test case using Junit.</text:p>
          </table:table-cell>
          <table:table-cell table:number-columns-repeated="2" table:style-name="ce72" office:value-type="string" calcext:value-type="string">
            <text:p>tbd</text:p>
          </table:table-cell>
          <table:table-cell table:style-name="ce80" table:formula="of:=IF([.A27]=&quot;&quot;;&quot;&quot;;&quot;draft&quot;)" office:value-type="string" office:string-value="draft" calcext:value-type="string">
            <text:p>draft</text:p>
          </table:table-cell>
          <table:table-cell table:style-name="ce80" table:formula="of:=IF([.A27]=&quot;&quot;;&quot;&quot;;&quot;complete&quot;)" office:value-type="string" office:string-value="complete" calcext:value-type="string">
            <text:p>complete</text:p>
          </table:table-cell>
          <table:table-cell table:style-name="ce83" table:formula="of:=IF([.D27]=&quot;&quot;;&quot;&quot;;IF([.D27]=&quot;lecture&quot;;&quot;lecture&quot;;&quot;activity&quot;))" office:value-type="string" office:string-value="lecture" calcext:value-type="string">
            <text:p>lecture</text:p>
          </table:table-cell>
          <table:table-cell table:style-name="ce85" table:formula="of:=IF([.A27]=&quot;&quot;;&quot;&quot;;OFFSET([$Chapters.$D$1];MATCH([.B27];[$Chapters.$D$2:.$D$2502];0);-3;1;1))" office:value-type="float" office:value="5" calcext:value-type="float">
            <text:p>5</text:p>
          </table:table-cell>
          <table:table-cell table:style-name="ce83" table:formula="of:=IF([.A27]=&quot;&quot;; &quot;&quot;; concat(&quot;Chapter &quot;; [.M27]))" office:value-type="string" office:string-value="" calcext:value-type="error">
            <text:p>#NAME?</text:p>
          </table:table-cell>
          <table:table-cell table:style-name="ce80" table:formula="of:=IF([.A27]=&quot;&quot;; &quot;&quot;; OFFSET([$Chapters.$D$1];MATCH([.B27];[$Chapters.$D$2:.$D$2502];0);-1;1;1))" office:value-type="string" office:string-value="Testing with Agile methods" calcext:value-type="string">
            <text:p>Testing with Agile methods</text:p>
          </table:table-cell>
          <table:table-cell table:style-name="ce83" table:formula="of:=IF([.A27]=&quot;&quot;;&quot;&quot;;concat(concat([.N27];&quot;: &quot;);[.O27]))" office:value-type="string" office:string-value="" calcext:value-type="error">
            <text:p>#NAME?</text:p>
          </table:table-cell>
          <table:table-cell table:style-name="ce83" table:formula="of:=IF([.A27]=&quot;&quot;;&quot;&quot;;concat(concat(concat(concat(SUBSTITUTE([.N27];&quot;Chapter&quot;;&quot;Section&quot;);&quot;.&quot;);[.E27]);&quot;: &quot;);[.A27]))"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Testing Microservices with JUnit</text:p>
          </table:table-cell>
          <table:table-cell table:style-name="ce46" table:content-validation-name="val2" office:value-type="string" calcext:value-type="string">
            <text:p>test</text:p>
          </table:table-cell>
          <table:table-cell table:style-name="ce42" office:value-type="string" calcext:value-type="string">
            <text:p>junit</text:p>
          </table:table-cell>
          <table:table-cell table:style-name="ce50" table:content-validation-name="val3" office:value-type="string" calcext:value-type="string">
            <text:p>GE</text:p>
          </table:table-cell>
          <table:table-cell table:style-name="ce54" table:content-validation-name="val4" table:formula="of:=IF([.B28]=[.B27];[.E27]+1;1)" office:value-type="float" office:value="2" calcext:value-type="float">
            <text:p>2</text:p>
          </table:table-cell>
          <table:table-cell table:style-name="ce62" table:content-validation-name="val4" office:value-type="float" office:value="30" calcext:value-type="float">
            <text:p>30</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28]=&quot;&quot;;&quot;&quot;;&quot;draft&quot;)" office:value-type="string" office:string-value="draft" calcext:value-type="string">
            <text:p>draft</text:p>
          </table:table-cell>
          <table:table-cell table:style-name="ce80" table:formula="of:=IF([.A28]=&quot;&quot;;&quot;&quot;;&quot;complete&quot;)" office:value-type="string" office:string-value="complete" calcext:value-type="string">
            <text:p>complete</text:p>
          </table:table-cell>
          <table:table-cell table:style-name="ce83" table:formula="of:=IF([.D28]=&quot;&quot;;&quot;&quot;;IF([.D28]=&quot;lecture&quot;;&quot;lecture&quot;;&quot;activity&quot;))" office:value-type="string" office:string-value="activity" calcext:value-type="string">
            <text:p>activity</text:p>
          </table:table-cell>
          <table:table-cell table:style-name="ce85" table:formula="of:=IF([.A28]=&quot;&quot;;&quot;&quot;;OFFSET([$Chapters.$D$1];MATCH([.B28];[$Chapters.$D$2:.$D$2502];0);-3;1;1))" office:value-type="float" office:value="5" calcext:value-type="float">
            <text:p>5</text:p>
          </table:table-cell>
          <table:table-cell table:style-name="ce83" table:formula="of:=IF([.A28]=&quot;&quot;; &quot;&quot;; concat(&quot;Chapter &quot;; [.M28]))" office:value-type="string" office:string-value="" calcext:value-type="error">
            <text:p>#NAME?</text:p>
          </table:table-cell>
          <table:table-cell table:style-name="ce80" table:formula="of:=IF([.A28]=&quot;&quot;; &quot;&quot;; OFFSET([$Chapters.$D$1];MATCH([.B28];[$Chapters.$D$2:.$D$2502];0);-1;1;1))" office:value-type="string" office:string-value="Testing with Agile methods" calcext:value-type="string">
            <text:p>Testing with Agile methods</text:p>
          </table:table-cell>
          <table:table-cell table:style-name="ce83" table:formula="of:=IF([.A28]=&quot;&quot;;&quot;&quot;;concat(concat([.N28];&quot;: &quot;);[.O28]))" office:value-type="string" office:string-value="" calcext:value-type="error">
            <text:p>#NAME?</text:p>
          </table:table-cell>
          <table:table-cell table:style-name="ce83" table:formula="of:=IF([.A28]=&quot;&quot;;&quot;&quot;;concat(concat(concat(concat(SUBSTITUTE([.N28];&quot;Chapter&quot;;&quot;Section&quot;);&quot;.&quot;);[.E28]);&quot;: &quot;);[.A28]))"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Testing Microservices with Mock Frameworks</text:p>
            <text:p/>
          </table:table-cell>
          <table:table-cell table:style-name="ce46" table:content-validation-name="val2" office:value-type="string" calcext:value-type="string">
            <text:p>test</text:p>
          </table:table-cell>
          <table:table-cell table:style-name="ce42" office:value-type="string" calcext:value-type="string">
            <text:p>mock</text:p>
          </table:table-cell>
          <table:table-cell table:style-name="ce50" table:content-validation-name="val3" office:value-type="string" calcext:value-type="string">
            <text:p>lecture</text:p>
          </table:table-cell>
          <table:table-cell table:style-name="ce54" table:content-validation-name="val4" table:formula="of:=IF([.B29]=[.B28];[.E28]+1;1)" office:value-type="float" office:value="3" calcext:value-type="float">
            <text:p>3</text:p>
          </table:table-cell>
          <table:table-cell table:style-name="ce62" table:content-validation-name="val4" office:value-type="float" office:value="30" calcext:value-type="float">
            <text:p>30</text:p>
          </table:table-cell>
          <table:table-cell table:style-name="ce67" office:value-type="string" calcext:value-type="string">
            <text:p>Implement a microservice test using mock frameworks.</text:p>
          </table:table-cell>
          <table:table-cell table:style-name="ce72" office:value-type="string" calcext:value-type="string">
            <text:p>tbd</text:p>
          </table:table-cell>
          <table:table-cell table:style-name="ce72" office:value-type="string" calcext:value-type="string">
            <text:p>Consider this section for dropping!</text:p>
          </table:table-cell>
          <table:table-cell table:style-name="ce80" table:formula="of:=IF([.A29]=&quot;&quot;;&quot;&quot;;&quot;draft&quot;)" office:value-type="string" office:string-value="draft" calcext:value-type="string">
            <text:p>draft</text:p>
          </table:table-cell>
          <table:table-cell table:style-name="ce80" table:formula="of:=IF([.A29]=&quot;&quot;;&quot;&quot;;&quot;complete&quot;)" office:value-type="string" office:string-value="complete" calcext:value-type="string">
            <text:p>complete</text:p>
          </table:table-cell>
          <table:table-cell table:style-name="ce83" table:formula="of:=IF([.D29]=&quot;&quot;;&quot;&quot;;IF([.D29]=&quot;lecture&quot;;&quot;lecture&quot;;&quot;activity&quot;))" office:value-type="string" office:string-value="lecture" calcext:value-type="string">
            <text:p>lecture</text:p>
          </table:table-cell>
          <table:table-cell table:style-name="ce85" table:formula="of:=IF([.A29]=&quot;&quot;;&quot;&quot;;OFFSET([$Chapters.$D$1];MATCH([.B29];[$Chapters.$D$2:.$D$2502];0);-3;1;1))" office:value-type="float" office:value="5" calcext:value-type="float">
            <text:p>5</text:p>
          </table:table-cell>
          <table:table-cell table:style-name="ce83" table:formula="of:=IF([.A29]=&quot;&quot;; &quot;&quot;; concat(&quot;Chapter &quot;; [.M29]))" office:value-type="string" office:string-value="" calcext:value-type="error">
            <text:p>#NAME?</text:p>
          </table:table-cell>
          <table:table-cell table:style-name="ce80" table:formula="of:=IF([.A29]=&quot;&quot;; &quot;&quot;; OFFSET([$Chapters.$D$1];MATCH([.B29];[$Chapters.$D$2:.$D$2502];0);-1;1;1))" office:value-type="string" office:string-value="Testing with Agile methods" calcext:value-type="string">
            <text:p>Testing with Agile methods</text:p>
          </table:table-cell>
          <table:table-cell table:style-name="ce83" table:formula="of:=IF([.A29]=&quot;&quot;;&quot;&quot;;concat(concat([.N29];&quot;: &quot;);[.O29]))" office:value-type="string" office:string-value="" calcext:value-type="error">
            <text:p>#NAME?</text:p>
          </table:table-cell>
          <table:table-cell table:style-name="ce83" table:formula="of:=IF([.A29]=&quot;&quot;;&quot;&quot;;concat(concat(concat(concat(SUBSTITUTE([.N29];&quot;Chapter&quot;;&quot;Section&quot;);&quot;.&quot;);[.E29]);&quot;: &quot;);[.A29]))"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Testing Microservices with Mock Frameworks</text:p>
          </table:table-cell>
          <table:table-cell table:style-name="ce46" table:content-validation-name="val2" office:value-type="string" calcext:value-type="string">
            <text:p>test</text:p>
          </table:table-cell>
          <table:table-cell table:style-name="ce42" office:value-type="string" calcext:value-type="string">
            <text:p>mock</text:p>
          </table:table-cell>
          <table:table-cell table:style-name="ce50" table:content-validation-name="val3" office:value-type="string" calcext:value-type="string">
            <text:p>GE</text:p>
          </table:table-cell>
          <table:table-cell table:style-name="ce54" table:content-validation-name="val4" table:formula="of:=IF([.B30]=[.B29];[.E29]+1;1)" office:value-type="float" office:value="4" calcext:value-type="float">
            <text:p>4</text:p>
          </table:table-cell>
          <table:table-cell table:style-name="ce61" table:content-validation-name="val4" office:value-type="float" office:value="30" calcext:value-type="float">
            <text:p>30</text:p>
          </table:table-cell>
          <table:table-cell table:style-name="ce67" office:value-type="string" calcext:value-type="string">
            <text:p>-</text:p>
          </table:table-cell>
          <table:table-cell table:style-name="ce72" office:value-type="string" calcext:value-type="string">
            <text:p>tbd</text:p>
          </table:table-cell>
          <table:table-cell table:style-name="ce72" office:value-type="string" calcext:value-type="string">
            <text:p>Maybe dropping this section!</text:p>
          </table:table-cell>
          <table:table-cell table:style-name="ce80" table:formula="of:=IF([.A30]=&quot;&quot;;&quot;&quot;;&quot;draft&quot;)" office:value-type="string" office:string-value="draft" calcext:value-type="string">
            <text:p>draft</text:p>
          </table:table-cell>
          <table:table-cell table:style-name="ce80" table:formula="of:=IF([.A30]=&quot;&quot;;&quot;&quot;;&quot;complete&quot;)" office:value-type="string" office:string-value="complete" calcext:value-type="string">
            <text:p>complete</text:p>
          </table:table-cell>
          <table:table-cell table:style-name="ce83" table:formula="of:=IF([.D30]=&quot;&quot;;&quot;&quot;;IF([.D30]=&quot;lecture&quot;;&quot;lecture&quot;;&quot;activity&quot;))" office:value-type="string" office:string-value="activity" calcext:value-type="string">
            <text:p>activity</text:p>
          </table:table-cell>
          <table:table-cell table:style-name="ce85" table:formula="of:=IF([.A30]=&quot;&quot;;&quot;&quot;;OFFSET([$Chapters.$D$1];MATCH([.B30];[$Chapters.$D$2:.$D$2502];0);-3;1;1))" office:value-type="float" office:value="5" calcext:value-type="float">
            <text:p>5</text:p>
          </table:table-cell>
          <table:table-cell table:style-name="ce83" table:formula="of:=IF([.A30]=&quot;&quot;; &quot;&quot;; concat(&quot;Chapter &quot;; [.M30]))" office:value-type="string" office:string-value="" calcext:value-type="error">
            <text:p>#NAME?</text:p>
          </table:table-cell>
          <table:table-cell table:style-name="ce80" table:formula="of:=IF([.A30]=&quot;&quot;; &quot;&quot;; OFFSET([$Chapters.$D$1];MATCH([.B30];[$Chapters.$D$2:.$D$2502];0);-1;1;1))" office:value-type="string" office:string-value="Testing with Agile methods" calcext:value-type="string">
            <text:p>Testing with Agile methods</text:p>
          </table:table-cell>
          <table:table-cell table:style-name="ce83" table:formula="of:=IF([.A30]=&quot;&quot;;&quot;&quot;;concat(concat([.N30];&quot;: &quot;);[.O30]))" office:value-type="string" office:string-value="" calcext:value-type="error">
            <text:p>#NAME?</text:p>
          </table:table-cell>
          <table:table-cell table:style-name="ce83" table:formula="of:=IF([.A30]=&quot;&quot;;&quot;&quot;;concat(concat(concat(concat(SUBSTITUTE([.N30];&quot;Chapter&quot;;&quot;Section&quot;);&quot;.&quot;);[.E30]);&quot;: &quot;);[.A30]))"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Debugging Quarkus Applications</text:p>
          </table:table-cell>
          <table:table-cell table:style-name="ce46" table:content-validation-name="val2" office:value-type="string" calcext:value-type="string">
            <text:p>test</text:p>
          </table:table-cell>
          <table:table-cell table:style-name="ce42" office:value-type="string" calcext:value-type="string">
            <text:p>debug</text:p>
          </table:table-cell>
          <table:table-cell table:style-name="ce50" table:content-validation-name="val3" office:value-type="string" calcext:value-type="string">
            <text:p>lecture</text:p>
          </table:table-cell>
          <table:table-cell table:style-name="ce54" table:content-validation-name="val4" table:formula="of:=IF([.B31]=[.B30];[.E30]+1;1)" office:value-type="float" office:value="5" calcext:value-type="float">
            <text:p>5</text:p>
          </table:table-cell>
          <table:table-cell table:style-name="ce61" table:content-validation-name="val4" office:value-type="float" office:value="15" calcext:value-type="float">
            <text:p>15</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31]=&quot;&quot;;&quot;&quot;;&quot;draft&quot;)" office:value-type="string" office:string-value="draft" calcext:value-type="string">
            <text:p>draft</text:p>
          </table:table-cell>
          <table:table-cell table:style-name="ce80" table:formula="of:=IF([.A31]=&quot;&quot;;&quot;&quot;;&quot;complete&quot;)" office:value-type="string" office:string-value="complete" calcext:value-type="string">
            <text:p>complete</text:p>
          </table:table-cell>
          <table:table-cell table:style-name="ce83" table:formula="of:=IF([.D31]=&quot;&quot;;&quot;&quot;;IF([.D31]=&quot;lecture&quot;;&quot;lecture&quot;;&quot;activity&quot;))" office:value-type="string" office:string-value="lecture" calcext:value-type="string">
            <text:p>lecture</text:p>
          </table:table-cell>
          <table:table-cell table:style-name="ce85" table:formula="of:=IF([.A31]=&quot;&quot;;&quot;&quot;;OFFSET([$Chapters.$D$1];MATCH([.B31];[$Chapters.$D$2:.$D$2502];0);-3;1;1))" office:value-type="float" office:value="5" calcext:value-type="float">
            <text:p>5</text:p>
          </table:table-cell>
          <table:table-cell table:style-name="ce83" table:formula="of:=IF([.A31]=&quot;&quot;; &quot;&quot;; concat(&quot;Chapter &quot;; [.M31]))" office:value-type="string" office:string-value="" calcext:value-type="error">
            <text:p>#NAME?</text:p>
          </table:table-cell>
          <table:table-cell table:style-name="ce80" table:formula="of:=IF([.A31]=&quot;&quot;; &quot;&quot;; OFFSET([$Chapters.$D$1];MATCH([.B31];[$Chapters.$D$2:.$D$2502];0);-1;1;1))" office:value-type="string" office:string-value="Testing with Agile methods" calcext:value-type="string">
            <text:p>Testing with Agile methods</text:p>
          </table:table-cell>
          <table:table-cell table:style-name="ce83" table:formula="of:=IF([.A31]=&quot;&quot;;&quot;&quot;;concat(concat([.N31];&quot;: &quot;);[.O31]))" office:value-type="string" office:string-value="" calcext:value-type="error">
            <text:p>#NAME?</text:p>
          </table:table-cell>
          <table:table-cell table:style-name="ce83" table:formula="of:=IF([.A31]=&quot;&quot;;&quot;&quot;;concat(concat(concat(concat(SUBSTITUTE([.N31];&quot;Chapter&quot;;&quot;Section&quot;);&quot;.&quot;);[.E31]);&quot;: &quot;);[.A31]))"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Debugging Quarkus Applications</text:p>
          </table:table-cell>
          <table:table-cell table:style-name="ce46" table:content-validation-name="val2" office:value-type="string" calcext:value-type="string">
            <text:p>test</text:p>
          </table:table-cell>
          <table:table-cell table:style-name="ce42" office:value-type="string" calcext:value-type="string">
            <text:p>debug</text:p>
          </table:table-cell>
          <table:table-cell table:style-name="ce50" table:content-validation-name="val3" office:value-type="string" calcext:value-type="string">
            <text:p>GE</text:p>
          </table:table-cell>
          <table:table-cell table:style-name="ce54" table:content-validation-name="val4" table:formula="of:=IF([.B32]=[.B31];[.E31]+1;1)" office:value-type="float" office:value="6" calcext:value-type="float">
            <text:p>6</text:p>
          </table:table-cell>
          <table:table-cell table:style-name="ce61" table:content-validation-name="val4" office:value-type="float" office:value="15" calcext:value-type="float">
            <text:p>15</text:p>
          </table:table-cell>
          <table:table-cell table:style-name="ce67" office:value-type="string" calcext:value-type="string">
            <text:p>Configure live debugging for Quarkus applications.</text:p>
          </table:table-cell>
          <table:table-cell table:number-columns-repeated="2" table:style-name="ce72" office:value-type="string" calcext:value-type="string">
            <text:p>tbd</text:p>
          </table:table-cell>
          <table:table-cell table:style-name="ce80" table:formula="of:=IF([.A32]=&quot;&quot;;&quot;&quot;;&quot;draft&quot;)" office:value-type="string" office:string-value="draft" calcext:value-type="string">
            <text:p>draft</text:p>
          </table:table-cell>
          <table:table-cell table:style-name="ce80" table:formula="of:=IF([.A32]=&quot;&quot;;&quot;&quot;;&quot;complete&quot;)" office:value-type="string" office:string-value="complete" calcext:value-type="string">
            <text:p>complete</text:p>
          </table:table-cell>
          <table:table-cell table:style-name="ce83" table:formula="of:=IF([.D32]=&quot;&quot;;&quot;&quot;;IF([.D32]=&quot;lecture&quot;;&quot;lecture&quot;;&quot;activity&quot;))" office:value-type="string" office:string-value="activity" calcext:value-type="string">
            <text:p>activity</text:p>
          </table:table-cell>
          <table:table-cell table:style-name="ce85" table:formula="of:=IF([.A32]=&quot;&quot;;&quot;&quot;;OFFSET([$Chapters.$D$1];MATCH([.B32];[$Chapters.$D$2:.$D$2502];0);-3;1;1))" office:value-type="float" office:value="5" calcext:value-type="float">
            <text:p>5</text:p>
          </table:table-cell>
          <table:table-cell table:style-name="ce83" table:formula="of:=IF([.A32]=&quot;&quot;; &quot;&quot;; concat(&quot;Chapter &quot;; [.M32]))" office:value-type="string" office:string-value="" calcext:value-type="error">
            <text:p>#NAME?</text:p>
          </table:table-cell>
          <table:table-cell table:style-name="ce80" table:formula="of:=IF([.A32]=&quot;&quot;; &quot;&quot;; OFFSET([$Chapters.$D$1];MATCH([.B32];[$Chapters.$D$2:.$D$2502];0);-1;1;1))" office:value-type="string" office:string-value="Testing with Agile methods" calcext:value-type="string">
            <text:p>Testing with Agile methods</text:p>
          </table:table-cell>
          <table:table-cell table:style-name="ce83" table:formula="of:=IF([.A32]=&quot;&quot;;&quot;&quot;;concat(concat([.N32];&quot;: &quot;);[.O32]))" office:value-type="string" office:string-value="" calcext:value-type="error">
            <text:p>#NAME?</text:p>
          </table:table-cell>
          <table:table-cell table:style-name="ce83" table:formula="of:=IF([.A32]=&quot;&quot;;&quot;&quot;;concat(concat(concat(concat(SUBSTITUTE([.N32];&quot;Chapter&quot;;&quot;Section&quot;);&quot;.&quot;);[.E32]);&quot;: &quot;);[.A32]))"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Testing Microservices</text:p>
          </table:table-cell>
          <table:table-cell table:style-name="ce46" table:content-validation-name="val2" office:value-type="string" calcext:value-type="string">
            <text:p>test</text:p>
          </table:table-cell>
          <table:table-cell table:style-name="ce42" office:value-type="string" calcext:value-type="string">
            <text:p>review</text:p>
          </table:table-cell>
          <table:table-cell table:style-name="ce50" table:content-validation-name="val3" office:value-type="string" calcext:value-type="string">
            <text:p>lab</text:p>
          </table:table-cell>
          <table:table-cell table:style-name="ce54" table:content-validation-name="val4" table:formula="of:=IF([.B33]=[.B32];[.E32]+1;1)" office:value-type="float" office:value="7" calcext:value-type="float">
            <text:p>7</text:p>
          </table:table-cell>
          <table:table-cell table:style-name="ce61" table:content-validation-name="val4" office:value-type="float" office:value="30" calcext:value-type="float">
            <text:p>30</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33]=&quot;&quot;;&quot;&quot;;&quot;draft&quot;)" office:value-type="string" office:string-value="draft" calcext:value-type="string">
            <text:p>draft</text:p>
          </table:table-cell>
          <table:table-cell table:style-name="ce80" table:formula="of:=IF([.A33]=&quot;&quot;;&quot;&quot;;&quot;complete&quot;)" office:value-type="string" office:string-value="complete" calcext:value-type="string">
            <text:p>complete</text:p>
          </table:table-cell>
          <table:table-cell table:style-name="ce83" table:formula="of:=IF([.D33]=&quot;&quot;;&quot;&quot;;IF([.D33]=&quot;lecture&quot;;&quot;lecture&quot;;&quot;activity&quot;))" office:value-type="string" office:string-value="activity" calcext:value-type="string">
            <text:p>activity</text:p>
          </table:table-cell>
          <table:table-cell table:style-name="ce85" table:formula="of:=IF([.A33]=&quot;&quot;;&quot;&quot;;OFFSET([$Chapters.$D$1];MATCH([.B33];[$Chapters.$D$2:.$D$2502];0);-3;1;1))" office:value-type="float" office:value="5" calcext:value-type="float">
            <text:p>5</text:p>
          </table:table-cell>
          <table:table-cell table:style-name="ce83" table:formula="of:=IF([.A33]=&quot;&quot;; &quot;&quot;; concat(&quot;Chapter &quot;; [.M33]))" office:value-type="string" office:string-value="" calcext:value-type="error">
            <text:p>#NAME?</text:p>
          </table:table-cell>
          <table:table-cell table:style-name="ce80" table:formula="of:=IF([.A33]=&quot;&quot;; &quot;&quot;; OFFSET([$Chapters.$D$1];MATCH([.B33];[$Chapters.$D$2:.$D$2502];0);-1;1;1))" office:value-type="string" office:string-value="Testing with Agile methods" calcext:value-type="string">
            <text:p>Testing with Agile methods</text:p>
          </table:table-cell>
          <table:table-cell table:style-name="ce83" table:formula="of:=IF([.A33]=&quot;&quot;;&quot;&quot;;concat(concat([.N33];&quot;: &quot;);[.O33]))" office:value-type="string" office:string-value="" calcext:value-type="error">
            <text:p>#NAME?</text:p>
          </table:table-cell>
          <table:table-cell table:style-name="ce83" table:formula="of:=IF([.A33]=&quot;&quot;;&quot;&quot;;concat(concat(concat(concat(SUBSTITUTE([.N33];&quot;Chapter&quot;;&quot;Section&quot;);&quot;.&quot;);[.E33]);&quot;: &quot;);[.A33]))"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Applying Fault Tolerance Policies to a Microservice</text:p>
            <text:p/>
          </table:table-cell>
          <table:table-cell table:style-name="ce46" table:content-validation-name="val2" office:value-type="string" calcext:value-type="string">
            <text:p>tolerance</text:p>
          </table:table-cell>
          <table:table-cell table:style-name="ce42" office:value-type="string" calcext:value-type="string">
            <text:p>policies</text:p>
          </table:table-cell>
          <table:table-cell table:style-name="ce50" table:content-validation-name="val3" office:value-type="string" calcext:value-type="string">
            <text:p>lecture</text:p>
          </table:table-cell>
          <table:table-cell table:style-name="ce54" table:content-validation-name="val4" table:formula="of:=IF([.B34]=[.B33];[.E33]+1;1)" office:value-type="float" office:value="1" calcext:value-type="float">
            <text:p>1</text:p>
          </table:table-cell>
          <table:table-cell table:style-name="ce61" table:content-validation-name="val4" office:value-type="float" office:value="25" calcext:value-type="float">
            <text:p>25</text:p>
          </table:table-cell>
          <table:table-cell table:style-name="ce67" office:value-type="string" calcext:value-type="string">
            <text:p>Apply fault tolerance policies to a Microservice.</text:p>
          </table:table-cell>
          <table:table-cell table:number-columns-repeated="2" table:style-name="ce72" office:value-type="string" calcext:value-type="string">
            <text:p>tbd</text:p>
          </table:table-cell>
          <table:table-cell table:style-name="ce80" table:formula="of:=IF([.A34]=&quot;&quot;;&quot;&quot;;&quot;draft&quot;)" office:value-type="string" office:string-value="draft" calcext:value-type="string">
            <text:p>draft</text:p>
          </table:table-cell>
          <table:table-cell table:style-name="ce80" table:formula="of:=IF([.A34]=&quot;&quot;;&quot;&quot;;&quot;complete&quot;)" office:value-type="string" office:string-value="complete" calcext:value-type="string">
            <text:p>complete</text:p>
          </table:table-cell>
          <table:table-cell table:style-name="ce83" table:formula="of:=IF([.D34]=&quot;&quot;;&quot;&quot;;IF([.D34]=&quot;lecture&quot;;&quot;lecture&quot;;&quot;activity&quot;))" office:value-type="string" office:string-value="lecture" calcext:value-type="string">
            <text:p>lecture</text:p>
          </table:table-cell>
          <table:table-cell table:style-name="ce85" table:formula="of:=IF([.A34]=&quot;&quot;;&quot;&quot;;OFFSET([$Chapters.$D$1];MATCH([.B34];[$Chapters.$D$2:.$D$2502];0);-3;1;1))" office:value-type="float" office:value="6" calcext:value-type="float">
            <text:p>6</text:p>
          </table:table-cell>
          <table:table-cell table:style-name="ce83" table:formula="of:=IF([.A34]=&quot;&quot;; &quot;&quot;; concat(&quot;Chapter &quot;; [.M34]))" office:value-type="string" office:string-value="" calcext:value-type="error">
            <text:p>#NAME?</text:p>
          </table:table-cell>
          <table:table-cell table:style-name="ce80" table:formula="of:=IF([.A34]=&quot;&quot;; &quot;&quot;; OFFSET([$Chapters.$D$1];MATCH([.B34];[$Chapters.$D$2:.$D$2502];0);-1;1;1))" office:value-type="string" office:string-value="Implementing Structure" calcext:value-type="string">
            <text:p>Implementing Structure</text:p>
          </table:table-cell>
          <table:table-cell table:style-name="ce83" table:formula="of:=IF([.A34]=&quot;&quot;;&quot;&quot;;concat(concat([.N34];&quot;: &quot;);[.O34]))" office:value-type="string" office:string-value="" calcext:value-type="error">
            <text:p>#NAME?</text:p>
          </table:table-cell>
          <table:table-cell table:style-name="ce83" table:formula="of:=IF([.A34]=&quot;&quot;;&quot;&quot;;concat(concat(concat(concat(SUBSTITUTE([.N34];&quot;Chapter&quot;;&quot;Section&quot;);&quot;.&quot;);[.E34]);&quot;: &quot;);[.A34]))"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Applying Fault Tolerance Policies</text:p>
          </table:table-cell>
          <table:table-cell table:style-name="ce46" table:content-validation-name="val2" office:value-type="string" calcext:value-type="string">
            <text:p>tolerance</text:p>
          </table:table-cell>
          <table:table-cell table:style-name="ce42" office:value-type="string" calcext:value-type="string">
            <text:p>policies</text:p>
          </table:table-cell>
          <table:table-cell table:style-name="ce50" table:content-validation-name="val3" office:value-type="string" calcext:value-type="string">
            <text:p>GE</text:p>
          </table:table-cell>
          <table:table-cell table:style-name="ce54" table:content-validation-name="val4" table:formula="of:=IF([.B35]=[.B34];[.E34]+1;1)" office:value-type="float" office:value="2" calcext:value-type="float">
            <text:p>2</text:p>
          </table:table-cell>
          <table:table-cell table:style-name="ce61" table:content-validation-name="val4" office:value-type="float" office:value="30" calcext:value-type="float">
            <text:p>30</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35]=&quot;&quot;;&quot;&quot;;&quot;draft&quot;)" office:value-type="string" office:string-value="draft" calcext:value-type="string">
            <text:p>draft</text:p>
          </table:table-cell>
          <table:table-cell table:style-name="ce80" table:formula="of:=IF([.A35]=&quot;&quot;;&quot;&quot;;&quot;complete&quot;)" office:value-type="string" office:string-value="complete" calcext:value-type="string">
            <text:p>complete</text:p>
          </table:table-cell>
          <table:table-cell table:style-name="ce83" table:formula="of:=IF([.D35]=&quot;&quot;;&quot;&quot;;IF([.D35]=&quot;lecture&quot;;&quot;lecture&quot;;&quot;activity&quot;))" office:value-type="string" office:string-value="activity" calcext:value-type="string">
            <text:p>activity</text:p>
          </table:table-cell>
          <table:table-cell table:style-name="ce85" table:formula="of:=IF([.A35]=&quot;&quot;;&quot;&quot;;OFFSET([$Chapters.$D$1];MATCH([.B35];[$Chapters.$D$2:.$D$2502];0);-3;1;1))" office:value-type="float" office:value="6" calcext:value-type="float">
            <text:p>6</text:p>
          </table:table-cell>
          <table:table-cell table:style-name="ce83" table:formula="of:=IF([.A35]=&quot;&quot;; &quot;&quot;; concat(&quot;Chapter &quot;; [.M35]))" office:value-type="string" office:string-value="" calcext:value-type="error">
            <text:p>#NAME?</text:p>
          </table:table-cell>
          <table:table-cell table:style-name="ce80" table:formula="of:=IF([.A35]=&quot;&quot;; &quot;&quot;; OFFSET([$Chapters.$D$1];MATCH([.B35];[$Chapters.$D$2:.$D$2502];0);-1;1;1))" office:value-type="string" office:string-value="Implementing Structure" calcext:value-type="string">
            <text:p>Implementing Structure</text:p>
          </table:table-cell>
          <table:table-cell table:style-name="ce83" table:formula="of:=IF([.A35]=&quot;&quot;;&quot;&quot;;concat(concat([.N35];&quot;: &quot;);[.O35]))" office:value-type="string" office:string-value="" calcext:value-type="error">
            <text:p>#NAME?</text:p>
          </table:table-cell>
          <table:table-cell table:style-name="ce83" table:formula="of:=IF([.A35]=&quot;&quot;;&quot;&quot;;concat(concat(concat(concat(SUBSTITUTE([.N35];&quot;Chapter&quot;;&quot;Section&quot;);&quot;.&quot;);[.E35]);&quot;: &quot;);[.A35]))"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Implementing a Health Check Monitored by OpenShift</text:p>
            <text:p/>
          </table:table-cell>
          <table:table-cell table:style-name="ce46" table:content-validation-name="val2" office:value-type="string" calcext:value-type="string">
            <text:p>tolerance</text:p>
          </table:table-cell>
          <table:table-cell table:style-name="ce42" office:value-type="string" calcext:value-type="string">
            <text:p>health</text:p>
          </table:table-cell>
          <table:table-cell table:style-name="ce50" table:content-validation-name="val3" office:value-type="string" calcext:value-type="string">
            <text:p>lecture</text:p>
          </table:table-cell>
          <table:table-cell table:style-name="ce54" table:content-validation-name="val4" table:formula="of:=IF([.B36]=[.B35];[.E35]+1;1)" office:value-type="float" office:value="3" calcext:value-type="float">
            <text:p>3</text:p>
          </table:table-cell>
          <table:table-cell table:style-name="ce61" table:content-validation-name="val4" office:value-type="float" office:value="20" calcext:value-type="float">
            <text:p>20</text:p>
          </table:table-cell>
          <table:table-cell table:style-name="ce67" office:value-type="string" calcext:value-type="string">
            <text:p>Implement a health check in a microservice and enable a probe in OpenShift to monitor it.</text:p>
          </table:table-cell>
          <table:table-cell table:number-columns-repeated="2" table:style-name="ce72" office:value-type="string" calcext:value-type="string">
            <text:p>tbd</text:p>
          </table:table-cell>
          <table:table-cell table:style-name="ce80" table:formula="of:=IF([.A36]=&quot;&quot;;&quot;&quot;;&quot;draft&quot;)" office:value-type="string" office:string-value="draft" calcext:value-type="string">
            <text:p>draft</text:p>
          </table:table-cell>
          <table:table-cell table:style-name="ce80" table:formula="of:=IF([.A36]=&quot;&quot;;&quot;&quot;;&quot;complete&quot;)" office:value-type="string" office:string-value="complete" calcext:value-type="string">
            <text:p>complete</text:p>
          </table:table-cell>
          <table:table-cell table:style-name="ce83" table:formula="of:=IF([.D36]=&quot;&quot;;&quot;&quot;;IF([.D36]=&quot;lecture&quot;;&quot;lecture&quot;;&quot;activity&quot;))" office:value-type="string" office:string-value="lecture" calcext:value-type="string">
            <text:p>lecture</text:p>
          </table:table-cell>
          <table:table-cell table:style-name="ce85" table:formula="of:=IF([.A36]=&quot;&quot;;&quot;&quot;;OFFSET([$Chapters.$D$1];MATCH([.B36];[$Chapters.$D$2:.$D$2502];0);-3;1;1))" office:value-type="float" office:value="6" calcext:value-type="float">
            <text:p>6</text:p>
          </table:table-cell>
          <table:table-cell table:style-name="ce83" table:formula="of:=IF([.A36]=&quot;&quot;; &quot;&quot;; concat(&quot;Chapter &quot;; [.M36]))" office:value-type="string" office:string-value="" calcext:value-type="error">
            <text:p>#NAME?</text:p>
          </table:table-cell>
          <table:table-cell table:style-name="ce80" table:formula="of:=IF([.A36]=&quot;&quot;; &quot;&quot;; OFFSET([$Chapters.$D$1];MATCH([.B36];[$Chapters.$D$2:.$D$2502];0);-1;1;1))" office:value-type="string" office:string-value="Implementing Structure" calcext:value-type="string">
            <text:p>Implementing Structure</text:p>
          </table:table-cell>
          <table:table-cell table:style-name="ce83" table:formula="of:=IF([.A36]=&quot;&quot;;&quot;&quot;;concat(concat([.N36];&quot;: &quot;);[.O36]))" office:value-type="string" office:string-value="" calcext:value-type="error">
            <text:p>#NAME?</text:p>
          </table:table-cell>
          <table:table-cell table:style-name="ce83" table:formula="of:=IF([.A36]=&quot;&quot;;&quot;&quot;;concat(concat(concat(concat(SUBSTITUTE([.N36];&quot;Chapter&quot;;&quot;Section&quot;);&quot;.&quot;);[.E36]);&quot;: &quot;);[.A36]))"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Implementing a Health Check</text:p>
          </table:table-cell>
          <table:table-cell table:style-name="ce46" table:content-validation-name="val2" office:value-type="string" calcext:value-type="string">
            <text:p>tolerance</text:p>
          </table:table-cell>
          <table:table-cell table:style-name="ce42" office:value-type="string" calcext:value-type="string">
            <text:p>health</text:p>
          </table:table-cell>
          <table:table-cell table:style-name="ce50" table:content-validation-name="val3" office:value-type="string" calcext:value-type="string">
            <text:p>GE</text:p>
          </table:table-cell>
          <table:table-cell table:style-name="ce54" table:content-validation-name="val4" table:formula="of:=IF([.B37]=[.B36];[.E36]+1;1)" office:value-type="float" office:value="4" calcext:value-type="float">
            <text:p>4</text:p>
          </table:table-cell>
          <table:table-cell table:style-name="ce61" table:content-validation-name="val4" office:value-type="float" office:value="30" calcext:value-type="float">
            <text:p>30</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37]=&quot;&quot;;&quot;&quot;;&quot;draft&quot;)" office:value-type="string" office:string-value="draft" calcext:value-type="string">
            <text:p>draft</text:p>
          </table:table-cell>
          <table:table-cell table:style-name="ce80" table:formula="of:=IF([.A37]=&quot;&quot;;&quot;&quot;;&quot;complete&quot;)" office:value-type="string" office:string-value="complete" calcext:value-type="string">
            <text:p>complete</text:p>
          </table:table-cell>
          <table:table-cell table:style-name="ce83" table:formula="of:=IF([.D37]=&quot;&quot;;&quot;&quot;;IF([.D37]=&quot;lecture&quot;;&quot;lecture&quot;;&quot;activity&quot;))" office:value-type="string" office:string-value="activity" calcext:value-type="string">
            <text:p>activity</text:p>
          </table:table-cell>
          <table:table-cell table:style-name="ce85" table:formula="of:=IF([.A37]=&quot;&quot;;&quot;&quot;;OFFSET([$Chapters.$D$1];MATCH([.B37];[$Chapters.$D$2:.$D$2502];0);-3;1;1))" office:value-type="float" office:value="6" calcext:value-type="float">
            <text:p>6</text:p>
          </table:table-cell>
          <table:table-cell table:style-name="ce83" table:formula="of:=IF([.A37]=&quot;&quot;; &quot;&quot;; concat(&quot;Chapter &quot;; [.M37]))" office:value-type="string" office:string-value="" calcext:value-type="error">
            <text:p>#NAME?</text:p>
          </table:table-cell>
          <table:table-cell table:style-name="ce80" table:formula="of:=IF([.A37]=&quot;&quot;; &quot;&quot;; OFFSET([$Chapters.$D$1];MATCH([.B37];[$Chapters.$D$2:.$D$2502];0);-1;1;1))" office:value-type="string" office:string-value="Implementing Structure" calcext:value-type="string">
            <text:p>Implementing Structure</text:p>
          </table:table-cell>
          <table:table-cell table:style-name="ce83" table:formula="of:=IF([.A37]=&quot;&quot;;&quot;&quot;;concat(concat([.N37];&quot;: &quot;);[.O37]))" office:value-type="string" office:string-value="" calcext:value-type="error">
            <text:p>#NAME?</text:p>
          </table:table-cell>
          <table:table-cell table:style-name="ce83" table:formula="of:=IF([.A37]=&quot;&quot;;&quot;&quot;;concat(concat(concat(concat(SUBSTITUTE([.N37];&quot;Chapter&quot;;&quot;Section&quot;);&quot;.&quot;);[.E37]);&quot;: &quot;);[.A37]))"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Implementing Fault Tolerance</text:p>
          </table:table-cell>
          <table:table-cell table:style-name="ce46" table:content-validation-name="val2" office:value-type="string" calcext:value-type="string">
            <text:p>tolerance</text:p>
          </table:table-cell>
          <table:table-cell table:style-name="ce42" office:value-type="string" calcext:value-type="string">
            <text:p>review</text:p>
          </table:table-cell>
          <table:table-cell table:style-name="ce50" table:content-validation-name="val3" office:value-type="string" calcext:value-type="string">
            <text:p>lab</text:p>
          </table:table-cell>
          <table:table-cell table:style-name="ce54" table:content-validation-name="val4" table:formula="of:=IF([.B38]=[.B37];[.E37]+1;1)" office:value-type="float" office:value="5" calcext:value-type="float">
            <text:p>5</text:p>
          </table:table-cell>
          <table:table-cell table:style-name="ce61" table:content-validation-name="val4" office:value-type="float" office:value="35" calcext:value-type="float">
            <text:p>35</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38]=&quot;&quot;;&quot;&quot;;&quot;draft&quot;)" office:value-type="string" office:string-value="draft" calcext:value-type="string">
            <text:p>draft</text:p>
          </table:table-cell>
          <table:table-cell table:style-name="ce80" table:formula="of:=IF([.A38]=&quot;&quot;;&quot;&quot;;&quot;complete&quot;)" office:value-type="string" office:string-value="complete" calcext:value-type="string">
            <text:p>complete</text:p>
          </table:table-cell>
          <table:table-cell table:style-name="ce83" table:formula="of:=IF([.D38]=&quot;&quot;;&quot;&quot;;IF([.D38]=&quot;lecture&quot;;&quot;lecture&quot;;&quot;activity&quot;))" office:value-type="string" office:string-value="activity" calcext:value-type="string">
            <text:p>activity</text:p>
          </table:table-cell>
          <table:table-cell table:style-name="ce85" table:formula="of:=IF([.A38]=&quot;&quot;;&quot;&quot;;OFFSET([$Chapters.$D$1];MATCH([.B38];[$Chapters.$D$2:.$D$2502];0);-3;1;1))" office:value-type="float" office:value="6" calcext:value-type="float">
            <text:p>6</text:p>
          </table:table-cell>
          <table:table-cell table:style-name="ce83" table:formula="of:=IF([.A38]=&quot;&quot;; &quot;&quot;; concat(&quot;Chapter &quot;; [.M38]))" office:value-type="string" office:string-value="" calcext:value-type="error">
            <text:p>#NAME?</text:p>
          </table:table-cell>
          <table:table-cell table:style-name="ce80" table:formula="of:=IF([.A38]=&quot;&quot;; &quot;&quot;; OFFSET([$Chapters.$D$1];MATCH([.B38];[$Chapters.$D$2:.$D$2502];0);-1;1;1))" office:value-type="string" office:string-value="Implementing Structure" calcext:value-type="string">
            <text:p>Implementing Structure</text:p>
          </table:table-cell>
          <table:table-cell table:style-name="ce83" table:formula="of:=IF([.A38]=&quot;&quot;;&quot;&quot;;concat(concat([.N38];&quot;: &quot;);[.O38]))" office:value-type="string" office:string-value="" calcext:value-type="error">
            <text:p>#NAME?</text:p>
          </table:table-cell>
          <table:table-cell table:style-name="ce83" table:formula="of:=IF([.A38]=&quot;&quot;;&quot;&quot;;concat(concat(concat(concat(SUBSTITUTE([.N38];&quot;Chapter&quot;;&quot;Section&quot;);&quot;.&quot;);[.E38]);&quot;: &quot;);[.A38]))"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Describing the API Gateway Pattern</text:p>
            <text:p/>
          </table:table-cell>
          <table:table-cell table:style-name="ce46" table:content-validation-name="val2" office:value-type="string" calcext:value-type="string">
            <text:p>gateway</text:p>
          </table:table-cell>
          <table:table-cell table:style-name="ce42" office:value-type="string" calcext:value-type="string">
            <text:p>pattern</text:p>
          </table:table-cell>
          <table:table-cell table:style-name="ce50" table:content-validation-name="val3" office:value-type="string" calcext:value-type="string">
            <text:p>lecture</text:p>
          </table:table-cell>
          <table:table-cell table:style-name="ce54" table:content-validation-name="val4" table:formula="of:=IF([.B39]=[.B38];[.E38]+1;1)" office:value-type="float" office:value="1" calcext:value-type="float">
            <text:p>1</text:p>
          </table:table-cell>
          <table:table-cell table:style-name="ce61" table:content-validation-name="val4" office:value-type="float" office:value="25" calcext:value-type="float">
            <text:p>25</text:p>
          </table:table-cell>
          <table:table-cell table:style-name="ce67" office:value-type="string" calcext:value-type="string">
            <text:p>Describe the API Gateway pattern.</text:p>
          </table:table-cell>
          <table:table-cell table:number-columns-repeated="2" table:style-name="ce72" office:value-type="string" calcext:value-type="string">
            <text:p>tbd</text:p>
          </table:table-cell>
          <table:table-cell table:style-name="ce80" table:formula="of:=IF([.A39]=&quot;&quot;;&quot;&quot;;&quot;draft&quot;)" office:value-type="string" office:string-value="draft" calcext:value-type="string">
            <text:p>draft</text:p>
          </table:table-cell>
          <table:table-cell table:style-name="ce80" table:formula="of:=IF([.A39]=&quot;&quot;;&quot;&quot;;&quot;complete&quot;)" office:value-type="string" office:string-value="complete" calcext:value-type="string">
            <text:p>complete</text:p>
          </table:table-cell>
          <table:table-cell table:style-name="ce83" table:formula="of:=IF([.D39]=&quot;&quot;;&quot;&quot;;IF([.D39]=&quot;lecture&quot;;&quot;lecture&quot;;&quot;activity&quot;))" office:value-type="string" office:string-value="lecture" calcext:value-type="string">
            <text:p>lecture</text:p>
          </table:table-cell>
          <table:table-cell table:style-name="ce85" table:formula="of:=IF([.A39]=&quot;&quot;;&quot;&quot;;OFFSET([$Chapters.$D$1];MATCH([.B39];[$Chapters.$D$2:.$D$2502];0);-3;1;1))" office:value-type="float" office:value="7" calcext:value-type="float">
            <text:p>7</text:p>
          </table:table-cell>
          <table:table-cell table:style-name="ce83" table:formula="of:=IF([.A39]=&quot;&quot;; &quot;&quot;; concat(&quot;Chapter &quot;; [.M39]))" office:value-type="string" office:string-value="" calcext:value-type="error">
            <text:p>#NAME?</text:p>
          </table:table-cell>
          <table:table-cell table:style-name="ce80" table:formula="of:=IF([.A39]=&quot;&quot;; &quot;&quot;; OFFSET([$Chapters.$D$1];MATCH([.B39];[$Chapters.$D$2:.$D$2502];0);-1;1;1))" office:value-type="string" office:string-value="Developing Structure" calcext:value-type="string">
            <text:p>Developing Structure</text:p>
          </table:table-cell>
          <table:table-cell table:style-name="ce83" table:formula="of:=IF([.A39]=&quot;&quot;;&quot;&quot;;concat(concat([.N39];&quot;: &quot;);[.O39]))" office:value-type="string" office:string-value="" calcext:value-type="error">
            <text:p>#NAME?</text:p>
          </table:table-cell>
          <table:table-cell table:style-name="ce83" table:formula="of:=IF([.A39]=&quot;&quot;;&quot;&quot;;concat(concat(concat(concat(SUBSTITUTE([.N39];&quot;Chapter&quot;;&quot;Section&quot;);&quot;.&quot;);[.E39]);&quot;: &quot;);[.A39]))"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Describing the API Gateway Pattern</text:p>
          </table:table-cell>
          <table:table-cell table:style-name="ce46" table:content-validation-name="val2" office:value-type="string" calcext:value-type="string">
            <text:p>gateway</text:p>
          </table:table-cell>
          <table:table-cell table:style-name="ce42" office:value-type="string" calcext:value-type="string">
            <text:p>pattern</text:p>
          </table:table-cell>
          <table:table-cell table:style-name="ce50" table:content-validation-name="val3" office:value-type="string" calcext:value-type="string">
            <text:p>quiz</text:p>
          </table:table-cell>
          <table:table-cell table:style-name="ce54" table:content-validation-name="val4" table:formula="of:=IF([.B40]=[.B39];[.E39]+1;1)" office:value-type="float" office:value="2" calcext:value-type="float">
            <text:p>2</text:p>
          </table:table-cell>
          <table:table-cell table:style-name="ce61" table:content-validation-name="val4" office:value-type="float" office:value="5" calcext:value-type="float">
            <text:p>5</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40]=&quot;&quot;;&quot;&quot;;&quot;draft&quot;)" office:value-type="string" office:string-value="draft" calcext:value-type="string">
            <text:p>draft</text:p>
          </table:table-cell>
          <table:table-cell table:style-name="ce80" table:formula="of:=IF([.A40]=&quot;&quot;;&quot;&quot;;&quot;complete&quot;)" office:value-type="string" office:string-value="complete" calcext:value-type="string">
            <text:p>complete</text:p>
          </table:table-cell>
          <table:table-cell table:style-name="ce83" table:formula="of:=IF([.D40]=&quot;&quot;;&quot;&quot;;IF([.D40]=&quot;lecture&quot;;&quot;lecture&quot;;&quot;activity&quot;))" office:value-type="string" office:string-value="activity" calcext:value-type="string">
            <text:p>activity</text:p>
          </table:table-cell>
          <table:table-cell table:style-name="ce85" table:formula="of:=IF([.A40]=&quot;&quot;;&quot;&quot;;OFFSET([$Chapters.$D$1];MATCH([.B40];[$Chapters.$D$2:.$D$2502];0);-3;1;1))" office:value-type="float" office:value="7" calcext:value-type="float">
            <text:p>7</text:p>
          </table:table-cell>
          <table:table-cell table:style-name="ce83" table:formula="of:=IF([.A40]=&quot;&quot;; &quot;&quot;; concat(&quot;Chapter &quot;; [.M40]))" office:value-type="string" office:string-value="" calcext:value-type="error">
            <text:p>#NAME?</text:p>
          </table:table-cell>
          <table:table-cell table:style-name="ce80" table:formula="of:=IF([.A40]=&quot;&quot;; &quot;&quot;; OFFSET([$Chapters.$D$1];MATCH([.B40];[$Chapters.$D$2:.$D$2502];0);-1;1;1))" office:value-type="string" office:string-value="Developing Structure" calcext:value-type="string">
            <text:p>Developing Structure</text:p>
          </table:table-cell>
          <table:table-cell table:style-name="ce83" table:formula="of:=IF([.A40]=&quot;&quot;;&quot;&quot;;concat(concat([.N40];&quot;: &quot;);[.O40]))" office:value-type="string" office:string-value="" calcext:value-type="error">
            <text:p>#NAME?</text:p>
          </table:table-cell>
          <table:table-cell table:style-name="ce83" table:formula="of:=IF([.A40]=&quot;&quot;;&quot;&quot;;concat(concat(concat(concat(SUBSTITUTE([.N40];&quot;Chapter&quot;;&quot;Section&quot;);&quot;.&quot;);[.E40]);&quot;: &quot;);[.A40]))"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Developing an API Gateway for Microservices</text:p>
            <text:p/>
          </table:table-cell>
          <table:table-cell table:style-name="ce46" table:content-validation-name="val2" office:value-type="string" calcext:value-type="string">
            <text:p>gateway</text:p>
          </table:table-cell>
          <table:table-cell table:style-name="ce42" office:value-type="string" calcext:value-type="string">
            <text:p>develop</text:p>
          </table:table-cell>
          <table:table-cell table:style-name="ce50" table:content-validation-name="val3" office:value-type="string" calcext:value-type="string">
            <text:p>lecture</text:p>
          </table:table-cell>
          <table:table-cell table:style-name="ce54" table:content-validation-name="val4" table:formula="of:=IF([.B41]=[.B40];[.E40]+1;1)" office:value-type="float" office:value="3" calcext:value-type="float">
            <text:p>3</text:p>
          </table:table-cell>
          <table:table-cell table:style-name="ce61" table:content-validation-name="val4" office:value-type="float" office:value="30" calcext:value-type="float">
            <text:p>30</text:p>
          </table:table-cell>
          <table:table-cell table:style-name="ce67" office:value-type="string" calcext:value-type="string">
            <text:p>Develop an API gateway for a series of microservices.</text:p>
          </table:table-cell>
          <table:table-cell table:number-columns-repeated="2" table:style-name="ce72" office:value-type="string" calcext:value-type="string">
            <text:p>tbd</text:p>
          </table:table-cell>
          <table:table-cell table:style-name="ce80" table:formula="of:=IF([.A41]=&quot;&quot;;&quot;&quot;;&quot;draft&quot;)" office:value-type="string" office:string-value="draft" calcext:value-type="string">
            <text:p>draft</text:p>
          </table:table-cell>
          <table:table-cell table:style-name="ce80" table:formula="of:=IF([.A41]=&quot;&quot;;&quot;&quot;;&quot;complete&quot;)" office:value-type="string" office:string-value="complete" calcext:value-type="string">
            <text:p>complete</text:p>
          </table:table-cell>
          <table:table-cell table:style-name="ce83" table:formula="of:=IF([.D41]=&quot;&quot;;&quot;&quot;;IF([.D41]=&quot;lecture&quot;;&quot;lecture&quot;;&quot;activity&quot;))" office:value-type="string" office:string-value="lecture" calcext:value-type="string">
            <text:p>lecture</text:p>
          </table:table-cell>
          <table:table-cell table:style-name="ce85" table:formula="of:=IF([.A41]=&quot;&quot;;&quot;&quot;;OFFSET([$Chapters.$D$1];MATCH([.B41];[$Chapters.$D$2:.$D$2502];0);-3;1;1))" office:value-type="float" office:value="7" calcext:value-type="float">
            <text:p>7</text:p>
          </table:table-cell>
          <table:table-cell table:style-name="ce83" table:formula="of:=IF([.A41]=&quot;&quot;; &quot;&quot;; concat(&quot;Chapter &quot;; [.M41]))" office:value-type="string" office:string-value="" calcext:value-type="error">
            <text:p>#NAME?</text:p>
          </table:table-cell>
          <table:table-cell table:style-name="ce80" table:formula="of:=IF([.A41]=&quot;&quot;; &quot;&quot;; OFFSET([$Chapters.$D$1];MATCH([.B41];[$Chapters.$D$2:.$D$2502];0);-1;1;1))" office:value-type="string" office:string-value="Developing Structure" calcext:value-type="string">
            <text:p>Developing Structure</text:p>
          </table:table-cell>
          <table:table-cell table:style-name="ce83" table:formula="of:=IF([.A41]=&quot;&quot;;&quot;&quot;;concat(concat([.N41];&quot;: &quot;);[.O41]))" office:value-type="string" office:string-value="" calcext:value-type="error">
            <text:p>#NAME?</text:p>
          </table:table-cell>
          <table:table-cell table:style-name="ce83" table:formula="of:=IF([.A41]=&quot;&quot;;&quot;&quot;;concat(concat(concat(concat(SUBSTITUTE([.N41];&quot;Chapter&quot;;&quot;Section&quot;);&quot;.&quot;);[.E41]);&quot;: &quot;);[.A41]))"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Implementing Fault Tolerance in a Gateway</text:p>
          </table:table-cell>
          <table:table-cell table:style-name="ce46" table:content-validation-name="val2" office:value-type="string" calcext:value-type="string">
            <text:p>gateway</text:p>
          </table:table-cell>
          <table:table-cell table:style-name="ce42" office:value-type="string" calcext:value-type="string">
            <text:p>develop</text:p>
          </table:table-cell>
          <table:table-cell table:style-name="ce50" table:content-validation-name="val3" office:value-type="string" calcext:value-type="string">
            <text:p>GE</text:p>
          </table:table-cell>
          <table:table-cell table:style-name="ce54" table:content-validation-name="val4" table:formula="of:=IF([.B42]=[.B41];[.E41]+1;1)" office:value-type="float" office:value="4" calcext:value-type="float">
            <text:p>4</text:p>
          </table:table-cell>
          <table:table-cell table:style-name="ce61" table:content-validation-name="val4" office:value-type="float" office:value="30" calcext:value-type="float">
            <text:p>30</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42]=&quot;&quot;;&quot;&quot;;&quot;draft&quot;)" office:value-type="string" office:string-value="draft" calcext:value-type="string">
            <text:p>draft</text:p>
          </table:table-cell>
          <table:table-cell table:style-name="ce80" table:formula="of:=IF([.A42]=&quot;&quot;;&quot;&quot;;&quot;complete&quot;)" office:value-type="string" office:string-value="complete" calcext:value-type="string">
            <text:p>complete</text:p>
          </table:table-cell>
          <table:table-cell table:style-name="ce83" table:formula="of:=IF([.D42]=&quot;&quot;;&quot;&quot;;IF([.D42]=&quot;lecture&quot;;&quot;lecture&quot;;&quot;activity&quot;))" office:value-type="string" office:string-value="activity" calcext:value-type="string">
            <text:p>activity</text:p>
          </table:table-cell>
          <table:table-cell table:style-name="ce85" table:formula="of:=IF([.A42]=&quot;&quot;;&quot;&quot;;OFFSET([$Chapters.$D$1];MATCH([.B42];[$Chapters.$D$2:.$D$2502];0);-3;1;1))" office:value-type="float" office:value="7" calcext:value-type="float">
            <text:p>7</text:p>
          </table:table-cell>
          <table:table-cell table:style-name="ce83" table:formula="of:=IF([.A42]=&quot;&quot;; &quot;&quot;; concat(&quot;Chapter &quot;; [.M42]))" office:value-type="string" office:string-value="" calcext:value-type="error">
            <text:p>#NAME?</text:p>
          </table:table-cell>
          <table:table-cell table:style-name="ce80" table:formula="of:=IF([.A42]=&quot;&quot;; &quot;&quot;; OFFSET([$Chapters.$D$1];MATCH([.B42];[$Chapters.$D$2:.$D$2502];0);-1;1;1))" office:value-type="string" office:string-value="Developing Structure" calcext:value-type="string">
            <text:p>Developing Structure</text:p>
          </table:table-cell>
          <table:table-cell table:style-name="ce83" table:formula="of:=IF([.A42]=&quot;&quot;;&quot;&quot;;concat(concat([.N42];&quot;: &quot;);[.O42]))" office:value-type="string" office:string-value="" calcext:value-type="error">
            <text:p>#NAME?</text:p>
          </table:table-cell>
          <table:table-cell table:style-name="ce83" table:formula="of:=IF([.A42]=&quot;&quot;;&quot;&quot;;concat(concat(concat(concat(SUBSTITUTE([.N42];&quot;Chapter&quot;;&quot;Section&quot;);&quot;.&quot;);[.E42]);&quot;: &quot;);[.A42]))"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Developing an API Gateway</text:p>
          </table:table-cell>
          <table:table-cell table:style-name="ce46" table:content-validation-name="val2" office:value-type="string" calcext:value-type="string">
            <text:p>gateway</text:p>
          </table:table-cell>
          <table:table-cell table:style-name="ce42" office:value-type="string" calcext:value-type="string">
            <text:p>review</text:p>
          </table:table-cell>
          <table:table-cell table:style-name="ce50" table:content-validation-name="val3" office:value-type="string" calcext:value-type="string">
            <text:p>lab</text:p>
          </table:table-cell>
          <table:table-cell table:style-name="ce54" table:content-validation-name="val4" table:formula="of:=IF([.B43]=[.B42];[.E42]+1;1)" office:value-type="float" office:value="5" calcext:value-type="float">
            <text:p>5</text:p>
          </table:table-cell>
          <table:table-cell table:style-name="ce61" table:content-validation-name="val4" office:value-type="float" office:value="30" calcext:value-type="float">
            <text:p>30</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43]=&quot;&quot;;&quot;&quot;;&quot;draft&quot;)" office:value-type="string" office:string-value="draft" calcext:value-type="string">
            <text:p>draft</text:p>
          </table:table-cell>
          <table:table-cell table:style-name="ce80" table:formula="of:=IF([.A43]=&quot;&quot;;&quot;&quot;;&quot;complete&quot;)" office:value-type="string" office:string-value="complete" calcext:value-type="string">
            <text:p>complete</text:p>
          </table:table-cell>
          <table:table-cell table:style-name="ce83" table:formula="of:=IF([.D43]=&quot;&quot;;&quot;&quot;;IF([.D43]=&quot;lecture&quot;;&quot;lecture&quot;;&quot;activity&quot;))" office:value-type="string" office:string-value="activity" calcext:value-type="string">
            <text:p>activity</text:p>
          </table:table-cell>
          <table:table-cell table:style-name="ce85" table:formula="of:=IF([.A43]=&quot;&quot;;&quot;&quot;;OFFSET([$Chapters.$D$1];MATCH([.B43];[$Chapters.$D$2:.$D$2502];0);-3;1;1))" office:value-type="float" office:value="7" calcext:value-type="float">
            <text:p>7</text:p>
          </table:table-cell>
          <table:table-cell table:style-name="ce83" table:formula="of:=IF([.A43]=&quot;&quot;; &quot;&quot;; concat(&quot;Chapter &quot;; [.M43]))" office:value-type="string" office:string-value="" calcext:value-type="error">
            <text:p>#NAME?</text:p>
          </table:table-cell>
          <table:table-cell table:style-name="ce80" table:formula="of:=IF([.A43]=&quot;&quot;; &quot;&quot;; OFFSET([$Chapters.$D$1];MATCH([.B43];[$Chapters.$D$2:.$D$2502];0);-1;1;1))" office:value-type="string" office:string-value="Developing Structure" calcext:value-type="string">
            <text:p>Developing Structure</text:p>
          </table:table-cell>
          <table:table-cell table:style-name="ce83" table:formula="of:=IF([.A43]=&quot;&quot;;&quot;&quot;;concat(concat([.N43];&quot;: &quot;);[.O43]))" office:value-type="string" office:string-value="" calcext:value-type="error">
            <text:p>#NAME?</text:p>
          </table:table-cell>
          <table:table-cell table:style-name="ce83" table:formula="of:=IF([.A43]=&quot;&quot;;&quot;&quot;;concat(concat(concat(concat(SUBSTITUTE([.N43];&quot;Chapter&quot;;&quot;Section&quot;);&quot;.&quot;);[.E43]);&quot;: &quot;);[.A43]))"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Implementing a JSON Web Token Generator</text:p>
            <text:p/>
          </table:table-cell>
          <table:table-cell table:style-name="ce46" table:content-validation-name="val2" office:value-type="string" calcext:value-type="string">
            <text:p>secure</text:p>
          </table:table-cell>
          <table:table-cell table:style-name="ce42" office:value-type="string" calcext:value-type="string">
            <text:p>jwt</text:p>
          </table:table-cell>
          <table:table-cell table:style-name="ce50" table:content-validation-name="val3" office:value-type="string" calcext:value-type="string">
            <text:p>lecture</text:p>
          </table:table-cell>
          <table:table-cell table:style-name="ce54" table:content-validation-name="val4" table:formula="of:=IF([.B44]=[.B43];[.E43]+1;1)" office:value-type="float" office:value="1" calcext:value-type="float">
            <text:p>1</text:p>
          </table:table-cell>
          <table:table-cell table:style-name="ce61" table:content-validation-name="val4" office:value-type="float" office:value="20" calcext:value-type="float">
            <text:p>20</text:p>
          </table:table-cell>
          <table:table-cell table:style-name="ce67" office:value-type="string" calcext:value-type="string">
            <text:p>Implement a microservice that generates a JSON web token.</text:p>
          </table:table-cell>
          <table:table-cell table:number-columns-repeated="2" table:style-name="ce72" office:value-type="string" calcext:value-type="string">
            <text:p>tbd</text:p>
          </table:table-cell>
          <table:table-cell table:style-name="ce80" table:formula="of:=IF([.A44]=&quot;&quot;;&quot;&quot;;&quot;draft&quot;)" office:value-type="string" office:string-value="draft" calcext:value-type="string">
            <text:p>draft</text:p>
          </table:table-cell>
          <table:table-cell table:style-name="ce80" table:formula="of:=IF([.A44]=&quot;&quot;;&quot;&quot;;&quot;complete&quot;)" office:value-type="string" office:string-value="complete" calcext:value-type="string">
            <text:p>complete</text:p>
          </table:table-cell>
          <table:table-cell table:style-name="ce83" table:formula="of:=IF([.D44]=&quot;&quot;;&quot;&quot;;IF([.D44]=&quot;lecture&quot;;&quot;lecture&quot;;&quot;activity&quot;))" office:value-type="string" office:string-value="lecture" calcext:value-type="string">
            <text:p>lecture</text:p>
          </table:table-cell>
          <table:table-cell table:style-name="ce85" table:formula="of:=IF([.A44]=&quot;&quot;;&quot;&quot;;OFFSET([$Chapters.$D$1];MATCH([.B44];[$Chapters.$D$2:.$D$2502];0);-3;1;1))" office:value-type="float" office:value="8" calcext:value-type="float">
            <text:p>8</text:p>
          </table:table-cell>
          <table:table-cell table:style-name="ce83" table:formula="of:=IF([.A44]=&quot;&quot;; &quot;&quot;; concat(&quot;Chapter &quot;; [.M44]))" office:value-type="string" office:string-value="" calcext:value-type="error">
            <text:p>#NAME?</text:p>
          </table:table-cell>
          <table:table-cell table:style-name="ce80" table:formula="of:=IF([.A44]=&quot;&quot;; &quot;&quot;; OFFSET([$Chapters.$D$1];MATCH([.B44];[$Chapters.$D$2:.$D$2502];0);-1;1;1))" office:value-type="string" office:string-value="Securing Agile over time" calcext:value-type="string">
            <text:p>Securing Agile over time</text:p>
          </table:table-cell>
          <table:table-cell table:style-name="ce83" table:formula="of:=IF([.A44]=&quot;&quot;;&quot;&quot;;concat(concat([.N44];&quot;: &quot;);[.O44]))" office:value-type="string" office:string-value="" calcext:value-type="error">
            <text:p>#NAME?</text:p>
          </table:table-cell>
          <table:table-cell table:style-name="ce83" table:formula="of:=IF([.A44]=&quot;&quot;;&quot;&quot;;concat(concat(concat(concat(SUBSTITUTE([.N44];&quot;Chapter&quot;;&quot;Section&quot;);&quot;.&quot;);[.E44]);&quot;: &quot;);[.A44]))"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Implementing a JSON Web Token Generator</text:p>
          </table:table-cell>
          <table:table-cell table:style-name="ce46" table:content-validation-name="val2" office:value-type="string" calcext:value-type="string">
            <text:p>secure</text:p>
          </table:table-cell>
          <table:table-cell table:style-name="ce42" office:value-type="string" calcext:value-type="string">
            <text:p>jwt</text:p>
          </table:table-cell>
          <table:table-cell table:style-name="ce50" table:content-validation-name="val3" office:value-type="string" calcext:value-type="string">
            <text:p>GE</text:p>
          </table:table-cell>
          <table:table-cell table:style-name="ce54" table:content-validation-name="val4" table:formula="of:=IF([.B45]=[.B44];[.E44]+1;1)" office:value-type="float" office:value="2" calcext:value-type="float">
            <text:p>2</text:p>
          </table:table-cell>
          <table:table-cell table:style-name="ce61" table:content-validation-name="val4" office:value-type="float" office:value="20" calcext:value-type="float">
            <text:p>20</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45]=&quot;&quot;;&quot;&quot;;&quot;draft&quot;)" office:value-type="string" office:string-value="draft" calcext:value-type="string">
            <text:p>draft</text:p>
          </table:table-cell>
          <table:table-cell table:style-name="ce80" table:formula="of:=IF([.A45]=&quot;&quot;;&quot;&quot;;&quot;complete&quot;)" office:value-type="string" office:string-value="complete" calcext:value-type="string">
            <text:p>complete</text:p>
          </table:table-cell>
          <table:table-cell table:style-name="ce83" table:formula="of:=IF([.D45]=&quot;&quot;;&quot;&quot;;IF([.D45]=&quot;lecture&quot;;&quot;lecture&quot;;&quot;activity&quot;))" office:value-type="string" office:string-value="activity" calcext:value-type="string">
            <text:p>activity</text:p>
          </table:table-cell>
          <table:table-cell table:style-name="ce85" table:formula="of:=IF([.A45]=&quot;&quot;;&quot;&quot;;OFFSET([$Chapters.$D$1];MATCH([.B45];[$Chapters.$D$2:.$D$2502];0);-3;1;1))" office:value-type="float" office:value="8" calcext:value-type="float">
            <text:p>8</text:p>
          </table:table-cell>
          <table:table-cell table:style-name="ce83" table:formula="of:=IF([.A45]=&quot;&quot;; &quot;&quot;; concat(&quot;Chapter &quot;; [.M45]))" office:value-type="string" office:string-value="" calcext:value-type="error">
            <text:p>#NAME?</text:p>
          </table:table-cell>
          <table:table-cell table:style-name="ce80" table:formula="of:=IF([.A45]=&quot;&quot;; &quot;&quot;; OFFSET([$Chapters.$D$1];MATCH([.B45];[$Chapters.$D$2:.$D$2502];0);-1;1;1))" office:value-type="string" office:string-value="Securing Agile over time" calcext:value-type="string">
            <text:p>Securing Agile over time</text:p>
          </table:table-cell>
          <table:table-cell table:style-name="ce83" table:formula="of:=IF([.A45]=&quot;&quot;;&quot;&quot;;concat(concat([.N45];&quot;: &quot;);[.O45]))" office:value-type="string" office:string-value="" calcext:value-type="error">
            <text:p>#NAME?</text:p>
          </table:table-cell>
          <table:table-cell table:style-name="ce83" table:formula="of:=IF([.A45]=&quot;&quot;;&quot;&quot;;concat(concat(concat(concat(SUBSTITUTE([.N45];&quot;Chapter&quot;;&quot;Section&quot;);&quot;.&quot;);[.E45]);&quot;: &quot;);[.A45]))"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Securing a Microservice Endpoint</text:p>
            <text:p/>
          </table:table-cell>
          <table:table-cell table:style-name="ce46" table:content-validation-name="val2" office:value-type="string" calcext:value-type="string">
            <text:p>secure</text:p>
          </table:table-cell>
          <table:table-cell table:style-name="ce42" office:value-type="string" calcext:value-type="string">
            <text:p>tls</text:p>
          </table:table-cell>
          <table:table-cell table:style-name="ce50" table:content-validation-name="val3" office:value-type="string" calcext:value-type="string">
            <text:p>lecture</text:p>
          </table:table-cell>
          <table:table-cell table:style-name="ce54" table:content-validation-name="val4" table:formula="of:=IF([.B46]=[.B45];[.E45]+1;1)" office:value-type="float" office:value="3" calcext:value-type="float">
            <text:p>3</text:p>
          </table:table-cell>
          <table:table-cell table:style-name="ce61" table:content-validation-name="val4" office:value-type="float" office:value="30" calcext:value-type="float">
            <text:p>30</text:p>
          </table:table-cell>
          <table:table-cell table:style-name="ce67" office:value-type="string" calcext:value-type="string">
            <text:p>Secure a microservice endpoint using JWT authentication and authorization.</text:p>
          </table:table-cell>
          <table:table-cell table:number-columns-repeated="2" table:style-name="ce72" office:value-type="string" calcext:value-type="string">
            <text:p>tbd</text:p>
          </table:table-cell>
          <table:table-cell table:style-name="ce80" table:formula="of:=IF([.A46]=&quot;&quot;;&quot;&quot;;&quot;draft&quot;)" office:value-type="string" office:string-value="draft" calcext:value-type="string">
            <text:p>draft</text:p>
          </table:table-cell>
          <table:table-cell table:style-name="ce80" table:formula="of:=IF([.A46]=&quot;&quot;;&quot;&quot;;&quot;complete&quot;)" office:value-type="string" office:string-value="complete" calcext:value-type="string">
            <text:p>complete</text:p>
          </table:table-cell>
          <table:table-cell table:style-name="ce83" table:formula="of:=IF([.D46]=&quot;&quot;;&quot;&quot;;IF([.D46]=&quot;lecture&quot;;&quot;lecture&quot;;&quot;activity&quot;))" office:value-type="string" office:string-value="lecture" calcext:value-type="string">
            <text:p>lecture</text:p>
          </table:table-cell>
          <table:table-cell table:style-name="ce85" table:formula="of:=IF([.A46]=&quot;&quot;;&quot;&quot;;OFFSET([$Chapters.$D$1];MATCH([.B46];[$Chapters.$D$2:.$D$2502];0);-3;1;1))" office:value-type="float" office:value="8" calcext:value-type="float">
            <text:p>8</text:p>
          </table:table-cell>
          <table:table-cell table:style-name="ce83" table:formula="of:=IF([.A46]=&quot;&quot;; &quot;&quot;; concat(&quot;Chapter &quot;; [.M46]))" office:value-type="string" office:string-value="" calcext:value-type="error">
            <text:p>#NAME?</text:p>
          </table:table-cell>
          <table:table-cell table:style-name="ce80" table:formula="of:=IF([.A46]=&quot;&quot;; &quot;&quot;; OFFSET([$Chapters.$D$1];MATCH([.B46];[$Chapters.$D$2:.$D$2502];0);-1;1;1))" office:value-type="string" office:string-value="Securing Agile over time" calcext:value-type="string">
            <text:p>Securing Agile over time</text:p>
          </table:table-cell>
          <table:table-cell table:style-name="ce83" table:formula="of:=IF([.A46]=&quot;&quot;;&quot;&quot;;concat(concat([.N46];&quot;: &quot;);[.O46]))" office:value-type="string" office:string-value="" calcext:value-type="error">
            <text:p>#NAME?</text:p>
          </table:table-cell>
          <table:table-cell table:style-name="ce83" table:formula="of:=IF([.A46]=&quot;&quot;;&quot;&quot;;concat(concat(concat(concat(SUBSTITUTE([.N46];&quot;Chapter&quot;;&quot;Section&quot;);&quot;.&quot;);[.E46]);&quot;: &quot;);[.A46]))"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Securing a Microservice Endpoint</text:p>
          </table:table-cell>
          <table:table-cell table:style-name="ce46" table:content-validation-name="val2" office:value-type="string" calcext:value-type="string">
            <text:p>secure</text:p>
          </table:table-cell>
          <table:table-cell table:style-name="ce42" office:value-type="string" calcext:value-type="string">
            <text:p>tls</text:p>
          </table:table-cell>
          <table:table-cell table:style-name="ce50" table:content-validation-name="val3" office:value-type="string" calcext:value-type="string">
            <text:p>GE</text:p>
          </table:table-cell>
          <table:table-cell table:style-name="ce54" table:content-validation-name="val4" table:formula="of:=IF([.B47]=[.B46];[.E46]+1;1)" office:value-type="float" office:value="4" calcext:value-type="float">
            <text:p>4</text:p>
          </table:table-cell>
          <table:table-cell table:style-name="ce61" table:content-validation-name="val4" office:value-type="float" office:value="30" calcext:value-type="float">
            <text:p>30</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47]=&quot;&quot;;&quot;&quot;;&quot;draft&quot;)" office:value-type="string" office:string-value="draft" calcext:value-type="string">
            <text:p>draft</text:p>
          </table:table-cell>
          <table:table-cell table:style-name="ce80" table:formula="of:=IF([.A47]=&quot;&quot;;&quot;&quot;;&quot;complete&quot;)" office:value-type="string" office:string-value="complete" calcext:value-type="string">
            <text:p>complete</text:p>
          </table:table-cell>
          <table:table-cell table:style-name="ce83" table:formula="of:=IF([.D47]=&quot;&quot;;&quot;&quot;;IF([.D47]=&quot;lecture&quot;;&quot;lecture&quot;;&quot;activity&quot;))" office:value-type="string" office:string-value="activity" calcext:value-type="string">
            <text:p>activity</text:p>
          </table:table-cell>
          <table:table-cell table:style-name="ce85" table:formula="of:=IF([.A47]=&quot;&quot;;&quot;&quot;;OFFSET([$Chapters.$D$1];MATCH([.B47];[$Chapters.$D$2:.$D$2502];0);-3;1;1))" office:value-type="float" office:value="8" calcext:value-type="float">
            <text:p>8</text:p>
          </table:table-cell>
          <table:table-cell table:style-name="ce83" table:formula="of:=IF([.A47]=&quot;&quot;; &quot;&quot;; concat(&quot;Chapter &quot;; [.M47]))" office:value-type="string" office:string-value="" calcext:value-type="error">
            <text:p>#NAME?</text:p>
          </table:table-cell>
          <table:table-cell table:style-name="ce80" table:formula="of:=IF([.A47]=&quot;&quot;; &quot;&quot;; OFFSET([$Chapters.$D$1];MATCH([.B47];[$Chapters.$D$2:.$D$2502];0);-1;1;1))" office:value-type="string" office:string-value="Securing Agile over time" calcext:value-type="string">
            <text:p>Securing Agile over time</text:p>
          </table:table-cell>
          <table:table-cell table:style-name="ce83" table:formula="of:=IF([.A47]=&quot;&quot;;&quot;&quot;;concat(concat([.N47];&quot;: &quot;);[.O47]))" office:value-type="string" office:string-value="" calcext:value-type="error">
            <text:p>#NAME?</text:p>
          </table:table-cell>
          <table:table-cell table:style-name="ce83" table:formula="of:=IF([.A47]=&quot;&quot;;&quot;&quot;;concat(concat(concat(concat(SUBSTITUTE([.N47];&quot;Chapter&quot;;&quot;Section&quot;);&quot;.&quot;);[.E47]);&quot;: &quot;);[.A47]))"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Securing Microservices with JWT</text:p>
          </table:table-cell>
          <table:table-cell table:style-name="ce46" table:content-validation-name="val2" office:value-type="string" calcext:value-type="string">
            <text:p>secure</text:p>
          </table:table-cell>
          <table:table-cell table:style-name="ce42" office:value-type="string" calcext:value-type="string">
            <text:p>review</text:p>
          </table:table-cell>
          <table:table-cell table:style-name="ce50" table:content-validation-name="val3" office:value-type="string" calcext:value-type="string">
            <text:p>lab</text:p>
          </table:table-cell>
          <table:table-cell table:style-name="ce54" table:content-validation-name="val4" table:formula="of:=IF([.B48]=[.B47];[.E47]+1;1)" office:value-type="float" office:value="5" calcext:value-type="float">
            <text:p>5</text:p>
          </table:table-cell>
          <table:table-cell table:style-name="ce61" table:content-validation-name="val4" office:value-type="float" office:value="30" calcext:value-type="float">
            <text:p>30</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48]=&quot;&quot;;&quot;&quot;;&quot;draft&quot;)" office:value-type="string" office:string-value="draft" calcext:value-type="string">
            <text:p>draft</text:p>
          </table:table-cell>
          <table:table-cell table:style-name="ce80" table:formula="of:=IF([.A48]=&quot;&quot;;&quot;&quot;;&quot;complete&quot;)" office:value-type="string" office:string-value="complete" calcext:value-type="string">
            <text:p>complete</text:p>
          </table:table-cell>
          <table:table-cell table:style-name="ce83" table:formula="of:=IF([.D48]=&quot;&quot;;&quot;&quot;;IF([.D48]=&quot;lecture&quot;;&quot;lecture&quot;;&quot;activity&quot;))" office:value-type="string" office:string-value="activity" calcext:value-type="string">
            <text:p>activity</text:p>
          </table:table-cell>
          <table:table-cell table:style-name="ce85" table:formula="of:=IF([.A48]=&quot;&quot;;&quot;&quot;;OFFSET([$Chapters.$D$1];MATCH([.B48];[$Chapters.$D$2:.$D$2502];0);-3;1;1))" office:value-type="float" office:value="8" calcext:value-type="float">
            <text:p>8</text:p>
          </table:table-cell>
          <table:table-cell table:style-name="ce83" table:formula="of:=IF([.A48]=&quot;&quot;; &quot;&quot;; concat(&quot;Chapter &quot;; [.M48]))" office:value-type="string" office:string-value="" calcext:value-type="error">
            <text:p>#NAME?</text:p>
          </table:table-cell>
          <table:table-cell table:style-name="ce80" table:formula="of:=IF([.A48]=&quot;&quot;; &quot;&quot;; OFFSET([$Chapters.$D$1];MATCH([.B48];[$Chapters.$D$2:.$D$2502];0);-1;1;1))" office:value-type="string" office:string-value="Securing Agile over time" calcext:value-type="string">
            <text:p>Securing Agile over time</text:p>
          </table:table-cell>
          <table:table-cell table:style-name="ce83" table:formula="of:=IF([.A48]=&quot;&quot;;&quot;&quot;;concat(concat([.N48];&quot;: &quot;);[.O48]))" office:value-type="string" office:string-value="" calcext:value-type="error">
            <text:p>#NAME?</text:p>
          </table:table-cell>
          <table:table-cell table:style-name="ce83" table:formula="of:=IF([.A48]=&quot;&quot;;&quot;&quot;;concat(concat(concat(concat(SUBSTITUTE([.N48];&quot;Chapter&quot;;&quot;Section&quot;);&quot;.&quot;);[.E48]);&quot;: &quot;);[.A48]))" office:value-type="string" office:string-value="" calcext:value-type="error">
            <text:p>#NAME?</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Adding Metrics to a Microservice</text:p>
            <text:p/>
          </table:table-cell>
          <table:table-cell table:style-name="ce46" table:content-validation-name="val2" office:value-type="string" calcext:value-type="string">
            <text:p>monitor</text:p>
          </table:table-cell>
          <table:table-cell table:style-name="ce42" office:value-type="string" calcext:value-type="string">
            <text:p>metrics</text:p>
          </table:table-cell>
          <table:table-cell table:style-name="ce50" table:content-validation-name="val3" office:value-type="string" calcext:value-type="string">
            <text:p>lecture</text:p>
          </table:table-cell>
          <table:table-cell table:style-name="ce54" table:content-validation-name="val4" table:formula="of:=IF([.B49]=[.B48];[.E48]+1;1)" office:value-type="float" office:value="1" calcext:value-type="float">
            <text:p>1</text:p>
          </table:table-cell>
          <table:table-cell table:style-name="ce61" table:content-validation-name="val4" office:value-type="float" office:value="20" calcext:value-type="float">
            <text:p>20</text:p>
          </table:table-cell>
          <table:table-cell table:style-name="ce67" office:value-type="string" calcext:value-type="string">
            <text:p>Use the Metric specification to add metrics to a microservice.</text:p>
          </table:table-cell>
          <table:table-cell table:number-columns-repeated="2" table:style-name="ce72" office:value-type="string" calcext:value-type="string">
            <text:p>tbd</text:p>
          </table:table-cell>
          <table:table-cell table:style-name="ce80" table:formula="of:=IF([.A49]=&quot;&quot;;&quot;&quot;;&quot;draft&quot;)" office:value-type="string" office:string-value="draft" calcext:value-type="string">
            <text:p>draft</text:p>
          </table:table-cell>
          <table:table-cell table:style-name="ce80" table:formula="of:=IF([.A49]=&quot;&quot;;&quot;&quot;;&quot;complete&quot;)" office:value-type="string" office:string-value="complete" calcext:value-type="string">
            <text:p>complete</text:p>
          </table:table-cell>
          <table:table-cell table:style-name="ce83" table:formula="of:=IF([.D49]=&quot;&quot;;&quot;&quot;;IF([.D49]=&quot;lecture&quot;;&quot;lecture&quot;;&quot;activity&quot;))" office:value-type="string" office:string-value="lecture" calcext:value-type="string">
            <text:p>lecture</text:p>
          </table:table-cell>
          <table:table-cell table:style-name="ce85" table:formula="of:=IF([.A49]=&quot;&quot;;&quot;&quot;;OFFSET([$Chapters.$D$1];MATCH([.B49];[$Chapters.$D$2:.$D$2502];0);-3;1;1))" office:value-type="float" office:value="9" calcext:value-type="float">
            <text:p>9</text:p>
          </table:table-cell>
          <table:table-cell table:style-name="ce83" table:formula="of:=IF([.A49]=&quot;&quot;; &quot;&quot;; concat(&quot;Chapter &quot;; [.M49]))" office:value-type="string" office:string-value="" calcext:value-type="error">
            <text:p>#NAME?</text:p>
          </table:table-cell>
          <table:table-cell table:style-name="ce80" table:formula="of:=IF([.A49]=&quot;&quot;; &quot;&quot;; OFFSET([$Chapters.$D$1];MATCH([.B49];[$Chapters.$D$2:.$D$2502];0);-1;1;1))" office:value-type="string" office:string-value="Monitoring Agile" calcext:value-type="string">
            <text:p>Monitoring Agile</text:p>
          </table:table-cell>
          <table:table-cell table:style-name="ce83" table:formula="of:=IF([.A49]=&quot;&quot;;&quot;&quot;;concat(concat([.N49];&quot;: &quot;);[.O49]))" office:value-type="string" office:string-value="" calcext:value-type="error">
            <text:p>#NAME?</text:p>
          </table:table-cell>
          <table:table-cell table:style-name="ce83" table:formula="of:=IF([.A49]=&quot;&quot;;&quot;&quot;;concat(concat(concat(concat(SUBSTITUTE([.N49];&quot;Chapter&quot;;&quot;Section&quot;);&quot;.&quot;);[.E49]);&quot;: &quot;);[.A49]))"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Adding Metrics to a Microservice</text:p>
          </table:table-cell>
          <table:table-cell table:style-name="ce46" table:content-validation-name="val2" office:value-type="string" calcext:value-type="string">
            <text:p>monitor</text:p>
          </table:table-cell>
          <table:table-cell table:style-name="ce42" office:value-type="string" calcext:value-type="string">
            <text:p>metrics</text:p>
          </table:table-cell>
          <table:table-cell table:style-name="ce50" table:content-validation-name="val3" office:value-type="string" calcext:value-type="string">
            <text:p>GE</text:p>
          </table:table-cell>
          <table:table-cell table:style-name="ce54" table:content-validation-name="val4" table:formula="of:=IF([.B50]=[.B49];[.E49]+1;1)" office:value-type="float" office:value="2" calcext:value-type="float">
            <text:p>2</text:p>
          </table:table-cell>
          <table:table-cell table:style-name="ce61" table:content-validation-name="val4" office:value-type="float" office:value="20" calcext:value-type="float">
            <text:p>20</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50]=&quot;&quot;;&quot;&quot;;&quot;draft&quot;)" office:value-type="string" office:string-value="draft" calcext:value-type="string">
            <text:p>draft</text:p>
          </table:table-cell>
          <table:table-cell table:style-name="ce80" table:formula="of:=IF([.A50]=&quot;&quot;;&quot;&quot;;&quot;complete&quot;)" office:value-type="string" office:string-value="complete" calcext:value-type="string">
            <text:p>complete</text:p>
          </table:table-cell>
          <table:table-cell table:style-name="ce83" table:formula="of:=IF([.D50]=&quot;&quot;;&quot;&quot;;IF([.D50]=&quot;lecture&quot;;&quot;lecture&quot;;&quot;activity&quot;))" office:value-type="string" office:string-value="activity" calcext:value-type="string">
            <text:p>activity</text:p>
          </table:table-cell>
          <table:table-cell table:style-name="ce85" table:formula="of:=IF([.A50]=&quot;&quot;;&quot;&quot;;OFFSET([$Chapters.$D$1];MATCH([.B50];[$Chapters.$D$2:.$D$2502];0);-3;1;1))" office:value-type="float" office:value="9" calcext:value-type="float">
            <text:p>9</text:p>
          </table:table-cell>
          <table:table-cell table:style-name="ce83" table:formula="of:=IF([.A50]=&quot;&quot;; &quot;&quot;; concat(&quot;Chapter &quot;; [.M50]))" office:value-type="string" office:string-value="" calcext:value-type="error">
            <text:p>#NAME?</text:p>
          </table:table-cell>
          <table:table-cell table:style-name="ce80" table:formula="of:=IF([.A50]=&quot;&quot;; &quot;&quot;; OFFSET([$Chapters.$D$1];MATCH([.B50];[$Chapters.$D$2:.$D$2502];0);-1;1;1))" office:value-type="string" office:string-value="Monitoring Agile" calcext:value-type="string">
            <text:p>Monitoring Agile</text:p>
          </table:table-cell>
          <table:table-cell table:style-name="ce83" table:formula="of:=IF([.A50]=&quot;&quot;;&quot;&quot;;concat(concat([.N50];&quot;: &quot;);[.O50]))" office:value-type="string" office:string-value="" calcext:value-type="error">
            <text:p>#NAME?</text:p>
          </table:table-cell>
          <table:table-cell table:style-name="ce83" table:formula="of:=IF([.A50]=&quot;&quot;;&quot;&quot;;concat(concat(concat(concat(SUBSTITUTE([.N50];&quot;Chapter&quot;;&quot;Section&quot;);&quot;.&quot;);[.E50]);&quot;: &quot;);[.A50]))"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Describing OpenShift Log Aggregation </text:p>
            <text:p/>
          </table:table-cell>
          <table:table-cell table:style-name="ce46" table:content-validation-name="val2" office:value-type="string" calcext:value-type="string">
            <text:p>monitor</text:p>
          </table:table-cell>
          <table:table-cell table:style-name="ce42" office:value-type="string" calcext:value-type="string">
            <text:p>log</text:p>
          </table:table-cell>
          <table:table-cell table:style-name="ce50" table:content-validation-name="val3" office:value-type="string" calcext:value-type="string">
            <text:p>lecture</text:p>
          </table:table-cell>
          <table:table-cell table:style-name="ce54" table:content-validation-name="val4" table:formula="of:=IF([.B51]=[.B50];[.E50]+1;1)" office:value-type="float" office:value="3" calcext:value-type="float">
            <text:p>3</text:p>
          </table:table-cell>
          <table:table-cell table:style-name="ce61" table:content-validation-name="val4" office:value-type="float" office:value="20" calcext:value-type="float">
            <text:p>20</text:p>
          </table:table-cell>
          <table:table-cell table:style-name="ce67" office:value-type="string" calcext:value-type="string">
            <text:p>Describe the log aggregation feature of OpenShift.</text:p>
          </table:table-cell>
          <table:table-cell table:number-columns-repeated="2" table:style-name="ce72" office:value-type="string" calcext:value-type="string">
            <text:p>tbd</text:p>
          </table:table-cell>
          <table:table-cell table:style-name="ce80" table:formula="of:=IF([.A51]=&quot;&quot;;&quot;&quot;;&quot;draft&quot;)" office:value-type="string" office:string-value="draft" calcext:value-type="string">
            <text:p>draft</text:p>
          </table:table-cell>
          <table:table-cell table:style-name="ce80" table:formula="of:=IF([.A51]=&quot;&quot;;&quot;&quot;;&quot;complete&quot;)" office:value-type="string" office:string-value="complete" calcext:value-type="string">
            <text:p>complete</text:p>
          </table:table-cell>
          <table:table-cell table:style-name="ce83" table:formula="of:=IF([.D51]=&quot;&quot;;&quot;&quot;;IF([.D51]=&quot;lecture&quot;;&quot;lecture&quot;;&quot;activity&quot;))" office:value-type="string" office:string-value="lecture" calcext:value-type="string">
            <text:p>lecture</text:p>
          </table:table-cell>
          <table:table-cell table:style-name="ce85" table:formula="of:=IF([.A51]=&quot;&quot;;&quot;&quot;;OFFSET([$Chapters.$D$1];MATCH([.B51];[$Chapters.$D$2:.$D$2502];0);-3;1;1))" office:value-type="float" office:value="9" calcext:value-type="float">
            <text:p>9</text:p>
          </table:table-cell>
          <table:table-cell table:style-name="ce83" table:formula="of:=IF([.A51]=&quot;&quot;; &quot;&quot;; concat(&quot;Chapter &quot;; [.M51]))" office:value-type="string" office:string-value="" calcext:value-type="error">
            <text:p>#NAME?</text:p>
          </table:table-cell>
          <table:table-cell table:style-name="ce80" table:formula="of:=IF([.A51]=&quot;&quot;; &quot;&quot;; OFFSET([$Chapters.$D$1];MATCH([.B51];[$Chapters.$D$2:.$D$2502];0);-1;1;1))" office:value-type="string" office:string-value="Monitoring Agile" calcext:value-type="string">
            <text:p>Monitoring Agile</text:p>
          </table:table-cell>
          <table:table-cell table:style-name="ce83" table:formula="of:=IF([.A51]=&quot;&quot;;&quot;&quot;;concat(concat([.N51];&quot;: &quot;);[.O51]))" office:value-type="string" office:string-value="" calcext:value-type="error">
            <text:p>#NAME?</text:p>
          </table:table-cell>
          <table:table-cell table:style-name="ce83" table:formula="of:=IF([.A51]=&quot;&quot;;&quot;&quot;;concat(concat(concat(concat(SUBSTITUTE([.N51];&quot;Chapter&quot;;&quot;Section&quot;);&quot;.&quot;);[.E51]);&quot;: &quot;);[.A51]))"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Describing OpenShift Log Aggregation</text:p>
          </table:table-cell>
          <table:table-cell table:style-name="ce46" table:content-validation-name="val2" office:value-type="string" calcext:value-type="string">
            <text:p>monitor</text:p>
          </table:table-cell>
          <table:table-cell table:style-name="ce42" office:value-type="string" calcext:value-type="string">
            <text:p>log</text:p>
          </table:table-cell>
          <table:table-cell table:style-name="ce50" table:content-validation-name="val3" office:value-type="string" calcext:value-type="string">
            <text:p>quiz</text:p>
          </table:table-cell>
          <table:table-cell table:style-name="ce54" table:content-validation-name="val4" table:formula="of:=IF([.B52]=[.B51];[.E51]+1;1)" office:value-type="float" office:value="4" calcext:value-type="float">
            <text:p>4</text:p>
          </table:table-cell>
          <table:table-cell table:style-name="ce61" table:content-validation-name="val4" office:value-type="float" office:value="5" calcext:value-type="float">
            <text:p>5</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52]=&quot;&quot;;&quot;&quot;;&quot;draft&quot;)" office:value-type="string" office:string-value="draft" calcext:value-type="string">
            <text:p>draft</text:p>
          </table:table-cell>
          <table:table-cell table:style-name="ce80" table:formula="of:=IF([.A52]=&quot;&quot;;&quot;&quot;;&quot;complete&quot;)" office:value-type="string" office:string-value="complete" calcext:value-type="string">
            <text:p>complete</text:p>
          </table:table-cell>
          <table:table-cell table:style-name="ce83" table:formula="of:=IF([.D52]=&quot;&quot;;&quot;&quot;;IF([.D52]=&quot;lecture&quot;;&quot;lecture&quot;;&quot;activity&quot;))" office:value-type="string" office:string-value="activity" calcext:value-type="string">
            <text:p>activity</text:p>
          </table:table-cell>
          <table:table-cell table:style-name="ce85" table:formula="of:=IF([.A52]=&quot;&quot;;&quot;&quot;;OFFSET([$Chapters.$D$1];MATCH([.B52];[$Chapters.$D$2:.$D$2502];0);-3;1;1))" office:value-type="float" office:value="9" calcext:value-type="float">
            <text:p>9</text:p>
          </table:table-cell>
          <table:table-cell table:style-name="ce83" table:formula="of:=IF([.A52]=&quot;&quot;; &quot;&quot;; concat(&quot;Chapter &quot;; [.M52]))" office:value-type="string" office:string-value="" calcext:value-type="error">
            <text:p>#NAME?</text:p>
          </table:table-cell>
          <table:table-cell table:style-name="ce80" table:formula="of:=IF([.A52]=&quot;&quot;; &quot;&quot;; OFFSET([$Chapters.$D$1];MATCH([.B52];[$Chapters.$D$2:.$D$2502];0);-1;1;1))" office:value-type="string" office:string-value="Monitoring Agile" calcext:value-type="string">
            <text:p>Monitoring Agile</text:p>
          </table:table-cell>
          <table:table-cell table:style-name="ce83" table:formula="of:=IF([.A52]=&quot;&quot;;&quot;&quot;;concat(concat([.N52];&quot;: &quot;);[.O52]))" office:value-type="string" office:string-value="" calcext:value-type="error">
            <text:p>#NAME?</text:p>
          </table:table-cell>
          <table:table-cell table:style-name="ce83" table:formula="of:=IF([.A52]=&quot;&quot;;&quot;&quot;;concat(concat(concat(concat(SUBSTITUTE([.N52];&quot;Chapter&quot;;&quot;Section&quot;);&quot;.&quot;);[.E52]);&quot;: &quot;);[.A52]))"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Monitoring Microservices</text:p>
          </table:table-cell>
          <table:table-cell table:style-name="ce46" table:content-validation-name="val2" office:value-type="string" calcext:value-type="string">
            <text:p>monitor</text:p>
          </table:table-cell>
          <table:table-cell table:style-name="ce42" office:value-type="string" calcext:value-type="string">
            <text:p>review</text:p>
          </table:table-cell>
          <table:table-cell table:style-name="ce50" table:content-validation-name="val3" office:value-type="string" calcext:value-type="string">
            <text:p>lab</text:p>
          </table:table-cell>
          <table:table-cell table:style-name="ce54" table:content-validation-name="val4" table:formula="of:=IF([.B53]=[.B52];[.E52]+1;1)" office:value-type="float" office:value="5" calcext:value-type="float">
            <text:p>5</text:p>
          </table:table-cell>
          <table:table-cell table:style-name="ce61" table:content-validation-name="val4" office:value-type="float" office:value="30" calcext:value-type="float">
            <text:p>30</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53]=&quot;&quot;;&quot;&quot;;&quot;draft&quot;)" office:value-type="string" office:string-value="draft" calcext:value-type="string">
            <text:p>draft</text:p>
          </table:table-cell>
          <table:table-cell table:style-name="ce80" table:formula="of:=IF([.A53]=&quot;&quot;;&quot;&quot;;&quot;complete&quot;)" office:value-type="string" office:string-value="complete" calcext:value-type="string">
            <text:p>complete</text:p>
          </table:table-cell>
          <table:table-cell table:style-name="ce83" table:formula="of:=IF([.D53]=&quot;&quot;;&quot;&quot;;IF([.D53]=&quot;lecture&quot;;&quot;lecture&quot;;&quot;activity&quot;))" office:value-type="string" office:string-value="activity" calcext:value-type="string">
            <text:p>activity</text:p>
          </table:table-cell>
          <table:table-cell table:style-name="ce85" table:formula="of:=IF([.A53]=&quot;&quot;;&quot;&quot;;OFFSET([$Chapters.$D$1];MATCH([.B53];[$Chapters.$D$2:.$D$2502];0);-3;1;1))" office:value-type="float" office:value="9" calcext:value-type="float">
            <text:p>9</text:p>
          </table:table-cell>
          <table:table-cell table:style-name="ce83" table:formula="of:=IF([.A53]=&quot;&quot;; &quot;&quot;; concat(&quot;Chapter &quot;; [.M53]))" office:value-type="string" office:string-value="" calcext:value-type="error">
            <text:p>#NAME?</text:p>
          </table:table-cell>
          <table:table-cell table:style-name="ce80" table:formula="of:=IF([.A53]=&quot;&quot;; &quot;&quot;; OFFSET([$Chapters.$D$1];MATCH([.B53];[$Chapters.$D$2:.$D$2502];0);-1;1;1))" office:value-type="string" office:string-value="Monitoring Agile" calcext:value-type="string">
            <text:p>Monitoring Agile</text:p>
          </table:table-cell>
          <table:table-cell table:style-name="ce83" table:formula="of:=IF([.A53]=&quot;&quot;;&quot;&quot;;concat(concat([.N53];&quot;: &quot;);[.O53]))" office:value-type="string" office:string-value="" calcext:value-type="error">
            <text:p>#NAME?</text:p>
          </table:table-cell>
          <table:table-cell table:style-name="ce83" table:formula="of:=IF([.A53]=&quot;&quot;;&quot;&quot;;concat(concat(concat(concat(SUBSTITUTE([.N53];&quot;Chapter&quot;;&quot;Section&quot;);&quot;.&quot;);[.E53]);&quot;: &quot;);[.A53]))" office:value-type="string" office:string-value="" calcext:value-type="error">
            <text:p>#NAME?</text:p>
          </table:table-cell>
          <table:table-cell table:style-name="ce83" table:number-columns-repeated="13"/>
          <table:table-cell table:number-columns-repeated="994"/>
        </table:table-row>
        <table:table-row table:style-name="ro1" table:visibility="collapse">
          <table:table-cell table:style-name="ce42" office:value-type="string" calcext:value-type="string">
            <text:p>Reviewing Microservice Development Concepts</text:p>
          </table:table-cell>
          <table:table-cell table:style-name="ce46" table:content-validation-name="val2" office:value-type="string" calcext:value-type="string">
            <text:p>comprehensive</text:p>
          </table:table-cell>
          <table:table-cell table:style-name="ce42" office:value-type="string" calcext:value-type="string">
            <text:p>review</text:p>
          </table:table-cell>
          <table:table-cell table:style-name="ce50" table:content-validation-name="val3" office:value-type="string" calcext:value-type="string">
            <text:p>compreview</text:p>
          </table:table-cell>
          <table:table-cell table:style-name="ce54" table:content-validation-name="val4" table:formula="of:=IF([.B54]=[.B53];[.E53]+1;1)" office:value-type="float" office:value="1" calcext:value-type="float">
            <text:p>1</text:p>
          </table:table-cell>
          <table:table-cell table:style-name="ce61" table:content-validation-name="val4" office:value-type="float" office:value="5" calcext:value-type="float">
            <text:p>5</text:p>
          </table:table-cell>
          <table:table-cell table:style-name="ce67" office:value-type="string" calcext:value-type="string">
            <text:p>Review an index of concepts from the course that will assist in the successful completion of the comprehensive review.</text:p>
          </table:table-cell>
          <table:table-cell table:number-columns-repeated="2" table:style-name="ce72" office:value-type="string" calcext:value-type="string">
            <text:p>tbd</text:p>
          </table:table-cell>
          <table:table-cell table:style-name="ce80" table:formula="of:=IF([.A54]=&quot;&quot;;&quot;&quot;;&quot;draft&quot;)" office:value-type="string" office:string-value="draft" calcext:value-type="string">
            <text:p>draft</text:p>
          </table:table-cell>
          <table:table-cell table:style-name="ce80" table:formula="of:=IF([.A54]=&quot;&quot;;&quot;&quot;;&quot;complete&quot;)" office:value-type="string" office:string-value="complete" calcext:value-type="string">
            <text:p>complete</text:p>
          </table:table-cell>
          <table:table-cell table:style-name="ce83" table:formula="of:=IF([.D54]=&quot;&quot;;&quot;&quot;;IF([.D54]=&quot;lecture&quot;;&quot;lecture&quot;;&quot;activity&quot;))" office:value-type="string" office:string-value="activity" calcext:value-type="string">
            <text:p>activity</text:p>
          </table:table-cell>
          <table:table-cell table:style-name="ce85" table:formula="of:=IF([.A54]=&quot;&quot;;&quot;&quot;;OFFSET([$Chapters.$D$1];MATCH([.B54];[$Chapters.$D$2:.$D$2502];0);-3;1;1))" office:value-type="float" office:value="10" calcext:value-type="float">
            <text:p>10</text:p>
          </table:table-cell>
          <table:table-cell table:style-name="ce83" table:formula="of:=IF([.A54]=&quot;&quot;; &quot;&quot;; concat(&quot;Chapter &quot;; [.M54]))" office:value-type="string" office:string-value="" calcext:value-type="error">
            <text:p>#NAME?</text:p>
          </table:table-cell>
          <table:table-cell table:style-name="ce80" table:formula="of:=IF([.A54]=&quot;&quot;; &quot;&quot;; OFFSET([$Chapters.$D$1];MATCH([.B54];[$Chapters.$D$2:.$D$2502];0);-1;1;1))" office:value-type="string" office:string-value="Comprehensive Review of Agile" calcext:value-type="string">
            <text:p>Comprehensive Review of Agile</text:p>
          </table:table-cell>
          <table:table-cell table:style-name="ce83" table:formula="of:=IF([.A54]=&quot;&quot;;&quot;&quot;;concat(concat([.N54];&quot;: &quot;);[.O54]))" office:value-type="string" office:string-value="" calcext:value-type="error">
            <text:p>#NAME?</text:p>
          </table:table-cell>
          <table:table-cell table:style-name="ce83" office:value-type="string" calcext:value-type="string">
            <text:p>Section 10.2: Creating a Quay Account</text:p>
          </table:table-cell>
          <table:table-cell table:style-name="ce44" table:number-columns-repeated="13"/>
          <table:table-cell table:number-columns-repeated="994"/>
        </table:table-row>
        <table:table-row table:style-name="ro1" table:visibility="collapse">
          <table:table-cell table:style-name="ce42" office:value-type="string" calcext:value-type="string">
            <text:p>Developing a Secure Microservice Endpoint</text:p>
          </table:table-cell>
          <table:table-cell table:style-name="ce46" table:content-validation-name="val2" office:value-type="string" calcext:value-type="string">
            <text:p>comprehensive</text:p>
          </table:table-cell>
          <table:table-cell table:style-name="ce42" office:value-type="string" calcext:value-type="string">
            <text:p>review</text:p>
          </table:table-cell>
          <table:table-cell table:style-name="ce50" table:content-validation-name="val3" office:value-type="string" calcext:value-type="string">
            <text:p>lab</text:p>
          </table:table-cell>
          <table:table-cell table:style-name="ce54" table:content-validation-name="val4" table:formula="of:=IF([.B55]=[.B54];[.E54]+1;1)" office:value-type="float" office:value="2" calcext:value-type="float">
            <text:p>2</text:p>
          </table:table-cell>
          <table:table-cell table:style-name="ce61" table:content-validation-name="val4" office:value-type="float" office:value="75" calcext:value-type="float">
            <text:p>75</text:p>
          </table:table-cell>
          <table:table-cell table:style-name="ce67" office:value-type="string" calcext:value-type="string">
            <text:p>-</text:p>
          </table:table-cell>
          <table:table-cell table:number-columns-repeated="2" table:style-name="ce72" office:value-type="string" calcext:value-type="string">
            <text:p>tbd</text:p>
          </table:table-cell>
          <table:table-cell table:style-name="ce80" table:formula="of:=IF([.A55]=&quot;&quot;;&quot;&quot;;&quot;draft&quot;)" office:value-type="string" office:string-value="draft" calcext:value-type="string">
            <text:p>draft</text:p>
          </table:table-cell>
          <table:table-cell table:style-name="ce80" table:formula="of:=IF([.A55]=&quot;&quot;;&quot;&quot;;&quot;complete&quot;)" office:value-type="string" office:string-value="complete" calcext:value-type="string">
            <text:p>complete</text:p>
          </table:table-cell>
          <table:table-cell table:style-name="ce83" table:formula="of:=IF([.D55]=&quot;&quot;;&quot;&quot;;IF([.D55]=&quot;lecture&quot;;&quot;lecture&quot;;&quot;activity&quot;))" office:value-type="string" office:string-value="activity" calcext:value-type="string">
            <text:p>activity</text:p>
          </table:table-cell>
          <table:table-cell table:style-name="ce85" table:formula="of:=IF([.A55]=&quot;&quot;;&quot;&quot;;OFFSET([$Chapters.$D$1];MATCH([.B55];[$Chapters.$D$2:.$D$2502];0);-3;1;1))" office:value-type="float" office:value="10" calcext:value-type="float">
            <text:p>10</text:p>
          </table:table-cell>
          <table:table-cell table:style-name="ce83" table:formula="of:=IF([.A55]=&quot;&quot;; &quot;&quot;; concat(&quot;Chapter &quot;; [.M55]))" office:value-type="string" office:string-value="" calcext:value-type="error">
            <text:p>#NAME?</text:p>
          </table:table-cell>
          <table:table-cell table:style-name="ce80" table:formula="of:=IF([.A55]=&quot;&quot;; &quot;&quot;; OFFSET([$Chapters.$D$1];MATCH([.B55];[$Chapters.$D$2:.$D$2502];0);-1;1;1))" office:value-type="string" office:string-value="Comprehensive Review of Agile" calcext:value-type="string">
            <text:p>Comprehensive Review of Agile</text:p>
          </table:table-cell>
          <table:table-cell table:style-name="ce83" table:formula="of:=IF([.A55]=&quot;&quot;;&quot;&quot;;concat(concat([.N55];&quot;: &quot;);[.O55]))" office:value-type="string" office:string-value="" calcext:value-type="error">
            <text:p>#NAME?</text:p>
          </table:table-cell>
          <table:table-cell table:style-name="ce83" office:value-type="string" calcext:value-type="string">
            <text:p>Section 10.2: Creating a Quay Account</text:p>
          </table:table-cell>
          <table:table-cell table:style-name="ce44" table:number-columns-repeated="13"/>
          <table:table-cell table:number-columns-repeated="994"/>
        </table:table-row>
        <table:table-row table:style-name="ro1" table:visibility="collapse">
          <table:table-cell table:style-name="ce43"/>
          <table:table-cell table:style-name="ce47" table:content-validation-name="val2"/>
          <table:table-cell table:style-name="ce43"/>
          <table:table-cell table:style-name="ce51" table:content-validation-name="val3"/>
          <table:table-cell table:style-name="ce55" table:content-validation-name="val4"/>
          <table:table-cell table:style-name="ce63" table:content-validation-name="val4"/>
          <table:table-cell table:style-name="ce68"/>
          <table:table-cell table:style-name="ce76" table:number-columns-repeated="2"/>
          <table:table-cell table:style-name="ce81" table:number-columns-repeated="2"/>
          <table:table-cell table:style-name="ce84"/>
          <table:table-cell table:style-name="ce86" table:formula="of:=IF([.A56]=&quot;&quot;;&quot;&quot;;OFFSET([$Chapters.$D$1];MATCH([.B56];[$Chapters.$D$2:.$D$2502];0);-3;1;1))">
            <text:p/>
          </table:table-cell>
          <table:table-cell table:style-name="ce84" table:formula="of:=IF([.A56]=&quot;&quot;; &quot;&quot;; concat(&quot;Chapter &quot;; [.M56]))">
            <text:p/>
          </table:table-cell>
          <table:table-cell table:style-name="ce81" table:formula="of:=IF([.A56]=&quot;&quot;; &quot;&quot;; OFFSET([$Chapters.$D$1];MATCH([.B56];[$Chapters.$D$2:.$D$2502];0);-1;1;1))">
            <text:p/>
          </table:table-cell>
          <table:table-cell table:style-name="ce8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6" table:content-validation-name="val4" table:number-columns-repeated="2"/>
          <table:table-cell table:style-name="ce69" table:number-columns-repeated="3"/>
          <table:table-cell table:style-name="ce44" table:number-columns-repeated="3"/>
          <table:table-cell table:style-name="ce83" table:formula="of:=IF([.A57]=&quot;&quot;;&quot;&quot;;OFFSET([$Chapters.$D$1];MATCH([.B57];[$Chapters.$D$2:.$D$2502];0);-3;1;1))">
            <text:p/>
          </table:table-cell>
          <table:table-cell table:style-name="ce83" table:formula="of:=IF([.A57]=&quot;&quot;; &quot;&quot;; concat(&quot;Chapter &quot;; [.M57]))">
            <text:p/>
          </table:table-cell>
          <table:table-cell table:style-name="ce80" table:formula="of:=IF([.A57]=&quot;&quot;; &quot;&quot;; OFFSET([$Chapters.$D$1];MATCH([.B57];[$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6" table:content-validation-name="val4" table:number-columns-repeated="2"/>
          <table:table-cell table:style-name="ce69" table:number-columns-repeated="3"/>
          <table:table-cell table:style-name="ce44" table:number-columns-repeated="3"/>
          <table:table-cell table:style-name="ce83" table:formula="of:=IF([.A58]=&quot;&quot;;&quot;&quot;;OFFSET([$Chapters.$D$1];MATCH([.B58];[$Chapters.$D$2:.$D$2502];0);-3;1;1))">
            <text:p/>
          </table:table-cell>
          <table:table-cell table:style-name="ce83" table:formula="of:=IF([.A58]=&quot;&quot;; &quot;&quot;; concat(&quot;Chapter &quot;; [.M58]))">
            <text:p/>
          </table:table-cell>
          <table:table-cell table:style-name="ce80" table:formula="of:=IF([.A58]=&quot;&quot;; &quot;&quot;; OFFSET([$Chapters.$D$1];MATCH([.B58];[$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6" table:content-validation-name="val4" table:number-columns-repeated="2"/>
          <table:table-cell table:style-name="ce69" table:number-columns-repeated="3"/>
          <table:table-cell table:style-name="ce44" table:number-columns-repeated="3"/>
          <table:table-cell table:style-name="ce83" table:formula="of:=IF([.A59]=&quot;&quot;;&quot;&quot;;OFFSET([$Chapters.$D$1];MATCH([.B59];[$Chapters.$D$2:.$D$2502];0);-3;1;1))">
            <text:p/>
          </table:table-cell>
          <table:table-cell table:style-name="ce83" table:formula="of:=IF([.A59]=&quot;&quot;; &quot;&quot;; concat(&quot;Chapter &quot;; [.M59]))">
            <text:p/>
          </table:table-cell>
          <table:table-cell table:style-name="ce80" table:formula="of:=IF([.A59]=&quot;&quot;; &quot;&quot;; OFFSET([$Chapters.$D$1];MATCH([.B59];[$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6" table:content-validation-name="val4" table:number-columns-repeated="2"/>
          <table:table-cell table:style-name="ce69" table:number-columns-repeated="3"/>
          <table:table-cell table:style-name="ce44" table:number-columns-repeated="3"/>
          <table:table-cell table:style-name="ce83" table:formula="of:=IF([.A60]=&quot;&quot;;&quot;&quot;;OFFSET([$Chapters.$D$1];MATCH([.B60];[$Chapters.$D$2:.$D$2502];0);-3;1;1))">
            <text:p/>
          </table:table-cell>
          <table:table-cell table:style-name="ce83" table:formula="of:=IF([.A60]=&quot;&quot;; &quot;&quot;; concat(&quot;Chapter &quot;; [.M60]))">
            <text:p/>
          </table:table-cell>
          <table:table-cell table:style-name="ce80" table:formula="of:=IF([.A60]=&quot;&quot;; &quot;&quot;; OFFSET([$Chapters.$D$1];MATCH([.B60];[$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6" table:content-validation-name="val4" table:number-columns-repeated="2"/>
          <table:table-cell table:style-name="ce69" table:number-columns-repeated="3"/>
          <table:table-cell table:style-name="ce44" table:number-columns-repeated="3"/>
          <table:table-cell table:style-name="ce83" table:formula="of:=IF([.A61]=&quot;&quot;;&quot;&quot;;OFFSET([$Chapters.$D$1];MATCH([.B61];[$Chapters.$D$2:.$D$2502];0);-3;1;1))">
            <text:p/>
          </table:table-cell>
          <table:table-cell table:style-name="ce83" table:formula="of:=IF([.A61]=&quot;&quot;; &quot;&quot;; concat(&quot;Chapter &quot;; [.M61]))">
            <text:p/>
          </table:table-cell>
          <table:table-cell table:style-name="ce80" table:formula="of:=IF([.A61]=&quot;&quot;; &quot;&quot;; OFFSET([$Chapters.$D$1];MATCH([.B61];[$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6" table:content-validation-name="val4" table:number-columns-repeated="2"/>
          <table:table-cell table:style-name="ce69" table:number-columns-repeated="3"/>
          <table:table-cell table:style-name="ce44" table:number-columns-repeated="3"/>
          <table:table-cell table:style-name="ce83" table:formula="of:=IF([.A62]=&quot;&quot;;&quot;&quot;;OFFSET([$Chapters.$D$1];MATCH([.B62];[$Chapters.$D$2:.$D$2502];0);-3;1;1))">
            <text:p/>
          </table:table-cell>
          <table:table-cell table:style-name="ce83" table:formula="of:=IF([.A62]=&quot;&quot;; &quot;&quot;; concat(&quot;Chapter &quot;; [.M62]))">
            <text:p/>
          </table:table-cell>
          <table:table-cell table:style-name="ce80" table:formula="of:=IF([.A62]=&quot;&quot;; &quot;&quot;; OFFSET([$Chapters.$D$1];MATCH([.B62];[$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6" table:content-validation-name="val4" table:number-columns-repeated="2"/>
          <table:table-cell table:style-name="ce69" table:number-columns-repeated="3"/>
          <table:table-cell table:style-name="ce44" table:number-columns-repeated="3"/>
          <table:table-cell table:style-name="ce83" table:formula="of:=IF([.A63]=&quot;&quot;;&quot;&quot;;OFFSET([$Chapters.$D$1];MATCH([.B63];[$Chapters.$D$2:.$D$2502];0);-3;1;1))">
            <text:p/>
          </table:table-cell>
          <table:table-cell table:style-name="ce83" table:formula="of:=IF([.A63]=&quot;&quot;; &quot;&quot;; concat(&quot;Chapter &quot;; [.M63]))">
            <text:p/>
          </table:table-cell>
          <table:table-cell table:style-name="ce80" table:formula="of:=IF([.A63]=&quot;&quot;; &quot;&quot;; OFFSET([$Chapters.$D$1];MATCH([.B63];[$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6" table:content-validation-name="val4" table:number-columns-repeated="2"/>
          <table:table-cell table:style-name="ce69" table:number-columns-repeated="3"/>
          <table:table-cell table:style-name="ce44" table:number-columns-repeated="3"/>
          <table:table-cell table:style-name="ce83" table:formula="of:=IF([.A64]=&quot;&quot;;&quot;&quot;;OFFSET([$Chapters.$D$1];MATCH([.B64];[$Chapters.$D$2:.$D$2502];0);-3;1;1))">
            <text:p/>
          </table:table-cell>
          <table:table-cell table:style-name="ce83" table:formula="of:=IF([.A64]=&quot;&quot;; &quot;&quot;; concat(&quot;Chapter &quot;; [.M64]))">
            <text:p/>
          </table:table-cell>
          <table:table-cell table:style-name="ce80" table:formula="of:=IF([.A64]=&quot;&quot;; &quot;&quot;; OFFSET([$Chapters.$D$1];MATCH([.B64];[$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6" table:content-validation-name="val4" table:number-columns-repeated="2"/>
          <table:table-cell table:style-name="ce69" table:number-columns-repeated="3"/>
          <table:table-cell table:style-name="ce44" table:number-columns-repeated="3"/>
          <table:table-cell table:style-name="ce83" table:formula="of:=IF([.A65]=&quot;&quot;;&quot;&quot;;OFFSET([$Chapters.$D$1];MATCH([.B65];[$Chapters.$D$2:.$D$2502];0);-3;1;1))">
            <text:p/>
          </table:table-cell>
          <table:table-cell table:style-name="ce83" table:formula="of:=IF([.A65]=&quot;&quot;; &quot;&quot;; concat(&quot;Chapter &quot;; [.M65]))">
            <text:p/>
          </table:table-cell>
          <table:table-cell table:style-name="ce80" table:formula="of:=IF([.A65]=&quot;&quot;; &quot;&quot;; OFFSET([$Chapters.$D$1];MATCH([.B65];[$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66]=&quot;&quot;;&quot;&quot;;OFFSET([$Chapters.$D$1];MATCH([.B66];[$Chapters.$D$2:.$D$2502];0);-3;1;1))">
            <text:p/>
          </table:table-cell>
          <table:table-cell table:style-name="ce83" table:formula="of:=IF([.A66]=&quot;&quot;; &quot;&quot;; concat(&quot;Chapter &quot;; [.M66]))">
            <text:p/>
          </table:table-cell>
          <table:table-cell table:style-name="ce80" table:formula="of:=IF([.A66]=&quot;&quot;; &quot;&quot;; OFFSET([$Chapters.$D$1];MATCH([.B66];[$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67]=&quot;&quot;;&quot;&quot;;OFFSET([$Chapters.$D$1];MATCH([.B67];[$Chapters.$D$2:.$D$2502];0);-3;1;1))">
            <text:p/>
          </table:table-cell>
          <table:table-cell table:style-name="ce83" table:formula="of:=IF([.A67]=&quot;&quot;; &quot;&quot;; concat(&quot;Chapter &quot;; [.M67]))">
            <text:p/>
          </table:table-cell>
          <table:table-cell table:style-name="ce80" table:formula="of:=IF([.A67]=&quot;&quot;; &quot;&quot;; OFFSET([$Chapters.$D$1];MATCH([.B67];[$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68]=&quot;&quot;;&quot;&quot;;OFFSET([$Chapters.$D$1];MATCH([.B68];[$Chapters.$D$2:.$D$2502];0);-3;1;1))">
            <text:p/>
          </table:table-cell>
          <table:table-cell table:style-name="ce83" table:formula="of:=IF([.A68]=&quot;&quot;; &quot;&quot;; concat(&quot;Chapter &quot;; [.M68]))">
            <text:p/>
          </table:table-cell>
          <table:table-cell table:style-name="ce80" table:formula="of:=IF([.A68]=&quot;&quot;; &quot;&quot;; OFFSET([$Chapters.$D$1];MATCH([.B68];[$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69]=&quot;&quot;;&quot;&quot;;&quot;draft&quot;)">
            <text:p/>
          </table:table-cell>
          <table:table-cell table:style-name="ce80" table:formula="of:=IF([.A69]=&quot;&quot;;&quot;&quot;;&quot;complete&quot;)">
            <text:p/>
          </table:table-cell>
          <table:table-cell table:style-name="ce83" table:formula="of:=IF([.D69]=&quot;&quot;;&quot;&quot;;IF([.D69]=&quot;lecture&quot;;&quot;lecture&quot;;&quot;activity&quot;))">
            <text:p/>
          </table:table-cell>
          <table:table-cell table:style-name="ce83" table:formula="of:=IF([.A69]=&quot;&quot;;&quot;&quot;;OFFSET([$Chapters.$D$1];MATCH([.B69];[$Chapters.$D$2:.$D$2502];0);-3;1;1))">
            <text:p/>
          </table:table-cell>
          <table:table-cell table:style-name="ce83" table:formula="of:=IF([.A69]=&quot;&quot;; &quot;&quot;; concat(&quot;Chapter &quot;; [.M69]))">
            <text:p/>
          </table:table-cell>
          <table:table-cell table:style-name="ce80" table:formula="of:=IF([.A69]=&quot;&quot;; &quot;&quot;; OFFSET([$Chapters.$D$1];MATCH([.B69];[$Chapters.$D$2:.$D$2502];0);-1;1;1))">
            <text:p/>
          </table:table-cell>
          <table:table-cell table:style-name="ce83" table:formula="of:=IF([.A69]=&quot;&quot;;&quot;&quot;;concat(concat([.N69];&quot;: &quot;);[.O69]))">
            <text:p/>
          </table:table-cell>
          <table:table-cell table:style-name="ce83" table:formula="of:=IF([.A69]=&quot;&quot;;&quot;&quot;;concat(concat([.N69];&quot;, Section &quot;);[.E69]))">
            <text:p/>
          </table:table-cell>
          <table:table-cell table:style-name="ce44" table:number-columns-repeated="13"/>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70]=&quot;&quot;;&quot;&quot;;&quot;draft&quot;)">
            <text:p/>
          </table:table-cell>
          <table:table-cell table:style-name="ce80" table:formula="of:=IF([.A70]=&quot;&quot;;&quot;&quot;;&quot;complete&quot;)">
            <text:p/>
          </table:table-cell>
          <table:table-cell table:style-name="ce83" table:formula="of:=IF([.D70]=&quot;&quot;;&quot;&quot;;IF([.D70]=&quot;lecture&quot;;&quot;lecture&quot;;&quot;activity&quot;))">
            <text:p/>
          </table:table-cell>
          <table:table-cell table:style-name="ce83" table:formula="of:=IF([.A70]=&quot;&quot;;&quot;&quot;;OFFSET([$Chapters.$D$1];MATCH([.B70];[$Chapters.$D$2:.$D$2502];0);-3;1;1))">
            <text:p/>
          </table:table-cell>
          <table:table-cell table:style-name="ce83" table:formula="of:=IF([.A70]=&quot;&quot;; &quot;&quot;; concat(&quot;Chapter &quot;; [.M70]))">
            <text:p/>
          </table:table-cell>
          <table:table-cell table:style-name="ce80" table:formula="of:=IF([.A70]=&quot;&quot;; &quot;&quot;; OFFSET([$Chapters.$D$1];MATCH([.B70];[$Chapters.$D$2:.$D$2502];0);-1;1;1))">
            <text:p/>
          </table:table-cell>
          <table:table-cell table:style-name="ce83" table:formula="of:=IF([.A70]=&quot;&quot;;&quot;&quot;;concat(concat([.N70];&quot;: &quot;);[.O70]))">
            <text:p/>
          </table:table-cell>
          <table:table-cell table:style-name="ce83" table:formula="of:=IF([.A70]=&quot;&quot;;&quot;&quot;;concat(concat([.N70];&quot;, Section &quot;);[.E70]))">
            <text:p/>
          </table:table-cell>
          <table:table-cell table:style-name="ce44" table:number-columns-repeated="13"/>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71]=&quot;&quot;;&quot;&quot;;&quot;draft&quot;)">
            <text:p/>
          </table:table-cell>
          <table:table-cell table:style-name="ce80" table:formula="of:=IF([.A71]=&quot;&quot;;&quot;&quot;;&quot;complete&quot;)">
            <text:p/>
          </table:table-cell>
          <table:table-cell table:style-name="ce83" table:formula="of:=IF([.D71]=&quot;&quot;;&quot;&quot;;IF([.D71]=&quot;lecture&quot;;&quot;lecture&quot;;&quot;activity&quot;))">
            <text:p/>
          </table:table-cell>
          <table:table-cell table:style-name="ce83" table:formula="of:=IF([.A71]=&quot;&quot;;&quot;&quot;;OFFSET([$Chapters.$D$1];MATCH([.B71];[$Chapters.$D$2:.$D$2502];0);-3;1;1))">
            <text:p/>
          </table:table-cell>
          <table:table-cell table:style-name="ce83" table:formula="of:=IF([.A71]=&quot;&quot;; &quot;&quot;; concat(&quot;Chapter &quot;; [.M71]))">
            <text:p/>
          </table:table-cell>
          <table:table-cell table:style-name="ce80" table:formula="of:=IF([.A71]=&quot;&quot;; &quot;&quot;; OFFSET([$Chapters.$D$1];MATCH([.B71];[$Chapters.$D$2:.$D$2502];0);-1;1;1))">
            <text:p/>
          </table:table-cell>
          <table:table-cell table:style-name="ce83" table:formula="of:=IF([.A71]=&quot;&quot;;&quot;&quot;;concat(concat([.N71];&quot;: &quot;);[.O71]))">
            <text:p/>
          </table:table-cell>
          <table:table-cell table:style-name="ce83" table:formula="of:=IF([.A71]=&quot;&quot;;&quot;&quot;;concat(concat([.N71];&quot;, Section &quot;);[.E71]))">
            <text:p/>
          </table:table-cell>
          <table:table-cell table:style-name="ce44" table:number-columns-repeated="13"/>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72]=&quot;&quot;;&quot;&quot;;&quot;draft&quot;)">
            <text:p/>
          </table:table-cell>
          <table:table-cell table:style-name="ce80" table:formula="of:=IF([.A72]=&quot;&quot;;&quot;&quot;;&quot;complete&quot;)">
            <text:p/>
          </table:table-cell>
          <table:table-cell table:style-name="ce83" table:formula="of:=IF([.D72]=&quot;&quot;;&quot;&quot;;IF([.D72]=&quot;lecture&quot;;&quot;lecture&quot;;&quot;activity&quot;))">
            <text:p/>
          </table:table-cell>
          <table:table-cell table:style-name="ce83" table:formula="of:=IF([.A72]=&quot;&quot;;&quot;&quot;;OFFSET([$Chapters.$D$1];MATCH([.B72];[$Chapters.$D$2:.$D$2502];0);-3;1;1))">
            <text:p/>
          </table:table-cell>
          <table:table-cell table:style-name="ce83" table:formula="of:=IF([.A72]=&quot;&quot;; &quot;&quot;; concat(&quot;Chapter &quot;; [.M72]))">
            <text:p/>
          </table:table-cell>
          <table:table-cell table:style-name="ce80" table:formula="of:=IF([.A72]=&quot;&quot;; &quot;&quot;; OFFSET([$Chapters.$D$1];MATCH([.B72];[$Chapters.$D$2:.$D$2502];0);-1;1;1))">
            <text:p/>
          </table:table-cell>
          <table:table-cell table:style-name="ce83" table:formula="of:=IF([.A72]=&quot;&quot;;&quot;&quot;;concat(concat([.N72];&quot;: &quot;);[.O72]))">
            <text:p/>
          </table:table-cell>
          <table:table-cell table:style-name="ce83" table:formula="of:=IF([.A72]=&quot;&quot;;&quot;&quot;;concat(concat([.N72];&quot;, Section &quot;);[.E72]))">
            <text:p/>
          </table:table-cell>
          <table:table-cell table:style-name="ce44" table:number-columns-repeated="13"/>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73]=&quot;&quot;;&quot;&quot;;&quot;draft&quot;)">
            <text:p/>
          </table:table-cell>
          <table:table-cell table:style-name="ce80" table:formula="of:=IF([.A73]=&quot;&quot;;&quot;&quot;;&quot;complete&quot;)">
            <text:p/>
          </table:table-cell>
          <table:table-cell table:style-name="ce83" table:formula="of:=IF([.D73]=&quot;&quot;;&quot;&quot;;IF([.D73]=&quot;lecture&quot;;&quot;lecture&quot;;&quot;activity&quot;))">
            <text:p/>
          </table:table-cell>
          <table:table-cell table:style-name="ce83" table:formula="of:=IF([.A73]=&quot;&quot;;&quot;&quot;;OFFSET([$Chapters.$D$1];MATCH([.B73];[$Chapters.$D$2:.$D$2502];0);-3;1;1))">
            <text:p/>
          </table:table-cell>
          <table:table-cell table:style-name="ce83" table:formula="of:=IF([.A73]=&quot;&quot;; &quot;&quot;; concat(&quot;Chapter &quot;; [.M73]))">
            <text:p/>
          </table:table-cell>
          <table:table-cell table:style-name="ce80" table:formula="of:=IF([.A73]=&quot;&quot;; &quot;&quot;; OFFSET([$Chapters.$D$1];MATCH([.B73];[$Chapters.$D$2:.$D$2502];0);-1;1;1))">
            <text:p/>
          </table:table-cell>
          <table:table-cell table:style-name="ce83" table:formula="of:=IF([.A73]=&quot;&quot;;&quot;&quot;;concat(concat([.N73];&quot;: &quot;);[.O73]))">
            <text:p/>
          </table:table-cell>
          <table:table-cell table:style-name="ce83" table:formula="of:=IF([.A73]=&quot;&quot;;&quot;&quot;;concat(concat([.N73];&quot;, Section &quot;);[.E73]))">
            <text:p/>
          </table:table-cell>
          <table:table-cell table:style-name="ce44" table:number-columns-repeated="13"/>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74]=&quot;&quot;;&quot;&quot;;&quot;draft&quot;)">
            <text:p/>
          </table:table-cell>
          <table:table-cell table:style-name="ce80" table:formula="of:=IF([.A74]=&quot;&quot;;&quot;&quot;;&quot;complete&quot;)">
            <text:p/>
          </table:table-cell>
          <table:table-cell table:style-name="ce83" table:formula="of:=IF([.D74]=&quot;&quot;;&quot;&quot;;IF([.D74]=&quot;lecture&quot;;&quot;lecture&quot;;&quot;activity&quot;))">
            <text:p/>
          </table:table-cell>
          <table:table-cell table:style-name="ce83" table:formula="of:=IF([.A74]=&quot;&quot;;&quot;&quot;;OFFSET([$Chapters.$D$1];MATCH([.B74];[$Chapters.$D$2:.$D$2502];0);-3;1;1))">
            <text:p/>
          </table:table-cell>
          <table:table-cell table:style-name="ce83" table:formula="of:=IF([.A74]=&quot;&quot;; &quot;&quot;; concat(&quot;Chapter &quot;; [.M74]))">
            <text:p/>
          </table:table-cell>
          <table:table-cell table:style-name="ce80" table:formula="of:=IF([.A74]=&quot;&quot;; &quot;&quot;; OFFSET([$Chapters.$D$1];MATCH([.B74];[$Chapters.$D$2:.$D$2502];0);-1;1;1))">
            <text:p/>
          </table:table-cell>
          <table:table-cell table:style-name="ce83" table:formula="of:=IF([.A74]=&quot;&quot;;&quot;&quot;;concat(concat([.N74];&quot;: &quot;);[.O74]))">
            <text:p/>
          </table:table-cell>
          <table:table-cell table:style-name="ce83" table:formula="of:=IF([.A74]=&quot;&quot;;&quot;&quot;;concat(concat([.N74];&quot;, Section &quot;);[.E74]))">
            <text:p/>
          </table:table-cell>
          <table:table-cell table:style-name="ce44" table:number-columns-repeated="13"/>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75]=&quot;&quot;;&quot;&quot;;&quot;draft&quot;)">
            <text:p/>
          </table:table-cell>
          <table:table-cell table:style-name="ce80" table:formula="of:=IF([.A75]=&quot;&quot;;&quot;&quot;;&quot;complete&quot;)">
            <text:p/>
          </table:table-cell>
          <table:table-cell table:style-name="ce83" table:formula="of:=IF([.D75]=&quot;&quot;;&quot;&quot;;IF([.D75]=&quot;lecture&quot;;&quot;lecture&quot;;&quot;activity&quot;))">
            <text:p/>
          </table:table-cell>
          <table:table-cell table:style-name="ce83" table:formula="of:=IF([.A75]=&quot;&quot;;&quot;&quot;;OFFSET([$Chapters.$D$1];MATCH([.B75];[$Chapters.$D$2:.$D$2502];0);-3;1;1))">
            <text:p/>
          </table:table-cell>
          <table:table-cell table:style-name="ce83" table:formula="of:=IF([.A75]=&quot;&quot;; &quot;&quot;; concat(&quot;Chapter &quot;; [.M75]))">
            <text:p/>
          </table:table-cell>
          <table:table-cell table:style-name="ce80" table:formula="of:=IF([.A75]=&quot;&quot;; &quot;&quot;; OFFSET([$Chapters.$D$1];MATCH([.B75];[$Chapters.$D$2:.$D$2502];0);-1;1;1))">
            <text:p/>
          </table:table-cell>
          <table:table-cell table:style-name="ce83" table:formula="of:=IF([.A75]=&quot;&quot;;&quot;&quot;;concat(concat([.N75];&quot;: &quot;);[.O75]))">
            <text:p/>
          </table:table-cell>
          <table:table-cell table:style-name="ce83" table:formula="of:=IF([.A75]=&quot;&quot;;&quot;&quot;;concat(concat([.N75];&quot;, Section &quot;);[.E75]))">
            <text:p/>
          </table:table-cell>
          <table:table-cell table:style-name="ce44" table:number-columns-repeated="13"/>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76]=&quot;&quot;;&quot;&quot;;&quot;draft&quot;)">
            <text:p/>
          </table:table-cell>
          <table:table-cell table:style-name="ce80" table:formula="of:=IF([.A76]=&quot;&quot;;&quot;&quot;;&quot;complete&quot;)">
            <text:p/>
          </table:table-cell>
          <table:table-cell table:style-name="ce83" table:formula="of:=IF([.D76]=&quot;&quot;;&quot;&quot;;IF([.D76]=&quot;lecture&quot;;&quot;lecture&quot;;&quot;activity&quot;))">
            <text:p/>
          </table:table-cell>
          <table:table-cell table:style-name="ce83" table:formula="of:=IF([.A76]=&quot;&quot;;&quot;&quot;;OFFSET([$Chapters.$D$1];MATCH([.B76];[$Chapters.$D$2:.$D$2502];0);-3;1;1))">
            <text:p/>
          </table:table-cell>
          <table:table-cell table:style-name="ce83" table:formula="of:=IF([.A76]=&quot;&quot;; &quot;&quot;; concat(&quot;Chapter &quot;; [.M76]))">
            <text:p/>
          </table:table-cell>
          <table:table-cell table:style-name="ce80" table:formula="of:=IF([.A76]=&quot;&quot;; &quot;&quot;; OFFSET([$Chapters.$D$1];MATCH([.B76];[$Chapters.$D$2:.$D$2502];0);-1;1;1))">
            <text:p/>
          </table:table-cell>
          <table:table-cell table:style-name="ce83" table:formula="of:=IF([.A76]=&quot;&quot;;&quot;&quot;;concat(concat([.N76];&quot;: &quot;);[.O76]))">
            <text:p/>
          </table:table-cell>
          <table:table-cell table:style-name="ce83" table:formula="of:=IF([.A76]=&quot;&quot;;&quot;&quot;;concat(concat([.N76];&quot;, Section &quot;);[.E76]))">
            <text:p/>
          </table:table-cell>
          <table:table-cell table:style-name="ce44" table:number-columns-repeated="13"/>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77]=&quot;&quot;;&quot;&quot;;&quot;draft&quot;)">
            <text:p/>
          </table:table-cell>
          <table:table-cell table:style-name="ce80" table:formula="of:=IF([.A77]=&quot;&quot;;&quot;&quot;;&quot;complete&quot;)">
            <text:p/>
          </table:table-cell>
          <table:table-cell table:style-name="ce83" table:formula="of:=IF([.D77]=&quot;&quot;;&quot;&quot;;IF([.D77]=&quot;lecture&quot;;&quot;lecture&quot;;&quot;activity&quot;))">
            <text:p/>
          </table:table-cell>
          <table:table-cell table:style-name="ce83" table:formula="of:=IF([.A77]=&quot;&quot;;&quot;&quot;;OFFSET([$Chapters.$D$1];MATCH([.B77];[$Chapters.$D$2:.$D$2502];0);-3;1;1))">
            <text:p/>
          </table:table-cell>
          <table:table-cell table:style-name="ce83" table:formula="of:=IF([.A77]=&quot;&quot;; &quot;&quot;; concat(&quot;Chapter &quot;; [.M77]))">
            <text:p/>
          </table:table-cell>
          <table:table-cell table:style-name="ce80" table:formula="of:=IF([.A77]=&quot;&quot;; &quot;&quot;; OFFSET([$Chapters.$D$1];MATCH([.B77];[$Chapters.$D$2:.$D$2502];0);-1;1;1))">
            <text:p/>
          </table:table-cell>
          <table:table-cell table:style-name="ce83" table:formula="of:=IF([.A77]=&quot;&quot;;&quot;&quot;;concat(concat([.N77];&quot;: &quot;);[.O77]))">
            <text:p/>
          </table:table-cell>
          <table:table-cell table:style-name="ce83" table:formula="of:=IF([.A77]=&quot;&quot;;&quot;&quot;;concat(concat([.N77];&quot;, Section &quot;);[.E77]))">
            <text:p/>
          </table:table-cell>
          <table:table-cell table:style-name="ce44" table:number-columns-repeated="13"/>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78]=&quot;&quot;;&quot;&quot;;&quot;draft&quot;)">
            <text:p/>
          </table:table-cell>
          <table:table-cell table:style-name="ce80" table:formula="of:=IF([.A78]=&quot;&quot;;&quot;&quot;;&quot;complete&quot;)">
            <text:p/>
          </table:table-cell>
          <table:table-cell table:style-name="ce83" table:formula="of:=IF([.D78]=&quot;&quot;;&quot;&quot;;IF([.D78]=&quot;lecture&quot;;&quot;lecture&quot;;&quot;activity&quot;))">
            <text:p/>
          </table:table-cell>
          <table:table-cell table:style-name="ce83" table:formula="of:=IF([.A78]=&quot;&quot;;&quot;&quot;;OFFSET([$Chapters.$D$1];MATCH([.B78];[$Chapters.$D$2:.$D$2502];0);-3;1;1))">
            <text:p/>
          </table:table-cell>
          <table:table-cell table:style-name="ce83" table:formula="of:=IF([.A78]=&quot;&quot;; &quot;&quot;; concat(&quot;Chapter &quot;; [.M78]))">
            <text:p/>
          </table:table-cell>
          <table:table-cell table:style-name="ce80" table:formula="of:=IF([.A78]=&quot;&quot;; &quot;&quot;; OFFSET([$Chapters.$D$1];MATCH([.B78];[$Chapters.$D$2:.$D$2502];0);-1;1;1))">
            <text:p/>
          </table:table-cell>
          <table:table-cell table:style-name="ce83" table:formula="of:=IF([.A78]=&quot;&quot;;&quot;&quot;;concat(concat([.N78];&quot;: &quot;);[.O78]))">
            <text:p/>
          </table:table-cell>
          <table:table-cell table:style-name="ce83" table:formula="of:=IF([.A78]=&quot;&quot;;&quot;&quot;;concat(concat([.N78];&quot;, Section &quot;);[.E78]))">
            <text:p/>
          </table:table-cell>
          <table:table-cell table:style-name="ce44" table:number-columns-repeated="13"/>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79]=&quot;&quot;;&quot;&quot;;&quot;draft&quot;)">
            <text:p/>
          </table:table-cell>
          <table:table-cell table:style-name="ce80" table:formula="of:=IF([.A79]=&quot;&quot;;&quot;&quot;;&quot;complete&quot;)">
            <text:p/>
          </table:table-cell>
          <table:table-cell table:style-name="ce83" table:formula="of:=IF([.D79]=&quot;&quot;;&quot;&quot;;IF([.D79]=&quot;lecture&quot;;&quot;lecture&quot;;&quot;activity&quot;))">
            <text:p/>
          </table:table-cell>
          <table:table-cell table:style-name="ce83" table:formula="of:=IF([.A79]=&quot;&quot;;&quot;&quot;;OFFSET([$Chapters.$D$1];MATCH([.B79];[$Chapters.$D$2:.$D$2502];0);-3;1;1))">
            <text:p/>
          </table:table-cell>
          <table:table-cell table:style-name="ce83" table:formula="of:=IF([.A79]=&quot;&quot;; &quot;&quot;; concat(&quot;Chapter &quot;; [.M79]))">
            <text:p/>
          </table:table-cell>
          <table:table-cell table:style-name="ce80" table:formula="of:=IF([.A79]=&quot;&quot;; &quot;&quot;; OFFSET([$Chapters.$D$1];MATCH([.B79];[$Chapters.$D$2:.$D$2502];0);-1;1;1))">
            <text:p/>
          </table:table-cell>
          <table:table-cell table:style-name="ce83" table:formula="of:=IF([.A79]=&quot;&quot;;&quot;&quot;;concat(concat([.N79];&quot;: &quot;);[.O79]))">
            <text:p/>
          </table:table-cell>
          <table:table-cell table:style-name="ce83" table:formula="of:=IF([.A79]=&quot;&quot;;&quot;&quot;;concat(concat([.N79];&quot;, Section &quot;);[.E79]))">
            <text:p/>
          </table:table-cell>
          <table:table-cell table:style-name="ce44" table:number-columns-repeated="13"/>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80]=&quot;&quot;;&quot;&quot;;&quot;draft&quot;)">
            <text:p/>
          </table:table-cell>
          <table:table-cell table:style-name="ce80" table:formula="of:=IF([.A80]=&quot;&quot;;&quot;&quot;;&quot;complete&quot;)">
            <text:p/>
          </table:table-cell>
          <table:table-cell table:style-name="ce83" table:formula="of:=IF([.D80]=&quot;&quot;;&quot;&quot;;IF([.D80]=&quot;lecture&quot;;&quot;lecture&quot;;&quot;activity&quot;))">
            <text:p/>
          </table:table-cell>
          <table:table-cell table:style-name="ce83" table:formula="of:=IF([.A80]=&quot;&quot;;&quot;&quot;;OFFSET([$Chapters.$D$1];MATCH([.B80];[$Chapters.$D$2:.$D$2502];0);-3;1;1))">
            <text:p/>
          </table:table-cell>
          <table:table-cell table:style-name="ce83" table:formula="of:=IF([.A80]=&quot;&quot;; &quot;&quot;; concat(&quot;Chapter &quot;; [.M80]))">
            <text:p/>
          </table:table-cell>
          <table:table-cell table:style-name="ce80" table:formula="of:=IF([.A80]=&quot;&quot;; &quot;&quot;; OFFSET([$Chapters.$D$1];MATCH([.B80];[$Chapters.$D$2:.$D$2502];0);-1;1;1))">
            <text:p/>
          </table:table-cell>
          <table:table-cell table:style-name="ce83" table:formula="of:=IF([.A80]=&quot;&quot;;&quot;&quot;;concat(concat([.N80];&quot;: &quot;);[.O80]))">
            <text:p/>
          </table:table-cell>
          <table:table-cell table:style-name="ce83" table:formula="of:=IF([.A80]=&quot;&quot;;&quot;&quot;;concat(concat([.N80];&quot;, Section &quot;);[.E80]))">
            <text:p/>
          </table:table-cell>
          <table:table-cell table:style-name="ce44" table:number-columns-repeated="13"/>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81]=&quot;&quot;;&quot;&quot;;&quot;draft&quot;)">
            <text:p/>
          </table:table-cell>
          <table:table-cell table:style-name="ce80" table:formula="of:=IF([.A81]=&quot;&quot;;&quot;&quot;;&quot;complete&quot;)">
            <text:p/>
          </table:table-cell>
          <table:table-cell table:style-name="ce83" table:formula="of:=IF([.D81]=&quot;&quot;;&quot;&quot;;IF([.D81]=&quot;lecture&quot;;&quot;lecture&quot;;&quot;activity&quot;))">
            <text:p/>
          </table:table-cell>
          <table:table-cell table:style-name="ce83" table:formula="of:=IF([.A81]=&quot;&quot;;&quot;&quot;;OFFSET([$Chapters.$D$1];MATCH([.B81];[$Chapters.$D$2:.$D$2502];0);-3;1;1))">
            <text:p/>
          </table:table-cell>
          <table:table-cell table:style-name="ce83" table:formula="of:=IF([.A81]=&quot;&quot;; &quot;&quot;; concat(&quot;Chapter &quot;; [.M81]))">
            <text:p/>
          </table:table-cell>
          <table:table-cell table:style-name="ce80" table:formula="of:=IF([.A81]=&quot;&quot;; &quot;&quot;; OFFSET([$Chapters.$D$1];MATCH([.B81];[$Chapters.$D$2:.$D$2502];0);-1;1;1))">
            <text:p/>
          </table:table-cell>
          <table:table-cell table:style-name="ce83" table:formula="of:=IF([.A81]=&quot;&quot;;&quot;&quot;;concat(concat([.N81];&quot;: &quot;);[.O81]))">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82]=&quot;&quot;;&quot;&quot;;&quot;draft&quot;)">
            <text:p/>
          </table:table-cell>
          <table:table-cell table:style-name="ce80" table:formula="of:=IF([.A82]=&quot;&quot;;&quot;&quot;;&quot;complete&quot;)">
            <text:p/>
          </table:table-cell>
          <table:table-cell table:style-name="ce83" table:formula="of:=IF([.D82]=&quot;&quot;;&quot;&quot;;IF([.D82]=&quot;lecture&quot;;&quot;lecture&quot;;&quot;activity&quot;))">
            <text:p/>
          </table:table-cell>
          <table:table-cell table:style-name="ce83" table:formula="of:=IF([.A82]=&quot;&quot;;&quot;&quot;;OFFSET([$Chapters.$D$1];MATCH([.B82];[$Chapters.$D$2:.$D$2502];0);-3;1;1))">
            <text:p/>
          </table:table-cell>
          <table:table-cell table:style-name="ce83" table:formula="of:=IF([.A82]=&quot;&quot;; &quot;&quot;; concat(&quot;Chapter &quot;; [.M82]))">
            <text:p/>
          </table:table-cell>
          <table:table-cell table:style-name="ce80" table:formula="of:=IF([.A82]=&quot;&quot;; &quot;&quot;; OFFSET([$Chapters.$D$1];MATCH([.B82];[$Chapters.$D$2:.$D$2502];0);-1;1;1))">
            <text:p/>
          </table:table-cell>
          <table:table-cell table:style-name="ce83" table:formula="of:=IF([.A82]=&quot;&quot;;&quot;&quot;;concat(concat([.N82];&quot;: &quot;);[.O82]))">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83]=&quot;&quot;;&quot;&quot;;&quot;draft&quot;)">
            <text:p/>
          </table:table-cell>
          <table:table-cell table:style-name="ce80" table:formula="of:=IF([.A83]=&quot;&quot;;&quot;&quot;;&quot;complete&quot;)">
            <text:p/>
          </table:table-cell>
          <table:table-cell table:style-name="ce83" table:formula="of:=IF([.D83]=&quot;&quot;;&quot;&quot;;IF([.D83]=&quot;lecture&quot;;&quot;lecture&quot;;&quot;activity&quot;))">
            <text:p/>
          </table:table-cell>
          <table:table-cell table:style-name="ce83" table:formula="of:=IF([.A83]=&quot;&quot;;&quot;&quot;;OFFSET([$Chapters.$D$1];MATCH([.B83];[$Chapters.$D$2:.$D$2502];0);-3;1;1))">
            <text:p/>
          </table:table-cell>
          <table:table-cell table:style-name="ce83" table:formula="of:=IF([.A83]=&quot;&quot;; &quot;&quot;; concat(&quot;Chapter &quot;; [.M83]))">
            <text:p/>
          </table:table-cell>
          <table:table-cell table:style-name="ce80" table:formula="of:=IF([.A83]=&quot;&quot;; &quot;&quot;; OFFSET([$Chapters.$D$1];MATCH([.B83];[$Chapters.$D$2:.$D$2502];0);-1;1;1))">
            <text:p/>
          </table:table-cell>
          <table:table-cell table:style-name="ce83" table:formula="of:=IF([.A83]=&quot;&quot;;&quot;&quot;;concat(concat([.N83];&quot;: &quot;);[.O83]))">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84]=&quot;&quot;;&quot;&quot;;&quot;draft&quot;)">
            <text:p/>
          </table:table-cell>
          <table:table-cell table:style-name="ce80" table:formula="of:=IF([.A84]=&quot;&quot;;&quot;&quot;;&quot;complete&quot;)">
            <text:p/>
          </table:table-cell>
          <table:table-cell table:style-name="ce83" table:formula="of:=IF([.D84]=&quot;&quot;;&quot;&quot;;IF([.D84]=&quot;lecture&quot;;&quot;lecture&quot;;&quot;activity&quot;))">
            <text:p/>
          </table:table-cell>
          <table:table-cell table:style-name="ce83" table:formula="of:=IF([.A84]=&quot;&quot;;&quot;&quot;;OFFSET([$Chapters.$D$1];MATCH([.B84];[$Chapters.$D$2:.$D$2502];0);-3;1;1))">
            <text:p/>
          </table:table-cell>
          <table:table-cell table:style-name="ce83" table:formula="of:=IF([.A84]=&quot;&quot;; &quot;&quot;; concat(&quot;Chapter &quot;; [.M84]))">
            <text:p/>
          </table:table-cell>
          <table:table-cell table:style-name="ce80" table:formula="of:=IF([.A84]=&quot;&quot;; &quot;&quot;; OFFSET([$Chapters.$D$1];MATCH([.B84];[$Chapters.$D$2:.$D$2502];0);-1;1;1))">
            <text:p/>
          </table:table-cell>
          <table:table-cell table:style-name="ce83" table:formula="of:=IF([.A84]=&quot;&quot;;&quot;&quot;;concat(concat([.N84];&quot;: &quot;);[.O84]))">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85]=&quot;&quot;;&quot;&quot;;&quot;draft&quot;)">
            <text:p/>
          </table:table-cell>
          <table:table-cell table:style-name="ce80" table:formula="of:=IF([.A85]=&quot;&quot;;&quot;&quot;;&quot;complete&quot;)">
            <text:p/>
          </table:table-cell>
          <table:table-cell table:style-name="ce83" table:formula="of:=IF([.D85]=&quot;&quot;;&quot;&quot;;IF([.D85]=&quot;lecture&quot;;&quot;lecture&quot;;&quot;activity&quot;))">
            <text:p/>
          </table:table-cell>
          <table:table-cell table:style-name="ce83" table:formula="of:=IF([.A85]=&quot;&quot;;&quot;&quot;;OFFSET([$Chapters.$D$1];MATCH([.B85];[$Chapters.$D$2:.$D$2502];0);-3;1;1))">
            <text:p/>
          </table:table-cell>
          <table:table-cell table:style-name="ce83" table:formula="of:=IF([.A85]=&quot;&quot;; &quot;&quot;; concat(&quot;Chapter &quot;; [.M85]))">
            <text:p/>
          </table:table-cell>
          <table:table-cell table:style-name="ce80" table:formula="of:=IF([.A85]=&quot;&quot;; &quot;&quot;; OFFSET([$Chapters.$D$1];MATCH([.B85];[$Chapters.$D$2:.$D$2502];0);-1;1;1))">
            <text:p/>
          </table:table-cell>
          <table:table-cell table:style-name="ce83" table:formula="of:=IF([.A85]=&quot;&quot;;&quot;&quot;;concat(concat([.N85];&quot;: &quot;);[.O85]))">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86]=&quot;&quot;;&quot;&quot;;&quot;draft&quot;)">
            <text:p/>
          </table:table-cell>
          <table:table-cell table:style-name="ce80" table:formula="of:=IF([.A86]=&quot;&quot;;&quot;&quot;;&quot;complete&quot;)">
            <text:p/>
          </table:table-cell>
          <table:table-cell table:style-name="ce83" table:formula="of:=IF([.D86]=&quot;&quot;;&quot;&quot;;IF([.D86]=&quot;lecture&quot;;&quot;lecture&quot;;&quot;activity&quot;))">
            <text:p/>
          </table:table-cell>
          <table:table-cell table:style-name="ce83" table:formula="of:=IF([.A86]=&quot;&quot;;&quot;&quot;;OFFSET([$Chapters.$D$1];MATCH([.B86];[$Chapters.$D$2:.$D$2502];0);-3;1;1))">
            <text:p/>
          </table:table-cell>
          <table:table-cell table:style-name="ce83" table:formula="of:=IF([.A86]=&quot;&quot;; &quot;&quot;; concat(&quot;Chapter &quot;; [.M86]))">
            <text:p/>
          </table:table-cell>
          <table:table-cell table:style-name="ce80" table:formula="of:=IF([.A86]=&quot;&quot;; &quot;&quot;; OFFSET([$Chapters.$D$1];MATCH([.B86];[$Chapters.$D$2:.$D$2502];0);-1;1;1))">
            <text:p/>
          </table:table-cell>
          <table:table-cell table:style-name="ce83" table:formula="of:=IF([.A86]=&quot;&quot;;&quot;&quot;;concat(concat([.N86];&quot;: &quot;);[.O86]))">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87]=&quot;&quot;;&quot;&quot;;&quot;draft&quot;)">
            <text:p/>
          </table:table-cell>
          <table:table-cell table:style-name="ce80" table:formula="of:=IF([.A87]=&quot;&quot;;&quot;&quot;;&quot;complete&quot;)">
            <text:p/>
          </table:table-cell>
          <table:table-cell table:style-name="ce83" table:formula="of:=IF([.D87]=&quot;&quot;;&quot;&quot;;IF([.D87]=&quot;lecture&quot;;&quot;lecture&quot;;&quot;activity&quot;))">
            <text:p/>
          </table:table-cell>
          <table:table-cell table:style-name="ce83" table:formula="of:=IF([.A87]=&quot;&quot;;&quot;&quot;;OFFSET([$Chapters.$D$1];MATCH([.B87];[$Chapters.$D$2:.$D$2502];0);-3;1;1))">
            <text:p/>
          </table:table-cell>
          <table:table-cell table:style-name="ce83" table:formula="of:=IF([.A87]=&quot;&quot;; &quot;&quot;; concat(&quot;Chapter &quot;; [.M87]))">
            <text:p/>
          </table:table-cell>
          <table:table-cell table:style-name="ce80" table:formula="of:=IF([.A87]=&quot;&quot;; &quot;&quot;; OFFSET([$Chapters.$D$1];MATCH([.B87];[$Chapters.$D$2:.$D$2502];0);-1;1;1))">
            <text:p/>
          </table:table-cell>
          <table:table-cell table:style-name="ce83" table:formula="of:=IF([.A87]=&quot;&quot;;&quot;&quot;;concat(concat([.N87];&quot;: &quot;);[.O87]))">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88]=&quot;&quot;;&quot;&quot;;&quot;draft&quot;)">
            <text:p/>
          </table:table-cell>
          <table:table-cell table:style-name="ce80" table:formula="of:=IF([.A88]=&quot;&quot;;&quot;&quot;;&quot;complete&quot;)">
            <text:p/>
          </table:table-cell>
          <table:table-cell table:style-name="ce83" table:formula="of:=IF([.D88]=&quot;&quot;;&quot;&quot;;IF([.D88]=&quot;lecture&quot;;&quot;lecture&quot;;&quot;activity&quot;))">
            <text:p/>
          </table:table-cell>
          <table:table-cell table:style-name="ce83" table:formula="of:=IF([.A88]=&quot;&quot;;&quot;&quot;;OFFSET([$Chapters.$D$1];MATCH([.B88];[$Chapters.$D$2:.$D$2502];0);-3;1;1))">
            <text:p/>
          </table:table-cell>
          <table:table-cell table:style-name="ce83" table:formula="of:=IF([.A88]=&quot;&quot;; &quot;&quot;; concat(&quot;Chapter &quot;; [.M88]))">
            <text:p/>
          </table:table-cell>
          <table:table-cell table:style-name="ce80" table:formula="of:=IF([.A88]=&quot;&quot;; &quot;&quot;; OFFSET([$Chapters.$D$1];MATCH([.B88];[$Chapters.$D$2:.$D$2502];0);-1;1;1))">
            <text:p/>
          </table:table-cell>
          <table:table-cell table:style-name="ce83" table:formula="of:=IF([.A88]=&quot;&quot;;&quot;&quot;;concat(concat([.N88];&quot;: &quot;);[.O88]))">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89]=&quot;&quot;;&quot;&quot;;&quot;draft&quot;)">
            <text:p/>
          </table:table-cell>
          <table:table-cell table:style-name="ce80" table:formula="of:=IF([.A89]=&quot;&quot;;&quot;&quot;;&quot;complete&quot;)">
            <text:p/>
          </table:table-cell>
          <table:table-cell table:style-name="ce83" table:formula="of:=IF([.D89]=&quot;&quot;;&quot;&quot;;IF([.D89]=&quot;lecture&quot;;&quot;lecture&quot;;&quot;activity&quot;))">
            <text:p/>
          </table:table-cell>
          <table:table-cell table:style-name="ce83" table:formula="of:=IF([.A89]=&quot;&quot;;&quot;&quot;;OFFSET([$Chapters.$D$1];MATCH([.B89];[$Chapters.$D$2:.$D$2502];0);-3;1;1))">
            <text:p/>
          </table:table-cell>
          <table:table-cell table:style-name="ce83" table:formula="of:=IF([.A89]=&quot;&quot;; &quot;&quot;; concat(&quot;Chapter &quot;; [.M89]))">
            <text:p/>
          </table:table-cell>
          <table:table-cell table:style-name="ce80" table:formula="of:=IF([.A89]=&quot;&quot;; &quot;&quot;; OFFSET([$Chapters.$D$1];MATCH([.B89];[$Chapters.$D$2:.$D$2502];0);-1;1;1))">
            <text:p/>
          </table:table-cell>
          <table:table-cell table:style-name="ce83" table:formula="of:=IF([.A89]=&quot;&quot;;&quot;&quot;;concat(concat([.N89];&quot;: &quot;);[.O89]))">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90]=&quot;&quot;;&quot;&quot;;&quot;draft&quot;)">
            <text:p/>
          </table:table-cell>
          <table:table-cell table:style-name="ce80" table:formula="of:=IF([.A90]=&quot;&quot;;&quot;&quot;;&quot;complete&quot;)">
            <text:p/>
          </table:table-cell>
          <table:table-cell table:style-name="ce83" table:formula="of:=IF([.D90]=&quot;&quot;;&quot;&quot;;IF([.D90]=&quot;lecture&quot;;&quot;lecture&quot;;&quot;activity&quot;))">
            <text:p/>
          </table:table-cell>
          <table:table-cell table:style-name="ce83" table:formula="of:=IF([.A90]=&quot;&quot;;&quot;&quot;;OFFSET([$Chapters.$D$1];MATCH([.B90];[$Chapters.$D$2:.$D$2502];0);-3;1;1))">
            <text:p/>
          </table:table-cell>
          <table:table-cell table:style-name="ce83" table:formula="of:=IF([.A90]=&quot;&quot;; &quot;&quot;; concat(&quot;Chapter &quot;; [.M90]))">
            <text:p/>
          </table:table-cell>
          <table:table-cell table:style-name="ce80" table:formula="of:=IF([.A90]=&quot;&quot;; &quot;&quot;; OFFSET([$Chapters.$D$1];MATCH([.B90];[$Chapters.$D$2:.$D$2502];0);-1;1;1))">
            <text:p/>
          </table:table-cell>
          <table:table-cell table:style-name="ce83" table:formula="of:=IF([.A90]=&quot;&quot;;&quot;&quot;;concat(concat([.N90];&quot;: &quot;);[.O90]))">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91]=&quot;&quot;;&quot;&quot;;&quot;draft&quot;)">
            <text:p/>
          </table:table-cell>
          <table:table-cell table:style-name="ce80" table:formula="of:=IF([.A91]=&quot;&quot;;&quot;&quot;;&quot;complete&quot;)">
            <text:p/>
          </table:table-cell>
          <table:table-cell table:style-name="ce83" table:formula="of:=IF([.D91]=&quot;&quot;;&quot;&quot;;IF([.D91]=&quot;lecture&quot;;&quot;lecture&quot;;&quot;activity&quot;))">
            <text:p/>
          </table:table-cell>
          <table:table-cell table:style-name="ce83" table:formula="of:=IF([.A91]=&quot;&quot;;&quot;&quot;;OFFSET([$Chapters.$D$1];MATCH([.B91];[$Chapters.$D$2:.$D$2502];0);-3;1;1))">
            <text:p/>
          </table:table-cell>
          <table:table-cell table:style-name="ce83" table:formula="of:=IF([.A91]=&quot;&quot;; &quot;&quot;; concat(&quot;Chapter &quot;; [.M91]))">
            <text:p/>
          </table:table-cell>
          <table:table-cell table:style-name="ce80" table:formula="of:=IF([.A91]=&quot;&quot;; &quot;&quot;; OFFSET([$Chapters.$D$1];MATCH([.B91];[$Chapters.$D$2:.$D$2502];0);-1;1;1))">
            <text:p/>
          </table:table-cell>
          <table:table-cell table:style-name="ce83" table:formula="of:=IF([.A91]=&quot;&quot;;&quot;&quot;;concat(concat([.N91];&quot;: &quot;);[.O91]))">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92]=&quot;&quot;;&quot;&quot;;&quot;draft&quot;)">
            <text:p/>
          </table:table-cell>
          <table:table-cell table:style-name="ce80" table:formula="of:=IF([.A92]=&quot;&quot;;&quot;&quot;;&quot;complete&quot;)">
            <text:p/>
          </table:table-cell>
          <table:table-cell table:style-name="ce83" table:formula="of:=IF([.D92]=&quot;&quot;;&quot;&quot;;IF([.D92]=&quot;lecture&quot;;&quot;lecture&quot;;&quot;activity&quot;))">
            <text:p/>
          </table:table-cell>
          <table:table-cell table:style-name="ce83" table:formula="of:=IF([.A92]=&quot;&quot;;&quot;&quot;;OFFSET([$Chapters.$D$1];MATCH([.B92];[$Chapters.$D$2:.$D$2502];0);-3;1;1))">
            <text:p/>
          </table:table-cell>
          <table:table-cell table:style-name="ce83" table:formula="of:=IF([.A92]=&quot;&quot;; &quot;&quot;; concat(&quot;Chapter &quot;; [.M92]))">
            <text:p/>
          </table:table-cell>
          <table:table-cell table:style-name="ce80" table:formula="of:=IF([.A92]=&quot;&quot;; &quot;&quot;; OFFSET([$Chapters.$D$1];MATCH([.B92];[$Chapters.$D$2:.$D$2502];0);-1;1;1))">
            <text:p/>
          </table:table-cell>
          <table:table-cell table:style-name="ce83" table:formula="of:=IF([.A92]=&quot;&quot;;&quot;&quot;;concat(concat([.N92];&quot;: &quot;);[.O92]))">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93]=&quot;&quot;;&quot;&quot;;&quot;draft&quot;)">
            <text:p/>
          </table:table-cell>
          <table:table-cell table:style-name="ce80" table:formula="of:=IF([.A93]=&quot;&quot;;&quot;&quot;;&quot;complete&quot;)">
            <text:p/>
          </table:table-cell>
          <table:table-cell table:style-name="ce83" table:formula="of:=IF([.D93]=&quot;&quot;;&quot;&quot;;IF([.D93]=&quot;lecture&quot;;&quot;lecture&quot;;&quot;activity&quot;))">
            <text:p/>
          </table:table-cell>
          <table:table-cell table:style-name="ce83" table:formula="of:=IF([.A93]=&quot;&quot;;&quot;&quot;;OFFSET([$Chapters.$D$1];MATCH([.B93];[$Chapters.$D$2:.$D$2502];0);-3;1;1))">
            <text:p/>
          </table:table-cell>
          <table:table-cell table:style-name="ce83" table:formula="of:=IF([.A93]=&quot;&quot;; &quot;&quot;; concat(&quot;Chapter &quot;; [.M93]))">
            <text:p/>
          </table:table-cell>
          <table:table-cell table:style-name="ce80" table:formula="of:=IF([.A93]=&quot;&quot;; &quot;&quot;; OFFSET([$Chapters.$D$1];MATCH([.B93];[$Chapters.$D$2:.$D$2502];0);-1;1;1))">
            <text:p/>
          </table:table-cell>
          <table:table-cell table:style-name="ce83" table:formula="of:=IF([.A93]=&quot;&quot;;&quot;&quot;;concat(concat([.N93];&quot;: &quot;);[.O93]))">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94]=&quot;&quot;;&quot;&quot;;&quot;draft&quot;)">
            <text:p/>
          </table:table-cell>
          <table:table-cell table:style-name="ce80" table:formula="of:=IF([.A94]=&quot;&quot;;&quot;&quot;;&quot;complete&quot;)">
            <text:p/>
          </table:table-cell>
          <table:table-cell table:style-name="ce83" table:formula="of:=IF([.D94]=&quot;&quot;;&quot;&quot;;IF([.D94]=&quot;lecture&quot;;&quot;lecture&quot;;&quot;activity&quot;))">
            <text:p/>
          </table:table-cell>
          <table:table-cell table:style-name="ce83" table:formula="of:=IF([.A94]=&quot;&quot;;&quot;&quot;;OFFSET([$Chapters.$D$1];MATCH([.B94];[$Chapters.$D$2:.$D$2502];0);-3;1;1))">
            <text:p/>
          </table:table-cell>
          <table:table-cell table:style-name="ce83" table:formula="of:=IF([.A94]=&quot;&quot;; &quot;&quot;; concat(&quot;Chapter &quot;; [.M94]))">
            <text:p/>
          </table:table-cell>
          <table:table-cell table:style-name="ce80" table:formula="of:=IF([.A94]=&quot;&quot;; &quot;&quot;; OFFSET([$Chapters.$D$1];MATCH([.B94];[$Chapters.$D$2:.$D$2502];0);-1;1;1))">
            <text:p/>
          </table:table-cell>
          <table:table-cell table:style-name="ce83" table:formula="of:=IF([.A94]=&quot;&quot;;&quot;&quot;;concat(concat([.N94];&quot;: &quot;);[.O94]))">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95]=&quot;&quot;;&quot;&quot;;&quot;draft&quot;)">
            <text:p/>
          </table:table-cell>
          <table:table-cell table:style-name="ce80" table:formula="of:=IF([.A95]=&quot;&quot;;&quot;&quot;;&quot;complete&quot;)">
            <text:p/>
          </table:table-cell>
          <table:table-cell table:style-name="ce83" table:formula="of:=IF([.D95]=&quot;&quot;;&quot;&quot;;IF([.D95]=&quot;lecture&quot;;&quot;lecture&quot;;&quot;activity&quot;))">
            <text:p/>
          </table:table-cell>
          <table:table-cell table:style-name="ce83" table:formula="of:=IF([.A95]=&quot;&quot;;&quot;&quot;;OFFSET([$Chapters.$D$1];MATCH([.B95];[$Chapters.$D$2:.$D$2502];0);-3;1;1))">
            <text:p/>
          </table:table-cell>
          <table:table-cell table:style-name="ce83" table:formula="of:=IF([.A95]=&quot;&quot;; &quot;&quot;; concat(&quot;Chapter &quot;; [.M95]))">
            <text:p/>
          </table:table-cell>
          <table:table-cell table:style-name="ce80" table:formula="of:=IF([.A95]=&quot;&quot;; &quot;&quot;; OFFSET([$Chapters.$D$1];MATCH([.B95];[$Chapters.$D$2:.$D$2502];0);-1;1;1))">
            <text:p/>
          </table:table-cell>
          <table:table-cell table:style-name="ce83" table:formula="of:=IF([.A95]=&quot;&quot;;&quot;&quot;;concat(concat([.N95];&quot;: &quot;);[.O95]))">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96]=&quot;&quot;;&quot;&quot;;&quot;draft&quot;)">
            <text:p/>
          </table:table-cell>
          <table:table-cell table:style-name="ce80" table:formula="of:=IF([.A96]=&quot;&quot;;&quot;&quot;;&quot;complete&quot;)">
            <text:p/>
          </table:table-cell>
          <table:table-cell table:style-name="ce83" table:formula="of:=IF([.D96]=&quot;&quot;;&quot;&quot;;IF([.D96]=&quot;lecture&quot;;&quot;lecture&quot;;&quot;activity&quot;))">
            <text:p/>
          </table:table-cell>
          <table:table-cell table:style-name="ce83" table:formula="of:=IF([.A96]=&quot;&quot;;&quot;&quot;;OFFSET([$Chapters.$D$1];MATCH([.B96];[$Chapters.$D$2:.$D$2502];0);-3;1;1))">
            <text:p/>
          </table:table-cell>
          <table:table-cell table:style-name="ce83" table:formula="of:=IF([.A96]=&quot;&quot;; &quot;&quot;; concat(&quot;Chapter &quot;; [.M96]))">
            <text:p/>
          </table:table-cell>
          <table:table-cell table:style-name="ce80" table:formula="of:=IF([.A96]=&quot;&quot;; &quot;&quot;; OFFSET([$Chapters.$D$1];MATCH([.B96];[$Chapters.$D$2:.$D$2502];0);-1;1;1))">
            <text:p/>
          </table:table-cell>
          <table:table-cell table:style-name="ce83" table:formula="of:=IF([.A96]=&quot;&quot;;&quot;&quot;;concat(concat([.N96];&quot;: &quot;);[.O96]))">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97]=&quot;&quot;;&quot;&quot;;&quot;draft&quot;)">
            <text:p/>
          </table:table-cell>
          <table:table-cell table:style-name="ce80" table:formula="of:=IF([.A97]=&quot;&quot;;&quot;&quot;;&quot;complete&quot;)">
            <text:p/>
          </table:table-cell>
          <table:table-cell table:style-name="ce83" table:formula="of:=IF([.D97]=&quot;&quot;;&quot;&quot;;IF([.D97]=&quot;lecture&quot;;&quot;lecture&quot;;&quot;activity&quot;))">
            <text:p/>
          </table:table-cell>
          <table:table-cell table:style-name="ce83" table:formula="of:=IF([.A97]=&quot;&quot;;&quot;&quot;;OFFSET([$Chapters.$D$1];MATCH([.B97];[$Chapters.$D$2:.$D$2502];0);-3;1;1))">
            <text:p/>
          </table:table-cell>
          <table:table-cell table:style-name="ce83" table:formula="of:=IF([.A97]=&quot;&quot;; &quot;&quot;; concat(&quot;Chapter &quot;; [.M97]))">
            <text:p/>
          </table:table-cell>
          <table:table-cell table:style-name="ce80" table:formula="of:=IF([.A97]=&quot;&quot;; &quot;&quot;; OFFSET([$Chapters.$D$1];MATCH([.B97];[$Chapters.$D$2:.$D$2502];0);-1;1;1))">
            <text:p/>
          </table:table-cell>
          <table:table-cell table:style-name="ce83" table:formula="of:=IF([.A97]=&quot;&quot;;&quot;&quot;;concat(concat([.N97];&quot;: &quot;);[.O97]))">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80" table:formula="of:=IF([.A98]=&quot;&quot;;&quot;&quot;;&quot;draft&quot;)">
            <text:p/>
          </table:table-cell>
          <table:table-cell table:style-name="ce80" table:formula="of:=IF([.A98]=&quot;&quot;;&quot;&quot;;&quot;complete&quot;)">
            <text:p/>
          </table:table-cell>
          <table:table-cell table:style-name="ce83" table:formula="of:=IF([.D98]=&quot;&quot;;&quot;&quot;;IF([.D98]=&quot;lecture&quot;;&quot;lecture&quot;;&quot;activity&quot;))">
            <text:p/>
          </table:table-cell>
          <table:table-cell table:style-name="ce83" table:formula="of:=IF([.A98]=&quot;&quot;;&quot;&quot;;OFFSET([$Chapters.$D$1];MATCH([.B98];[$Chapters.$D$2:.$D$2502];0);-3;1;1))">
            <text:p/>
          </table:table-cell>
          <table:table-cell table:style-name="ce83" table:formula="of:=IF([.A98]=&quot;&quot;; &quot;&quot;; concat(&quot;Chapter &quot;; [.M98]))">
            <text:p/>
          </table:table-cell>
          <table:table-cell table:style-name="ce80" table:formula="of:=IF([.A98]=&quot;&quot;; &quot;&quot;; OFFSET([$Chapters.$D$1];MATCH([.B98];[$Chapters.$D$2:.$D$2502];0);-1;1;1))">
            <text:p/>
          </table:table-cell>
          <table:table-cell table:style-name="ce83" table:formula="of:=IF([.A98]=&quot;&quot;;&quot;&quot;;concat(concat([.N98];&quot;: &quot;);[.O98]))">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table-cell table:style-name="ce80" table:formula="of:=IF([.A99]=&quot;&quot;;&quot;&quot;;&quot;complete&quot;)">
            <text:p/>
          </table:table-cell>
          <table:table-cell table:style-name="ce83" table:formula="of:=IF([.D99]=&quot;&quot;;&quot;&quot;;IF([.D99]=&quot;lecture&quot;;&quot;lecture&quot;;&quot;activity&quot;))">
            <text:p/>
          </table:table-cell>
          <table:table-cell table:style-name="ce83" table:formula="of:=IF([.A99]=&quot;&quot;;&quot;&quot;;OFFSET([$Chapters.$D$1];MATCH([.B99];[$Chapters.$D$2:.$D$2502];0);-3;1;1))">
            <text:p/>
          </table:table-cell>
          <table:table-cell table:style-name="ce83" table:formula="of:=IF([.A99]=&quot;&quot;; &quot;&quot;; concat(&quot;Chapter &quot;; [.M99]))">
            <text:p/>
          </table:table-cell>
          <table:table-cell table:style-name="ce80" table:formula="of:=IF([.A99]=&quot;&quot;; &quot;&quot;; OFFSET([$Chapters.$D$1];MATCH([.B99];[$Chapters.$D$2:.$D$2502];0);-1;1;1))">
            <text:p/>
          </table:table-cell>
          <table:table-cell table:style-name="ce83" table:formula="of:=IF([.A99]=&quot;&quot;;&quot;&quot;;concat(concat([.N99];&quot;: &quot;);[.O99]))">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table-cell table:style-name="ce80" table:formula="of:=IF([.A100]=&quot;&quot;;&quot;&quot;;&quot;complete&quot;)">
            <text:p/>
          </table:table-cell>
          <table:table-cell table:style-name="ce83" table:formula="of:=IF([.D100]=&quot;&quot;;&quot;&quot;;IF([.D100]=&quot;lecture&quot;;&quot;lecture&quot;;&quot;activity&quot;))">
            <text:p/>
          </table:table-cell>
          <table:table-cell table:style-name="ce83" table:formula="of:=IF([.A100]=&quot;&quot;;&quot;&quot;;OFFSET([$Chapters.$D$1];MATCH([.B100];[$Chapters.$D$2:.$D$2502];0);-3;1;1))">
            <text:p/>
          </table:table-cell>
          <table:table-cell table:style-name="ce83" table:formula="of:=IF([.A100]=&quot;&quot;; &quot;&quot;; concat(&quot;Chapter &quot;; [.M100]))">
            <text:p/>
          </table:table-cell>
          <table:table-cell table:style-name="ce80" table:formula="of:=IF([.A100]=&quot;&quot;; &quot;&quot;; OFFSET([$Chapters.$D$1];MATCH([.B100];[$Chapters.$D$2:.$D$2502];0);-1;1;1))">
            <text:p/>
          </table:table-cell>
          <table:table-cell table:style-name="ce83" table:formula="of:=IF([.A100]=&quot;&quot;;&quot;&quot;;concat(concat([.N100];&quot;: &quot;);[.O100]))">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table-cell table:style-name="ce80" table:formula="of:=IF([.A101]=&quot;&quot;;&quot;&quot;;&quot;complete&quot;)">
            <text:p/>
          </table:table-cell>
          <table:table-cell table:style-name="ce83" table:formula="of:=IF([.D101]=&quot;&quot;;&quot;&quot;;IF([.D101]=&quot;lecture&quot;;&quot;lecture&quot;;&quot;activity&quot;))">
            <text:p/>
          </table:table-cell>
          <table:table-cell table:style-name="ce83" table:formula="of:=IF([.A101]=&quot;&quot;;&quot;&quot;;OFFSET([$Chapters.$D$1];MATCH([.B101];[$Chapters.$D$2:.$D$2502];0);-3;1;1))">
            <text:p/>
          </table:table-cell>
          <table:table-cell table:style-name="ce83" table:formula="of:=IF([.A101]=&quot;&quot;; &quot;&quot;; concat(&quot;Chapter &quot;; [.M101]))">
            <text:p/>
          </table:table-cell>
          <table:table-cell table:style-name="ce80" table:formula="of:=IF([.A101]=&quot;&quot;; &quot;&quot;; OFFSET([$Chapters.$D$1];MATCH([.B101];[$Chapters.$D$2:.$D$2502];0);-1;1;1))">
            <text:p/>
          </table:table-cell>
          <table:table-cell table:style-name="ce83" table:formula="of:=IF([.A101]=&quot;&quot;;&quot;&quot;;concat(concat([.N101];&quot;: &quot;);[.O101]))">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table-cell table:style-name="ce80" table:formula="of:=IF([.A102]=&quot;&quot;;&quot;&quot;;&quot;complete&quot;)">
            <text:p/>
          </table:table-cell>
          <table:table-cell table:style-name="ce83" table:formula="of:=IF([.D102]=&quot;&quot;;&quot;&quot;;IF([.D102]=&quot;lecture&quot;;&quot;lecture&quot;;&quot;activity&quot;))">
            <text:p/>
          </table:table-cell>
          <table:table-cell table:style-name="ce83" table:formula="of:=IF([.A102]=&quot;&quot;;&quot;&quot;;OFFSET([$Chapters.$D$1];MATCH([.B102];[$Chapters.$D$2:.$D$2502];0);-3;1;1))">
            <text:p/>
          </table:table-cell>
          <table:table-cell table:style-name="ce83" table:formula="of:=IF([.A102]=&quot;&quot;; &quot;&quot;; concat(&quot;Chapter &quot;; [.M102]))">
            <text:p/>
          </table:table-cell>
          <table:table-cell table:style-name="ce80" table:formula="of:=IF([.A102]=&quot;&quot;; &quot;&quot;; OFFSET([$Chapters.$D$1];MATCH([.B102];[$Chapters.$D$2:.$D$2502];0);-1;1;1))">
            <text:p/>
          </table:table-cell>
          <table:table-cell table:style-name="ce83" table:formula="of:=IF([.A102]=&quot;&quot;;&quot;&quot;;concat(concat([.N102];&quot;: &quot;);[.O102]))">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table-cell table:style-name="ce80" table:formula="of:=IF([.A103]=&quot;&quot;;&quot;&quot;;&quot;complete&quot;)">
            <text:p/>
          </table:table-cell>
          <table:table-cell table:style-name="ce83" table:formula="of:=IF([.D103]=&quot;&quot;;&quot;&quot;;IF([.D103]=&quot;lecture&quot;;&quot;lecture&quot;;&quot;activity&quot;))">
            <text:p/>
          </table:table-cell>
          <table:table-cell table:style-name="ce83" table:formula="of:=IF([.A103]=&quot;&quot;;&quot;&quot;;OFFSET([$Chapters.$D$1];MATCH([.B103];[$Chapters.$D$2:.$D$2502];0);-3;1;1))">
            <text:p/>
          </table:table-cell>
          <table:table-cell table:style-name="ce83" table:formula="of:=IF([.A103]=&quot;&quot;; &quot;&quot;; concat(&quot;Chapter &quot;; [.M103]))">
            <text:p/>
          </table:table-cell>
          <table:table-cell table:style-name="ce80" table:formula="of:=IF([.A103]=&quot;&quot;; &quot;&quot;; OFFSET([$Chapters.$D$1];MATCH([.B103];[$Chapters.$D$2:.$D$2502];0);-1;1;1))">
            <text:p/>
          </table:table-cell>
          <table:table-cell table:style-name="ce83" table:formula="of:=IF([.A103]=&quot;&quot;;&quot;&quot;;concat(concat([.N103];&quot;: &quot;);[.O103]))">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table-cell table:style-name="ce80" table:formula="of:=IF([.A104]=&quot;&quot;;&quot;&quot;;&quot;complete&quot;)">
            <text:p/>
          </table:table-cell>
          <table:table-cell table:style-name="ce83" table:formula="of:=IF([.D104]=&quot;&quot;;&quot;&quot;;IF([.D104]=&quot;lecture&quot;;&quot;lecture&quot;;&quot;activity&quot;))">
            <text:p/>
          </table:table-cell>
          <table:table-cell table:style-name="ce83" table:formula="of:=IF([.A104]=&quot;&quot;;&quot;&quot;;OFFSET([$Chapters.$D$1];MATCH([.B104];[$Chapters.$D$2:.$D$2502];0);-3;1;1))">
            <text:p/>
          </table:table-cell>
          <table:table-cell table:style-name="ce83" table:formula="of:=IF([.A104]=&quot;&quot;; &quot;&quot;; concat(&quot;Chapter &quot;; [.M104]))">
            <text:p/>
          </table:table-cell>
          <table:table-cell table:style-name="ce80" table:formula="of:=IF([.A104]=&quot;&quot;; &quot;&quot;; OFFSET([$Chapters.$D$1];MATCH([.B104];[$Chapters.$D$2:.$D$2502];0);-1;1;1))">
            <text:p/>
          </table:table-cell>
          <table:table-cell table:style-name="ce83" table:formula="of:=IF([.A104]=&quot;&quot;;&quot;&quot;;concat(concat([.N104];&quot;: &quot;);[.O104]))">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table-cell table:style-name="ce80" table:formula="of:=IF([.A105]=&quot;&quot;;&quot;&quot;;&quot;complete&quot;)">
            <text:p/>
          </table:table-cell>
          <table:table-cell table:style-name="ce83" table:formula="of:=IF([.D105]=&quot;&quot;;&quot;&quot;;IF([.D105]=&quot;lecture&quot;;&quot;lecture&quot;;&quot;activity&quot;))">
            <text:p/>
          </table:table-cell>
          <table:table-cell table:style-name="ce83" table:formula="of:=IF([.A105]=&quot;&quot;;&quot;&quot;;OFFSET([$Chapters.$D$1];MATCH([.B105];[$Chapters.$D$2:.$D$2502];0);-3;1;1))">
            <text:p/>
          </table:table-cell>
          <table:table-cell table:style-name="ce83" table:formula="of:=IF([.A105]=&quot;&quot;; &quot;&quot;; concat(&quot;Chapter &quot;; [.M105]))">
            <text:p/>
          </table:table-cell>
          <table:table-cell table:style-name="ce80" table:formula="of:=IF([.A105]=&quot;&quot;; &quot;&quot;; OFFSET([$Chapters.$D$1];MATCH([.B105];[$Chapters.$D$2:.$D$2502];0);-1;1;1))">
            <text:p/>
          </table:table-cell>
          <table:table-cell table:style-name="ce83" table:formula="of:=IF([.A105]=&quot;&quot;;&quot;&quot;;concat(concat([.N105];&quot;: &quot;);[.O105]))">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table-cell table:style-name="ce80" table:formula="of:=IF([.A106]=&quot;&quot;;&quot;&quot;;&quot;complete&quot;)">
            <text:p/>
          </table:table-cell>
          <table:table-cell table:style-name="ce83" table:formula="of:=IF([.D106]=&quot;&quot;;&quot;&quot;;IF([.D106]=&quot;lecture&quot;;&quot;lecture&quot;;&quot;activity&quot;))">
            <text:p/>
          </table:table-cell>
          <table:table-cell table:style-name="ce83" table:formula="of:=IF([.A106]=&quot;&quot;;&quot;&quot;;OFFSET([$Chapters.$D$1];MATCH([.B106];[$Chapters.$D$2:.$D$2502];0);-3;1;1))">
            <text:p/>
          </table:table-cell>
          <table:table-cell table:style-name="ce83" table:formula="of:=IF([.A106]=&quot;&quot;; &quot;&quot;; concat(&quot;Chapter &quot;; [.M106]))">
            <text:p/>
          </table:table-cell>
          <table:table-cell table:style-name="ce80" table:formula="of:=IF([.A106]=&quot;&quot;; &quot;&quot;; OFFSET([$Chapters.$D$1];MATCH([.B106];[$Chapters.$D$2:.$D$2502];0);-1;1;1))">
            <text:p/>
          </table:table-cell>
          <table:table-cell table:style-name="ce83" table:formula="of:=IF([.A106]=&quot;&quot;;&quot;&quot;;concat(concat([.N106];&quot;: &quot;);[.O106]))">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table-cell table:style-name="ce80" table:formula="of:=IF([.A107]=&quot;&quot;;&quot;&quot;;&quot;complete&quot;)">
            <text:p/>
          </table:table-cell>
          <table:table-cell table:style-name="ce83" table:formula="of:=IF([.D107]=&quot;&quot;;&quot;&quot;;IF([.D107]=&quot;lecture&quot;;&quot;lecture&quot;;&quot;activity&quot;))">
            <text:p/>
          </table:table-cell>
          <table:table-cell table:style-name="ce83" table:formula="of:=IF([.A107]=&quot;&quot;;&quot;&quot;;OFFSET([$Chapters.$D$1];MATCH([.B107];[$Chapters.$D$2:.$D$2502];0);-3;1;1))">
            <text:p/>
          </table:table-cell>
          <table:table-cell table:style-name="ce83" table:formula="of:=IF([.A107]=&quot;&quot;; &quot;&quot;; concat(&quot;Chapter &quot;; [.M107]))">
            <text:p/>
          </table:table-cell>
          <table:table-cell table:style-name="ce80" table:formula="of:=IF([.A107]=&quot;&quot;; &quot;&quot;; OFFSET([$Chapters.$D$1];MATCH([.B107];[$Chapters.$D$2:.$D$2502];0);-1;1;1))">
            <text:p/>
          </table:table-cell>
          <table:table-cell table:style-name="ce83" table:formula="of:=IF([.A107]=&quot;&quot;;&quot;&quot;;concat(concat([.N107];&quot;: &quot;);[.O107]))">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table-cell table:style-name="ce80" table:formula="of:=IF([.A108]=&quot;&quot;;&quot;&quot;;&quot;complete&quot;)">
            <text:p/>
          </table:table-cell>
          <table:table-cell table:style-name="ce83" table:formula="of:=IF([.D108]=&quot;&quot;;&quot;&quot;;IF([.D108]=&quot;lecture&quot;;&quot;lecture&quot;;&quot;activity&quot;))">
            <text:p/>
          </table:table-cell>
          <table:table-cell table:style-name="ce83" table:formula="of:=IF([.A108]=&quot;&quot;;&quot;&quot;;OFFSET([$Chapters.$D$1];MATCH([.B108];[$Chapters.$D$2:.$D$2502];0);-3;1;1))">
            <text:p/>
          </table:table-cell>
          <table:table-cell table:style-name="ce83" table:formula="of:=IF([.A108]=&quot;&quot;; &quot;&quot;; concat(&quot;Chapter &quot;; [.M108]))">
            <text:p/>
          </table:table-cell>
          <table:table-cell table:style-name="ce80" table:formula="of:=IF([.A108]=&quot;&quot;; &quot;&quot;; OFFSET([$Chapters.$D$1];MATCH([.B108];[$Chapters.$D$2:.$D$2502];0);-1;1;1))">
            <text:p/>
          </table:table-cell>
          <table:table-cell table:style-name="ce83" table:formula="of:=IF([.A108]=&quot;&quot;;&quot;&quot;;concat(concat([.N108];&quot;: &quot;);[.O108]))">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table-cell table:style-name="ce80" table:formula="of:=IF([.A109]=&quot;&quot;;&quot;&quot;;&quot;complete&quot;)">
            <text:p/>
          </table:table-cell>
          <table:table-cell table:style-name="ce83" table:formula="of:=IF([.D109]=&quot;&quot;;&quot;&quot;;IF([.D109]=&quot;lecture&quot;;&quot;lecture&quot;;&quot;activity&quot;))">
            <text:p/>
          </table:table-cell>
          <table:table-cell table:style-name="ce83" table:formula="of:=IF([.A109]=&quot;&quot;;&quot;&quot;;OFFSET([$Chapters.$D$1];MATCH([.B109];[$Chapters.$D$2:.$D$2502];0);-3;1;1))">
            <text:p/>
          </table:table-cell>
          <table:table-cell table:style-name="ce83" table:formula="of:=IF([.A109]=&quot;&quot;; &quot;&quot;; concat(&quot;Chapter &quot;; [.M109]))">
            <text:p/>
          </table:table-cell>
          <table:table-cell table:style-name="ce80" table:formula="of:=IF([.A109]=&quot;&quot;; &quot;&quot;; OFFSET([$Chapters.$D$1];MATCH([.B109];[$Chapters.$D$2:.$D$2502];0);-1;1;1))">
            <text:p/>
          </table:table-cell>
          <table:table-cell table:style-name="ce83" table:formula="of:=IF([.A109]=&quot;&quot;;&quot;&quot;;concat(concat([.N109];&quot;: &quot;);[.O109]))">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table-cell table:style-name="ce80" table:formula="of:=IF([.A110]=&quot;&quot;;&quot;&quot;;&quot;complete&quot;)">
            <text:p/>
          </table:table-cell>
          <table:table-cell table:style-name="ce83" table:formula="of:=IF([.D110]=&quot;&quot;;&quot;&quot;;IF([.D110]=&quot;lecture&quot;;&quot;lecture&quot;;&quot;activity&quot;))">
            <text:p/>
          </table:table-cell>
          <table:table-cell table:style-name="ce83" table:formula="of:=IF([.A110]=&quot;&quot;;&quot;&quot;;OFFSET([$Chapters.$D$1];MATCH([.B110];[$Chapters.$D$2:.$D$2502];0);-3;1;1))">
            <text:p/>
          </table:table-cell>
          <table:table-cell table:style-name="ce83" table:formula="of:=IF([.A110]=&quot;&quot;; &quot;&quot;; concat(&quot;Chapter &quot;; [.M110]))">
            <text:p/>
          </table:table-cell>
          <table:table-cell table:style-name="ce80" table:formula="of:=IF([.A110]=&quot;&quot;; &quot;&quot;; OFFSET([$Chapters.$D$1];MATCH([.B110];[$Chapters.$D$2:.$D$2502];0);-1;1;1))">
            <text:p/>
          </table:table-cell>
          <table:table-cell table:style-name="ce83" table:formula="of:=IF([.A110]=&quot;&quot;;&quot;&quot;;concat(concat([.N110];&quot;: &quot;);[.O110]))">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table-cell table:style-name="ce80" table:formula="of:=IF([.A111]=&quot;&quot;;&quot;&quot;;&quot;complete&quot;)">
            <text:p/>
          </table:table-cell>
          <table:table-cell table:style-name="ce83" table:formula="of:=IF([.D111]=&quot;&quot;;&quot;&quot;;IF([.D111]=&quot;lecture&quot;;&quot;lecture&quot;;&quot;activity&quot;))">
            <text:p/>
          </table:table-cell>
          <table:table-cell table:style-name="ce83" table:formula="of:=IF([.A111]=&quot;&quot;;&quot;&quot;;OFFSET([$Chapters.$D$1];MATCH([.B111];[$Chapters.$D$2:.$D$2502];0);-3;1;1))">
            <text:p/>
          </table:table-cell>
          <table:table-cell table:style-name="ce83" table:formula="of:=IF([.A111]=&quot;&quot;; &quot;&quot;; concat(&quot;Chapter &quot;; [.M111]))">
            <text:p/>
          </table:table-cell>
          <table:table-cell table:style-name="ce80" table:formula="of:=IF([.A111]=&quot;&quot;; &quot;&quot;; OFFSET([$Chapters.$D$1];MATCH([.B111];[$Chapters.$D$2:.$D$2502];0);-1;1;1))">
            <text:p/>
          </table:table-cell>
          <table:table-cell table:style-name="ce83" table:formula="of:=IF([.A111]=&quot;&quot;;&quot;&quot;;concat(concat([.N111];&quot;: &quot;);[.O111]))">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table-cell table:style-name="ce80" table:formula="of:=IF([.A112]=&quot;&quot;;&quot;&quot;;&quot;complete&quot;)">
            <text:p/>
          </table:table-cell>
          <table:table-cell table:style-name="ce83" table:formula="of:=IF([.D112]=&quot;&quot;;&quot;&quot;;IF([.D112]=&quot;lecture&quot;;&quot;lecture&quot;;&quot;activity&quot;))">
            <text:p/>
          </table:table-cell>
          <table:table-cell table:style-name="ce83" table:formula="of:=IF([.A112]=&quot;&quot;;&quot;&quot;;OFFSET([$Chapters.$D$1];MATCH([.B112];[$Chapters.$D$2:.$D$2502];0);-3;1;1))">
            <text:p/>
          </table:table-cell>
          <table:table-cell table:style-name="ce83" table:formula="of:=IF([.A112]=&quot;&quot;; &quot;&quot;; concat(&quot;Chapter &quot;; [.M112]))">
            <text:p/>
          </table:table-cell>
          <table:table-cell table:style-name="ce80" table:formula="of:=IF([.A112]=&quot;&quot;; &quot;&quot;; OFFSET([$Chapters.$D$1];MATCH([.B112];[$Chapters.$D$2:.$D$2502];0);-1;1;1))">
            <text:p/>
          </table:table-cell>
          <table:table-cell table:style-name="ce83" table:formula="of:=IF([.A112]=&quot;&quot;;&quot;&quot;;concat(concat([.N112];&quot;: &quot;);[.O112]))">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table-cell table:style-name="ce80" table:formula="of:=IF([.A113]=&quot;&quot;;&quot;&quot;;&quot;complete&quot;)">
            <text:p/>
          </table:table-cell>
          <table:table-cell table:style-name="ce83" table:formula="of:=IF([.D113]=&quot;&quot;;&quot;&quot;;IF([.D113]=&quot;lecture&quot;;&quot;lecture&quot;;&quot;activity&quot;))">
            <text:p/>
          </table:table-cell>
          <table:table-cell table:style-name="ce83" table:formula="of:=IF([.A113]=&quot;&quot;;&quot;&quot;;OFFSET([$Chapters.$D$1];MATCH([.B113];[$Chapters.$D$2:.$D$2502];0);-3;1;1))">
            <text:p/>
          </table:table-cell>
          <table:table-cell table:style-name="ce83" table:formula="of:=IF([.A113]=&quot;&quot;; &quot;&quot;; concat(&quot;Chapter &quot;; [.M113]))">
            <text:p/>
          </table:table-cell>
          <table:table-cell table:style-name="ce80" table:formula="of:=IF([.A113]=&quot;&quot;; &quot;&quot;; OFFSET([$Chapters.$D$1];MATCH([.B113];[$Chapters.$D$2:.$D$2502];0);-1;1;1))">
            <text:p/>
          </table:table-cell>
          <table:table-cell table:style-name="ce83" table:formula="of:=IF([.A113]=&quot;&quot;;&quot;&quot;;concat(concat([.N113];&quot;: &quot;);[.O113]))">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table-cell table:style-name="ce80" table:formula="of:=IF([.A114]=&quot;&quot;;&quot;&quot;;&quot;complete&quot;)">
            <text:p/>
          </table:table-cell>
          <table:table-cell table:style-name="ce83" table:formula="of:=IF([.D114]=&quot;&quot;;&quot;&quot;;IF([.D114]=&quot;lecture&quot;;&quot;lecture&quot;;&quot;activity&quot;))">
            <text:p/>
          </table:table-cell>
          <table:table-cell table:style-name="ce83" table:formula="of:=IF([.A114]=&quot;&quot;;&quot;&quot;;OFFSET([$Chapters.$D$1];MATCH([.B114];[$Chapters.$D$2:.$D$2502];0);-3;1;1))">
            <text:p/>
          </table:table-cell>
          <table:table-cell table:style-name="ce83" table:formula="of:=IF([.A114]=&quot;&quot;; &quot;&quot;; concat(&quot;Chapter &quot;; [.M114]))">
            <text:p/>
          </table:table-cell>
          <table:table-cell table:style-name="ce80" table:formula="of:=IF([.A114]=&quot;&quot;; &quot;&quot;; OFFSET([$Chapters.$D$1];MATCH([.B114];[$Chapters.$D$2:.$D$2502];0);-1;1;1))">
            <text:p/>
          </table:table-cell>
          <table:table-cell table:style-name="ce83" table:formula="of:=IF([.A114]=&quot;&quot;;&quot;&quot;;concat(concat([.N114];&quot;: &quot;);[.O114]))">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15]=&quot;&quot;;&quot;&quot;;IF([.D115]=&quot;lecture&quot;;&quot;lecture&quot;;&quot;activity&quot;))">
            <text:p/>
          </table:table-cell>
          <table:table-cell table:style-name="ce83" table:formula="of:=IF([.A115]=&quot;&quot;;&quot;&quot;;OFFSET([$Chapters.$D$1];MATCH([.B115];[$Chapters.$D$2:.$D$2502];0);-3;1;1))">
            <text:p/>
          </table:table-cell>
          <table:table-cell table:style-name="ce83" table:formula="of:=IF([.A115]=&quot;&quot;; &quot;&quot;; concat(&quot;Chapter &quot;; [.M115]))">
            <text:p/>
          </table:table-cell>
          <table:table-cell table:style-name="ce80" table:formula="of:=IF([.A115]=&quot;&quot;; &quot;&quot;; OFFSET([$Chapters.$D$1];MATCH([.B115];[$Chapters.$D$2:.$D$2502];0);-1;1;1))">
            <text:p/>
          </table:table-cell>
          <table:table-cell table:style-name="ce83" table:formula="of:=IF([.A115]=&quot;&quot;;&quot;&quot;;concat(concat([.N115];&quot;: &quot;);[.O115]))">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16]=&quot;&quot;;&quot;&quot;;IF([.D116]=&quot;lecture&quot;;&quot;lecture&quot;;&quot;activity&quot;))">
            <text:p/>
          </table:table-cell>
          <table:table-cell table:style-name="ce83" table:formula="of:=IF([.A116]=&quot;&quot;;&quot;&quot;;OFFSET([$Chapters.$D$1];MATCH([.B116];[$Chapters.$D$2:.$D$2502];0);-3;1;1))">
            <text:p/>
          </table:table-cell>
          <table:table-cell table:style-name="ce83" table:formula="of:=IF([.A116]=&quot;&quot;; &quot;&quot;; concat(&quot;Chapter &quot;; [.M116]))">
            <text:p/>
          </table:table-cell>
          <table:table-cell table:style-name="ce80" table:formula="of:=IF([.A116]=&quot;&quot;; &quot;&quot;; OFFSET([$Chapters.$D$1];MATCH([.B116];[$Chapters.$D$2:.$D$2502];0);-1;1;1))">
            <text:p/>
          </table:table-cell>
          <table:table-cell table:style-name="ce83" table:formula="of:=IF([.A116]=&quot;&quot;;&quot;&quot;;concat(concat([.N116];&quot;: &quot;);[.O116]))">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17]=&quot;&quot;;&quot;&quot;;IF([.D117]=&quot;lecture&quot;;&quot;lecture&quot;;&quot;activity&quot;))">
            <text:p/>
          </table:table-cell>
          <table:table-cell table:style-name="ce83" table:formula="of:=IF([.A117]=&quot;&quot;;&quot;&quot;;OFFSET([$Chapters.$D$1];MATCH([.B117];[$Chapters.$D$2:.$D$2502];0);-3;1;1))">
            <text:p/>
          </table:table-cell>
          <table:table-cell table:style-name="ce83" table:formula="of:=IF([.A117]=&quot;&quot;; &quot;&quot;; concat(&quot;Chapter &quot;; [.M117]))">
            <text:p/>
          </table:table-cell>
          <table:table-cell table:style-name="ce80" table:formula="of:=IF([.A117]=&quot;&quot;; &quot;&quot;; OFFSET([$Chapters.$D$1];MATCH([.B117];[$Chapters.$D$2:.$D$2502];0);-1;1;1))">
            <text:p/>
          </table:table-cell>
          <table:table-cell table:style-name="ce83" table:formula="of:=IF([.A117]=&quot;&quot;;&quot;&quot;;concat(concat([.N117];&quot;: &quot;);[.O117]))">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18]=&quot;&quot;;&quot;&quot;;IF([.D118]=&quot;lecture&quot;;&quot;lecture&quot;;&quot;activity&quot;))">
            <text:p/>
          </table:table-cell>
          <table:table-cell table:style-name="ce83" table:formula="of:=IF([.A118]=&quot;&quot;;&quot;&quot;;OFFSET([$Chapters.$D$1];MATCH([.B118];[$Chapters.$D$2:.$D$2502];0);-3;1;1))">
            <text:p/>
          </table:table-cell>
          <table:table-cell table:style-name="ce83" table:formula="of:=IF([.A118]=&quot;&quot;; &quot;&quot;; concat(&quot;Chapter &quot;; [.M118]))">
            <text:p/>
          </table:table-cell>
          <table:table-cell table:style-name="ce80" table:formula="of:=IF([.A118]=&quot;&quot;; &quot;&quot;; OFFSET([$Chapters.$D$1];MATCH([.B118];[$Chapters.$D$2:.$D$2502];0);-1;1;1))">
            <text:p/>
          </table:table-cell>
          <table:table-cell table:style-name="ce83" table:formula="of:=IF([.A118]=&quot;&quot;;&quot;&quot;;concat(concat([.N118];&quot;: &quot;);[.O118]))">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19]=&quot;&quot;;&quot;&quot;;IF([.D119]=&quot;lecture&quot;;&quot;lecture&quot;;&quot;activity&quot;))">
            <text:p/>
          </table:table-cell>
          <table:table-cell table:style-name="ce83" table:formula="of:=IF([.A119]=&quot;&quot;;&quot;&quot;;OFFSET([$Chapters.$D$1];MATCH([.B119];[$Chapters.$D$2:.$D$2502];0);-3;1;1))">
            <text:p/>
          </table:table-cell>
          <table:table-cell table:style-name="ce83" table:formula="of:=IF([.A119]=&quot;&quot;; &quot;&quot;; concat(&quot;Chapter &quot;; [.M119]))">
            <text:p/>
          </table:table-cell>
          <table:table-cell table:style-name="ce80" table:formula="of:=IF([.A119]=&quot;&quot;; &quot;&quot;; OFFSET([$Chapters.$D$1];MATCH([.B119];[$Chapters.$D$2:.$D$2502];0);-1;1;1))">
            <text:p/>
          </table:table-cell>
          <table:table-cell table:style-name="ce83" table:formula="of:=IF([.A119]=&quot;&quot;;&quot;&quot;;concat(concat([.N119];&quot;: &quot;);[.O119]))">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20]=&quot;&quot;;&quot;&quot;;IF([.D120]=&quot;lecture&quot;;&quot;lecture&quot;;&quot;activity&quot;))">
            <text:p/>
          </table:table-cell>
          <table:table-cell table:style-name="ce83" table:formula="of:=IF([.A120]=&quot;&quot;;&quot;&quot;;OFFSET([$Chapters.$D$1];MATCH([.B120];[$Chapters.$D$2:.$D$2502];0);-3;1;1))">
            <text:p/>
          </table:table-cell>
          <table:table-cell table:style-name="ce83" table:formula="of:=IF([.A120]=&quot;&quot;; &quot;&quot;; concat(&quot;Chapter &quot;; [.M120]))">
            <text:p/>
          </table:table-cell>
          <table:table-cell table:style-name="ce80" table:formula="of:=IF([.A120]=&quot;&quot;; &quot;&quot;; OFFSET([$Chapters.$D$1];MATCH([.B120];[$Chapters.$D$2:.$D$2502];0);-1;1;1))">
            <text:p/>
          </table:table-cell>
          <table:table-cell table:style-name="ce83" table:formula="of:=IF([.A120]=&quot;&quot;;&quot;&quot;;concat(concat([.N120];&quot;: &quot;);[.O120]))">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21]=&quot;&quot;;&quot;&quot;;IF([.D121]=&quot;lecture&quot;;&quot;lecture&quot;;&quot;activity&quot;))">
            <text:p/>
          </table:table-cell>
          <table:table-cell table:style-name="ce83" table:formula="of:=IF([.A121]=&quot;&quot;;&quot;&quot;;OFFSET([$Chapters.$D$1];MATCH([.B121];[$Chapters.$D$2:.$D$2502];0);-3;1;1))">
            <text:p/>
          </table:table-cell>
          <table:table-cell table:style-name="ce83" table:formula="of:=IF([.A121]=&quot;&quot;; &quot;&quot;; concat(&quot;Chapter &quot;; [.M121]))">
            <text:p/>
          </table:table-cell>
          <table:table-cell table:style-name="ce80" table:formula="of:=IF([.A121]=&quot;&quot;; &quot;&quot;; OFFSET([$Chapters.$D$1];MATCH([.B121];[$Chapters.$D$2:.$D$2502];0);-1;1;1))">
            <text:p/>
          </table:table-cell>
          <table:table-cell table:style-name="ce83" table:formula="of:=IF([.A121]=&quot;&quot;;&quot;&quot;;concat(concat([.N121];&quot;: &quot;);[.O121]))">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22]=&quot;&quot;;&quot;&quot;;IF([.D122]=&quot;lecture&quot;;&quot;lecture&quot;;&quot;activity&quot;))">
            <text:p/>
          </table:table-cell>
          <table:table-cell table:style-name="ce83" table:formula="of:=IF([.A122]=&quot;&quot;;&quot;&quot;;OFFSET([$Chapters.$D$1];MATCH([.B122];[$Chapters.$D$2:.$D$2502];0);-3;1;1))">
            <text:p/>
          </table:table-cell>
          <table:table-cell table:style-name="ce83" table:formula="of:=IF([.A122]=&quot;&quot;; &quot;&quot;; concat(&quot;Chapter &quot;; [.M122]))">
            <text:p/>
          </table:table-cell>
          <table:table-cell table:style-name="ce80" table:formula="of:=IF([.A122]=&quot;&quot;; &quot;&quot;; OFFSET([$Chapters.$D$1];MATCH([.B122];[$Chapters.$D$2:.$D$2502];0);-1;1;1))">
            <text:p/>
          </table:table-cell>
          <table:table-cell table:style-name="ce83" table:formula="of:=IF([.A122]=&quot;&quot;;&quot;&quot;;concat(concat([.N122];&quot;: &quot;);[.O122]))">
            <text:p/>
          </table:table-cell>
          <table:table-cell table:style-name="ce44" table:number-columns-repeated="14"/>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23]=&quot;&quot;;&quot;&quot;;IF([.D123]=&quot;lecture&quot;;&quot;lecture&quot;;&quot;activity&quot;))">
            <text:p/>
          </table:table-cell>
          <table:table-cell table:style-name="ce83" table:formula="of:=IF([.A123]=&quot;&quot;;&quot;&quot;;OFFSET([$Chapters.$D$1];MATCH([.B123];[$Chapters.$D$2:.$D$2502];0);-3;1;1))">
            <text:p/>
          </table:table-cell>
          <table:table-cell table:style-name="ce83" table:formula="of:=IF([.A123]=&quot;&quot;; &quot;&quot;; concat(&quot;Chapter &quot;; [.M123]))">
            <text:p/>
          </table:table-cell>
          <table:table-cell table:style-name="ce80" table:formula="of:=IF([.A123]=&quot;&quot;; &quot;&quot;; OFFSET([$Chapters.$D$1];MATCH([.B123];[$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24]=&quot;&quot;;&quot;&quot;;IF([.D124]=&quot;lecture&quot;;&quot;lecture&quot;;&quot;activity&quot;))">
            <text:p/>
          </table:table-cell>
          <table:table-cell table:style-name="ce83" table:formula="of:=IF([.A124]=&quot;&quot;;&quot;&quot;;OFFSET([$Chapters.$D$1];MATCH([.B124];[$Chapters.$D$2:.$D$2502];0);-3;1;1))">
            <text:p/>
          </table:table-cell>
          <table:table-cell table:style-name="ce83" table:formula="of:=IF([.A124]=&quot;&quot;; &quot;&quot;; concat(&quot;Chapter &quot;; [.M124]))">
            <text:p/>
          </table:table-cell>
          <table:table-cell table:style-name="ce80" table:formula="of:=IF([.A124]=&quot;&quot;; &quot;&quot;; OFFSET([$Chapters.$D$1];MATCH([.B124];[$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25]=&quot;&quot;;&quot;&quot;;IF([.D125]=&quot;lecture&quot;;&quot;lecture&quot;;&quot;activity&quot;))">
            <text:p/>
          </table:table-cell>
          <table:table-cell table:style-name="ce83" table:formula="of:=IF([.A125]=&quot;&quot;;&quot;&quot;;OFFSET([$Chapters.$D$1];MATCH([.B125];[$Chapters.$D$2:.$D$2502];0);-3;1;1))">
            <text:p/>
          </table:table-cell>
          <table:table-cell table:style-name="ce83" table:formula="of:=IF([.A125]=&quot;&quot;; &quot;&quot;; concat(&quot;Chapter &quot;; [.M125]))">
            <text:p/>
          </table:table-cell>
          <table:table-cell table:style-name="ce80" table:formula="of:=IF([.A125]=&quot;&quot;; &quot;&quot;; OFFSET([$Chapters.$D$1];MATCH([.B125];[$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26]=&quot;&quot;;&quot;&quot;;IF([.D126]=&quot;lecture&quot;;&quot;lecture&quot;;&quot;activity&quot;))">
            <text:p/>
          </table:table-cell>
          <table:table-cell table:style-name="ce83" table:formula="of:=IF([.A126]=&quot;&quot;;&quot;&quot;;OFFSET([$Chapters.$D$1];MATCH([.B126];[$Chapters.$D$2:.$D$2502];0);-3;1;1))">
            <text:p/>
          </table:table-cell>
          <table:table-cell table:style-name="ce83" table:formula="of:=IF([.A126]=&quot;&quot;; &quot;&quot;; concat(&quot;Chapter &quot;; [.M126]))">
            <text:p/>
          </table:table-cell>
          <table:table-cell table:style-name="ce80" table:formula="of:=IF([.A126]=&quot;&quot;; &quot;&quot;; OFFSET([$Chapters.$D$1];MATCH([.B126];[$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27]=&quot;&quot;;&quot;&quot;;IF([.D127]=&quot;lecture&quot;;&quot;lecture&quot;;&quot;activity&quot;))">
            <text:p/>
          </table:table-cell>
          <table:table-cell table:style-name="ce83" table:formula="of:=IF([.A127]=&quot;&quot;;&quot;&quot;;OFFSET([$Chapters.$D$1];MATCH([.B127];[$Chapters.$D$2:.$D$2502];0);-3;1;1))">
            <text:p/>
          </table:table-cell>
          <table:table-cell table:style-name="ce83" table:formula="of:=IF([.A127]=&quot;&quot;; &quot;&quot;; concat(&quot;Chapter &quot;; [.M127]))">
            <text:p/>
          </table:table-cell>
          <table:table-cell table:style-name="ce80" table:formula="of:=IF([.A127]=&quot;&quot;; &quot;&quot;; OFFSET([$Chapters.$D$1];MATCH([.B127];[$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28]=&quot;&quot;;&quot;&quot;;IF([.D128]=&quot;lecture&quot;;&quot;lecture&quot;;&quot;activity&quot;))">
            <text:p/>
          </table:table-cell>
          <table:table-cell table:style-name="ce83" table:formula="of:=IF([.A128]=&quot;&quot;;&quot;&quot;;OFFSET([$Chapters.$D$1];MATCH([.B128];[$Chapters.$D$2:.$D$2502];0);-3;1;1))">
            <text:p/>
          </table:table-cell>
          <table:table-cell table:style-name="ce83" table:formula="of:=IF([.A128]=&quot;&quot;; &quot;&quot;; concat(&quot;Chapter &quot;; [.M128]))">
            <text:p/>
          </table:table-cell>
          <table:table-cell table:style-name="ce80" table:formula="of:=IF([.A128]=&quot;&quot;; &quot;&quot;; OFFSET([$Chapters.$D$1];MATCH([.B128];[$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29]=&quot;&quot;;&quot;&quot;;IF([.D129]=&quot;lecture&quot;;&quot;lecture&quot;;&quot;activity&quot;))">
            <text:p/>
          </table:table-cell>
          <table:table-cell table:style-name="ce83" table:formula="of:=IF([.A129]=&quot;&quot;;&quot;&quot;;OFFSET([$Chapters.$D$1];MATCH([.B129];[$Chapters.$D$2:.$D$2502];0);-3;1;1))">
            <text:p/>
          </table:table-cell>
          <table:table-cell table:style-name="ce83" table:formula="of:=IF([.A129]=&quot;&quot;; &quot;&quot;; concat(&quot;Chapter &quot;; [.M129]))">
            <text:p/>
          </table:table-cell>
          <table:table-cell table:style-name="ce80" table:formula="of:=IF([.A129]=&quot;&quot;; &quot;&quot;; OFFSET([$Chapters.$D$1];MATCH([.B129];[$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30]=&quot;&quot;;&quot;&quot;;IF([.D130]=&quot;lecture&quot;;&quot;lecture&quot;;&quot;activity&quot;))">
            <text:p/>
          </table:table-cell>
          <table:table-cell table:style-name="ce83" table:formula="of:=IF([.A130]=&quot;&quot;;&quot;&quot;;OFFSET([$Chapters.$D$1];MATCH([.B130];[$Chapters.$D$2:.$D$2502];0);-3;1;1))">
            <text:p/>
          </table:table-cell>
          <table:table-cell table:style-name="ce83" table:formula="of:=IF([.A130]=&quot;&quot;; &quot;&quot;; concat(&quot;Chapter &quot;; [.M130]))">
            <text:p/>
          </table:table-cell>
          <table:table-cell table:style-name="ce80" table:formula="of:=IF([.A130]=&quot;&quot;; &quot;&quot;; OFFSET([$Chapters.$D$1];MATCH([.B130];[$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31]=&quot;&quot;;&quot;&quot;;IF([.D131]=&quot;lecture&quot;;&quot;lecture&quot;;&quot;activity&quot;))">
            <text:p/>
          </table:table-cell>
          <table:table-cell table:style-name="ce83" table:formula="of:=IF([.A131]=&quot;&quot;;&quot;&quot;;OFFSET([$Chapters.$D$1];MATCH([.B131];[$Chapters.$D$2:.$D$2502];0);-3;1;1))">
            <text:p/>
          </table:table-cell>
          <table:table-cell table:style-name="ce83" table:formula="of:=IF([.A131]=&quot;&quot;; &quot;&quot;; concat(&quot;Chapter &quot;; [.M131]))">
            <text:p/>
          </table:table-cell>
          <table:table-cell table:style-name="ce80" table:formula="of:=IF([.A131]=&quot;&quot;; &quot;&quot;; OFFSET([$Chapters.$D$1];MATCH([.B131];[$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32]=&quot;&quot;;&quot;&quot;;IF([.D132]=&quot;lecture&quot;;&quot;lecture&quot;;&quot;activity&quot;))">
            <text:p/>
          </table:table-cell>
          <table:table-cell table:style-name="ce83" table:formula="of:=IF([.A132]=&quot;&quot;;&quot;&quot;;OFFSET([$Chapters.$D$1];MATCH([.B132];[$Chapters.$D$2:.$D$2502];0);-3;1;1))">
            <text:p/>
          </table:table-cell>
          <table:table-cell table:style-name="ce83" table:formula="of:=IF([.A132]=&quot;&quot;; &quot;&quot;; concat(&quot;Chapter &quot;; [.M132]))">
            <text:p/>
          </table:table-cell>
          <table:table-cell table:style-name="ce80" table:formula="of:=IF([.A132]=&quot;&quot;; &quot;&quot;; OFFSET([$Chapters.$D$1];MATCH([.B132];[$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33]=&quot;&quot;;&quot;&quot;;IF([.D133]=&quot;lecture&quot;;&quot;lecture&quot;;&quot;activity&quot;))">
            <text:p/>
          </table:table-cell>
          <table:table-cell table:style-name="ce83" table:formula="of:=IF([.A133]=&quot;&quot;;&quot;&quot;;OFFSET([$Chapters.$D$1];MATCH([.B133];[$Chapters.$D$2:.$D$2502];0);-3;1;1))">
            <text:p/>
          </table:table-cell>
          <table:table-cell table:style-name="ce83" table:formula="of:=IF([.A133]=&quot;&quot;; &quot;&quot;; concat(&quot;Chapter &quot;; [.M133]))">
            <text:p/>
          </table:table-cell>
          <table:table-cell table:style-name="ce80" table:formula="of:=IF([.A133]=&quot;&quot;; &quot;&quot;; OFFSET([$Chapters.$D$1];MATCH([.B133];[$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34]=&quot;&quot;;&quot;&quot;;IF([.D134]=&quot;lecture&quot;;&quot;lecture&quot;;&quot;activity&quot;))">
            <text:p/>
          </table:table-cell>
          <table:table-cell table:style-name="ce83" table:formula="of:=IF([.A134]=&quot;&quot;;&quot;&quot;;OFFSET([$Chapters.$D$1];MATCH([.B134];[$Chapters.$D$2:.$D$2502];0);-3;1;1))">
            <text:p/>
          </table:table-cell>
          <table:table-cell table:style-name="ce83" table:formula="of:=IF([.A134]=&quot;&quot;; &quot;&quot;; concat(&quot;Chapter &quot;; [.M134]))">
            <text:p/>
          </table:table-cell>
          <table:table-cell table:style-name="ce80" table:formula="of:=IF([.A134]=&quot;&quot;; &quot;&quot;; OFFSET([$Chapters.$D$1];MATCH([.B134];[$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35]=&quot;&quot;;&quot;&quot;;IF([.D135]=&quot;lecture&quot;;&quot;lecture&quot;;&quot;activity&quot;))">
            <text:p/>
          </table:table-cell>
          <table:table-cell table:style-name="ce83" table:formula="of:=IF([.A135]=&quot;&quot;;&quot;&quot;;OFFSET([$Chapters.$D$1];MATCH([.B135];[$Chapters.$D$2:.$D$2502];0);-3;1;1))">
            <text:p/>
          </table:table-cell>
          <table:table-cell table:style-name="ce83" table:formula="of:=IF([.A135]=&quot;&quot;; &quot;&quot;; concat(&quot;Chapter &quot;; [.M135]))">
            <text:p/>
          </table:table-cell>
          <table:table-cell table:style-name="ce80" table:formula="of:=IF([.A135]=&quot;&quot;; &quot;&quot;; OFFSET([$Chapters.$D$1];MATCH([.B135];[$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36]=&quot;&quot;;&quot;&quot;;IF([.D136]=&quot;lecture&quot;;&quot;lecture&quot;;&quot;activity&quot;))">
            <text:p/>
          </table:table-cell>
          <table:table-cell table:style-name="ce83" table:formula="of:=IF([.A136]=&quot;&quot;;&quot;&quot;;OFFSET([$Chapters.$D$1];MATCH([.B136];[$Chapters.$D$2:.$D$2502];0);-3;1;1))">
            <text:p/>
          </table:table-cell>
          <table:table-cell table:style-name="ce83" table:formula="of:=IF([.A136]=&quot;&quot;; &quot;&quot;; concat(&quot;Chapter &quot;; [.M136]))">
            <text:p/>
          </table:table-cell>
          <table:table-cell table:style-name="ce80" table:formula="of:=IF([.A136]=&quot;&quot;; &quot;&quot;; OFFSET([$Chapters.$D$1];MATCH([.B136];[$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37]=&quot;&quot;;&quot;&quot;;IF([.D137]=&quot;lecture&quot;;&quot;lecture&quot;;&quot;activity&quot;))">
            <text:p/>
          </table:table-cell>
          <table:table-cell table:style-name="ce83" table:formula="of:=IF([.A137]=&quot;&quot;;&quot;&quot;;OFFSET([$Chapters.$D$1];MATCH([.B137];[$Chapters.$D$2:.$D$2502];0);-3;1;1))">
            <text:p/>
          </table:table-cell>
          <table:table-cell table:style-name="ce83" table:formula="of:=IF([.A137]=&quot;&quot;; &quot;&quot;; concat(&quot;Chapter &quot;; [.M137]))">
            <text:p/>
          </table:table-cell>
          <table:table-cell table:style-name="ce80" table:formula="of:=IF([.A137]=&quot;&quot;; &quot;&quot;; OFFSET([$Chapters.$D$1];MATCH([.B137];[$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38]=&quot;&quot;;&quot;&quot;;IF([.D138]=&quot;lecture&quot;;&quot;lecture&quot;;&quot;activity&quot;))">
            <text:p/>
          </table:table-cell>
          <table:table-cell table:style-name="ce83" table:formula="of:=IF([.A138]=&quot;&quot;;&quot;&quot;;OFFSET([$Chapters.$D$1];MATCH([.B138];[$Chapters.$D$2:.$D$2502];0);-3;1;1))">
            <text:p/>
          </table:table-cell>
          <table:table-cell table:style-name="ce83" table:formula="of:=IF([.A138]=&quot;&quot;; &quot;&quot;; concat(&quot;Chapter &quot;; [.M138]))">
            <text:p/>
          </table:table-cell>
          <table:table-cell table:style-name="ce80" table:formula="of:=IF([.A138]=&quot;&quot;; &quot;&quot;; OFFSET([$Chapters.$D$1];MATCH([.B138];[$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39]=&quot;&quot;;&quot;&quot;;IF([.D139]=&quot;lecture&quot;;&quot;lecture&quot;;&quot;activity&quot;))">
            <text:p/>
          </table:table-cell>
          <table:table-cell table:style-name="ce83" table:formula="of:=IF([.A139]=&quot;&quot;;&quot;&quot;;OFFSET([$Chapters.$D$1];MATCH([.B139];[$Chapters.$D$2:.$D$2502];0);-3;1;1))">
            <text:p/>
          </table:table-cell>
          <table:table-cell table:style-name="ce83" table:formula="of:=IF([.A139]=&quot;&quot;; &quot;&quot;; concat(&quot;Chapter &quot;; [.M139]))">
            <text:p/>
          </table:table-cell>
          <table:table-cell table:style-name="ce80" table:formula="of:=IF([.A139]=&quot;&quot;; &quot;&quot;; OFFSET([$Chapters.$D$1];MATCH([.B139];[$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40]=&quot;&quot;;&quot;&quot;;IF([.D140]=&quot;lecture&quot;;&quot;lecture&quot;;&quot;activity&quot;))">
            <text:p/>
          </table:table-cell>
          <table:table-cell table:style-name="ce83" table:formula="of:=IF([.A140]=&quot;&quot;;&quot;&quot;;OFFSET([$Chapters.$D$1];MATCH([.B140];[$Chapters.$D$2:.$D$2502];0);-3;1;1))">
            <text:p/>
          </table:table-cell>
          <table:table-cell table:style-name="ce83" table:formula="of:=IF([.A140]=&quot;&quot;; &quot;&quot;; concat(&quot;Chapter &quot;; [.M140]))">
            <text:p/>
          </table:table-cell>
          <table:table-cell table:style-name="ce80" table:formula="of:=IF([.A140]=&quot;&quot;; &quot;&quot;; OFFSET([$Chapters.$D$1];MATCH([.B140];[$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41]=&quot;&quot;;&quot;&quot;;IF([.D141]=&quot;lecture&quot;;&quot;lecture&quot;;&quot;activity&quot;))">
            <text:p/>
          </table:table-cell>
          <table:table-cell table:style-name="ce83" table:formula="of:=IF([.A141]=&quot;&quot;;&quot;&quot;;OFFSET([$Chapters.$D$1];MATCH([.B141];[$Chapters.$D$2:.$D$2502];0);-3;1;1))">
            <text:p/>
          </table:table-cell>
          <table:table-cell table:style-name="ce83" table:formula="of:=IF([.A141]=&quot;&quot;; &quot;&quot;; concat(&quot;Chapter &quot;; [.M141]))">
            <text:p/>
          </table:table-cell>
          <table:table-cell table:style-name="ce80" table:formula="of:=IF([.A141]=&quot;&quot;; &quot;&quot;; OFFSET([$Chapters.$D$1];MATCH([.B141];[$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42]=&quot;&quot;;&quot;&quot;;IF([.D142]=&quot;lecture&quot;;&quot;lecture&quot;;&quot;activity&quot;))">
            <text:p/>
          </table:table-cell>
          <table:table-cell table:style-name="ce83" table:formula="of:=IF([.A142]=&quot;&quot;;&quot;&quot;;OFFSET([$Chapters.$D$1];MATCH([.B142];[$Chapters.$D$2:.$D$2502];0);-3;1;1))">
            <text:p/>
          </table:table-cell>
          <table:table-cell table:style-name="ce83" table:formula="of:=IF([.A142]=&quot;&quot;; &quot;&quot;; concat(&quot;Chapter &quot;; [.M142]))">
            <text:p/>
          </table:table-cell>
          <table:table-cell table:style-name="ce80" table:formula="of:=IF([.A142]=&quot;&quot;; &quot;&quot;; OFFSET([$Chapters.$D$1];MATCH([.B142];[$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43]=&quot;&quot;;&quot;&quot;;IF([.D143]=&quot;lecture&quot;;&quot;lecture&quot;;&quot;activity&quot;))">
            <text:p/>
          </table:table-cell>
          <table:table-cell table:style-name="ce83" table:formula="of:=IF([.A143]=&quot;&quot;;&quot;&quot;;OFFSET([$Chapters.$D$1];MATCH([.B143];[$Chapters.$D$2:.$D$2502];0);-3;1;1))">
            <text:p/>
          </table:table-cell>
          <table:table-cell table:style-name="ce83" table:formula="of:=IF([.A143]=&quot;&quot;; &quot;&quot;; concat(&quot;Chapter &quot;; [.M143]))">
            <text:p/>
          </table:table-cell>
          <table:table-cell table:style-name="ce80" table:formula="of:=IF([.A143]=&quot;&quot;; &quot;&quot;; OFFSET([$Chapters.$D$1];MATCH([.B143];[$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44]=&quot;&quot;;&quot;&quot;;IF([.D144]=&quot;lecture&quot;;&quot;lecture&quot;;&quot;activity&quot;))">
            <text:p/>
          </table:table-cell>
          <table:table-cell table:style-name="ce83" table:formula="of:=IF([.A144]=&quot;&quot;;&quot;&quot;;OFFSET([$Chapters.$D$1];MATCH([.B144];[$Chapters.$D$2:.$D$2502];0);-3;1;1))">
            <text:p/>
          </table:table-cell>
          <table:table-cell table:style-name="ce83" table:formula="of:=IF([.A144]=&quot;&quot;; &quot;&quot;; concat(&quot;Chapter &quot;; [.M144]))">
            <text:p/>
          </table:table-cell>
          <table:table-cell table:style-name="ce80" table:formula="of:=IF([.A144]=&quot;&quot;; &quot;&quot;; OFFSET([$Chapters.$D$1];MATCH([.B144];[$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45]=&quot;&quot;;&quot;&quot;;IF([.D145]=&quot;lecture&quot;;&quot;lecture&quot;;&quot;activity&quot;))">
            <text:p/>
          </table:table-cell>
          <table:table-cell table:style-name="ce83" table:formula="of:=IF([.A145]=&quot;&quot;;&quot;&quot;;OFFSET([$Chapters.$D$1];MATCH([.B145];[$Chapters.$D$2:.$D$2502];0);-3;1;1))">
            <text:p/>
          </table:table-cell>
          <table:table-cell table:style-name="ce83" table:formula="of:=IF([.A145]=&quot;&quot;; &quot;&quot;; concat(&quot;Chapter &quot;; [.M145]))">
            <text:p/>
          </table:table-cell>
          <table:table-cell table:style-name="ce80" table:formula="of:=IF([.A145]=&quot;&quot;; &quot;&quot;; OFFSET([$Chapters.$D$1];MATCH([.B145];[$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46]=&quot;&quot;;&quot;&quot;;IF([.D146]=&quot;lecture&quot;;&quot;lecture&quot;;&quot;activity&quot;))">
            <text:p/>
          </table:table-cell>
          <table:table-cell table:style-name="ce83" table:formula="of:=IF([.A146]=&quot;&quot;;&quot;&quot;;OFFSET([$Chapters.$D$1];MATCH([.B146];[$Chapters.$D$2:.$D$2502];0);-3;1;1))">
            <text:p/>
          </table:table-cell>
          <table:table-cell table:style-name="ce83" table:formula="of:=IF([.A146]=&quot;&quot;; &quot;&quot;; concat(&quot;Chapter &quot;; [.M146]))">
            <text:p/>
          </table:table-cell>
          <table:table-cell table:style-name="ce80" table:formula="of:=IF([.A146]=&quot;&quot;; &quot;&quot;; OFFSET([$Chapters.$D$1];MATCH([.B146];[$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47]=&quot;&quot;;&quot;&quot;;IF([.D147]=&quot;lecture&quot;;&quot;lecture&quot;;&quot;activity&quot;))">
            <text:p/>
          </table:table-cell>
          <table:table-cell table:style-name="ce83" table:formula="of:=IF([.A147]=&quot;&quot;;&quot;&quot;;OFFSET([$Chapters.$D$1];MATCH([.B147];[$Chapters.$D$2:.$D$2502];0);-3;1;1))">
            <text:p/>
          </table:table-cell>
          <table:table-cell table:style-name="ce83" table:formula="of:=IF([.A147]=&quot;&quot;; &quot;&quot;; concat(&quot;Chapter &quot;; [.M147]))">
            <text:p/>
          </table:table-cell>
          <table:table-cell table:style-name="ce80" table:formula="of:=IF([.A147]=&quot;&quot;; &quot;&quot;; OFFSET([$Chapters.$D$1];MATCH([.B147];[$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48]=&quot;&quot;;&quot;&quot;;IF([.D148]=&quot;lecture&quot;;&quot;lecture&quot;;&quot;activity&quot;))">
            <text:p/>
          </table:table-cell>
          <table:table-cell table:style-name="ce83" table:formula="of:=IF([.A148]=&quot;&quot;;&quot;&quot;;OFFSET([$Chapters.$D$1];MATCH([.B148];[$Chapters.$D$2:.$D$2502];0);-3;1;1))">
            <text:p/>
          </table:table-cell>
          <table:table-cell table:style-name="ce83" table:formula="of:=IF([.A148]=&quot;&quot;; &quot;&quot;; concat(&quot;Chapter &quot;; [.M148]))">
            <text:p/>
          </table:table-cell>
          <table:table-cell table:style-name="ce80" table:formula="of:=IF([.A148]=&quot;&quot;; &quot;&quot;; OFFSET([$Chapters.$D$1];MATCH([.B148];[$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49]=&quot;&quot;;&quot;&quot;;IF([.D149]=&quot;lecture&quot;;&quot;lecture&quot;;&quot;activity&quot;))">
            <text:p/>
          </table:table-cell>
          <table:table-cell table:style-name="ce83" table:formula="of:=IF([.A149]=&quot;&quot;;&quot;&quot;;OFFSET([$Chapters.$D$1];MATCH([.B149];[$Chapters.$D$2:.$D$2502];0);-3;1;1))">
            <text:p/>
          </table:table-cell>
          <table:table-cell table:style-name="ce83" table:formula="of:=IF([.A149]=&quot;&quot;; &quot;&quot;; concat(&quot;Chapter &quot;; [.M149]))">
            <text:p/>
          </table:table-cell>
          <table:table-cell table:style-name="ce80" table:formula="of:=IF([.A149]=&quot;&quot;; &quot;&quot;; OFFSET([$Chapters.$D$1];MATCH([.B149];[$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50]=&quot;&quot;;&quot;&quot;;IF([.D150]=&quot;lecture&quot;;&quot;lecture&quot;;&quot;activity&quot;))">
            <text:p/>
          </table:table-cell>
          <table:table-cell table:style-name="ce83" table:formula="of:=IF([.A150]=&quot;&quot;;&quot;&quot;;OFFSET([$Chapters.$D$1];MATCH([.B150];[$Chapters.$D$2:.$D$2502];0);-3;1;1))">
            <text:p/>
          </table:table-cell>
          <table:table-cell table:style-name="ce83" table:formula="of:=IF([.A150]=&quot;&quot;; &quot;&quot;; concat(&quot;Chapter &quot;; [.M150]))">
            <text:p/>
          </table:table-cell>
          <table:table-cell table:style-name="ce80" table:formula="of:=IF([.A150]=&quot;&quot;; &quot;&quot;; OFFSET([$Chapters.$D$1];MATCH([.B150];[$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51]=&quot;&quot;;&quot;&quot;;IF([.D151]=&quot;lecture&quot;;&quot;lecture&quot;;&quot;activity&quot;))">
            <text:p/>
          </table:table-cell>
          <table:table-cell table:style-name="ce83" table:formula="of:=IF([.A151]=&quot;&quot;;&quot;&quot;;OFFSET([$Chapters.$D$1];MATCH([.B151];[$Chapters.$D$2:.$D$2502];0);-3;1;1))">
            <text:p/>
          </table:table-cell>
          <table:table-cell table:style-name="ce83" table:formula="of:=IF([.A151]=&quot;&quot;; &quot;&quot;; concat(&quot;Chapter &quot;; [.M151]))">
            <text:p/>
          </table:table-cell>
          <table:table-cell table:style-name="ce80" table:formula="of:=IF([.A151]=&quot;&quot;; &quot;&quot;; OFFSET([$Chapters.$D$1];MATCH([.B151];[$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52]=&quot;&quot;;&quot;&quot;;IF([.D152]=&quot;lecture&quot;;&quot;lecture&quot;;&quot;activity&quot;))">
            <text:p/>
          </table:table-cell>
          <table:table-cell table:style-name="ce83" table:formula="of:=IF([.A152]=&quot;&quot;;&quot;&quot;;OFFSET([$Chapters.$D$1];MATCH([.B152];[$Chapters.$D$2:.$D$2502];0);-3;1;1))">
            <text:p/>
          </table:table-cell>
          <table:table-cell table:style-name="ce83" table:formula="of:=IF([.A152]=&quot;&quot;; &quot;&quot;; concat(&quot;Chapter &quot;; [.M152]))">
            <text:p/>
          </table:table-cell>
          <table:table-cell table:style-name="ce80" table:formula="of:=IF([.A152]=&quot;&quot;; &quot;&quot;; OFFSET([$Chapters.$D$1];MATCH([.B152];[$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53]=&quot;&quot;;&quot;&quot;;IF([.D153]=&quot;lecture&quot;;&quot;lecture&quot;;&quot;activity&quot;))">
            <text:p/>
          </table:table-cell>
          <table:table-cell table:style-name="ce83" table:formula="of:=IF([.A153]=&quot;&quot;;&quot;&quot;;OFFSET([$Chapters.$D$1];MATCH([.B153];[$Chapters.$D$2:.$D$2502];0);-3;1;1))">
            <text:p/>
          </table:table-cell>
          <table:table-cell table:style-name="ce83" table:formula="of:=IF([.A153]=&quot;&quot;; &quot;&quot;; concat(&quot;Chapter &quot;; [.M153]))">
            <text:p/>
          </table:table-cell>
          <table:table-cell table:style-name="ce80" table:formula="of:=IF([.A153]=&quot;&quot;; &quot;&quot;; OFFSET([$Chapters.$D$1];MATCH([.B153];[$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54]=&quot;&quot;;&quot;&quot;;IF([.D154]=&quot;lecture&quot;;&quot;lecture&quot;;&quot;activity&quot;))">
            <text:p/>
          </table:table-cell>
          <table:table-cell table:style-name="ce83" table:formula="of:=IF([.A154]=&quot;&quot;;&quot;&quot;;OFFSET([$Chapters.$D$1];MATCH([.B154];[$Chapters.$D$2:.$D$2502];0);-3;1;1))">
            <text:p/>
          </table:table-cell>
          <table:table-cell table:style-name="ce83" table:formula="of:=IF([.A154]=&quot;&quot;; &quot;&quot;; concat(&quot;Chapter &quot;; [.M154]))">
            <text:p/>
          </table:table-cell>
          <table:table-cell table:style-name="ce80" table:formula="of:=IF([.A154]=&quot;&quot;; &quot;&quot;; OFFSET([$Chapters.$D$1];MATCH([.B154];[$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55]=&quot;&quot;;&quot;&quot;;IF([.D155]=&quot;lecture&quot;;&quot;lecture&quot;;&quot;activity&quot;))">
            <text:p/>
          </table:table-cell>
          <table:table-cell table:style-name="ce83" table:formula="of:=IF([.A155]=&quot;&quot;;&quot;&quot;;OFFSET([$Chapters.$D$1];MATCH([.B155];[$Chapters.$D$2:.$D$2502];0);-3;1;1))">
            <text:p/>
          </table:table-cell>
          <table:table-cell table:style-name="ce83" table:formula="of:=IF([.A155]=&quot;&quot;; &quot;&quot;; concat(&quot;Chapter &quot;; [.M155]))">
            <text:p/>
          </table:table-cell>
          <table:table-cell table:style-name="ce80" table:formula="of:=IF([.A155]=&quot;&quot;; &quot;&quot;; OFFSET([$Chapters.$D$1];MATCH([.B155];[$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56]=&quot;&quot;;&quot;&quot;;IF([.D156]=&quot;lecture&quot;;&quot;lecture&quot;;&quot;activity&quot;))">
            <text:p/>
          </table:table-cell>
          <table:table-cell table:style-name="ce83" table:formula="of:=IF([.A156]=&quot;&quot;;&quot;&quot;;OFFSET([$Chapters.$D$1];MATCH([.B156];[$Chapters.$D$2:.$D$2502];0);-3;1;1))">
            <text:p/>
          </table:table-cell>
          <table:table-cell table:style-name="ce83" table:formula="of:=IF([.A156]=&quot;&quot;; &quot;&quot;; concat(&quot;Chapter &quot;; [.M156]))">
            <text:p/>
          </table:table-cell>
          <table:table-cell table:style-name="ce80" table:formula="of:=IF([.A156]=&quot;&quot;; &quot;&quot;; OFFSET([$Chapters.$D$1];MATCH([.B156];[$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57]=&quot;&quot;;&quot;&quot;;IF([.D157]=&quot;lecture&quot;;&quot;lecture&quot;;&quot;activity&quot;))">
            <text:p/>
          </table:table-cell>
          <table:table-cell table:style-name="ce83" table:formula="of:=IF([.A157]=&quot;&quot;;&quot;&quot;;OFFSET([$Chapters.$D$1];MATCH([.B157];[$Chapters.$D$2:.$D$2502];0);-3;1;1))">
            <text:p/>
          </table:table-cell>
          <table:table-cell table:style-name="ce83" table:formula="of:=IF([.A157]=&quot;&quot;; &quot;&quot;; concat(&quot;Chapter &quot;; [.M157]))">
            <text:p/>
          </table:table-cell>
          <table:table-cell table:style-name="ce80" table:formula="of:=IF([.A157]=&quot;&quot;; &quot;&quot;; OFFSET([$Chapters.$D$1];MATCH([.B157];[$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58]=&quot;&quot;;&quot;&quot;;IF([.D158]=&quot;lecture&quot;;&quot;lecture&quot;;&quot;activity&quot;))">
            <text:p/>
          </table:table-cell>
          <table:table-cell table:style-name="ce83" table:formula="of:=IF([.A158]=&quot;&quot;;&quot;&quot;;OFFSET([$Chapters.$D$1];MATCH([.B158];[$Chapters.$D$2:.$D$2502];0);-3;1;1))">
            <text:p/>
          </table:table-cell>
          <table:table-cell table:style-name="ce83" table:formula="of:=IF([.A158]=&quot;&quot;; &quot;&quot;; concat(&quot;Chapter &quot;; [.M158]))">
            <text:p/>
          </table:table-cell>
          <table:table-cell table:style-name="ce80" table:formula="of:=IF([.A158]=&quot;&quot;; &quot;&quot;; OFFSET([$Chapters.$D$1];MATCH([.B158];[$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59]=&quot;&quot;;&quot;&quot;;IF([.D159]=&quot;lecture&quot;;&quot;lecture&quot;;&quot;activity&quot;))">
            <text:p/>
          </table:table-cell>
          <table:table-cell table:style-name="ce83" table:formula="of:=IF([.A159]=&quot;&quot;;&quot;&quot;;OFFSET([$Chapters.$D$1];MATCH([.B159];[$Chapters.$D$2:.$D$2502];0);-3;1;1))">
            <text:p/>
          </table:table-cell>
          <table:table-cell table:style-name="ce83" table:formula="of:=IF([.A159]=&quot;&quot;; &quot;&quot;; concat(&quot;Chapter &quot;; [.M159]))">
            <text:p/>
          </table:table-cell>
          <table:table-cell table:style-name="ce80" table:formula="of:=IF([.A159]=&quot;&quot;; &quot;&quot;; OFFSET([$Chapters.$D$1];MATCH([.B159];[$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60]=&quot;&quot;;&quot;&quot;;IF([.D160]=&quot;lecture&quot;;&quot;lecture&quot;;&quot;activity&quot;))">
            <text:p/>
          </table:table-cell>
          <table:table-cell table:style-name="ce83" table:formula="of:=IF([.A160]=&quot;&quot;;&quot;&quot;;OFFSET([$Chapters.$D$1];MATCH([.B160];[$Chapters.$D$2:.$D$2502];0);-3;1;1))">
            <text:p/>
          </table:table-cell>
          <table:table-cell table:style-name="ce83" table:formula="of:=IF([.A160]=&quot;&quot;; &quot;&quot;; concat(&quot;Chapter &quot;; [.M160]))">
            <text:p/>
          </table:table-cell>
          <table:table-cell table:style-name="ce80" table:formula="of:=IF([.A160]=&quot;&quot;; &quot;&quot;; OFFSET([$Chapters.$D$1];MATCH([.B160];[$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61]=&quot;&quot;;&quot;&quot;;IF([.D161]=&quot;lecture&quot;;&quot;lecture&quot;;&quot;activity&quot;))">
            <text:p/>
          </table:table-cell>
          <table:table-cell table:style-name="ce83" table:formula="of:=IF([.A161]=&quot;&quot;;&quot;&quot;;OFFSET([$Chapters.$D$1];MATCH([.B161];[$Chapters.$D$2:.$D$2502];0);-3;1;1))">
            <text:p/>
          </table:table-cell>
          <table:table-cell table:style-name="ce83" table:formula="of:=IF([.A161]=&quot;&quot;; &quot;&quot;; concat(&quot;Chapter &quot;; [.M161]))">
            <text:p/>
          </table:table-cell>
          <table:table-cell table:style-name="ce80" table:formula="of:=IF([.A161]=&quot;&quot;; &quot;&quot;; OFFSET([$Chapters.$D$1];MATCH([.B161];[$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62]=&quot;&quot;;&quot;&quot;;IF([.D162]=&quot;lecture&quot;;&quot;lecture&quot;;&quot;activity&quot;))">
            <text:p/>
          </table:table-cell>
          <table:table-cell table:style-name="ce83" table:formula="of:=IF([.A162]=&quot;&quot;;&quot;&quot;;OFFSET([$Chapters.$D$1];MATCH([.B162];[$Chapters.$D$2:.$D$2502];0);-3;1;1))">
            <text:p/>
          </table:table-cell>
          <table:table-cell table:style-name="ce83" table:formula="of:=IF([.A162]=&quot;&quot;; &quot;&quot;; concat(&quot;Chapter &quot;; [.M162]))">
            <text:p/>
          </table:table-cell>
          <table:table-cell table:style-name="ce80" table:formula="of:=IF([.A162]=&quot;&quot;; &quot;&quot;; OFFSET([$Chapters.$D$1];MATCH([.B162];[$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63]=&quot;&quot;;&quot;&quot;;IF([.D163]=&quot;lecture&quot;;&quot;lecture&quot;;&quot;activity&quot;))">
            <text:p/>
          </table:table-cell>
          <table:table-cell table:style-name="ce83" table:formula="of:=IF([.A163]=&quot;&quot;;&quot;&quot;;OFFSET([$Chapters.$D$1];MATCH([.B163];[$Chapters.$D$2:.$D$2502];0);-3;1;1))">
            <text:p/>
          </table:table-cell>
          <table:table-cell table:style-name="ce83" table:formula="of:=IF([.A163]=&quot;&quot;; &quot;&quot;; concat(&quot;Chapter &quot;; [.M163]))">
            <text:p/>
          </table:table-cell>
          <table:table-cell table:style-name="ce80" table:formula="of:=IF([.A163]=&quot;&quot;; &quot;&quot;; OFFSET([$Chapters.$D$1];MATCH([.B163];[$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64]=&quot;&quot;;&quot;&quot;;IF([.D164]=&quot;lecture&quot;;&quot;lecture&quot;;&quot;activity&quot;))">
            <text:p/>
          </table:table-cell>
          <table:table-cell table:style-name="ce83" table:formula="of:=IF([.A164]=&quot;&quot;;&quot;&quot;;OFFSET([$Chapters.$D$1];MATCH([.B164];[$Chapters.$D$2:.$D$2502];0);-3;1;1))">
            <text:p/>
          </table:table-cell>
          <table:table-cell table:style-name="ce83" table:formula="of:=IF([.A164]=&quot;&quot;; &quot;&quot;; concat(&quot;Chapter &quot;; [.M164]))">
            <text:p/>
          </table:table-cell>
          <table:table-cell table:style-name="ce80" table:formula="of:=IF([.A164]=&quot;&quot;; &quot;&quot;; OFFSET([$Chapters.$D$1];MATCH([.B164];[$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65]=&quot;&quot;;&quot;&quot;;IF([.D165]=&quot;lecture&quot;;&quot;lecture&quot;;&quot;activity&quot;))">
            <text:p/>
          </table:table-cell>
          <table:table-cell table:style-name="ce83" table:formula="of:=IF([.A165]=&quot;&quot;;&quot;&quot;;OFFSET([$Chapters.$D$1];MATCH([.B165];[$Chapters.$D$2:.$D$2502];0);-3;1;1))">
            <text:p/>
          </table:table-cell>
          <table:table-cell table:style-name="ce83" table:formula="of:=IF([.A165]=&quot;&quot;; &quot;&quot;; concat(&quot;Chapter &quot;; [.M165]))">
            <text:p/>
          </table:table-cell>
          <table:table-cell table:style-name="ce80" table:formula="of:=IF([.A165]=&quot;&quot;; &quot;&quot;; OFFSET([$Chapters.$D$1];MATCH([.B165];[$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66]=&quot;&quot;;&quot;&quot;;IF([.D166]=&quot;lecture&quot;;&quot;lecture&quot;;&quot;activity&quot;))">
            <text:p/>
          </table:table-cell>
          <table:table-cell table:style-name="ce83" table:formula="of:=IF([.A166]=&quot;&quot;;&quot;&quot;;OFFSET([$Chapters.$D$1];MATCH([.B166];[$Chapters.$D$2:.$D$2502];0);-3;1;1))">
            <text:p/>
          </table:table-cell>
          <table:table-cell table:style-name="ce83" table:formula="of:=IF([.A166]=&quot;&quot;; &quot;&quot;; concat(&quot;Chapter &quot;; [.M166]))">
            <text:p/>
          </table:table-cell>
          <table:table-cell table:style-name="ce80" table:formula="of:=IF([.A166]=&quot;&quot;; &quot;&quot;; OFFSET([$Chapters.$D$1];MATCH([.B166];[$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67]=&quot;&quot;;&quot;&quot;;IF([.D167]=&quot;lecture&quot;;&quot;lecture&quot;;&quot;activity&quot;))">
            <text:p/>
          </table:table-cell>
          <table:table-cell table:style-name="ce83" table:formula="of:=IF([.A167]=&quot;&quot;;&quot;&quot;;OFFSET([$Chapters.$D$1];MATCH([.B167];[$Chapters.$D$2:.$D$2502];0);-3;1;1))">
            <text:p/>
          </table:table-cell>
          <table:table-cell table:style-name="ce83" table:formula="of:=IF([.A167]=&quot;&quot;; &quot;&quot;; concat(&quot;Chapter &quot;; [.M167]))">
            <text:p/>
          </table:table-cell>
          <table:table-cell table:style-name="ce80" table:formula="of:=IF([.A167]=&quot;&quot;; &quot;&quot;; OFFSET([$Chapters.$D$1];MATCH([.B167];[$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68]=&quot;&quot;;&quot;&quot;;IF([.D168]=&quot;lecture&quot;;&quot;lecture&quot;;&quot;activity&quot;))">
            <text:p/>
          </table:table-cell>
          <table:table-cell table:style-name="ce83" table:formula="of:=IF([.A168]=&quot;&quot;;&quot;&quot;;OFFSET([$Chapters.$D$1];MATCH([.B168];[$Chapters.$D$2:.$D$2502];0);-3;1;1))">
            <text:p/>
          </table:table-cell>
          <table:table-cell table:style-name="ce83" table:formula="of:=IF([.A168]=&quot;&quot;; &quot;&quot;; concat(&quot;Chapter &quot;; [.M168]))">
            <text:p/>
          </table:table-cell>
          <table:table-cell table:style-name="ce80" table:formula="of:=IF([.A168]=&quot;&quot;; &quot;&quot;; OFFSET([$Chapters.$D$1];MATCH([.B168];[$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69]=&quot;&quot;;&quot;&quot;;IF([.D169]=&quot;lecture&quot;;&quot;lecture&quot;;&quot;activity&quot;))">
            <text:p/>
          </table:table-cell>
          <table:table-cell table:style-name="ce83" table:formula="of:=IF([.A169]=&quot;&quot;;&quot;&quot;;OFFSET([$Chapters.$D$1];MATCH([.B169];[$Chapters.$D$2:.$D$2502];0);-3;1;1))">
            <text:p/>
          </table:table-cell>
          <table:table-cell table:style-name="ce83" table:formula="of:=IF([.A169]=&quot;&quot;; &quot;&quot;; concat(&quot;Chapter &quot;; [.M169]))">
            <text:p/>
          </table:table-cell>
          <table:table-cell table:style-name="ce80" table:formula="of:=IF([.A169]=&quot;&quot;; &quot;&quot;; OFFSET([$Chapters.$D$1];MATCH([.B169];[$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70]=&quot;&quot;;&quot;&quot;;IF([.D170]=&quot;lecture&quot;;&quot;lecture&quot;;&quot;activity&quot;))">
            <text:p/>
          </table:table-cell>
          <table:table-cell table:style-name="ce83" table:formula="of:=IF([.A170]=&quot;&quot;;&quot;&quot;;OFFSET([$Chapters.$D$1];MATCH([.B170];[$Chapters.$D$2:.$D$2502];0);-3;1;1))">
            <text:p/>
          </table:table-cell>
          <table:table-cell table:style-name="ce83" table:formula="of:=IF([.A170]=&quot;&quot;; &quot;&quot;; concat(&quot;Chapter &quot;; [.M170]))">
            <text:p/>
          </table:table-cell>
          <table:table-cell table:style-name="ce80" table:formula="of:=IF([.A170]=&quot;&quot;; &quot;&quot;; OFFSET([$Chapters.$D$1];MATCH([.B170];[$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71]=&quot;&quot;;&quot;&quot;;IF([.D171]=&quot;lecture&quot;;&quot;lecture&quot;;&quot;activity&quot;))">
            <text:p/>
          </table:table-cell>
          <table:table-cell table:style-name="ce83" table:formula="of:=IF([.A171]=&quot;&quot;;&quot;&quot;;OFFSET([$Chapters.$D$1];MATCH([.B171];[$Chapters.$D$2:.$D$2502];0);-3;1;1))">
            <text:p/>
          </table:table-cell>
          <table:table-cell table:style-name="ce83" table:formula="of:=IF([.A171]=&quot;&quot;; &quot;&quot;; concat(&quot;Chapter &quot;; [.M171]))">
            <text:p/>
          </table:table-cell>
          <table:table-cell table:style-name="ce80" table:formula="of:=IF([.A171]=&quot;&quot;; &quot;&quot;; OFFSET([$Chapters.$D$1];MATCH([.B171];[$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72]=&quot;&quot;;&quot;&quot;;IF([.D172]=&quot;lecture&quot;;&quot;lecture&quot;;&quot;activity&quot;))">
            <text:p/>
          </table:table-cell>
          <table:table-cell table:style-name="ce83" table:formula="of:=IF([.A172]=&quot;&quot;;&quot;&quot;;OFFSET([$Chapters.$D$1];MATCH([.B172];[$Chapters.$D$2:.$D$2502];0);-3;1;1))">
            <text:p/>
          </table:table-cell>
          <table:table-cell table:style-name="ce83" table:formula="of:=IF([.A172]=&quot;&quot;; &quot;&quot;; concat(&quot;Chapter &quot;; [.M172]))">
            <text:p/>
          </table:table-cell>
          <table:table-cell table:style-name="ce80" table:formula="of:=IF([.A172]=&quot;&quot;; &quot;&quot;; OFFSET([$Chapters.$D$1];MATCH([.B172];[$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73]=&quot;&quot;;&quot;&quot;;IF([.D173]=&quot;lecture&quot;;&quot;lecture&quot;;&quot;activity&quot;))">
            <text:p/>
          </table:table-cell>
          <table:table-cell table:style-name="ce83" table:formula="of:=IF([.A173]=&quot;&quot;;&quot;&quot;;OFFSET([$Chapters.$D$1];MATCH([.B173];[$Chapters.$D$2:.$D$2502];0);-3;1;1))">
            <text:p/>
          </table:table-cell>
          <table:table-cell table:style-name="ce83" table:formula="of:=IF([.A173]=&quot;&quot;; &quot;&quot;; concat(&quot;Chapter &quot;; [.M173]))">
            <text:p/>
          </table:table-cell>
          <table:table-cell table:style-name="ce80" table:formula="of:=IF([.A173]=&quot;&quot;; &quot;&quot;; OFFSET([$Chapters.$D$1];MATCH([.B173];[$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74]=&quot;&quot;;&quot;&quot;;IF([.D174]=&quot;lecture&quot;;&quot;lecture&quot;;&quot;activity&quot;))">
            <text:p/>
          </table:table-cell>
          <table:table-cell table:style-name="ce83" table:formula="of:=IF([.A174]=&quot;&quot;;&quot;&quot;;OFFSET([$Chapters.$D$1];MATCH([.B174];[$Chapters.$D$2:.$D$2502];0);-3;1;1))">
            <text:p/>
          </table:table-cell>
          <table:table-cell table:style-name="ce83" table:formula="of:=IF([.A174]=&quot;&quot;; &quot;&quot;; concat(&quot;Chapter &quot;; [.M174]))">
            <text:p/>
          </table:table-cell>
          <table:table-cell table:style-name="ce80" table:formula="of:=IF([.A174]=&quot;&quot;; &quot;&quot;; OFFSET([$Chapters.$D$1];MATCH([.B174];[$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75]=&quot;&quot;;&quot;&quot;;IF([.D175]=&quot;lecture&quot;;&quot;lecture&quot;;&quot;activity&quot;))">
            <text:p/>
          </table:table-cell>
          <table:table-cell table:style-name="ce83" table:formula="of:=IF([.A175]=&quot;&quot;;&quot;&quot;;OFFSET([$Chapters.$D$1];MATCH([.B175];[$Chapters.$D$2:.$D$2502];0);-3;1;1))">
            <text:p/>
          </table:table-cell>
          <table:table-cell table:style-name="ce83" table:formula="of:=IF([.A175]=&quot;&quot;; &quot;&quot;; concat(&quot;Chapter &quot;; [.M175]))">
            <text:p/>
          </table:table-cell>
          <table:table-cell table:style-name="ce80" table:formula="of:=IF([.A175]=&quot;&quot;; &quot;&quot;; OFFSET([$Chapters.$D$1];MATCH([.B175];[$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76]=&quot;&quot;;&quot;&quot;;IF([.D176]=&quot;lecture&quot;;&quot;lecture&quot;;&quot;activity&quot;))">
            <text:p/>
          </table:table-cell>
          <table:table-cell table:style-name="ce83" table:formula="of:=IF([.A176]=&quot;&quot;;&quot;&quot;;OFFSET([$Chapters.$D$1];MATCH([.B176];[$Chapters.$D$2:.$D$2502];0);-3;1;1))">
            <text:p/>
          </table:table-cell>
          <table:table-cell table:style-name="ce83" table:formula="of:=IF([.A176]=&quot;&quot;; &quot;&quot;; concat(&quot;Chapter &quot;; [.M176]))">
            <text:p/>
          </table:table-cell>
          <table:table-cell table:style-name="ce80" table:formula="of:=IF([.A176]=&quot;&quot;; &quot;&quot;; OFFSET([$Chapters.$D$1];MATCH([.B176];[$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77]=&quot;&quot;;&quot;&quot;;IF([.D177]=&quot;lecture&quot;;&quot;lecture&quot;;&quot;activity&quot;))">
            <text:p/>
          </table:table-cell>
          <table:table-cell table:style-name="ce83" table:formula="of:=IF([.A177]=&quot;&quot;;&quot;&quot;;OFFSET([$Chapters.$D$1];MATCH([.B177];[$Chapters.$D$2:.$D$2502];0);-3;1;1))">
            <text:p/>
          </table:table-cell>
          <table:table-cell table:style-name="ce83" table:formula="of:=IF([.A177]=&quot;&quot;; &quot;&quot;; concat(&quot;Chapter &quot;; [.M177]))">
            <text:p/>
          </table:table-cell>
          <table:table-cell table:style-name="ce80" table:formula="of:=IF([.A177]=&quot;&quot;; &quot;&quot;; OFFSET([$Chapters.$D$1];MATCH([.B177];[$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78]=&quot;&quot;;&quot;&quot;;IF([.D178]=&quot;lecture&quot;;&quot;lecture&quot;;&quot;activity&quot;))">
            <text:p/>
          </table:table-cell>
          <table:table-cell table:style-name="ce83" table:formula="of:=IF([.A178]=&quot;&quot;;&quot;&quot;;OFFSET([$Chapters.$D$1];MATCH([.B178];[$Chapters.$D$2:.$D$2502];0);-3;1;1))">
            <text:p/>
          </table:table-cell>
          <table:table-cell table:style-name="ce83" table:formula="of:=IF([.A178]=&quot;&quot;; &quot;&quot;; concat(&quot;Chapter &quot;; [.M178]))">
            <text:p/>
          </table:table-cell>
          <table:table-cell table:style-name="ce80" table:formula="of:=IF([.A178]=&quot;&quot;; &quot;&quot;; OFFSET([$Chapters.$D$1];MATCH([.B178];[$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79]=&quot;&quot;;&quot;&quot;;IF([.D179]=&quot;lecture&quot;;&quot;lecture&quot;;&quot;activity&quot;))">
            <text:p/>
          </table:table-cell>
          <table:table-cell table:style-name="ce83" table:formula="of:=IF([.A179]=&quot;&quot;;&quot;&quot;;OFFSET([$Chapters.$D$1];MATCH([.B179];[$Chapters.$D$2:.$D$2502];0);-3;1;1))">
            <text:p/>
          </table:table-cell>
          <table:table-cell table:style-name="ce83" table:formula="of:=IF([.A179]=&quot;&quot;; &quot;&quot;; concat(&quot;Chapter &quot;; [.M179]))">
            <text:p/>
          </table:table-cell>
          <table:table-cell table:style-name="ce80" table:formula="of:=IF([.A179]=&quot;&quot;; &quot;&quot;; OFFSET([$Chapters.$D$1];MATCH([.B179];[$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80]=&quot;&quot;;&quot;&quot;;IF([.D180]=&quot;lecture&quot;;&quot;lecture&quot;;&quot;activity&quot;))">
            <text:p/>
          </table:table-cell>
          <table:table-cell table:style-name="ce83" table:formula="of:=IF([.A180]=&quot;&quot;;&quot;&quot;;OFFSET([$Chapters.$D$1];MATCH([.B180];[$Chapters.$D$2:.$D$2502];0);-3;1;1))">
            <text:p/>
          </table:table-cell>
          <table:table-cell table:style-name="ce83" table:formula="of:=IF([.A180]=&quot;&quot;; &quot;&quot;; concat(&quot;Chapter &quot;; [.M180]))">
            <text:p/>
          </table:table-cell>
          <table:table-cell table:style-name="ce80" table:formula="of:=IF([.A180]=&quot;&quot;; &quot;&quot;; OFFSET([$Chapters.$D$1];MATCH([.B180];[$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81]=&quot;&quot;;&quot;&quot;;IF([.D181]=&quot;lecture&quot;;&quot;lecture&quot;;&quot;activity&quot;))">
            <text:p/>
          </table:table-cell>
          <table:table-cell table:style-name="ce83" table:formula="of:=IF([.A181]=&quot;&quot;;&quot;&quot;;OFFSET([$Chapters.$D$1];MATCH([.B181];[$Chapters.$D$2:.$D$2502];0);-3;1;1))">
            <text:p/>
          </table:table-cell>
          <table:table-cell table:style-name="ce83" table:formula="of:=IF([.A181]=&quot;&quot;; &quot;&quot;; concat(&quot;Chapter &quot;; [.M181]))">
            <text:p/>
          </table:table-cell>
          <table:table-cell table:style-name="ce80" table:formula="of:=IF([.A181]=&quot;&quot;; &quot;&quot;; OFFSET([$Chapters.$D$1];MATCH([.B181];[$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82]=&quot;&quot;;&quot;&quot;;IF([.D182]=&quot;lecture&quot;;&quot;lecture&quot;;&quot;activity&quot;))">
            <text:p/>
          </table:table-cell>
          <table:table-cell table:style-name="ce83" table:formula="of:=IF([.A182]=&quot;&quot;;&quot;&quot;;OFFSET([$Chapters.$D$1];MATCH([.B182];[$Chapters.$D$2:.$D$2502];0);-3;1;1))">
            <text:p/>
          </table:table-cell>
          <table:table-cell table:style-name="ce83" table:formula="of:=IF([.A182]=&quot;&quot;; &quot;&quot;; concat(&quot;Chapter &quot;; [.M182]))">
            <text:p/>
          </table:table-cell>
          <table:table-cell table:style-name="ce80" table:formula="of:=IF([.A182]=&quot;&quot;; &quot;&quot;; OFFSET([$Chapters.$D$1];MATCH([.B182];[$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83]=&quot;&quot;;&quot;&quot;;IF([.D183]=&quot;lecture&quot;;&quot;lecture&quot;;&quot;activity&quot;))">
            <text:p/>
          </table:table-cell>
          <table:table-cell table:style-name="ce83" table:formula="of:=IF([.A183]=&quot;&quot;;&quot;&quot;;OFFSET([$Chapters.$D$1];MATCH([.B183];[$Chapters.$D$2:.$D$2502];0);-3;1;1))">
            <text:p/>
          </table:table-cell>
          <table:table-cell table:style-name="ce83" table:formula="of:=IF([.A183]=&quot;&quot;; &quot;&quot;; concat(&quot;Chapter &quot;; [.M183]))">
            <text:p/>
          </table:table-cell>
          <table:table-cell table:style-name="ce80" table:formula="of:=IF([.A183]=&quot;&quot;; &quot;&quot;; OFFSET([$Chapters.$D$1];MATCH([.B183];[$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84]=&quot;&quot;;&quot;&quot;;IF([.D184]=&quot;lecture&quot;;&quot;lecture&quot;;&quot;activity&quot;))">
            <text:p/>
          </table:table-cell>
          <table:table-cell table:style-name="ce83" table:formula="of:=IF([.A184]=&quot;&quot;;&quot;&quot;;OFFSET([$Chapters.$D$1];MATCH([.B184];[$Chapters.$D$2:.$D$2502];0);-3;1;1))">
            <text:p/>
          </table:table-cell>
          <table:table-cell table:style-name="ce83" table:formula="of:=IF([.A184]=&quot;&quot;; &quot;&quot;; concat(&quot;Chapter &quot;; [.M184]))">
            <text:p/>
          </table:table-cell>
          <table:table-cell table:style-name="ce80" table:formula="of:=IF([.A184]=&quot;&quot;; &quot;&quot;; OFFSET([$Chapters.$D$1];MATCH([.B184];[$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85]=&quot;&quot;;&quot;&quot;;IF([.D185]=&quot;lecture&quot;;&quot;lecture&quot;;&quot;activity&quot;))">
            <text:p/>
          </table:table-cell>
          <table:table-cell table:style-name="ce83" table:formula="of:=IF([.A185]=&quot;&quot;;&quot;&quot;;OFFSET([$Chapters.$D$1];MATCH([.B185];[$Chapters.$D$2:.$D$2502];0);-3;1;1))">
            <text:p/>
          </table:table-cell>
          <table:table-cell table:style-name="ce83" table:formula="of:=IF([.A185]=&quot;&quot;; &quot;&quot;; concat(&quot;Chapter &quot;; [.M185]))">
            <text:p/>
          </table:table-cell>
          <table:table-cell table:style-name="ce80" table:formula="of:=IF([.A185]=&quot;&quot;; &quot;&quot;; OFFSET([$Chapters.$D$1];MATCH([.B185];[$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86]=&quot;&quot;;&quot;&quot;;IF([.D186]=&quot;lecture&quot;;&quot;lecture&quot;;&quot;activity&quot;))">
            <text:p/>
          </table:table-cell>
          <table:table-cell table:style-name="ce83" table:formula="of:=IF([.A186]=&quot;&quot;;&quot;&quot;;OFFSET([$Chapters.$D$1];MATCH([.B186];[$Chapters.$D$2:.$D$2502];0);-3;1;1))">
            <text:p/>
          </table:table-cell>
          <table:table-cell table:style-name="ce83" table:formula="of:=IF([.A186]=&quot;&quot;; &quot;&quot;; concat(&quot;Chapter &quot;; [.M186]))">
            <text:p/>
          </table:table-cell>
          <table:table-cell table:style-name="ce80" table:formula="of:=IF([.A186]=&quot;&quot;; &quot;&quot;; OFFSET([$Chapters.$D$1];MATCH([.B186];[$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87]=&quot;&quot;;&quot;&quot;;IF([.D187]=&quot;lecture&quot;;&quot;lecture&quot;;&quot;activity&quot;))">
            <text:p/>
          </table:table-cell>
          <table:table-cell table:style-name="ce83" table:formula="of:=IF([.A187]=&quot;&quot;;&quot;&quot;;OFFSET([$Chapters.$D$1];MATCH([.B187];[$Chapters.$D$2:.$D$2502];0);-3;1;1))">
            <text:p/>
          </table:table-cell>
          <table:table-cell table:style-name="ce83" table:formula="of:=IF([.A187]=&quot;&quot;; &quot;&quot;; concat(&quot;Chapter &quot;; [.M187]))">
            <text:p/>
          </table:table-cell>
          <table:table-cell table:style-name="ce80" table:formula="of:=IF([.A187]=&quot;&quot;; &quot;&quot;; OFFSET([$Chapters.$D$1];MATCH([.B187];[$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88]=&quot;&quot;;&quot;&quot;;IF([.D188]=&quot;lecture&quot;;&quot;lecture&quot;;&quot;activity&quot;))">
            <text:p/>
          </table:table-cell>
          <table:table-cell table:style-name="ce83" table:formula="of:=IF([.A188]=&quot;&quot;;&quot;&quot;;OFFSET([$Chapters.$D$1];MATCH([.B188];[$Chapters.$D$2:.$D$2502];0);-3;1;1))">
            <text:p/>
          </table:table-cell>
          <table:table-cell table:style-name="ce83" table:formula="of:=IF([.A188]=&quot;&quot;; &quot;&quot;; concat(&quot;Chapter &quot;; [.M188]))">
            <text:p/>
          </table:table-cell>
          <table:table-cell table:style-name="ce80" table:formula="of:=IF([.A188]=&quot;&quot;; &quot;&quot;; OFFSET([$Chapters.$D$1];MATCH([.B188];[$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89]=&quot;&quot;;&quot;&quot;;IF([.D189]=&quot;lecture&quot;;&quot;lecture&quot;;&quot;activity&quot;))">
            <text:p/>
          </table:table-cell>
          <table:table-cell table:style-name="ce83" table:formula="of:=IF([.A189]=&quot;&quot;;&quot;&quot;;OFFSET([$Chapters.$D$1];MATCH([.B189];[$Chapters.$D$2:.$D$2502];0);-3;1;1))">
            <text:p/>
          </table:table-cell>
          <table:table-cell table:style-name="ce83" table:formula="of:=IF([.A189]=&quot;&quot;; &quot;&quot;; concat(&quot;Chapter &quot;; [.M189]))">
            <text:p/>
          </table:table-cell>
          <table:table-cell table:style-name="ce80" table:formula="of:=IF([.A189]=&quot;&quot;; &quot;&quot;; OFFSET([$Chapters.$D$1];MATCH([.B189];[$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90]=&quot;&quot;;&quot;&quot;;IF([.D190]=&quot;lecture&quot;;&quot;lecture&quot;;&quot;activity&quot;))">
            <text:p/>
          </table:table-cell>
          <table:table-cell table:style-name="ce83" table:formula="of:=IF([.A190]=&quot;&quot;;&quot;&quot;;OFFSET([$Chapters.$D$1];MATCH([.B190];[$Chapters.$D$2:.$D$2502];0);-3;1;1))">
            <text:p/>
          </table:table-cell>
          <table:table-cell table:style-name="ce83" table:formula="of:=IF([.A190]=&quot;&quot;; &quot;&quot;; concat(&quot;Chapter &quot;; [.M190]))">
            <text:p/>
          </table:table-cell>
          <table:table-cell table:style-name="ce80" table:formula="of:=IF([.A190]=&quot;&quot;; &quot;&quot;; OFFSET([$Chapters.$D$1];MATCH([.B190];[$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91]=&quot;&quot;;&quot;&quot;;IF([.D191]=&quot;lecture&quot;;&quot;lecture&quot;;&quot;activity&quot;))">
            <text:p/>
          </table:table-cell>
          <table:table-cell table:style-name="ce83" table:formula="of:=IF([.A191]=&quot;&quot;;&quot;&quot;;OFFSET([$Chapters.$D$1];MATCH([.B191];[$Chapters.$D$2:.$D$2502];0);-3;1;1))">
            <text:p/>
          </table:table-cell>
          <table:table-cell table:style-name="ce83" table:formula="of:=IF([.A191]=&quot;&quot;; &quot;&quot;; concat(&quot;Chapter &quot;; [.M191]))">
            <text:p/>
          </table:table-cell>
          <table:table-cell table:style-name="ce80" table:formula="of:=IF([.A191]=&quot;&quot;; &quot;&quot;; OFFSET([$Chapters.$D$1];MATCH([.B191];[$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92]=&quot;&quot;;&quot;&quot;;IF([.D192]=&quot;lecture&quot;;&quot;lecture&quot;;&quot;activity&quot;))">
            <text:p/>
          </table:table-cell>
          <table:table-cell table:style-name="ce83" table:formula="of:=IF([.A192]=&quot;&quot;;&quot;&quot;;OFFSET([$Chapters.$D$1];MATCH([.B192];[$Chapters.$D$2:.$D$2502];0);-3;1;1))">
            <text:p/>
          </table:table-cell>
          <table:table-cell table:style-name="ce83" table:formula="of:=IF([.A192]=&quot;&quot;; &quot;&quot;; concat(&quot;Chapter &quot;; [.M192]))">
            <text:p/>
          </table:table-cell>
          <table:table-cell table:style-name="ce80" table:formula="of:=IF([.A192]=&quot;&quot;; &quot;&quot;; OFFSET([$Chapters.$D$1];MATCH([.B192];[$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93]=&quot;&quot;;&quot;&quot;;IF([.D193]=&quot;lecture&quot;;&quot;lecture&quot;;&quot;activity&quot;))">
            <text:p/>
          </table:table-cell>
          <table:table-cell table:style-name="ce83" table:formula="of:=IF([.A193]=&quot;&quot;;&quot;&quot;;OFFSET([$Chapters.$D$1];MATCH([.B193];[$Chapters.$D$2:.$D$2502];0);-3;1;1))">
            <text:p/>
          </table:table-cell>
          <table:table-cell table:style-name="ce83" table:formula="of:=IF([.A193]=&quot;&quot;; &quot;&quot;; concat(&quot;Chapter &quot;; [.M193]))">
            <text:p/>
          </table:table-cell>
          <table:table-cell table:style-name="ce80" table:formula="of:=IF([.A193]=&quot;&quot;; &quot;&quot;; OFFSET([$Chapters.$D$1];MATCH([.B193];[$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94]=&quot;&quot;;&quot;&quot;;IF([.D194]=&quot;lecture&quot;;&quot;lecture&quot;;&quot;activity&quot;))">
            <text:p/>
          </table:table-cell>
          <table:table-cell table:style-name="ce83" table:formula="of:=IF([.A194]=&quot;&quot;;&quot;&quot;;OFFSET([$Chapters.$D$1];MATCH([.B194];[$Chapters.$D$2:.$D$2502];0);-3;1;1))">
            <text:p/>
          </table:table-cell>
          <table:table-cell table:style-name="ce83" table:formula="of:=IF([.A194]=&quot;&quot;; &quot;&quot;; concat(&quot;Chapter &quot;; [.M194]))">
            <text:p/>
          </table:table-cell>
          <table:table-cell table:style-name="ce80" table:formula="of:=IF([.A194]=&quot;&quot;; &quot;&quot;; OFFSET([$Chapters.$D$1];MATCH([.B194];[$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95]=&quot;&quot;;&quot;&quot;;IF([.D195]=&quot;lecture&quot;;&quot;lecture&quot;;&quot;activity&quot;))">
            <text:p/>
          </table:table-cell>
          <table:table-cell table:style-name="ce83" table:formula="of:=IF([.A195]=&quot;&quot;;&quot;&quot;;OFFSET([$Chapters.$D$1];MATCH([.B195];[$Chapters.$D$2:.$D$2502];0);-3;1;1))">
            <text:p/>
          </table:table-cell>
          <table:table-cell table:style-name="ce83" table:formula="of:=IF([.A195]=&quot;&quot;; &quot;&quot;; concat(&quot;Chapter &quot;; [.M195]))">
            <text:p/>
          </table:table-cell>
          <table:table-cell table:style-name="ce80" table:formula="of:=IF([.A195]=&quot;&quot;; &quot;&quot;; OFFSET([$Chapters.$D$1];MATCH([.B195];[$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96]=&quot;&quot;;&quot;&quot;;IF([.D196]=&quot;lecture&quot;;&quot;lecture&quot;;&quot;activity&quot;))">
            <text:p/>
          </table:table-cell>
          <table:table-cell table:style-name="ce83" table:formula="of:=IF([.A196]=&quot;&quot;;&quot;&quot;;OFFSET([$Chapters.$D$1];MATCH([.B196];[$Chapters.$D$2:.$D$2502];0);-3;1;1))">
            <text:p/>
          </table:table-cell>
          <table:table-cell table:style-name="ce83" table:formula="of:=IF([.A196]=&quot;&quot;; &quot;&quot;; concat(&quot;Chapter &quot;; [.M196]))">
            <text:p/>
          </table:table-cell>
          <table:table-cell table:style-name="ce80" table:formula="of:=IF([.A196]=&quot;&quot;; &quot;&quot;; OFFSET([$Chapters.$D$1];MATCH([.B196];[$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97]=&quot;&quot;;&quot;&quot;;IF([.D197]=&quot;lecture&quot;;&quot;lecture&quot;;&quot;activity&quot;))">
            <text:p/>
          </table:table-cell>
          <table:table-cell table:style-name="ce83" table:formula="of:=IF([.A197]=&quot;&quot;;&quot;&quot;;OFFSET([$Chapters.$D$1];MATCH([.B197];[$Chapters.$D$2:.$D$2502];0);-3;1;1))">
            <text:p/>
          </table:table-cell>
          <table:table-cell table:style-name="ce83" table:formula="of:=IF([.A197]=&quot;&quot;; &quot;&quot;; concat(&quot;Chapter &quot;; [.M197]))">
            <text:p/>
          </table:table-cell>
          <table:table-cell table:style-name="ce80" table:formula="of:=IF([.A197]=&quot;&quot;; &quot;&quot;; OFFSET([$Chapters.$D$1];MATCH([.B197];[$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98]=&quot;&quot;;&quot;&quot;;IF([.D198]=&quot;lecture&quot;;&quot;lecture&quot;;&quot;activity&quot;))">
            <text:p/>
          </table:table-cell>
          <table:table-cell table:style-name="ce83" table:formula="of:=IF([.A198]=&quot;&quot;;&quot;&quot;;OFFSET([$Chapters.$D$1];MATCH([.B198];[$Chapters.$D$2:.$D$2502];0);-3;1;1))">
            <text:p/>
          </table:table-cell>
          <table:table-cell table:style-name="ce83" table:formula="of:=IF([.A198]=&quot;&quot;; &quot;&quot;; concat(&quot;Chapter &quot;; [.M198]))">
            <text:p/>
          </table:table-cell>
          <table:table-cell table:style-name="ce80" table:formula="of:=IF([.A198]=&quot;&quot;; &quot;&quot;; OFFSET([$Chapters.$D$1];MATCH([.B198];[$Chapters.$D$2:.$D$2502];0);-1;1;1))">
            <text:p/>
          </table:table-cell>
          <table:table-cell table:style-name="ce44" table:number-columns-repeated="15"/>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199]=&quot;&quot;;&quot;&quot;;IF([.D199]=&quot;lecture&quot;;&quot;lecture&quot;;&quot;activity&quot;))">
            <text:p/>
          </table:table-cell>
          <table:table-cell table:style-name="ce83" table:formula="of:=IF([.A199]=&quot;&quot;;&quot;&quot;;OFFSET([$Chapters.$D$1];MATCH([.B199];[$Chapters.$D$2:.$D$2502];0);-3;1;1))">
            <text:p/>
          </table:table-cell>
          <table:table-cell table:style-name="ce83" table:formula="of:=IF([.A199]=&quot;&quot;; &quot;&quot;; concat(&quot;Chapter &quot;; [.M199]))">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00]=&quot;&quot;;&quot;&quot;;IF([.D200]=&quot;lecture&quot;;&quot;lecture&quot;;&quot;activity&quot;))">
            <text:p/>
          </table:table-cell>
          <table:table-cell table:style-name="ce83" table:formula="of:=IF([.A200]=&quot;&quot;;&quot;&quot;;OFFSET([$Chapters.$D$1];MATCH([.B200];[$Chapters.$D$2:.$D$2502];0);-3;1;1))">
            <text:p/>
          </table:table-cell>
          <table:table-cell table:style-name="ce83" table:formula="of:=IF([.A200]=&quot;&quot;; &quot;&quot;; concat(&quot;Chapter &quot;; [.M200]))">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01]=&quot;&quot;;&quot;&quot;;IF([.D201]=&quot;lecture&quot;;&quot;lecture&quot;;&quot;activity&quot;))">
            <text:p/>
          </table:table-cell>
          <table:table-cell table:style-name="ce83" table:formula="of:=IF([.A201]=&quot;&quot;;&quot;&quot;;OFFSET([$Chapters.$D$1];MATCH([.B201];[$Chapters.$D$2:.$D$2502];0);-3;1;1))">
            <text:p/>
          </table:table-cell>
          <table:table-cell table:style-name="ce83" table:formula="of:=IF([.A201]=&quot;&quot;; &quot;&quot;; concat(&quot;Chapter &quot;; [.M201]))">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02]=&quot;&quot;;&quot;&quot;;IF([.D202]=&quot;lecture&quot;;&quot;lecture&quot;;&quot;activity&quot;))">
            <text:p/>
          </table:table-cell>
          <table:table-cell table:style-name="ce83" table:formula="of:=IF([.A202]=&quot;&quot;;&quot;&quot;;OFFSET([$Chapters.$D$1];MATCH([.B202];[$Chapters.$D$2:.$D$2502];0);-3;1;1))">
            <text:p/>
          </table:table-cell>
          <table:table-cell table:style-name="ce83" table:formula="of:=IF([.A202]=&quot;&quot;; &quot;&quot;; concat(&quot;Chapter &quot;; [.M202]))">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03]=&quot;&quot;;&quot;&quot;;IF([.D203]=&quot;lecture&quot;;&quot;lecture&quot;;&quot;activity&quot;))">
            <text:p/>
          </table:table-cell>
          <table:table-cell table:style-name="ce83" table:formula="of:=IF([.A203]=&quot;&quot;;&quot;&quot;;OFFSET([$Chapters.$D$1];MATCH([.B203];[$Chapters.$D$2:.$D$2502];0);-3;1;1))">
            <text:p/>
          </table:table-cell>
          <table:table-cell table:style-name="ce83" table:formula="of:=IF([.A203]=&quot;&quot;; &quot;&quot;; concat(&quot;Chapter &quot;; [.M203]))">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04]=&quot;&quot;;&quot;&quot;;IF([.D204]=&quot;lecture&quot;;&quot;lecture&quot;;&quot;activity&quot;))">
            <text:p/>
          </table:table-cell>
          <table:table-cell table:style-name="ce83" table:formula="of:=IF([.A204]=&quot;&quot;;&quot;&quot;;OFFSET([$Chapters.$D$1];MATCH([.B204];[$Chapters.$D$2:.$D$2502];0);-3;1;1))">
            <text:p/>
          </table:table-cell>
          <table:table-cell table:style-name="ce83" table:formula="of:=IF([.A204]=&quot;&quot;; &quot;&quot;; concat(&quot;Chapter &quot;; [.M204]))">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05]=&quot;&quot;;&quot;&quot;;IF([.D205]=&quot;lecture&quot;;&quot;lecture&quot;;&quot;activity&quot;))">
            <text:p/>
          </table:table-cell>
          <table:table-cell table:style-name="ce83" table:formula="of:=IF([.A205]=&quot;&quot;;&quot;&quot;;OFFSET([$Chapters.$D$1];MATCH([.B205];[$Chapters.$D$2:.$D$2502];0);-3;1;1))">
            <text:p/>
          </table:table-cell>
          <table:table-cell table:style-name="ce83" table:formula="of:=IF([.A205]=&quot;&quot;; &quot;&quot;; concat(&quot;Chapter &quot;; [.M205]))">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06]=&quot;&quot;;&quot;&quot;;IF([.D206]=&quot;lecture&quot;;&quot;lecture&quot;;&quot;activity&quot;))">
            <text:p/>
          </table:table-cell>
          <table:table-cell table:style-name="ce83" table:formula="of:=IF([.A206]=&quot;&quot;;&quot;&quot;;OFFSET([$Chapters.$D$1];MATCH([.B206];[$Chapters.$D$2:.$D$2502];0);-3;1;1))">
            <text:p/>
          </table:table-cell>
          <table:table-cell table:style-name="ce83" table:formula="of:=IF([.A206]=&quot;&quot;; &quot;&quot;; concat(&quot;Chapter &quot;; [.M206]))">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07]=&quot;&quot;;&quot;&quot;;IF([.D207]=&quot;lecture&quot;;&quot;lecture&quot;;&quot;activity&quot;))">
            <text:p/>
          </table:table-cell>
          <table:table-cell table:style-name="ce83" table:formula="of:=IF([.A207]=&quot;&quot;;&quot;&quot;;OFFSET([$Chapters.$D$1];MATCH([.B207];[$Chapters.$D$2:.$D$2502];0);-3;1;1))">
            <text:p/>
          </table:table-cell>
          <table:table-cell table:style-name="ce83" table:formula="of:=IF([.A207]=&quot;&quot;; &quot;&quot;; concat(&quot;Chapter &quot;; [.M207]))">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08]=&quot;&quot;;&quot;&quot;;IF([.D208]=&quot;lecture&quot;;&quot;lecture&quot;;&quot;activity&quot;))">
            <text:p/>
          </table:table-cell>
          <table:table-cell table:style-name="ce83" table:formula="of:=IF([.A208]=&quot;&quot;;&quot;&quot;;OFFSET([$Chapters.$D$1];MATCH([.B208];[$Chapters.$D$2:.$D$2502];0);-3;1;1))">
            <text:p/>
          </table:table-cell>
          <table:table-cell table:style-name="ce83" table:formula="of:=IF([.A208]=&quot;&quot;; &quot;&quot;; concat(&quot;Chapter &quot;; [.M208]))">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09]=&quot;&quot;;&quot;&quot;;IF([.D209]=&quot;lecture&quot;;&quot;lecture&quot;;&quot;activity&quot;))">
            <text:p/>
          </table:table-cell>
          <table:table-cell table:style-name="ce83" table:formula="of:=IF([.A209]=&quot;&quot;;&quot;&quot;;OFFSET([$Chapters.$D$1];MATCH([.B209];[$Chapters.$D$2:.$D$2502];0);-3;1;1))">
            <text:p/>
          </table:table-cell>
          <table:table-cell table:style-name="ce83" table:formula="of:=IF([.A209]=&quot;&quot;; &quot;&quot;; concat(&quot;Chapter &quot;; [.M209]))">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10]=&quot;&quot;;&quot;&quot;;IF([.D210]=&quot;lecture&quot;;&quot;lecture&quot;;&quot;activity&quot;))">
            <text:p/>
          </table:table-cell>
          <table:table-cell table:style-name="ce83" table:formula="of:=IF([.A210]=&quot;&quot;;&quot;&quot;;OFFSET([$Chapters.$D$1];MATCH([.B210];[$Chapters.$D$2:.$D$2502];0);-3;1;1))">
            <text:p/>
          </table:table-cell>
          <table:table-cell table:style-name="ce83" table:formula="of:=IF([.A210]=&quot;&quot;; &quot;&quot;; concat(&quot;Chapter &quot;; [.M210]))">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11]=&quot;&quot;;&quot;&quot;;IF([.D211]=&quot;lecture&quot;;&quot;lecture&quot;;&quot;activity&quot;))">
            <text:p/>
          </table:table-cell>
          <table:table-cell table:style-name="ce83" table:formula="of:=IF([.A211]=&quot;&quot;;&quot;&quot;;OFFSET([$Chapters.$D$1];MATCH([.B211];[$Chapters.$D$2:.$D$2502];0);-3;1;1))">
            <text:p/>
          </table:table-cell>
          <table:table-cell table:style-name="ce83" table:formula="of:=IF([.A211]=&quot;&quot;; &quot;&quot;; concat(&quot;Chapter &quot;; [.M211]))">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12]=&quot;&quot;;&quot;&quot;;IF([.D212]=&quot;lecture&quot;;&quot;lecture&quot;;&quot;activity&quot;))">
            <text:p/>
          </table:table-cell>
          <table:table-cell table:style-name="ce83" table:formula="of:=IF([.A212]=&quot;&quot;;&quot;&quot;;OFFSET([$Chapters.$D$1];MATCH([.B212];[$Chapters.$D$2:.$D$2502];0);-3;1;1))">
            <text:p/>
          </table:table-cell>
          <table:table-cell table:style-name="ce83" table:formula="of:=IF([.A212]=&quot;&quot;; &quot;&quot;; concat(&quot;Chapter &quot;; [.M212]))">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13]=&quot;&quot;;&quot;&quot;;IF([.D213]=&quot;lecture&quot;;&quot;lecture&quot;;&quot;activity&quot;))">
            <text:p/>
          </table:table-cell>
          <table:table-cell table:style-name="ce83" table:formula="of:=IF([.A213]=&quot;&quot;;&quot;&quot;;OFFSET([$Chapters.$D$1];MATCH([.B213];[$Chapters.$D$2:.$D$2502];0);-3;1;1))">
            <text:p/>
          </table:table-cell>
          <table:table-cell table:style-name="ce83" table:formula="of:=IF([.A213]=&quot;&quot;; &quot;&quot;; concat(&quot;Chapter &quot;; [.M213]))">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14]=&quot;&quot;;&quot;&quot;;IF([.D214]=&quot;lecture&quot;;&quot;lecture&quot;;&quot;activity&quot;))">
            <text:p/>
          </table:table-cell>
          <table:table-cell table:style-name="ce83" table:formula="of:=IF([.A214]=&quot;&quot;;&quot;&quot;;OFFSET([$Chapters.$D$1];MATCH([.B214];[$Chapters.$D$2:.$D$2502];0);-3;1;1))">
            <text:p/>
          </table:table-cell>
          <table:table-cell table:style-name="ce83" table:formula="of:=IF([.A214]=&quot;&quot;; &quot;&quot;; concat(&quot;Chapter &quot;; [.M214]))">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15]=&quot;&quot;;&quot;&quot;;IF([.D215]=&quot;lecture&quot;;&quot;lecture&quot;;&quot;activity&quot;))">
            <text:p/>
          </table:table-cell>
          <table:table-cell table:style-name="ce83" table:formula="of:=IF([.A215]=&quot;&quot;;&quot;&quot;;OFFSET([$Chapters.$D$1];MATCH([.B215];[$Chapters.$D$2:.$D$2502];0);-3;1;1))">
            <text:p/>
          </table:table-cell>
          <table:table-cell table:style-name="ce83" table:formula="of:=IF([.A215]=&quot;&quot;; &quot;&quot;; concat(&quot;Chapter &quot;; [.M215]))">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16]=&quot;&quot;;&quot;&quot;;IF([.D216]=&quot;lecture&quot;;&quot;lecture&quot;;&quot;activity&quot;))">
            <text:p/>
          </table:table-cell>
          <table:table-cell table:style-name="ce83" table:formula="of:=IF([.A216]=&quot;&quot;;&quot;&quot;;OFFSET([$Chapters.$D$1];MATCH([.B216];[$Chapters.$D$2:.$D$2502];0);-3;1;1))">
            <text:p/>
          </table:table-cell>
          <table:table-cell table:style-name="ce83" table:formula="of:=IF([.A216]=&quot;&quot;; &quot;&quot;; concat(&quot;Chapter &quot;; [.M216]))">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17]=&quot;&quot;;&quot;&quot;;IF([.D217]=&quot;lecture&quot;;&quot;lecture&quot;;&quot;activity&quot;))">
            <text:p/>
          </table:table-cell>
          <table:table-cell table:style-name="ce83" table:formula="of:=IF([.A217]=&quot;&quot;;&quot;&quot;;OFFSET([$Chapters.$D$1];MATCH([.B217];[$Chapters.$D$2:.$D$2502];0);-3;1;1))">
            <text:p/>
          </table:table-cell>
          <table:table-cell table:style-name="ce83" table:formula="of:=IF([.A217]=&quot;&quot;; &quot;&quot;; concat(&quot;Chapter &quot;; [.M217]))">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18]=&quot;&quot;;&quot;&quot;;IF([.D218]=&quot;lecture&quot;;&quot;lecture&quot;;&quot;activity&quot;))">
            <text:p/>
          </table:table-cell>
          <table:table-cell table:style-name="ce83" table:formula="of:=IF([.A218]=&quot;&quot;;&quot;&quot;;OFFSET([$Chapters.$D$1];MATCH([.B218];[$Chapters.$D$2:.$D$2502];0);-3;1;1))">
            <text:p/>
          </table:table-cell>
          <table:table-cell table:style-name="ce83" table:formula="of:=IF([.A218]=&quot;&quot;; &quot;&quot;; concat(&quot;Chapter &quot;; [.M218]))">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19]=&quot;&quot;;&quot;&quot;;IF([.D219]=&quot;lecture&quot;;&quot;lecture&quot;;&quot;activity&quot;))">
            <text:p/>
          </table:table-cell>
          <table:table-cell table:style-name="ce83" table:formula="of:=IF([.A219]=&quot;&quot;;&quot;&quot;;OFFSET([$Chapters.$D$1];MATCH([.B219];[$Chapters.$D$2:.$D$2502];0);-3;1;1))">
            <text:p/>
          </table:table-cell>
          <table:table-cell table:style-name="ce83" table:formula="of:=IF([.A219]=&quot;&quot;; &quot;&quot;; concat(&quot;Chapter &quot;; [.M219]))">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20]=&quot;&quot;;&quot;&quot;;IF([.D220]=&quot;lecture&quot;;&quot;lecture&quot;;&quot;activity&quot;))">
            <text:p/>
          </table:table-cell>
          <table:table-cell table:style-name="ce83" table:formula="of:=IF([.A220]=&quot;&quot;;&quot;&quot;;OFFSET([$Chapters.$D$1];MATCH([.B220];[$Chapters.$D$2:.$D$2502];0);-3;1;1))">
            <text:p/>
          </table:table-cell>
          <table:table-cell table:style-name="ce83" table:formula="of:=IF([.A220]=&quot;&quot;; &quot;&quot;; concat(&quot;Chapter &quot;; [.M220]))">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21]=&quot;&quot;;&quot;&quot;;IF([.D221]=&quot;lecture&quot;;&quot;lecture&quot;;&quot;activity&quot;))">
            <text:p/>
          </table:table-cell>
          <table:table-cell table:style-name="ce83" table:formula="of:=IF([.A221]=&quot;&quot;;&quot;&quot;;OFFSET([$Chapters.$D$1];MATCH([.B221];[$Chapters.$D$2:.$D$2502];0);-3;1;1))">
            <text:p/>
          </table:table-cell>
          <table:table-cell table:style-name="ce83" table:formula="of:=IF([.A221]=&quot;&quot;; &quot;&quot;; concat(&quot;Chapter &quot;; [.M221]))">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22]=&quot;&quot;;&quot;&quot;;IF([.D222]=&quot;lecture&quot;;&quot;lecture&quot;;&quot;activity&quot;))">
            <text:p/>
          </table:table-cell>
          <table:table-cell table:style-name="ce83" table:formula="of:=IF([.A222]=&quot;&quot;;&quot;&quot;;OFFSET([$Chapters.$D$1];MATCH([.B222];[$Chapters.$D$2:.$D$2502];0);-3;1;1))">
            <text:p/>
          </table:table-cell>
          <table:table-cell table:style-name="ce83" table:formula="of:=IF([.A222]=&quot;&quot;; &quot;&quot;; concat(&quot;Chapter &quot;; [.M222]))">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23]=&quot;&quot;;&quot;&quot;;IF([.D223]=&quot;lecture&quot;;&quot;lecture&quot;;&quot;activity&quot;))">
            <text:p/>
          </table:table-cell>
          <table:table-cell table:style-name="ce83" table:formula="of:=IF([.A223]=&quot;&quot;;&quot;&quot;;OFFSET([$Chapters.$D$1];MATCH([.B223];[$Chapters.$D$2:.$D$2502];0);-3;1;1))">
            <text:p/>
          </table:table-cell>
          <table:table-cell table:style-name="ce83" table:formula="of:=IF([.A223]=&quot;&quot;; &quot;&quot;; concat(&quot;Chapter &quot;; [.M223]))">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24]=&quot;&quot;;&quot;&quot;;IF([.D224]=&quot;lecture&quot;;&quot;lecture&quot;;&quot;activity&quot;))">
            <text:p/>
          </table:table-cell>
          <table:table-cell table:style-name="ce83" table:formula="of:=IF([.A224]=&quot;&quot;;&quot;&quot;;OFFSET([$Chapters.$D$1];MATCH([.B224];[$Chapters.$D$2:.$D$2502];0);-3;1;1))">
            <text:p/>
          </table:table-cell>
          <table:table-cell table:style-name="ce83" table:formula="of:=IF([.A224]=&quot;&quot;; &quot;&quot;; concat(&quot;Chapter &quot;; [.M224]))">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25]=&quot;&quot;;&quot;&quot;;IF([.D225]=&quot;lecture&quot;;&quot;lecture&quot;;&quot;activity&quot;))">
            <text:p/>
          </table:table-cell>
          <table:table-cell table:style-name="ce83" table:formula="of:=IF([.A225]=&quot;&quot;;&quot;&quot;;OFFSET([$Chapters.$D$1];MATCH([.B225];[$Chapters.$D$2:.$D$2502];0);-3;1;1))">
            <text:p/>
          </table:table-cell>
          <table:table-cell table:style-name="ce83" table:formula="of:=IF([.A225]=&quot;&quot;; &quot;&quot;; concat(&quot;Chapter &quot;; [.M225]))">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26]=&quot;&quot;;&quot;&quot;;IF([.D226]=&quot;lecture&quot;;&quot;lecture&quot;;&quot;activity&quot;))">
            <text:p/>
          </table:table-cell>
          <table:table-cell table:style-name="ce83" table:formula="of:=IF([.A226]=&quot;&quot;;&quot;&quot;;OFFSET([$Chapters.$D$1];MATCH([.B226];[$Chapters.$D$2:.$D$2502];0);-3;1;1))">
            <text:p/>
          </table:table-cell>
          <table:table-cell table:style-name="ce83" table:formula="of:=IF([.A226]=&quot;&quot;; &quot;&quot;; concat(&quot;Chapter &quot;; [.M226]))">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27]=&quot;&quot;;&quot;&quot;;IF([.D227]=&quot;lecture&quot;;&quot;lecture&quot;;&quot;activity&quot;))">
            <text:p/>
          </table:table-cell>
          <table:table-cell table:style-name="ce83" table:formula="of:=IF([.A227]=&quot;&quot;;&quot;&quot;;OFFSET([$Chapters.$D$1];MATCH([.B227];[$Chapters.$D$2:.$D$2502];0);-3;1;1))">
            <text:p/>
          </table:table-cell>
          <table:table-cell table:style-name="ce83" table:formula="of:=IF([.A227]=&quot;&quot;; &quot;&quot;; concat(&quot;Chapter &quot;; [.M227]))">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28]=&quot;&quot;;&quot;&quot;;IF([.D228]=&quot;lecture&quot;;&quot;lecture&quot;;&quot;activity&quot;))">
            <text:p/>
          </table:table-cell>
          <table:table-cell table:style-name="ce83" table:formula="of:=IF([.A228]=&quot;&quot;;&quot;&quot;;OFFSET([$Chapters.$D$1];MATCH([.B228];[$Chapters.$D$2:.$D$2502];0);-3;1;1))">
            <text:p/>
          </table:table-cell>
          <table:table-cell table:style-name="ce83" table:formula="of:=IF([.A228]=&quot;&quot;; &quot;&quot;; concat(&quot;Chapter &quot;; [.M228]))">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29]=&quot;&quot;;&quot;&quot;;IF([.D229]=&quot;lecture&quot;;&quot;lecture&quot;;&quot;activity&quot;))">
            <text:p/>
          </table:table-cell>
          <table:table-cell table:style-name="ce83" table:formula="of:=IF([.A229]=&quot;&quot;;&quot;&quot;;OFFSET([$Chapters.$D$1];MATCH([.B229];[$Chapters.$D$2:.$D$2502];0);-3;1;1))">
            <text:p/>
          </table:table-cell>
          <table:table-cell table:style-name="ce83" table:formula="of:=IF([.A229]=&quot;&quot;; &quot;&quot;; concat(&quot;Chapter &quot;; [.M229]))">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30]=&quot;&quot;;&quot;&quot;;IF([.D230]=&quot;lecture&quot;;&quot;lecture&quot;;&quot;activity&quot;))">
            <text:p/>
          </table:table-cell>
          <table:table-cell table:style-name="ce83" table:formula="of:=IF([.A230]=&quot;&quot;;&quot;&quot;;OFFSET([$Chapters.$D$1];MATCH([.B230];[$Chapters.$D$2:.$D$2502];0);-3;1;1))">
            <text:p/>
          </table:table-cell>
          <table:table-cell table:style-name="ce83" table:formula="of:=IF([.A230]=&quot;&quot;; &quot;&quot;; concat(&quot;Chapter &quot;; [.M230]))">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31]=&quot;&quot;;&quot;&quot;;IF([.D231]=&quot;lecture&quot;;&quot;lecture&quot;;&quot;activity&quot;))">
            <text:p/>
          </table:table-cell>
          <table:table-cell table:style-name="ce83" table:formula="of:=IF([.A231]=&quot;&quot;;&quot;&quot;;OFFSET([$Chapters.$D$1];MATCH([.B231];[$Chapters.$D$2:.$D$2502];0);-3;1;1))">
            <text:p/>
          </table:table-cell>
          <table:table-cell table:style-name="ce83" table:formula="of:=IF([.A231]=&quot;&quot;; &quot;&quot;; concat(&quot;Chapter &quot;; [.M231]))">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32]=&quot;&quot;;&quot;&quot;;IF([.D232]=&quot;lecture&quot;;&quot;lecture&quot;;&quot;activity&quot;))">
            <text:p/>
          </table:table-cell>
          <table:table-cell table:style-name="ce83" table:formula="of:=IF([.A232]=&quot;&quot;;&quot;&quot;;OFFSET([$Chapters.$D$1];MATCH([.B232];[$Chapters.$D$2:.$D$2502];0);-3;1;1))">
            <text:p/>
          </table:table-cell>
          <table:table-cell table:style-name="ce83" table:formula="of:=IF([.A232]=&quot;&quot;; &quot;&quot;; concat(&quot;Chapter &quot;; [.M232]))">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33]=&quot;&quot;;&quot;&quot;;IF([.D233]=&quot;lecture&quot;;&quot;lecture&quot;;&quot;activity&quot;))">
            <text:p/>
          </table:table-cell>
          <table:table-cell table:style-name="ce83" table:formula="of:=IF([.A233]=&quot;&quot;;&quot;&quot;;OFFSET([$Chapters.$D$1];MATCH([.B233];[$Chapters.$D$2:.$D$2502];0);-3;1;1))">
            <text:p/>
          </table:table-cell>
          <table:table-cell table:style-name="ce83" table:formula="of:=IF([.A233]=&quot;&quot;; &quot;&quot;; concat(&quot;Chapter &quot;; [.M233]))">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34]=&quot;&quot;;&quot;&quot;;IF([.D234]=&quot;lecture&quot;;&quot;lecture&quot;;&quot;activity&quot;))">
            <text:p/>
          </table:table-cell>
          <table:table-cell table:style-name="ce83" table:formula="of:=IF([.A234]=&quot;&quot;;&quot;&quot;;OFFSET([$Chapters.$D$1];MATCH([.B234];[$Chapters.$D$2:.$D$2502];0);-3;1;1))">
            <text:p/>
          </table:table-cell>
          <table:table-cell table:style-name="ce83" table:formula="of:=IF([.A234]=&quot;&quot;; &quot;&quot;; concat(&quot;Chapter &quot;; [.M234]))">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35]=&quot;&quot;;&quot;&quot;;IF([.D235]=&quot;lecture&quot;;&quot;lecture&quot;;&quot;activity&quot;))">
            <text:p/>
          </table:table-cell>
          <table:table-cell table:style-name="ce83" table:formula="of:=IF([.A235]=&quot;&quot;;&quot;&quot;;OFFSET([$Chapters.$D$1];MATCH([.B235];[$Chapters.$D$2:.$D$2502];0);-3;1;1))">
            <text:p/>
          </table:table-cell>
          <table:table-cell table:style-name="ce83" table:formula="of:=IF([.A235]=&quot;&quot;; &quot;&quot;; concat(&quot;Chapter &quot;; [.M235]))">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36]=&quot;&quot;;&quot;&quot;;IF([.D236]=&quot;lecture&quot;;&quot;lecture&quot;;&quot;activity&quot;))">
            <text:p/>
          </table:table-cell>
          <table:table-cell table:style-name="ce83" table:formula="of:=IF([.A236]=&quot;&quot;;&quot;&quot;;OFFSET([$Chapters.$D$1];MATCH([.B236];[$Chapters.$D$2:.$D$2502];0);-3;1;1))">
            <text:p/>
          </table:table-cell>
          <table:table-cell table:style-name="ce83" table:formula="of:=IF([.A236]=&quot;&quot;; &quot;&quot;; concat(&quot;Chapter &quot;; [.M236]))">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37]=&quot;&quot;;&quot;&quot;;IF([.D237]=&quot;lecture&quot;;&quot;lecture&quot;;&quot;activity&quot;))">
            <text:p/>
          </table:table-cell>
          <table:table-cell table:style-name="ce83" table:formula="of:=IF([.A237]=&quot;&quot;;&quot;&quot;;OFFSET([$Chapters.$D$1];MATCH([.B237];[$Chapters.$D$2:.$D$2502];0);-3;1;1))">
            <text:p/>
          </table:table-cell>
          <table:table-cell table:style-name="ce83" table:formula="of:=IF([.A237]=&quot;&quot;; &quot;&quot;; concat(&quot;Chapter &quot;; [.M237]))">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38]=&quot;&quot;;&quot;&quot;;IF([.D238]=&quot;lecture&quot;;&quot;lecture&quot;;&quot;activity&quot;))">
            <text:p/>
          </table:table-cell>
          <table:table-cell table:style-name="ce83" table:formula="of:=IF([.A238]=&quot;&quot;;&quot;&quot;;OFFSET([$Chapters.$D$1];MATCH([.B238];[$Chapters.$D$2:.$D$2502];0);-3;1;1))">
            <text:p/>
          </table:table-cell>
          <table:table-cell table:style-name="ce83" table:formula="of:=IF([.A238]=&quot;&quot;; &quot;&quot;; concat(&quot;Chapter &quot;; [.M238]))">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39]=&quot;&quot;;&quot;&quot;;IF([.D239]=&quot;lecture&quot;;&quot;lecture&quot;;&quot;activity&quot;))">
            <text:p/>
          </table:table-cell>
          <table:table-cell table:style-name="ce83" table:formula="of:=IF([.A239]=&quot;&quot;;&quot;&quot;;OFFSET([$Chapters.$D$1];MATCH([.B239];[$Chapters.$D$2:.$D$2502];0);-3;1;1))">
            <text:p/>
          </table:table-cell>
          <table:table-cell table:style-name="ce83" table:formula="of:=IF([.A239]=&quot;&quot;; &quot;&quot;; concat(&quot;Chapter &quot;; [.M239]))">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40]=&quot;&quot;;&quot;&quot;;IF([.D240]=&quot;lecture&quot;;&quot;lecture&quot;;&quot;activity&quot;))">
            <text:p/>
          </table:table-cell>
          <table:table-cell table:style-name="ce83" table:formula="of:=IF([.A240]=&quot;&quot;;&quot;&quot;;OFFSET([$Chapters.$D$1];MATCH([.B240];[$Chapters.$D$2:.$D$2502];0);-3;1;1))">
            <text:p/>
          </table:table-cell>
          <table:table-cell table:style-name="ce83" table:formula="of:=IF([.A240]=&quot;&quot;; &quot;&quot;; concat(&quot;Chapter &quot;; [.M240]))">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41]=&quot;&quot;;&quot;&quot;;IF([.D241]=&quot;lecture&quot;;&quot;lecture&quot;;&quot;activity&quot;))">
            <text:p/>
          </table:table-cell>
          <table:table-cell table:style-name="ce83" table:formula="of:=IF([.A241]=&quot;&quot;;&quot;&quot;;OFFSET([$Chapters.$D$1];MATCH([.B241];[$Chapters.$D$2:.$D$2502];0);-3;1;1))">
            <text:p/>
          </table:table-cell>
          <table:table-cell table:style-name="ce83" table:formula="of:=IF([.A241]=&quot;&quot;; &quot;&quot;; concat(&quot;Chapter &quot;; [.M241]))">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42]=&quot;&quot;;&quot;&quot;;IF([.D242]=&quot;lecture&quot;;&quot;lecture&quot;;&quot;activity&quot;))">
            <text:p/>
          </table:table-cell>
          <table:table-cell table:style-name="ce83" table:formula="of:=IF([.A242]=&quot;&quot;;&quot;&quot;;OFFSET([$Chapters.$D$1];MATCH([.B242];[$Chapters.$D$2:.$D$2502];0);-3;1;1))">
            <text:p/>
          </table:table-cell>
          <table:table-cell table:style-name="ce83" table:formula="of:=IF([.A242]=&quot;&quot;; &quot;&quot;; concat(&quot;Chapter &quot;; [.M242]))">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43]=&quot;&quot;;&quot;&quot;;IF([.D243]=&quot;lecture&quot;;&quot;lecture&quot;;&quot;activity&quot;))">
            <text:p/>
          </table:table-cell>
          <table:table-cell table:style-name="ce83" table:formula="of:=IF([.A243]=&quot;&quot;;&quot;&quot;;OFFSET([$Chapters.$D$1];MATCH([.B243];[$Chapters.$D$2:.$D$2502];0);-3;1;1))">
            <text:p/>
          </table:table-cell>
          <table:table-cell table:style-name="ce83" table:formula="of:=IF([.A243]=&quot;&quot;; &quot;&quot;; concat(&quot;Chapter &quot;; [.M243]))">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44]=&quot;&quot;;&quot;&quot;;IF([.D244]=&quot;lecture&quot;;&quot;lecture&quot;;&quot;activity&quot;))">
            <text:p/>
          </table:table-cell>
          <table:table-cell table:style-name="ce83" table:formula="of:=IF([.A244]=&quot;&quot;;&quot;&quot;;OFFSET([$Chapters.$D$1];MATCH([.B244];[$Chapters.$D$2:.$D$2502];0);-3;1;1))">
            <text:p/>
          </table:table-cell>
          <table:table-cell table:style-name="ce83" table:formula="of:=IF([.A244]=&quot;&quot;; &quot;&quot;; concat(&quot;Chapter &quot;; [.M244]))">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45]=&quot;&quot;;&quot;&quot;;IF([.D245]=&quot;lecture&quot;;&quot;lecture&quot;;&quot;activity&quot;))">
            <text:p/>
          </table:table-cell>
          <table:table-cell table:style-name="ce83" table:formula="of:=IF([.A245]=&quot;&quot;;&quot;&quot;;OFFSET([$Chapters.$D$1];MATCH([.B245];[$Chapters.$D$2:.$D$2502];0);-3;1;1))">
            <text:p/>
          </table:table-cell>
          <table:table-cell table:style-name="ce83" table:formula="of:=IF([.A245]=&quot;&quot;; &quot;&quot;; concat(&quot;Chapter &quot;; [.M245]))">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46]=&quot;&quot;;&quot;&quot;;IF([.D246]=&quot;lecture&quot;;&quot;lecture&quot;;&quot;activity&quot;))">
            <text:p/>
          </table:table-cell>
          <table:table-cell table:style-name="ce83" table:formula="of:=IF([.A246]=&quot;&quot;;&quot;&quot;;OFFSET([$Chapters.$D$1];MATCH([.B246];[$Chapters.$D$2:.$D$2502];0);-3;1;1))">
            <text:p/>
          </table:table-cell>
          <table:table-cell table:style-name="ce83" table:formula="of:=IF([.A246]=&quot;&quot;; &quot;&quot;; concat(&quot;Chapter &quot;; [.M246]))">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47]=&quot;&quot;;&quot;&quot;;IF([.D247]=&quot;lecture&quot;;&quot;lecture&quot;;&quot;activity&quot;))">
            <text:p/>
          </table:table-cell>
          <table:table-cell table:style-name="ce83" table:formula="of:=IF([.A247]=&quot;&quot;;&quot;&quot;;OFFSET([$Chapters.$D$1];MATCH([.B247];[$Chapters.$D$2:.$D$2502];0);-3;1;1))">
            <text:p/>
          </table:table-cell>
          <table:table-cell table:style-name="ce83" table:formula="of:=IF([.A247]=&quot;&quot;; &quot;&quot;; concat(&quot;Chapter &quot;; [.M247]))">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48]=&quot;&quot;;&quot;&quot;;IF([.D248]=&quot;lecture&quot;;&quot;lecture&quot;;&quot;activity&quot;))">
            <text:p/>
          </table:table-cell>
          <table:table-cell table:style-name="ce83" table:formula="of:=IF([.A248]=&quot;&quot;;&quot;&quot;;OFFSET([$Chapters.$D$1];MATCH([.B248];[$Chapters.$D$2:.$D$2502];0);-3;1;1))">
            <text:p/>
          </table:table-cell>
          <table:table-cell table:style-name="ce83" table:formula="of:=IF([.A248]=&quot;&quot;; &quot;&quot;; concat(&quot;Chapter &quot;; [.M248]))">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49]=&quot;&quot;;&quot;&quot;;IF([.D249]=&quot;lecture&quot;;&quot;lecture&quot;;&quot;activity&quot;))">
            <text:p/>
          </table:table-cell>
          <table:table-cell table:style-name="ce83" table:formula="of:=IF([.A249]=&quot;&quot;;&quot;&quot;;OFFSET([$Chapters.$D$1];MATCH([.B249];[$Chapters.$D$2:.$D$2502];0);-3;1;1))">
            <text:p/>
          </table:table-cell>
          <table:table-cell table:style-name="ce83" table:formula="of:=IF([.A249]=&quot;&quot;; &quot;&quot;; concat(&quot;Chapter &quot;; [.M249]))">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50]=&quot;&quot;;&quot;&quot;;IF([.D250]=&quot;lecture&quot;;&quot;lecture&quot;;&quot;activity&quot;))">
            <text:p/>
          </table:table-cell>
          <table:table-cell table:style-name="ce83" table:formula="of:=IF([.A250]=&quot;&quot;;&quot;&quot;;OFFSET([$Chapters.$D$1];MATCH([.B250];[$Chapters.$D$2:.$D$2502];0);-3;1;1))">
            <text:p/>
          </table:table-cell>
          <table:table-cell table:style-name="ce83" table:formula="of:=IF([.A250]=&quot;&quot;; &quot;&quot;; concat(&quot;Chapter &quot;; [.M250]))">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51]=&quot;&quot;;&quot;&quot;;IF([.D251]=&quot;lecture&quot;;&quot;lecture&quot;;&quot;activity&quot;))">
            <text:p/>
          </table:table-cell>
          <table:table-cell table:style-name="ce83" table:formula="of:=IF([.A251]=&quot;&quot;;&quot;&quot;;OFFSET([$Chapters.$D$1];MATCH([.B251];[$Chapters.$D$2:.$D$2502];0);-3;1;1))">
            <text:p/>
          </table:table-cell>
          <table:table-cell table:style-name="ce83" table:formula="of:=IF([.A251]=&quot;&quot;; &quot;&quot;; concat(&quot;Chapter &quot;; [.M251]))">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52]=&quot;&quot;;&quot;&quot;;IF([.D252]=&quot;lecture&quot;;&quot;lecture&quot;;&quot;activity&quot;))">
            <text:p/>
          </table:table-cell>
          <table:table-cell table:style-name="ce83" table:formula="of:=IF([.A252]=&quot;&quot;;&quot;&quot;;OFFSET([$Chapters.$D$1];MATCH([.B252];[$Chapters.$D$2:.$D$2502];0);-3;1;1))">
            <text:p/>
          </table:table-cell>
          <table:table-cell table:style-name="ce83" table:formula="of:=IF([.A252]=&quot;&quot;; &quot;&quot;; concat(&quot;Chapter &quot;; [.M252]))">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53]=&quot;&quot;;&quot;&quot;;IF([.D253]=&quot;lecture&quot;;&quot;lecture&quot;;&quot;activity&quot;))">
            <text:p/>
          </table:table-cell>
          <table:table-cell table:style-name="ce83" table:formula="of:=IF([.A253]=&quot;&quot;;&quot;&quot;;OFFSET([$Chapters.$D$1];MATCH([.B253];[$Chapters.$D$2:.$D$2502];0);-3;1;1))">
            <text:p/>
          </table:table-cell>
          <table:table-cell table:style-name="ce83" table:formula="of:=IF([.A253]=&quot;&quot;; &quot;&quot;; concat(&quot;Chapter &quot;; [.M253]))">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54]=&quot;&quot;;&quot;&quot;;IF([.D254]=&quot;lecture&quot;;&quot;lecture&quot;;&quot;activity&quot;))">
            <text:p/>
          </table:table-cell>
          <table:table-cell table:style-name="ce83" table:formula="of:=IF([.A254]=&quot;&quot;;&quot;&quot;;OFFSET([$Chapters.$D$1];MATCH([.B254];[$Chapters.$D$2:.$D$2502];0);-3;1;1))">
            <text:p/>
          </table:table-cell>
          <table:table-cell table:style-name="ce83" table:formula="of:=IF([.A254]=&quot;&quot;; &quot;&quot;; concat(&quot;Chapter &quot;; [.M254]))">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55]=&quot;&quot;;&quot;&quot;;IF([.D255]=&quot;lecture&quot;;&quot;lecture&quot;;&quot;activity&quot;))">
            <text:p/>
          </table:table-cell>
          <table:table-cell table:style-name="ce83" table:formula="of:=IF([.A255]=&quot;&quot;;&quot;&quot;;OFFSET([$Chapters.$D$1];MATCH([.B255];[$Chapters.$D$2:.$D$2502];0);-3;1;1))">
            <text:p/>
          </table:table-cell>
          <table:table-cell table:style-name="ce83" table:formula="of:=IF([.A255]=&quot;&quot;; &quot;&quot;; concat(&quot;Chapter &quot;; [.M255]))">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56]=&quot;&quot;;&quot;&quot;;IF([.D256]=&quot;lecture&quot;;&quot;lecture&quot;;&quot;activity&quot;))">
            <text:p/>
          </table:table-cell>
          <table:table-cell table:style-name="ce83" table:formula="of:=IF([.A256]=&quot;&quot;;&quot;&quot;;OFFSET([$Chapters.$D$1];MATCH([.B256];[$Chapters.$D$2:.$D$2502];0);-3;1;1))">
            <text:p/>
          </table:table-cell>
          <table:table-cell table:style-name="ce83" table:formula="of:=IF([.A256]=&quot;&quot;; &quot;&quot;; concat(&quot;Chapter &quot;; [.M256]))">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57]=&quot;&quot;;&quot;&quot;;IF([.D257]=&quot;lecture&quot;;&quot;lecture&quot;;&quot;activity&quot;))">
            <text:p/>
          </table:table-cell>
          <table:table-cell table:style-name="ce83" table:formula="of:=IF([.A257]=&quot;&quot;;&quot;&quot;;OFFSET([$Chapters.$D$1];MATCH([.B257];[$Chapters.$D$2:.$D$2502];0);-3;1;1))">
            <text:p/>
          </table:table-cell>
          <table:table-cell table:style-name="ce83" table:formula="of:=IF([.A257]=&quot;&quot;; &quot;&quot;; concat(&quot;Chapter &quot;; [.M257]))">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58]=&quot;&quot;;&quot;&quot;;IF([.D258]=&quot;lecture&quot;;&quot;lecture&quot;;&quot;activity&quot;))">
            <text:p/>
          </table:table-cell>
          <table:table-cell table:style-name="ce83" table:formula="of:=IF([.A258]=&quot;&quot;;&quot;&quot;;OFFSET([$Chapters.$D$1];MATCH([.B258];[$Chapters.$D$2:.$D$2502];0);-1;1;1))">
            <text:p/>
          </table:table-cell>
          <table:table-cell table:style-name="ce83" table:formula="of:=IF([.A258]=&quot;&quot;; &quot;&quot;; concat(&quot;Chapter &quot;; [.M258]))">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2"/>
          <table:table-cell table:style-name="ce83" table:formula="of:=IF([.D259]=&quot;&quot;;&quot;&quot;;IF([.D259]=&quot;lecture&quot;;&quot;lecture&quot;;&quot;activity&quot;))">
            <text:p/>
          </table:table-cell>
          <table:table-cell table:style-name="ce83" table:formula="of:=IF([.A259]=&quot;&quot;;&quot;&quot;;OFFSET([$Chapters.$D$1];MATCH([.B259];[$Chapters.$D$2:.$D$2502];0);-1;1;1))">
            <text:p/>
          </table:table-cell>
          <table:table-cell table:style-name="ce83" table:formula="of:=IF([.A259]=&quot;&quot;; &quot;&quot;; concat(&quot;Chapter &quot;; [.M259]))">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60]=&quot;&quot;;&quot;&quot;;OFFSET([$Chapters.$D$1];MATCH([.B260];[$Chapters.$D$2:.$D$2502];0);-1;1;1))">
            <text:p/>
          </table:table-cell>
          <table:table-cell table:style-name="ce83" table:formula="of:=IF([.A260]=&quot;&quot;; &quot;&quot;; concat(&quot;Chapter &quot;; [.M260]))">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61]=&quot;&quot;;&quot;&quot;;OFFSET([$Chapters.$D$1];MATCH([.B261];[$Chapters.$D$2:.$D$2502];0);-1;1;1))">
            <text:p/>
          </table:table-cell>
          <table:table-cell table:style-name="ce83" table:formula="of:=IF([.A261]=&quot;&quot;; &quot;&quot;; concat(&quot;Chapter &quot;; [.M261]))">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62]=&quot;&quot;;&quot;&quot;;OFFSET([$Chapters.$D$1];MATCH([.B262];[$Chapters.$D$2:.$D$2502];0);-1;1;1))">
            <text:p/>
          </table:table-cell>
          <table:table-cell table:style-name="ce83" table:formula="of:=IF([.A262]=&quot;&quot;; &quot;&quot;; concat(&quot;Chapter &quot;; [.M262]))">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63]=&quot;&quot;;&quot;&quot;;OFFSET([$Chapters.$D$1];MATCH([.B263];[$Chapters.$D$2:.$D$2502];0);-1;1;1))">
            <text:p/>
          </table:table-cell>
          <table:table-cell table:style-name="ce83" table:formula="of:=IF([.A263]=&quot;&quot;; &quot;&quot;; concat(&quot;Chapter &quot;; [.M263]))">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64]=&quot;&quot;;&quot;&quot;;OFFSET([$Chapters.$D$1];MATCH([.B264];[$Chapters.$D$2:.$D$2502];0);-1;1;1))">
            <text:p/>
          </table:table-cell>
          <table:table-cell table:style-name="ce83" table:formula="of:=IF([.A264]=&quot;&quot;; &quot;&quot;; concat(&quot;Chapter &quot;; [.M264]))">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65]=&quot;&quot;;&quot;&quot;;OFFSET([$Chapters.$D$1];MATCH([.B265];[$Chapters.$D$2:.$D$2502];0);-1;1;1))">
            <text:p/>
          </table:table-cell>
          <table:table-cell table:style-name="ce83" table:formula="of:=IF([.A265]=&quot;&quot;; &quot;&quot;; concat(&quot;Chapter &quot;; [.M265]))">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66]=&quot;&quot;;&quot;&quot;;OFFSET([$Chapters.$D$1];MATCH([.B266];[$Chapters.$D$2:.$D$2502];0);-1;1;1))">
            <text:p/>
          </table:table-cell>
          <table:table-cell table:style-name="ce83" table:formula="of:=IF([.A266]=&quot;&quot;; &quot;&quot;; concat(&quot;Chapter &quot;; [.M266]))">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67]=&quot;&quot;;&quot;&quot;;OFFSET([$Chapters.$D$1];MATCH([.B267];[$Chapters.$D$2:.$D$2502];0);-1;1;1))">
            <text:p/>
          </table:table-cell>
          <table:table-cell table:style-name="ce83" table:formula="of:=IF([.A267]=&quot;&quot;; &quot;&quot;; concat(&quot;Chapter &quot;; [.M267]))">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68]=&quot;&quot;;&quot;&quot;;OFFSET([$Chapters.$D$1];MATCH([.B268];[$Chapters.$D$2:.$D$2502];0);-1;1;1))">
            <text:p/>
          </table:table-cell>
          <table:table-cell table:style-name="ce83" table:formula="of:=IF([.A268]=&quot;&quot;; &quot;&quot;; concat(&quot;Chapter &quot;; [.M268]))">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69]=&quot;&quot;;&quot;&quot;;OFFSET([$Chapters.$D$1];MATCH([.B269];[$Chapters.$D$2:.$D$2502];0);-1;1;1))">
            <text:p/>
          </table:table-cell>
          <table:table-cell table:style-name="ce83" table:formula="of:=IF([.A269]=&quot;&quot;; &quot;&quot;; concat(&quot;Chapter &quot;; [.M269]))">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70]=&quot;&quot;;&quot;&quot;;OFFSET([$Chapters.$D$1];MATCH([.B270];[$Chapters.$D$2:.$D$2502];0);-1;1;1))">
            <text:p/>
          </table:table-cell>
          <table:table-cell table:style-name="ce83" table:formula="of:=IF([.A270]=&quot;&quot;; &quot;&quot;; concat(&quot;Chapter &quot;; [.M270]))">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71]=&quot;&quot;;&quot;&quot;;OFFSET([$Chapters.$D$1];MATCH([.B271];[$Chapters.$D$2:.$D$2502];0);-1;1;1))">
            <text:p/>
          </table:table-cell>
          <table:table-cell table:style-name="ce83" table:formula="of:=IF([.A271]=&quot;&quot;; &quot;&quot;; concat(&quot;Chapter &quot;; [.M271]))">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72]=&quot;&quot;;&quot;&quot;;OFFSET([$Chapters.$D$1];MATCH([.B272];[$Chapters.$D$2:.$D$2502];0);-1;1;1))">
            <text:p/>
          </table:table-cell>
          <table:table-cell table:style-name="ce83" table:formula="of:=IF([.A272]=&quot;&quot;; &quot;&quot;; concat(&quot;Chapter &quot;; [.M272]))">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73]=&quot;&quot;;&quot;&quot;;OFFSET([$Chapters.$D$1];MATCH([.B273];[$Chapters.$D$2:.$D$2502];0);-1;1;1))">
            <text:p/>
          </table:table-cell>
          <table:table-cell table:style-name="ce83" table:formula="of:=IF([.A273]=&quot;&quot;; &quot;&quot;; concat(&quot;Chapter &quot;; [.M273]))">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74]=&quot;&quot;;&quot;&quot;;OFFSET([$Chapters.$D$1];MATCH([.B274];[$Chapters.$D$2:.$D$2502];0);-1;1;1))">
            <text:p/>
          </table:table-cell>
          <table:table-cell table:style-name="ce83" table:formula="of:=IF([.A274]=&quot;&quot;; &quot;&quot;; concat(&quot;Chapter &quot;; [.M274]))">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75]=&quot;&quot;;&quot;&quot;;OFFSET([$Chapters.$D$1];MATCH([.B275];[$Chapters.$D$2:.$D$2502];0);-1;1;1))">
            <text:p/>
          </table:table-cell>
          <table:table-cell table:style-name="ce83" table:formula="of:=IF([.A275]=&quot;&quot;; &quot;&quot;; concat(&quot;Chapter &quot;; [.M275]))">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76]=&quot;&quot;;&quot;&quot;;OFFSET([$Chapters.$D$1];MATCH([.B276];[$Chapters.$D$2:.$D$2502];0);-1;1;1))">
            <text:p/>
          </table:table-cell>
          <table:table-cell table:style-name="ce83" table:formula="of:=IF([.A276]=&quot;&quot;; &quot;&quot;; concat(&quot;Chapter &quot;; [.M276]))">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77]=&quot;&quot;;&quot;&quot;;OFFSET([$Chapters.$D$1];MATCH([.B277];[$Chapters.$D$2:.$D$2502];0);-1;1;1))">
            <text:p/>
          </table:table-cell>
          <table:table-cell table:style-name="ce83" table:formula="of:=IF([.A277]=&quot;&quot;; &quot;&quot;; concat(&quot;Chapter &quot;; [.M277]))">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78]=&quot;&quot;;&quot;&quot;;OFFSET([$Chapters.$D$1];MATCH([.B278];[$Chapters.$D$2:.$D$2502];0);-1;1;1))">
            <text:p/>
          </table:table-cell>
          <table:table-cell table:style-name="ce83" table:formula="of:=IF([.A278]=&quot;&quot;; &quot;&quot;; concat(&quot;Chapter &quot;; [.M278]))">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79]=&quot;&quot;;&quot;&quot;;OFFSET([$Chapters.$D$1];MATCH([.B279];[$Chapters.$D$2:.$D$2502];0);-1;1;1))">
            <text:p/>
          </table:table-cell>
          <table:table-cell table:style-name="ce83" table:formula="of:=IF([.A279]=&quot;&quot;; &quot;&quot;; concat(&quot;Chapter &quot;; [.M279]))">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80]=&quot;&quot;;&quot;&quot;;OFFSET([$Chapters.$D$1];MATCH([.B280];[$Chapters.$D$2:.$D$2502];0);-1;1;1))">
            <text:p/>
          </table:table-cell>
          <table:table-cell table:style-name="ce83" table:formula="of:=IF([.A280]=&quot;&quot;; &quot;&quot;; concat(&quot;Chapter &quot;; [.M280]))">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81]=&quot;&quot;;&quot;&quot;;OFFSET([$Chapters.$D$1];MATCH([.B281];[$Chapters.$D$2:.$D$2502];0);-1;1;1))">
            <text:p/>
          </table:table-cell>
          <table:table-cell table:style-name="ce83" table:formula="of:=IF([.A281]=&quot;&quot;; &quot;&quot;; concat(&quot;Chapter &quot;; [.M281]))">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82]=&quot;&quot;;&quot;&quot;;OFFSET([$Chapters.$D$1];MATCH([.B282];[$Chapters.$D$2:.$D$2502];0);-1;1;1))">
            <text:p/>
          </table:table-cell>
          <table:table-cell table:style-name="ce83" table:formula="of:=IF([.A282]=&quot;&quot;; &quot;&quot;; concat(&quot;Chapter &quot;; [.M282]))">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83]=&quot;&quot;;&quot;&quot;;OFFSET([$Chapters.$D$1];MATCH([.B283];[$Chapters.$D$2:.$D$2502];0);-1;1;1))">
            <text:p/>
          </table:table-cell>
          <table:table-cell table:style-name="ce83" table:formula="of:=IF([.A283]=&quot;&quot;; &quot;&quot;; concat(&quot;Chapter &quot;; [.M283]))">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84]=&quot;&quot;;&quot;&quot;;OFFSET([$Chapters.$D$1];MATCH([.B284];[$Chapters.$D$2:.$D$2502];0);-1;1;1))">
            <text:p/>
          </table:table-cell>
          <table:table-cell table:style-name="ce83" table:formula="of:=IF([.A284]=&quot;&quot;; &quot;&quot;; concat(&quot;Chapter &quot;; [.M284]))">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85]=&quot;&quot;;&quot;&quot;;OFFSET([$Chapters.$D$1];MATCH([.B285];[$Chapters.$D$2:.$D$2502];0);-1;1;1))">
            <text:p/>
          </table:table-cell>
          <table:table-cell table:style-name="ce83" table:formula="of:=IF([.A285]=&quot;&quot;; &quot;&quot;; concat(&quot;Chapter &quot;; [.M285]))">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86]=&quot;&quot;;&quot;&quot;;OFFSET([$Chapters.$D$1];MATCH([.B286];[$Chapters.$D$2:.$D$2502];0);-1;1;1))">
            <text:p/>
          </table:table-cell>
          <table:table-cell table:style-name="ce83" table:formula="of:=IF([.A286]=&quot;&quot;; &quot;&quot;; concat(&quot;Chapter &quot;; [.M286]))">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87]=&quot;&quot;;&quot;&quot;;OFFSET([$Chapters.$D$1];MATCH([.B287];[$Chapters.$D$2:.$D$2502];0);-1;1;1))">
            <text:p/>
          </table:table-cell>
          <table:table-cell table:style-name="ce83" table:formula="of:=IF([.A287]=&quot;&quot;; &quot;&quot;; concat(&quot;Chapter &quot;; [.M287]))">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88]=&quot;&quot;;&quot;&quot;;OFFSET([$Chapters.$D$1];MATCH([.B288];[$Chapters.$D$2:.$D$2502];0);-1;1;1))">
            <text:p/>
          </table:table-cell>
          <table:table-cell table:style-name="ce83" table:formula="of:=IF([.A288]=&quot;&quot;; &quot;&quot;; concat(&quot;Chapter &quot;; [.M288]))">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89]=&quot;&quot;;&quot;&quot;;OFFSET([$Chapters.$D$1];MATCH([.B289];[$Chapters.$D$2:.$D$2502];0);-1;1;1))">
            <text:p/>
          </table:table-cell>
          <table:table-cell table:style-name="ce83" table:formula="of:=IF([.A289]=&quot;&quot;; &quot;&quot;; concat(&quot;Chapter &quot;; [.M289]))">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90]=&quot;&quot;;&quot;&quot;;OFFSET([$Chapters.$D$1];MATCH([.B290];[$Chapters.$D$2:.$D$2502];0);-1;1;1))">
            <text:p/>
          </table:table-cell>
          <table:table-cell table:style-name="ce83" table:formula="of:=IF([.A290]=&quot;&quot;; &quot;&quot;; concat(&quot;Chapter &quot;; [.M290]))">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91]=&quot;&quot;;&quot;&quot;;OFFSET([$Chapters.$D$1];MATCH([.B291];[$Chapters.$D$2:.$D$2502];0);-1;1;1))">
            <text:p/>
          </table:table-cell>
          <table:table-cell table:style-name="ce83" table:formula="of:=IF([.A291]=&quot;&quot;; &quot;&quot;; concat(&quot;Chapter &quot;; [.M291]))">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92]=&quot;&quot;;&quot;&quot;;OFFSET([$Chapters.$D$1];MATCH([.B292];[$Chapters.$D$2:.$D$2502];0);-1;1;1))">
            <text:p/>
          </table:table-cell>
          <table:table-cell table:style-name="ce83" table:formula="of:=IF([.A292]=&quot;&quot;; &quot;&quot;; concat(&quot;Chapter &quot;; [.M292]))">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93]=&quot;&quot;;&quot;&quot;;OFFSET([$Chapters.$D$1];MATCH([.B293];[$Chapters.$D$2:.$D$2502];0);-1;1;1))">
            <text:p/>
          </table:table-cell>
          <table:table-cell table:style-name="ce83" table:formula="of:=IF([.A293]=&quot;&quot;; &quot;&quot;; concat(&quot;Chapter &quot;; [.M293]))">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94]=&quot;&quot;;&quot;&quot;;OFFSET([$Chapters.$D$1];MATCH([.B294];[$Chapters.$D$2:.$D$2502];0);-1;1;1))">
            <text:p/>
          </table:table-cell>
          <table:table-cell table:style-name="ce83" table:formula="of:=IF([.A294]=&quot;&quot;; &quot;&quot;; concat(&quot;Chapter &quot;; [.M294]))">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95]=&quot;&quot;;&quot;&quot;;OFFSET([$Chapters.$D$1];MATCH([.B295];[$Chapters.$D$2:.$D$2502];0);-1;1;1))">
            <text:p/>
          </table:table-cell>
          <table:table-cell table:style-name="ce83" table:formula="of:=IF([.A295]=&quot;&quot;; &quot;&quot;; concat(&quot;Chapter &quot;; [.M295]))">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96]=&quot;&quot;;&quot;&quot;;OFFSET([$Chapters.$D$1];MATCH([.B296];[$Chapters.$D$2:.$D$2502];0);-1;1;1))">
            <text:p/>
          </table:table-cell>
          <table:table-cell table:style-name="ce83" table:formula="of:=IF([.A296]=&quot;&quot;; &quot;&quot;; concat(&quot;Chapter &quot;; [.M296]))">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97]=&quot;&quot;;&quot;&quot;;OFFSET([$Chapters.$D$1];MATCH([.B297];[$Chapters.$D$2:.$D$2502];0);-1;1;1))">
            <text:p/>
          </table:table-cell>
          <table:table-cell table:style-name="ce83" table:formula="of:=IF([.A297]=&quot;&quot;; &quot;&quot;; concat(&quot;Chapter &quot;; [.M297]))">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98]=&quot;&quot;;&quot;&quot;;OFFSET([$Chapters.$D$1];MATCH([.B298];[$Chapters.$D$2:.$D$2502];0);-1;1;1))">
            <text:p/>
          </table:table-cell>
          <table:table-cell table:style-name="ce83" table:formula="of:=IF([.A298]=&quot;&quot;; &quot;&quot;; concat(&quot;Chapter &quot;; [.M298]))">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299]=&quot;&quot;;&quot;&quot;;OFFSET([$Chapters.$D$1];MATCH([.B299];[$Chapters.$D$2:.$D$2502];0);-1;1;1))">
            <text:p/>
          </table:table-cell>
          <table:table-cell table:style-name="ce83" table:formula="of:=IF([.A299]=&quot;&quot;; &quot;&quot;; concat(&quot;Chapter &quot;; [.M299]))">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300]=&quot;&quot;;&quot;&quot;;OFFSET([$Chapters.$D$1];MATCH([.B300];[$Chapters.$D$2:.$D$2502];0);-1;1;1))">
            <text:p/>
          </table:table-cell>
          <table:table-cell table:style-name="ce83" table:formula="of:=IF([.A300]=&quot;&quot;; &quot;&quot;; concat(&quot;Chapter &quot;; [.M300]))">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301]=&quot;&quot;;&quot;&quot;;OFFSET([$Chapters.$D$1];MATCH([.B301];[$Chapters.$D$2:.$D$2502];0);-1;1;1))">
            <text:p/>
          </table:table-cell>
          <table:table-cell table:style-name="ce83" table:formula="of:=IF([.A301]=&quot;&quot;; &quot;&quot;; concat(&quot;Chapter &quot;; [.M301]))">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302]=&quot;&quot;;&quot;&quot;;OFFSET([$Chapters.$D$1];MATCH([.B302];[$Chapters.$D$2:.$D$2502];0);-1;1;1))">
            <text:p/>
          </table:table-cell>
          <table:table-cell table:style-name="ce83" table:formula="of:=IF([.A302]=&quot;&quot;; &quot;&quot;; concat(&quot;Chapter &quot;; [.M302]))">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303]=&quot;&quot;;&quot;&quot;;OFFSET([$Chapters.$D$1];MATCH([.B303];[$Chapters.$D$2:.$D$2502];0);-1;1;1))">
            <text:p/>
          </table:table-cell>
          <table:table-cell table:style-name="ce83" table:formula="of:=IF([.A303]=&quot;&quot;; &quot;&quot;; concat(&quot;Chapter &quot;; [.M303]))">
            <text:p/>
          </table:table-cell>
          <table:table-cell table:style-name="ce44" table:number-columns-repeated="16"/>
          <table:table-cell table:number-columns-repeated="994"/>
        </table:table-row>
        <table:table-row table:style-name="ro1" table:visibility="collapse">
          <table:table-cell table:style-name="ce44"/>
          <table:table-cell table:style-name="ce48" table:content-validation-name="val2"/>
          <table:table-cell table:style-name="ce44"/>
          <table:table-cell table:style-name="ce52" table:content-validation-name="val3"/>
          <table:table-cell table:style-name="ce57" table:content-validation-name="val4"/>
          <table:table-cell table:style-name="ce64" table:content-validation-name="val4"/>
          <table:table-cell table:style-name="ce70"/>
          <table:table-cell table:style-name="ce69" table:number-columns-repeated="2"/>
          <table:table-cell table:style-name="ce44" table:number-columns-repeated="3"/>
          <table:table-cell table:style-name="ce83" table:formula="of:=IF([.A304]=&quot;&quot;;&quot;&quot;;OFFSET([$Chapters.$D$1];MATCH([.B304];[$Chapters.$D$2:.$D$2502];0);-1;1;1))">
            <text:p/>
          </table:table-cell>
          <table:table-cell table:style-name="ce83" table:formula="of:=IF([.A304]=&quot;&quot;; &quot;&quot;; concat(&quot;Chapter &quot;; [.M304]))">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05]=&quot;&quot;;&quot;&quot;;OFFSET([$Chapters.$D$1];MATCH([.B305];[$Chapters.$D$2:.$D$2502];0);-1;1;1))">
            <text:p/>
          </table:table-cell>
          <table:table-cell table:style-name="ce83" table:formula="of:=IF([.A305]=&quot;&quot;; &quot;&quot;; concat(&quot;Chapter &quot;; [.M305]))">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06]=&quot;&quot;;&quot;&quot;;OFFSET([$Chapters.$D$1];MATCH([.B306];[$Chapters.$D$2:.$D$2502];0);-1;1;1))">
            <text:p/>
          </table:table-cell>
          <table:table-cell table:style-name="ce83" table:formula="of:=IF([.A306]=&quot;&quot;; &quot;&quot;; concat(&quot;Chapter &quot;; [.M306]))">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07]=&quot;&quot;;&quot;&quot;;OFFSET([$Chapters.$D$1];MATCH([.B307];[$Chapters.$D$2:.$D$2502];0);-1;1;1))">
            <text:p/>
          </table:table-cell>
          <table:table-cell table:style-name="ce83" table:formula="of:=IF([.A307]=&quot;&quot;; &quot;&quot;; concat(&quot;Chapter &quot;; [.M307]))">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08]=&quot;&quot;;&quot;&quot;;OFFSET([$Chapters.$D$1];MATCH([.B308];[$Chapters.$D$2:.$D$2502];0);-1;1;1))">
            <text:p/>
          </table:table-cell>
          <table:table-cell table:style-name="ce83" table:formula="of:=IF([.A308]=&quot;&quot;; &quot;&quot;; concat(&quot;Chapter &quot;; [.M308]))">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09]=&quot;&quot;;&quot;&quot;;OFFSET([$Chapters.$D$1];MATCH([.B309];[$Chapters.$D$2:.$D$2502];0);-1;1;1))">
            <text:p/>
          </table:table-cell>
          <table:table-cell table:style-name="ce83" table:formula="of:=IF([.A309]=&quot;&quot;; &quot;&quot;; concat(&quot;Chapter &quot;; [.M309]))">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10]=&quot;&quot;;&quot;&quot;;OFFSET([$Chapters.$D$1];MATCH([.B310];[$Chapters.$D$2:.$D$2502];0);-1;1;1))">
            <text:p/>
          </table:table-cell>
          <table:table-cell table:style-name="ce83" table:formula="of:=IF([.A310]=&quot;&quot;; &quot;&quot;; concat(&quot;Chapter &quot;; [.M310]))">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11]=&quot;&quot;;&quot;&quot;;OFFSET([$Chapters.$D$1];MATCH([.B311];[$Chapters.$D$2:.$D$2502];0);-1;1;1))">
            <text:p/>
          </table:table-cell>
          <table:table-cell table:style-name="ce83" table:formula="of:=IF([.A311]=&quot;&quot;; &quot;&quot;; concat(&quot;Chapter &quot;; [.M311]))">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12]=&quot;&quot;;&quot;&quot;;OFFSET([$Chapters.$D$1];MATCH([.B312];[$Chapters.$D$2:.$D$2502];0);-1;1;1))">
            <text:p/>
          </table:table-cell>
          <table:table-cell table:style-name="ce83" table:formula="of:=IF([.A312]=&quot;&quot;; &quot;&quot;; concat(&quot;Chapter &quot;; [.M312]))">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13]=&quot;&quot;;&quot;&quot;;OFFSET([$Chapters.$D$1];MATCH([.B313];[$Chapters.$D$2:.$D$2502];0);-1;1;1))">
            <text:p/>
          </table:table-cell>
          <table:table-cell table:style-name="ce83" table:formula="of:=IF([.A313]=&quot;&quot;; &quot;&quot;; concat(&quot;Chapter &quot;; [.M313]))">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14]=&quot;&quot;;&quot;&quot;;OFFSET([$Chapters.$D$1];MATCH([.B314];[$Chapters.$D$2:.$D$2502];0);-1;1;1))">
            <text:p/>
          </table:table-cell>
          <table:table-cell table:style-name="ce83" table:formula="of:=IF([.A314]=&quot;&quot;; &quot;&quot;; concat(&quot;Chapter &quot;; [.M314]))">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15]=&quot;&quot;;&quot;&quot;;OFFSET([$Chapters.$D$1];MATCH([.B315];[$Chapters.$D$2:.$D$2502];0);-1;1;1))">
            <text:p/>
          </table:table-cell>
          <table:table-cell table:style-name="ce83" table:formula="of:=IF([.A315]=&quot;&quot;; &quot;&quot;; concat(&quot;Chapter &quot;; [.M315]))">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16]=&quot;&quot;;&quot;&quot;;OFFSET([$Chapters.$D$1];MATCH([.B316];[$Chapters.$D$2:.$D$2502];0);-1;1;1))">
            <text:p/>
          </table:table-cell>
          <table:table-cell table:style-name="ce83" table:formula="of:=IF([.A316]=&quot;&quot;; &quot;&quot;; concat(&quot;Chapter &quot;; [.M316]))">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17]=&quot;&quot;;&quot;&quot;;OFFSET([$Chapters.$D$1];MATCH([.B317];[$Chapters.$D$2:.$D$2502];0);-1;1;1))">
            <text:p/>
          </table:table-cell>
          <table:table-cell table:style-name="ce83" table:formula="of:=IF([.A317]=&quot;&quot;; &quot;&quot;; concat(&quot;Chapter &quot;; [.M317]))">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18]=&quot;&quot;;&quot;&quot;;OFFSET([$Chapters.$D$1];MATCH([.B318];[$Chapters.$D$2:.$D$2502];0);-1;1;1))">
            <text:p/>
          </table:table-cell>
          <table:table-cell table:style-name="ce83" table:formula="of:=IF([.A318]=&quot;&quot;; &quot;&quot;; concat(&quot;Chapter &quot;; [.M318]))">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19]=&quot;&quot;;&quot;&quot;;OFFSET([$Chapters.$D$1];MATCH([.B319];[$Chapters.$D$2:.$D$2502];0);-1;1;1))">
            <text:p/>
          </table:table-cell>
          <table:table-cell table:style-name="ce83" table:formula="of:=IF([.A319]=&quot;&quot;; &quot;&quot;; concat(&quot;Chapter &quot;; [.M319]))">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20]=&quot;&quot;;&quot;&quot;;OFFSET([$Chapters.$D$1];MATCH([.B320];[$Chapters.$D$2:.$D$2502];0);-1;1;1))">
            <text:p/>
          </table:table-cell>
          <table:table-cell table:style-name="ce83" table:formula="of:=IF([.A320]=&quot;&quot;; &quot;&quot;; concat(&quot;Chapter &quot;; [.M320]))">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21]=&quot;&quot;;&quot;&quot;;OFFSET([$Chapters.$D$1];MATCH([.B321];[$Chapters.$D$2:.$D$2502];0);-1;1;1))">
            <text:p/>
          </table:table-cell>
          <table:table-cell table:style-name="ce83" table:formula="of:=IF([.A321]=&quot;&quot;; &quot;&quot;; concat(&quot;Chapter &quot;; [.M321]))">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22]=&quot;&quot;;&quot;&quot;;OFFSET([$Chapters.$D$1];MATCH([.B322];[$Chapters.$D$2:.$D$2502];0);-1;1;1))">
            <text:p/>
          </table:table-cell>
          <table:table-cell table:style-name="ce83" table:formula="of:=IF([.A322]=&quot;&quot;; &quot;&quot;; concat(&quot;Chapter &quot;; [.M322]))">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23]=&quot;&quot;;&quot;&quot;;OFFSET([$Chapters.$D$1];MATCH([.B323];[$Chapters.$D$2:.$D$2502];0);-1;1;1))">
            <text:p/>
          </table:table-cell>
          <table:table-cell table:style-name="ce83" table:formula="of:=IF([.A323]=&quot;&quot;; &quot;&quot;; concat(&quot;Chapter &quot;; [.M323]))">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24]=&quot;&quot;;&quot;&quot;;OFFSET([$Chapters.$D$1];MATCH([.B324];[$Chapters.$D$2:.$D$2502];0);-1;1;1))">
            <text:p/>
          </table:table-cell>
          <table:table-cell table:style-name="ce83" table:formula="of:=IF([.A324]=&quot;&quot;; &quot;&quot;; concat(&quot;Chapter &quot;; [.M324]))">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25]=&quot;&quot;;&quot;&quot;;OFFSET([$Chapters.$D$1];MATCH([.B325];[$Chapters.$D$2:.$D$2502];0);-1;1;1))">
            <text:p/>
          </table:table-cell>
          <table:table-cell table:style-name="ce83" table:formula="of:=IF([.A325]=&quot;&quot;; &quot;&quot;; concat(&quot;Chapter &quot;; [.M325]))">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26]=&quot;&quot;;&quot;&quot;;OFFSET([$Chapters.$D$1];MATCH([.B326];[$Chapters.$D$2:.$D$2502];0);-1;1;1))">
            <text:p/>
          </table:table-cell>
          <table:table-cell table:style-name="ce83" table:formula="of:=IF([.A326]=&quot;&quot;; &quot;&quot;; concat(&quot;Chapter &quot;; [.M326]))">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27]=&quot;&quot;;&quot;&quot;;OFFSET([$Chapters.$D$1];MATCH([.B327];[$Chapters.$D$2:.$D$2502];0);-1;1;1))">
            <text:p/>
          </table:table-cell>
          <table:table-cell table:style-name="ce83" table:formula="of:=IF([.A327]=&quot;&quot;; &quot;&quot;; concat(&quot;Chapter &quot;; [.M327]))">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28]=&quot;&quot;;&quot;&quot;;OFFSET([$Chapters.$D$1];MATCH([.B328];[$Chapters.$D$2:.$D$2502];0);-1;1;1))">
            <text:p/>
          </table:table-cell>
          <table:table-cell table:style-name="ce83" table:formula="of:=IF([.A328]=&quot;&quot;; &quot;&quot;; concat(&quot;Chapter &quot;; [.M328]))">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29]=&quot;&quot;;&quot;&quot;;OFFSET([$Chapters.$D$1];MATCH([.B329];[$Chapters.$D$2:.$D$2502];0);-1;1;1))">
            <text:p/>
          </table:table-cell>
          <table:table-cell table:style-name="ce83" table:formula="of:=IF([.A329]=&quot;&quot;; &quot;&quot;; concat(&quot;Chapter &quot;; [.M329]))">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30]=&quot;&quot;;&quot;&quot;;OFFSET([$Chapters.$D$1];MATCH([.B330];[$Chapters.$D$2:.$D$2502];0);-1;1;1))">
            <text:p/>
          </table:table-cell>
          <table:table-cell table:style-name="ce83" table:formula="of:=IF([.A330]=&quot;&quot;; &quot;&quot;; concat(&quot;Chapter &quot;; [.M330]))">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31]=&quot;&quot;;&quot;&quot;;OFFSET([$Chapters.$D$1];MATCH([.B331];[$Chapters.$D$2:.$D$2502];0);-1;1;1))">
            <text:p/>
          </table:table-cell>
          <table:table-cell table:style-name="ce83" table:formula="of:=IF([.A331]=&quot;&quot;; &quot;&quot;; concat(&quot;Chapter &quot;; [.M331]))">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32]=&quot;&quot;;&quot;&quot;;OFFSET([$Chapters.$D$1];MATCH([.B332];[$Chapters.$D$2:.$D$2502];0);-1;1;1))">
            <text:p/>
          </table:table-cell>
          <table:table-cell table:style-name="ce83" table:formula="of:=IF([.A332]=&quot;&quot;; &quot;&quot;; concat(&quot;Chapter &quot;; [.M332]))">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33]=&quot;&quot;;&quot;&quot;;OFFSET([$Chapters.$D$1];MATCH([.B333];[$Chapters.$D$2:.$D$2502];0);-1;1;1))">
            <text:p/>
          </table:table-cell>
          <table:table-cell table:style-name="ce83" table:formula="of:=IF([.A333]=&quot;&quot;; &quot;&quot;; concat(&quot;Chapter &quot;; [.M333]))">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34]=&quot;&quot;;&quot;&quot;;OFFSET([$Chapters.$D$1];MATCH([.B334];[$Chapters.$D$2:.$D$2502];0);-1;1;1))">
            <text:p/>
          </table:table-cell>
          <table:table-cell table:style-name="ce83" table:formula="of:=IF([.A334]=&quot;&quot;; &quot;&quot;; concat(&quot;Chapter &quot;; [.M334]))">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35]=&quot;&quot;;&quot;&quot;;OFFSET([$Chapters.$D$1];MATCH([.B335];[$Chapters.$D$2:.$D$2502];0);-1;1;1))">
            <text:p/>
          </table:table-cell>
          <table:table-cell table:style-name="ce83" table:formula="of:=IF([.A335]=&quot;&quot;; &quot;&quot;; concat(&quot;Chapter &quot;; [.M335]))">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36]=&quot;&quot;;&quot;&quot;;OFFSET([$Chapters.$D$1];MATCH([.B336];[$Chapters.$D$2:.$D$2502];0);-1;1;1))">
            <text:p/>
          </table:table-cell>
          <table:table-cell table:style-name="ce83" table:formula="of:=IF([.A336]=&quot;&quot;; &quot;&quot;; concat(&quot;Chapter &quot;; [.M336]))">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37]=&quot;&quot;;&quot;&quot;;OFFSET([$Chapters.$D$1];MATCH([.B337];[$Chapters.$D$2:.$D$2502];0);-1;1;1))">
            <text:p/>
          </table:table-cell>
          <table:table-cell table:style-name="ce83" table:formula="of:=IF([.A337]=&quot;&quot;; &quot;&quot;; concat(&quot;Chapter &quot;; [.M337]))">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38]=&quot;&quot;;&quot;&quot;;OFFSET([$Chapters.$D$1];MATCH([.B338];[$Chapters.$D$2:.$D$2502];0);-1;1;1))">
            <text:p/>
          </table:table-cell>
          <table:table-cell table:style-name="ce83" table:formula="of:=IF([.A338]=&quot;&quot;; &quot;&quot;; concat(&quot;Chapter &quot;; [.M338]))">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39]=&quot;&quot;;&quot;&quot;;OFFSET([$Chapters.$D$1];MATCH([.B339];[$Chapters.$D$2:.$D$2502];0);-1;1;1))">
            <text:p/>
          </table:table-cell>
          <table:table-cell table:style-name="ce83" table:formula="of:=IF([.A339]=&quot;&quot;; &quot;&quot;; concat(&quot;Chapter &quot;; [.M339]))">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40]=&quot;&quot;;&quot;&quot;;OFFSET([$Chapters.$D$1];MATCH([.B340];[$Chapters.$D$2:.$D$2502];0);-1;1;1))">
            <text:p/>
          </table:table-cell>
          <table:table-cell table:style-name="ce83" table:formula="of:=IF([.A340]=&quot;&quot;; &quot;&quot;; concat(&quot;Chapter &quot;; [.M340]))">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41]=&quot;&quot;;&quot;&quot;;OFFSET([$Chapters.$D$1];MATCH([.B341];[$Chapters.$D$2:.$D$2502];0);-1;1;1))">
            <text:p/>
          </table:table-cell>
          <table:table-cell table:style-name="ce83" table:formula="of:=IF([.A341]=&quot;&quot;; &quot;&quot;; concat(&quot;Chapter &quot;; [.M341]))">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42]=&quot;&quot;;&quot;&quot;;OFFSET([$Chapters.$D$1];MATCH([.B342];[$Chapters.$D$2:.$D$2502];0);-1;1;1))">
            <text:p/>
          </table:table-cell>
          <table:table-cell table:style-name="ce83" table:formula="of:=IF([.A342]=&quot;&quot;; &quot;&quot;; concat(&quot;Chapter &quot;; [.M342]))">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43]=&quot;&quot;;&quot;&quot;;OFFSET([$Chapters.$D$1];MATCH([.B343];[$Chapters.$D$2:.$D$2502];0);-1;1;1))">
            <text:p/>
          </table:table-cell>
          <table:table-cell table:style-name="ce83" table:formula="of:=IF([.A343]=&quot;&quot;; &quot;&quot;; concat(&quot;Chapter &quot;; [.M343]))">
            <text:p/>
          </table:table-cell>
          <table:table-cell table:style-name="ce44" table:number-columns-repeated="16"/>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44]=&quot;&quot;;&quot;&quot;;OFFSET([$Chapters.$D$1];MATCH([.B344];[$Chapters.$D$2:.$D$2502];0);-1;1;1))">
            <text:p/>
          </table:table-cell>
          <table:table-cell table:style-name="ce44" table:number-columns-repeated="17"/>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45]=&quot;&quot;;&quot;&quot;;OFFSET([$Chapters.$D$1];MATCH([.B345];[$Chapters.$D$2:.$D$2502];0);-1;1;1))">
            <text:p/>
          </table:table-cell>
          <table:table-cell table:style-name="ce44" table:number-columns-repeated="17"/>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46]=&quot;&quot;;&quot;&quot;;OFFSET([$Chapters.$D$1];MATCH([.B346];[$Chapters.$D$2:.$D$2502];0);-1;1;1))">
            <text:p/>
          </table:table-cell>
          <table:table-cell table:style-name="ce44" table:number-columns-repeated="17"/>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47]=&quot;&quot;;&quot;&quot;;OFFSET([$Chapters.$D$1];MATCH([.B347];[$Chapters.$D$2:.$D$2502];0);-1;1;1))">
            <text:p/>
          </table:table-cell>
          <table:table-cell table:style-name="ce44" table:number-columns-repeated="17"/>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48]=&quot;&quot;;&quot;&quot;;OFFSET([$Chapters.$D$1];MATCH([.B348];[$Chapters.$D$2:.$D$2502];0);-1;1;1))">
            <text:p/>
          </table:table-cell>
          <table:table-cell table:style-name="ce44" table:number-columns-repeated="17"/>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49]=&quot;&quot;;&quot;&quot;;OFFSET([$Chapters.$D$1];MATCH([.B349];[$Chapters.$D$2:.$D$2502];0);-1;1;1))">
            <text:p/>
          </table:table-cell>
          <table:table-cell table:style-name="ce44" table:number-columns-repeated="17"/>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50]=&quot;&quot;;&quot;&quot;;OFFSET([$Chapters.$D$1];MATCH([.B350];[$Chapters.$D$2:.$D$2502];0);-1;1;1))">
            <text:p/>
          </table:table-cell>
          <table:table-cell table:style-name="ce44" table:number-columns-repeated="17"/>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51]=&quot;&quot;;&quot;&quot;;OFFSET([$Chapters.$D$1];MATCH([.B351];[$Chapters.$D$2:.$D$2502];0);-1;1;1))">
            <text:p/>
          </table:table-cell>
          <table:table-cell table:style-name="ce44" table:number-columns-repeated="17"/>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52]=&quot;&quot;;&quot;&quot;;OFFSET([$Chapters.$D$1];MATCH([.B352];[$Chapters.$D$2:.$D$2502];0);-1;1;1))">
            <text:p/>
          </table:table-cell>
          <table:table-cell table:style-name="ce44" table:number-columns-repeated="17"/>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53]=&quot;&quot;;&quot;&quot;;OFFSET([$Chapters.$D$1];MATCH([.B353];[$Chapters.$D$2:.$D$2502];0);-1;1;1))">
            <text:p/>
          </table:table-cell>
          <table:table-cell table:style-name="ce44" table:number-columns-repeated="17"/>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54]=&quot;&quot;;&quot;&quot;;OFFSET([$Chapters.$D$1];MATCH([.B354];[$Chapters.$D$2:.$D$2502];0);-1;1;1))">
            <text:p/>
          </table:table-cell>
          <table:table-cell table:style-name="ce44" table:number-columns-repeated="17"/>
          <table:table-cell table:number-columns-repeated="994"/>
        </table:table-row>
        <table:table-row table:style-name="ro1" table:visibility="collapse">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3"/>
          <table:table-cell table:style-name="ce83" table:formula="of:=IF([.A355]=&quot;&quot;;&quot;&quot;;OFFSET([$Chapters.$D$1];MATCH([.B355];[$Chapters.$D$2:.$D$2502];0);-1;1;1))">
            <text:p/>
          </table:table-cell>
          <table:table-cell table:style-name="ce44" table:number-columns-repeated="17"/>
          <table:table-cell table:number-columns-repeated="994"/>
        </table:table-row>
        <table:table-row table:style-name="ro1" table:visibility="collapse" table:number-rows-repeated="646">
          <table:table-cell table:style-name="ce44" table:number-columns-repeated="4"/>
          <table:table-cell table:style-name="ce58"/>
          <table:table-cell table:style-name="ce65"/>
          <table:table-cell table:style-name="ce70"/>
          <table:table-cell table:style-name="ce69" table:number-columns-repeated="2"/>
          <table:table-cell table:style-name="ce44" table:number-columns-repeated="21"/>
          <table:table-cell table:number-columns-repeated="994"/>
        </table:table-row>
        <table:table-row table:style-name="ro2" table:number-rows-repeated="1047574">
          <table:table-cell table:number-columns-repeated="1024"/>
        </table:table-row>
        <table:table-row table:style-name="ro2">
          <table:table-cell table:number-columns-repeated="1024"/>
        </table:table-row>
        <table:named-expressions>
          <table:named-range table:name="_xlnm._FilterDatabase" table:base-cell-address="$'Usage Notes'.$A$1" table:cell-range-address="$Sections.$A$1:.$Q$1001"/>
        </table:named-expressions>
        <calcext:conditional-formats>
          <calcext:conditional-format calcext:target-range-address="Sections.A1:Sections.AD1001">
            <calcext:condition calcext:apply-style-name="ConditionalStyle_1" calcext:value="formula-is(MOD([.$M1];2)=1)" calcext:base-cell-address="Sections.A1"/>
          </calcext:conditional-format>
        </calcext:conditional-formats>
      </table:table>
      <table:table table:name="BookInfo" table:style-name="ta5">
        <table:table-column table:style-name="co26" table:default-cell-style-name="Default"/>
        <table:table-column table:style-name="co27" table:default-cell-style-name="Default"/>
        <table:table-column table:style-name="co3" table:number-columns-repeated="1022" table:default-cell-style-name="Default"/>
        <table:table-row table:style-name="ro1">
          <table:table-cell table:style-name="ce8" office:value-type="string" calcext:value-type="string">
            <text:p>Key</text:p>
          </table:table-cell>
          <table:table-cell table:style-name="ce8" office:value-type="string" calcext:value-type="string">
            <text:p>Value</text:p>
          </table:table-cell>
          <table:table-cell table:number-columns-repeated="1022"/>
        </table:table-row>
        <table:table-row table:style-name="ro1">
          <table:table-cell table:style-name="ce8" office:value-type="string" calcext:value-type="string">
            <text:p>Course Title</text:p>
          </table:table-cell>
          <table:table-cell table:style-name="ce9" office:value-type="string" calcext:value-type="string">
            <text:p>Red Hat Application Development II: Building Microservices with Quarkus</text:p>
          </table:table-cell>
          <table:table-cell table:number-columns-repeated="1022"/>
        </table:table-row>
        <table:table-row table:style-name="ro1">
          <table:table-cell table:style-name="ce8" office:value-type="string" calcext:value-type="string">
            <text:p>Course SKU</text:p>
          </table:table-cell>
          <table:table-cell table:style-name="ce9" office:value-type="string" calcext:value-type="string">
            <text:p>DO283</text:p>
          </table:table-cell>
          <table:table-cell table:number-columns-repeated="1022"/>
        </table:table-row>
        <table:table-row table:style-name="ro1">
          <table:table-cell table:style-name="ce8" office:value-type="string" calcext:value-type="string">
            <text:p>Product Name</text:p>
          </table:table-cell>
          <table:table-cell table:style-name="ce9" office:value-type="string" calcext:value-type="string">
            <text:p>Red Hat Build of Quarkus</text:p>
          </table:table-cell>
          <table:table-cell table:number-columns-repeated="1022"/>
        </table:table-row>
        <table:table-row table:style-name="ro1">
          <table:table-cell table:style-name="ce8" office:value-type="string" calcext:value-type="string">
            <text:p>Product Number</text:p>
          </table:table-cell>
          <table:table-cell table:style-name="ce87" office:value-type="string" calcext:value-type="string">
            <text:p>1.3.2</text:p>
          </table:table-cell>
          <table:table-cell table:number-columns-repeated="1022"/>
        </table:table-row>
        <table:table-row table:style-name="ro1">
          <table:table-cell table:style-name="ce8" office:value-type="string" calcext:value-type="string">
            <text:p>Edition</text:p>
          </table:table-cell>
          <table:table-cell table:style-name="ce87" office:value-type="float" office:value="1" calcext:value-type="float">
            <text:p>1</text:p>
          </table:table-cell>
          <table:table-cell table:number-columns-repeated="1022"/>
        </table:table-row>
        <table:table-row table:style-name="ro1">
          <table:table-cell table:style-name="ce8" office:value-type="string" calcext:value-type="string">
            <text:p>DCO URL</text:p>
          </table:table-cell>
          <table:table-cell table:style-name="ce88" office:value-type="string" calcext:value-type="string">
            <text:p><text:a xlink:href="https://docs.google.com/spreadsheets/d/1tnblhDfGNXsFaz8bIvy6EBjqPVmYtVSKUkCGOm4fuTs" xlink:type="simple">https://docs.google.com/spreadsheets/d/1KNiiHhKj5DkL_BWYxyOAg5eGRh4ZK_Ck7Yf0MRQJ-hU/edit#gid=1618350851</text:a></text:p>
          </table:table-cell>
          <table:table-cell table:number-columns-repeated="1022"/>
        </table:table-row>
        <table:table-row table:style-name="ro1">
          <table:table-cell table:style-name="ce8" office:value-type="string" calcext:value-type="string">
            <text:p>DocBook Version</text:p>
          </table:table-cell>
          <table:table-cell table:style-name="ce9" office:value-type="string" calcext:value-type="string">
            <text:p>v3.0</text:p>
          </table:table-cell>
          <table:table-cell table:number-columns-repeated="1022"/>
        </table:table-row>
        <table:table-row table:style-name="ro1">
          <table:table-cell table:style-name="ce8" office:value-type="string" calcext:value-type="string">
            <text:p>has Comp Review?</text:p>
          </table:table-cell>
          <table:table-cell table:style-name="ce9" office:value-type="string" calcext:value-type="string">
            <text:p>yes</text:p>
          </table:table-cell>
          <table:table-cell table:number-columns-repeated="1022"/>
        </table:table-row>
        <table:table-row table:style-name="ro1">
          <table:table-cell table:style-name="ce8" office:value-type="string" calcext:value-type="string">
            <text:p>Course Description</text:p>
          </table:table-cell>
          <table:table-cell table:style-name="ce9" office:value-type="string" calcext:value-type="string">
            <text:p>Building on Red Hat Application Development I: Programming in Java EE (JB183), the introductory course for Java EE application development, Red Hat Application Development II: Building Microservices with Quarkus (DO283) emphasizes learning architectural principles and implementing microservices based on Quarkus and OpenShift.</text:p>
            <text:p>This course is based on OpenShift 4.4 and Quarkus 1.3. </text:p>
            <text:p>You will build on Java EE application development fundamentals and focus on how to develop, monitor, test, and deploy modern microservices applications. Many enterprises are looking for a way to take advantage of cloud-native architectures, but many do not know the best approach. Quarkus is an exciting new technology that brings the reliability, familiarity, and maturity of Java Enterprise with a container-ready lightning fast deployment time.</text:p>
            <text:p/>
          </table:table-cell>
          <table:table-cell table:number-columns-repeated="1022"/>
        </table:table-row>
        <table:table-row table:style-name="ro1">
          <table:table-cell table:style-name="ce8" office:value-type="string" calcext:value-type="string">
            <text:p>Course Objective Statement</text:p>
          </table:table-cell>
          <table:table-cell table:style-name="ce9" office:value-type="string" calcext:value-type="string">
            <text:p>To come later.</text:p>
          </table:table-cell>
          <table:table-cell table:number-columns-repeated="1022"/>
        </table:table-row>
        <table:table-row table:style-name="ro1">
          <table:table-cell table:style-name="ce8" office:value-type="string" calcext:value-type="string">
            <text:p>Course Exam Objective Statement</text:p>
          </table:table-cell>
          <table:table-cell table:style-name="ce9" office:value-type="string" calcext:value-type="string">
            <text:p>To come later.</text:p>
          </table:table-cell>
          <table:table-cell table:number-columns-repeated="1022"/>
        </table:table-row>
        <table:table-row table:style-name="ro1">
          <table:table-cell table:style-name="ce8" office:value-type="string" calcext:value-type="string">
            <text:p>Course Audience Paragraph</text:p>
          </table:table-cell>
          <table:table-cell table:style-name="ce9" office:value-type="string" calcext:value-type="string">
            <text:p>To come later.</text:p>
          </table:table-cell>
          <table:table-cell table:number-columns-repeated="1022"/>
        </table:table-row>
        <table:table-row table:style-name="ro1">
          <table:table-cell table:style-name="ce8" office:value-type="string" calcext:value-type="string">
            <text:p>Course Prerequisites</text:p>
          </table:table-cell>
          <table:table-cell table:style-name="ce9" office:value-type="string" calcext:value-type="string">
            <text:p>To come later.</text:p>
          </table:table-cell>
          <table:table-cell table:number-columns-repeated="1022"/>
        </table:table-row>
        <table:table-row table:style-name="ro2" table:number-rows-repeated="2">
          <table:table-cell table:number-columns-repeated="1024"/>
        </table:table-row>
        <table:table-row table:style-name="ro1">
          <table:table-cell table:style-name="ce8"/>
          <table:table-cell table:number-columns-repeated="1023"/>
        </table:table-row>
        <table:table-row table:style-name="ro2" table:number-rows-repeated="1048558">
          <table:table-cell table:number-columns-repeated="1024"/>
        </table:table-row>
        <table:table-row table:style-name="ro2">
          <table:table-cell table:number-columns-repeated="1024"/>
        </table:table-row>
      </table:table>
      <table:table table:name="Instructor Guide" table:style-name="ta6">
        <table:table-column table:style-name="co26" table:default-cell-style-name="Default"/>
        <table:table-column table:style-name="co28" table:default-cell-style-name="Default"/>
        <table:table-column table:style-name="co3" table:number-columns-repeated="1022" table:default-cell-style-name="Default"/>
        <table:table-row table:style-name="ro1">
          <table:table-cell table:style-name="ce8" office:value-type="string" calcext:value-type="string">
            <text:p>Key</text:p>
          </table:table-cell>
          <table:table-cell table:style-name="ce8" office:value-type="string" calcext:value-type="string">
            <text:p>Value</text:p>
          </table:table-cell>
          <table:table-cell table:number-columns-repeated="1022"/>
        </table:table-row>
        <table:table-row table:style-name="ro1">
          <table:table-cell table:style-name="ce8" office:value-type="string" calcext:value-type="string">
            <text:p>Purpose</text:p>
          </table:table-cell>
          <table:table-cell table:style-name="ce89" office:value-type="string" calcext:value-type="string">
            <text:p>These entries affect timings in the Instructor Guide.</text:p>
            <text:p>[This is needed in the "Sheet" to work around a current bug]</text:p>
          </table:table-cell>
          <table:table-cell table:number-columns-repeated="1022"/>
        </table:table-row>
        <table:table-row table:style-name="ro1">
          <table:table-cell table:style-name="ce8" office:value-type="string" calcext:value-type="string">
            <text:p>Course Intro minutes</text:p>
          </table:table-cell>
          <table:table-cell table:style-name="ce89" office:value-type="float" office:value="2" calcext:value-type="float">
            <text:p>2</text:p>
          </table:table-cell>
          <table:table-cell table:number-columns-repeated="1022"/>
        </table:table-row>
        <table:table-row table:style-name="ro1">
          <table:table-cell table:style-name="ce8" office:value-type="string" calcext:value-type="string">
            <text:p>Chapter Intro minutes</text:p>
          </table:table-cell>
          <table:table-cell table:style-name="ce89" office:value-type="float" office:value="2" calcext:value-type="float">
            <text:p>2</text:p>
          </table:table-cell>
          <table:table-cell table:number-columns-repeated="1022"/>
        </table:table-row>
        <table:table-row table:style-name="ro1">
          <table:table-cell table:style-name="ce8" office:value-type="string" calcext:value-type="string">
            <text:p>Chapter Conclusion minutes</text:p>
          </table:table-cell>
          <table:table-cell table:style-name="ce89" office:value-type="float" office:value="3" calcext:value-type="float">
            <text:p>3</text:p>
          </table:table-cell>
          <table:table-cell table:number-columns-repeated="1022"/>
        </table:table-row>
        <table:table-row table:style-name="ro1">
          <table:table-cell table:style-name="ce8" office:value-type="string" calcext:value-type="string">
            <text:p>i18n minutes</text:p>
          </table:table-cell>
          <table:table-cell table:style-name="ce89" office:value-type="float" office:value="10" calcext:value-type="float">
            <text:p>10</text:p>
          </table:table-cell>
          <table:table-cell table:number-columns-repeated="1022"/>
        </table:table-row>
        <table:table-row table:style-name="ro1">
          <table:table-cell table:style-name="ce8" office:value-type="string" calcext:value-type="string">
            <text:p>ILT Days</text:p>
          </table:table-cell>
          <table:table-cell table:style-name="ce87" office:value-type="float" office:value="3" calcext:value-type="float">
            <text:p>3</text:p>
          </table:table-cell>
          <table:table-cell table:number-columns-repeated="1022"/>
        </table:table-row>
        <table:table-row table:style-name="ro1">
          <table:table-cell table:style-name="ce8" office:value-type="string" calcext:value-type="string">
            <text:p>ILT Minutes Per Day</text:p>
          </table:table-cell>
          <table:table-cell table:style-name="ce87" office:value-type="float" office:value="390" calcext:value-type="float">
            <text:p>390</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Objectives" table:style-name="ta7">
        <table:table-column table:style-name="co3" table:number-columns-repeated="4" table:default-cell-style-name="Default"/>
        <table:table-column table:style-name="co29" table:default-cell-style-name="Default"/>
        <table:table-column table:style-name="co3" table:number-columns-repeated="1019" table:default-cell-style-name="Default"/>
        <table:table-row table:style-name="ro1">
          <table:table-cell table:style-name="ce8" office:value-type="string" calcext:value-type="string">
            <text:p>Chapter Word</text:p>
          </table:table-cell>
          <table:table-cell table:style-name="ce8" office:value-type="string" calcext:value-type="string">
            <text:p>Section Word</text:p>
          </table:table-cell>
          <table:table-cell table:style-name="ce8" office:value-type="string" calcext:value-type="string">
            <text:p>Section Type</text:p>
          </table:table-cell>
          <table:table-cell table:style-name="ce8" office:value-type="string" calcext:value-type="string">
            <text:p>Order</text:p>
          </table:table-cell>
          <table:table-cell table:style-name="ce8" office:value-type="string" calcext:value-type="string">
            <text:p>Objective</text:p>
          </table:table-cell>
          <table:table-cell table:number-columns-repeated="1019"/>
        </table:table-row>
        <table:table-row table:style-name="ro1">
          <table:table-cell table:style-name="ce9" office:value-type="string" calcext:value-type="string">
            <text:p>devenv</text:p>
          </table:table-cell>
          <table:table-cell table:style-name="ce9" office:value-type="string" calcext:value-type="string">
            <text:p>vscode</text:p>
          </table:table-cell>
          <table:table-cell table:style-name="ce9" office:value-type="string" calcext:value-type="string">
            <text:p>lecture</text:p>
          </table:table-cell>
          <table:table-cell table:style-name="ce87" office:value-type="float" office:value="2" calcext:value-type="float">
            <text:p>2</text:p>
          </table:table-cell>
          <table:table-cell table:style-name="ce9" office:value-type="string" calcext:value-type="string">
            <text:p>edit application source code with VSCode.</text:p>
          </table:table-cell>
          <table:table-cell table:number-columns-repeated="1019"/>
        </table:table-row>
        <table:table-row table:style-name="ro1">
          <table:table-cell table:style-name="ce9" office:value-type="string" calcext:value-type="string">
            <text:p>devenv</text:p>
          </table:table-cell>
          <table:table-cell table:style-name="ce9" office:value-type="string" calcext:value-type="string">
            <text:p>vscode</text:p>
          </table:table-cell>
          <table:table-cell table:style-name="ce9" office:value-type="string" calcext:value-type="string">
            <text:p>lecture</text:p>
          </table:table-cell>
          <table:table-cell table:style-name="ce87" office:value-type="float" office:value="1" calcext:value-type="float">
            <text:p>1</text:p>
          </table:table-cell>
          <table:table-cell table:style-name="ce9" office:value-type="string" calcext:value-type="string">
            <text:p>add a second objective to a section file.</text:p>
          </table:table-cell>
          <table:table-cell table:number-columns-repeated="1019"/>
        </table:table-row>
        <table:table-row table:style-name="ro1">
          <table:table-cell table:style-name="ce9" office:value-type="string" calcext:value-type="string">
            <text:p>devenv</text:p>
          </table:table-cell>
          <table:table-cell table:style-name="ce9" office:value-type="string" calcext:value-type="string">
            <text:p>git</text:p>
          </table:table-cell>
          <table:table-cell table:style-name="ce9" office:value-type="string" calcext:value-type="string">
            <text:p>lecture</text:p>
          </table:table-cell>
          <table:table-cell table:style-name="ce87" office:value-type="float" office:value="1" calcext:value-type="float">
            <text:p>1</text:p>
          </table:table-cell>
          <table:table-cell table:style-name="ce9" office:value-type="string" calcext:value-type="string">
            <text:p>create a Git repository.</text:p>
          </table:table-cell>
          <table:table-cell table:number-columns-repeated="1019"/>
        </table:table-row>
        <table:table-row table:style-name="ro1">
          <table:table-cell table:style-name="ce9" office:value-type="string" calcext:value-type="string">
            <text:p>devenv</text:p>
          </table:table-cell>
          <table:table-cell table:style-name="ce9" office:value-type="string" calcext:value-type="string">
            <text:p>versioning</text:p>
          </table:table-cell>
          <table:table-cell table:style-name="ce9" office:value-type="string" calcext:value-type="string">
            <text:p>lecture</text:p>
          </table:table-cell>
          <table:table-cell table:style-name="ce87" office:value-type="float" office:value="1" calcext:value-type="float">
            <text:p>1</text:p>
          </table:table-cell>
          <table:table-cell table:style-name="ce9" office:value-type="string" calcext:value-type="string">
            <text:p>use version control to collaborate and manage application source code.</text:p>
          </table:table-cell>
          <table:table-cell table:number-columns-repeated="1019"/>
        </table:table-row>
        <table:table-row table:style-name="ro1">
          <table:table-cell table:style-name="ce9" office:value-type="string" calcext:value-type="string">
            <text:p>deploy</text:p>
          </table:table-cell>
          <table:table-cell table:style-name="ce9" office:value-type="string" calcext:value-type="string">
            <text:p>app</text:p>
          </table:table-cell>
          <table:table-cell table:style-name="ce9" office:value-type="string" calcext:value-type="string">
            <text:p>lecture</text:p>
          </table:table-cell>
          <table:table-cell table:style-name="ce87" office:value-type="float" office:value="1" calcext:value-type="float">
            <text:p>1</text:p>
          </table:table-cell>
          <table:table-cell table:style-name="ce9" office:value-type="string" calcext:value-type="string">
            <text:p>deploy an application to OpenShift.</text:p>
          </table:table-cell>
          <table:table-cell table:number-columns-repeated="1019"/>
        </table:table-row>
        <table:table-row table:style-name="ro2" table:number-rows-repeated="1048569">
          <table:table-cell table:number-columns-repeated="1024"/>
        </table:table-row>
        <table:table-row table:style-name="ro2">
          <table:table-cell table:number-columns-repeated="1024"/>
        </table:table-row>
      </table:table>
      <table:table table:name="References" table:style-name="ta8">
        <table:table-column table:style-name="co3" table:number-columns-repeated="3" table:default-cell-style-name="Default"/>
        <table:table-column table:style-name="co30" table:default-cell-style-name="Default"/>
        <table:table-column table:style-name="co31" table:default-cell-style-name="Default"/>
        <table:table-column table:style-name="co32" table:default-cell-style-name="Default"/>
        <table:table-column table:style-name="co3" table:number-columns-repeated="2" table:default-cell-style-name="Default"/>
        <table:table-column table:style-name="co33" table:default-cell-style-name="Default"/>
        <table:table-column table:style-name="co3" table:number-columns-repeated="1015" table:default-cell-style-name="Default"/>
        <table:table-row table:style-name="ro1">
          <table:table-cell table:style-name="ce8" office:value-type="string" calcext:value-type="string">
            <text:p>Chapter Word</text:p>
          </table:table-cell>
          <table:table-cell table:style-name="ce8" office:value-type="string" calcext:value-type="string">
            <text:p>Section Word</text:p>
          </table:table-cell>
          <table:table-cell table:style-name="ce8" office:value-type="string" calcext:value-type="string">
            <text:p>Section Type</text:p>
          </table:table-cell>
          <table:table-cell table:style-name="ce90" office:value-type="string" calcext:value-type="string">
            <text:p>Order</text:p>
          </table:table-cell>
          <table:table-cell table:style-name="ce8" office:value-type="string" calcext:value-type="string">
            <text:p>Type</text:p>
          </table:table-cell>
          <table:table-cell table:style-name="ce8" office:value-type="string" calcext:value-type="string">
            <text:p>URL</text:p>
          </table:table-cell>
          <table:table-cell table:style-name="ce8" office:value-type="string" calcext:value-type="string">
            <text:p>Chapter Title</text:p>
          </table:table-cell>
          <table:table-cell table:style-name="ce8" office:value-type="string" calcext:value-type="string">
            <text:p>Guide Name</text:p>
          </table:table-cell>
          <table:table-cell table:style-name="ce8" office:value-type="string" calcext:value-type="string">
            <text:p>Title</text:p>
          </table:table-cell>
          <table:table-cell table:number-columns-repeated="1015"/>
        </table:table-row>
        <table:table-row table:style-name="ro1">
          <table:table-cell table:style-name="ce9" office:value-type="string" calcext:value-type="string">
            <text:p>devenv</text:p>
          </table:table-cell>
          <table:table-cell table:style-name="ce9" office:value-type="string" calcext:value-type="string">
            <text:p>versioning</text:p>
          </table:table-cell>
          <table:table-cell table:style-name="ce9" office:value-type="string" calcext:value-type="string">
            <text:p>lecture</text:p>
          </table:table-cell>
          <table:table-cell table:style-name="ce87" office:value-type="float" office:value="1" calcext:value-type="float">
            <text:p>1</text:p>
          </table:table-cell>
          <table:table-cell table:style-name="ce9" office:value-type="string" calcext:value-type="string">
            <text:p>redhat</text:p>
          </table:table-cell>
          <table:table-cell table:style-name="ce91" office:value-type="string" calcext:value-type="string">
            <text:p><text:a xlink:href="https://access.redhat.com/test" xlink:type="simple">https://access.redhat.com/test</text:a></text:p>
          </table:table-cell>
          <table:table-cell table:style-name="ce9" office:value-type="string" calcext:value-type="string">
            <text:p>Containers</text:p>
          </table:table-cell>
          <table:table-cell table:style-name="ce9" office:value-type="string" calcext:value-type="string">
            <text:p>User Guide</text:p>
          </table:table-cell>
          <table:table-cell table:number-columns-repeated="1016"/>
        </table:table-row>
        <table:table-row table:style-name="ro1">
          <table:table-cell table:style-name="ce9" office:value-type="string" calcext:value-type="string">
            <text:p>devenv</text:p>
          </table:table-cell>
          <table:table-cell table:style-name="ce9" office:value-type="string" calcext:value-type="string">
            <text:p>versioning</text:p>
          </table:table-cell>
          <table:table-cell table:style-name="ce9" office:value-type="string" calcext:value-type="string">
            <text:p>GE</text:p>
          </table:table-cell>
          <table:table-cell table:style-name="ce87" office:value-type="float" office:value="2" calcext:value-type="float">
            <text:p>2</text:p>
          </table:table-cell>
          <table:table-cell table:style-name="ce9" office:value-type="string" calcext:value-type="string">
            <text:p>adhoc</text:p>
          </table:table-cell>
          <table:table-cell table:style-name="ce91" office:value-type="string" calcext:value-type="string">
            <text:p><text:a xlink:href="https://example.com" xlink:type="simple">https://example.com</text:a></text:p>
          </table:table-cell>
          <table:table-cell table:number-columns-repeated="2"/>
          <table:table-cell table:style-name="ce9" office:value-type="string" calcext:value-type="string">
            <text:p>User Docs - Example.com</text:p>
          </table:table-cell>
          <table:table-cell table:number-columns-repeated="1015"/>
        </table:table-row>
        <table:table-row table:style-name="ro1" table:number-rows-repeated="997">
          <table:table-cell table:number-columns-repeated="3"/>
          <table:table-cell table:style-name="ce87"/>
          <table:table-cell table:number-columns-repeated="1020"/>
        </table:table-row>
        <table:table-row table:style-name="ro2" table:number-rows-repeated="1047575">
          <table:table-cell table:number-columns-repeated="1024"/>
        </table:table-row>
        <table:table-row table:style-name="ro2">
          <table:table-cell table:number-columns-repeated="1024"/>
        </table:table-row>
      </table:table>
      <table:named-expressions/>
      <table:database-ranges>
        <table:database-range table:name="__Anonymous_Sheet_DB__3" table:target-range-address="Sections.A1:Sections.Q1001" table:display-filter-buttons="true">
          <table:filter>
            <table:filter-and>
              <table:filter-condition table:field-number="1" table:value="start" table:operator="="/>
            </table:filter-and>
          </table:filter>
        </table:database-range>
      </table:database-ranges>
      <table:data-pilot-tables>
        <table:data-pilot-table table:name="Timings" table:application-data="" table:target-range-address="Timings.A1:Timings.C12" table:buttons="Timings.A1 Timings.A3 Timings.B3" table:show-filter-button="false">
          <table:source-cell-range table:cell-range-address="Sections.A1:Sections.Q901"/>
          <table:data-pilot-field table:source-field-name="Chapter Word" table:orientation="hidden" table:used-hierarchy="-1" table:function="auto">
            <table:data-pilot-level table:show-empty="false" calcext:repeat-item-labels="false">
              <table:data-pilot-subtotals>
                <table:data-pilot-subtotal table:function="auto"/>
              </table:data-pilot-subtotals>
              <table:data-pilot-members>
                <table:data-pilot-member table:name="introduction" table:display="true" table:show-details="true"/>
                <table:data-pilot-member table:name="start" table:display="true" table:show-details="true"/>
                <table:data-pilot-member table:name="implement" table:display="true" table:show-details="true"/>
                <table:data-pilot-member table:name="deploy" table:display="true" table:show-details="true"/>
                <table:data-pilot-member table:name="apps" table:display="true" table:show-details="true"/>
                <table:data-pilot-member table:name="test" table:display="true" table:show-details="true"/>
                <table:data-pilot-member table:name="tolerance" table:display="true" table:show-details="true"/>
                <table:data-pilot-member table:name="gateway" table:display="true" table:show-details="true"/>
                <table:data-pilot-member table:name="secure" table:display="true" table:show-details="true"/>
                <table:data-pilot-member table:name="monitor" table:display="true" table:show-details="true"/>
                <table:data-pilot-member table:name="comprehensive"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ection Word" table:orientation="hidden" table:used-hierarchy="-1" table:function="auto">
            <table:data-pilot-level table:show-empty="false" calcext:repeat-item-labels="false">
              <table:data-pilot-subtotals>
                <table:data-pilot-subtotal table:function="auto"/>
              </table:data-pilot-subtotals>
              <table:data-pilot-members>
                <table:data-pilot-member table:name="introduction" table:display="true" table:show-details="true"/>
                <table:data-pilot-member table:name="microservices" table:display="true" table:show-details="true"/>
                <table:data-pilot-member table:name="architecture" table:display="true" table:show-details="true"/>
                <table:data-pilot-member table:name="credentials" table:display="true" table:show-details="true"/>
                <table:data-pilot-member table:name="runtime" table:display="true" table:show-details="true"/>
                <table:data-pilot-member table:name="rest" table:display="true" table:show-details="true"/>
                <table:data-pilot-member table:name="persist" table:display="true" table:show-details="true"/>
                <table:data-pilot-member table:name="review" table:display="true" table:show-details="true"/>
                <table:data-pilot-member table:name="service" table:display="true" table:show-details="true"/>
                <table:data-pilot-member table:name="openshift" table:display="true" table:show-details="true"/>
                <table:data-pilot-member table:name="connect" table:display="true" table:show-details="true"/>
                <table:data-pilot-member table:name="inject" table:display="true" table:show-details="true"/>
                <table:data-pilot-member table:name="feature" table:display="true" table:show-details="true"/>
                <table:data-pilot-member table:name="junit" table:display="true" table:show-details="true"/>
                <table:data-pilot-member table:name="mock" table:display="true" table:show-details="true"/>
                <table:data-pilot-member table:name="debug" table:display="true" table:show-details="true"/>
                <table:data-pilot-member table:name="policies" table:display="true" table:show-details="true"/>
                <table:data-pilot-member table:name="health" table:display="true" table:show-details="true"/>
                <table:data-pilot-member table:name="pattern" table:display="true" table:show-details="true"/>
                <table:data-pilot-member table:name="develop" table:display="true" table:show-details="true"/>
                <table:data-pilot-member table:name="jwt" table:display="true" table:show-details="true"/>
                <table:data-pilot-member table:name="tls" table:display="true" table:show-details="true"/>
                <table:data-pilot-member table:name="metrics" table:display="true" table:show-details="true"/>
                <table:data-pilot-member table:name="log"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ype" table:orientation="hidden" table:used-hierarchy="-1" table:function="auto">
            <table:data-pilot-level table:show-empty="false" calcext:repeat-item-labels="false">
              <table:data-pilot-subtotals>
                <table:data-pilot-subtotal table:function="auto"/>
              </table:data-pilot-subtotals>
              <table:data-pilot-members>
                <table:data-pilot-member table:name="lecture" table:display="true" table:show-details="true"/>
                <table:data-pilot-member table:name="quiz" table:display="true" table:show-details="true"/>
                <table:data-pilot-member table:name="GE" table:display="true" table:show-details="true"/>
                <table:data-pilot-member table:name="lab" table:display="true" table:show-details="true"/>
                <table:data-pilot-member table:name="compreview"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Order"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2" table:display="true" table:show-details="true"/>
                <table:data-pilot-member table:name="3" table:display="true" table:show-details="true"/>
                <table:data-pilot-member table:name="4" table:display="true" table:show-details="true"/>
                <table:data-pilot-member table:name="5" table:display="true" table:show-details="true"/>
                <table:data-pilot-member table:name="6" table:display="true" table:show-details="true"/>
                <table:data-pilot-member table:name="7"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Objective"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Define what a microservice is and the guiding principles for their creation." table:display="true" table:show-details="true"/>
                <table:data-pilot-member table:name="Describe the major patterns implemented in microservice architectures." table:display="true" table:show-details="true"/>
                <table:data-pilot-member table:name="Describe the features of Quarkus." table:display="true" table:show-details="true"/>
                <table:data-pilot-member table:name="Implement a microservice using the CDI, JAX-RS, and JSON-P specifications of MicroProfile." table:display="true" table:show-details="true"/>
                <table:data-pilot-member table:name="Persist data with simplified Panache Entities" table:display="true" table:show-details="true"/>
                <table:data-pilot-member table:name="Deploy a microservice" table:display="true" table:show-details="true"/>
                <table:data-pilot-member table:name="Deploy a microservice to OpenShift." table:display="true" table:show-details="true"/>
                <table:data-pilot-member table:name="Use service discovery to connect multiple services to each other." table:display="true" table:show-details="true"/>
                <table:data-pilot-member table:name="Inject configuration data into a Quarkus microservice." table:display="true" table:show-details="true"/>
                <table:data-pilot-member table:name="Implement configurable feature toggles in microservices." table:display="true" table:show-details="true"/>
                <table:data-pilot-member table:name="Implement a microservice test case using Junit." table:display="true" table:show-details="true"/>
                <table:data-pilot-member table:name="Implement a microservice test using mock frameworks." table:display="true" table:show-details="true"/>
                <table:data-pilot-member table:name="Configure live debugging for Quarkus applications." table:display="true" table:show-details="true"/>
                <table:data-pilot-member table:name="Apply fault tolerance policies to a Microservice." table:display="true" table:show-details="true"/>
                <table:data-pilot-member table:name="Implement a health check in a microservice and enable a probe in OpenShift to monitor it." table:display="true" table:show-details="true"/>
                <table:data-pilot-member table:name="Describe the API Gateway pattern." table:display="true" table:show-details="true"/>
                <table:data-pilot-member table:name="Develop an API gateway for a series of microservices." table:display="true" table:show-details="true"/>
                <table:data-pilot-member table:name="Implement a microservice that generates a JSON web token." table:display="true" table:show-details="true"/>
                <table:data-pilot-member table:name="Secure a microservice endpoint using JWT authentication and authorization." table:display="true" table:show-details="true"/>
                <table:data-pilot-member table:name="Use the Metric specification to add metrics to a microservice." table:display="true" table:show-details="true"/>
                <table:data-pilot-member table:name="Describe the log aggregation feature of OpenShift." table:display="true" table:show-details="true"/>
                <table:data-pilot-member table:name="Review an index of concepts from the course that will assist in the successful completion of the comprehensive review."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pics" table:orientation="hidden" table:used-hierarchy="-1" table:function="auto">
            <table:data-pilot-level table:show-empty="false" calcext:repeat-item-labels="false">
              <table:data-pilot-subtotals>
                <table:data-pilot-subtotal table:function="auto"/>
              </table:data-pilot-subtotals>
              <table:data-pilot-members>
                <table:data-pilot-member table:name="tbd" table:display="true" table:show-details="true"/>
                <table:data-pilot-member table:name="* Definition&#10;* Technology Trends/Reasons for adoption&#10;* Micro vs. monolithic&#10;* Principles for successful adoption&#10;* Complexities vs. Benefits&#10;* Principles of sound MS architecture" table:display="true" table:show-details="true"/>
                <table:data-pilot-member table:name="* Inter-process communication&#10;* Service discovery&#10;* Fault tolerance: bulkhead,circuit breaker, others&#10;* API gateway&#10;* Distributed tracing&#10;* Aggregated logging&#10;* Security" table:display="true" table:show-details="true"/>
                <table:data-pilot-member table:name="* Can we demonstrate live reloading here?&#10;* We also need to treat students as if this is their first time using VSCode" table:display="true" table:show-details="true"/>
                <table:data-pilot-member table:name="" table:display="true" table:show-details="true"/>
                <table:data-pilot-member table:name="*Creating an image for quarkus&#10;*Scaling a Quarkus app&#10;*Service Discovery&#10;*generating kubernetes resources with Quarkus" table:display="true" table:show-details="true"/>
                <table:data-pilot-member table:name="* What is a service&#10;* What is the service URL convention (in same project, across projects)&#10;* Only available on the same cluster otherwise use a route&#10;* How to locate service information on web console" table:display="true" table:show-details="true"/>
                <table:data-pilot-member table:name="* Can we demonstrate live reloading here with config data?"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rch Notes" table:orientation="hidden" table:used-hierarchy="-1" table:function="auto">
            <table:data-pilot-level table:show-empty="false" calcext:repeat-item-labels="false">
              <table:data-pilot-subtotals>
                <table:data-pilot-subtotal table:function="auto"/>
              </table:data-pilot-subtotals>
              <table:data-pilot-members>
                <table:data-pilot-member table:name="tbd" table:display="true" table:show-details="true"/>
                <table:data-pilot-member table:name="Standard shared cluster ge. I'd like to see us update this to imrpove it a bit. Can be simplified to remove excessive form inputs and want to make the language match ROL exactly." table:display="true" table:show-details="true"/>
                <table:data-pilot-member table:name="Note, this chapter was originally chapter 3, now is chapter 2" table:display="true" table:show-details="true"/>
                <table:data-pilot-member table:name="This is pretty out of date. MP 3.2 is out now. See https://download.eclipse.org/microprofile/microprofile-3.2/microprofile-spec-3.2.html" table:display="true" table:show-details="true"/>
                <table:data-pilot-member table:name="Needs quarkus migration&#10;Demonstrate live quarkus reload" table:display="true" table:show-details="true"/>
                <table:data-pilot-member table:name="* We need to revisit this one. Not sure we want to reuse this app or use the adopt a pup or other app. &#10;&#10;Needs to be updated to use OCP 4 deployment flow using the catalog in the UI" table:display="true" table:show-details="true"/>
                <table:data-pilot-member table:name="This section needs to be completely changed since we are moving away from fabric8" table:display="true" table:show-details="true"/>
                <table:data-pilot-member table:name="Needs to be completely changed since we arent using fabric8." table:display="true" table:show-details="true"/>
                <table:data-pilot-member table:name="Formerly chapter 5" table:display="true" table:show-details="true"/>
                <table:data-pilot-member table:name="Consider this section for dropping!" table:display="true" table:show-details="true"/>
                <table:data-pilot-member table:name="Maybe dropping this section!"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tage" table:orientation="hidden" table:used-hierarchy="-1" table:function="auto">
            <table:data-pilot-level table:show-empty="false" calcext:repeat-item-labels="false">
              <table:data-pilot-subtotals>
                <table:data-pilot-subtotal table:function="auto"/>
              </table:data-pilot-subtotals>
              <table:data-pilot-members>
                <table:data-pilot-member table:name="draft"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tatus" table:orientation="hidden" table:used-hierarchy="-1" table:function="auto">
            <table:data-pilot-level table:show-empty="false" calcext:repeat-item-labels="false">
              <table:data-pilot-subtotals>
                <table:data-pilot-subtotal table:function="auto"/>
              </table:data-pilot-subtotals>
              <table:data-pilot-members>
                <table:data-pilot-member table:name="complete"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ategory" table:orientation="hidden" table:used-hierarchy="-1" table:function="auto">
            <table:data-pilot-level table:show-empty="false" calcext:repeat-item-labels="false">
              <table:data-pilot-subtotals>
                <table:data-pilot-subtotal table:function="auto"/>
              </table:data-pilot-subtotals>
              <table:data-pilot-members>
                <table:data-pilot-member table:name="lecture" table:display="true" table:show-details="true"/>
                <table:data-pilot-member table:name="activity"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hapter Number" table:orientation="hidden" table:used-hierarchy="-1" table:function="auto">
            <table:data-pilot-level table:show-empty="false" calcext:repeat-item-labels="false">
              <table:data-pilot-subtotals>
                <table:data-pilot-subtotal table:function="auto"/>
              </table:data-pilot-subtotals>
              <table:data-pilot-members>
                <table:data-pilot-member table:name="0" table:display="true" table:show-details="true"/>
                <table:data-pilot-member table:name="1" table:display="true" table:show-details="true"/>
                <table:data-pilot-member table:name="2" table:display="true" table:show-details="true"/>
                <table:data-pilot-member table:name="3" table:display="true" table:show-details="true"/>
                <table:data-pilot-member table:name="4" table:display="true" table:show-details="true"/>
                <table:data-pilot-member table:name="5" table:display="true" table:show-details="true"/>
                <table:data-pilot-member table:name="6"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hapter Number Text"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hapter Title" table:orientation="hidden" table:used-hierarchy="-1" table:function="auto">
            <table:data-pilot-level table:show-empty="false" calcext:repeat-item-labels="false">
              <table:data-pilot-subtotals>
                <table:data-pilot-subtotal table:function="auto"/>
              </table:data-pilot-subtotals>
              <table:data-pilot-members>
                <table:data-pilot-member table:name="Introduction" table:display="true" table:show-details="true"/>
                <table:data-pilot-member table:name="Describing a Agile team/company/enterprise" table:display="true" table:show-details="true"/>
                <table:data-pilot-member table:name="Implementing Agile" table:display="true" table:show-details="true"/>
                <table:data-pilot-member table:name="Deploying Agile project" table:display="true" table:show-details="true"/>
                <table:data-pilot-member table:name="Building software/HR/Team with Agile" table:display="true" table:show-details="true"/>
                <table:data-pilot-member table:name="Testing with Agile methods" table:display="true" table:show-details="true"/>
                <table:data-pilot-member table:name="Implementing Structure" table:display="true" table:show-details="true"/>
                <table:data-pilot-member table:name="Developing Structure" table:display="true" table:show-details="true"/>
                <table:data-pilot-member table:name="Securing Agile over time" table:display="true" table:show-details="true"/>
                <table:data-pilot-member table:name="Monitoring Agile" table:display="true" table:show-details="true"/>
                <table:data-pilot-member table:name="Comprehensive Review of Agile"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hapter" table:orientation="row"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Section" table:orientation="row"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Section 10.2: Creating a Quay Account"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Title" table:orientation="page" table:used-hierarchy="-1" table:function="auto" loext:ignore-selected-page="true" table:selected-page="Introduction">
            <table:data-pilot-level table:show-empty="false" calcext:repeat-item-labels="false">
              <table:data-pilot-subtotals>
                <table:data-pilot-subtotal table:function="auto"/>
              </table:data-pilot-subtotals>
              <table:data-pilot-members>
                <table:data-pilot-member table:name="Introduction" table:display="true" table:show-details="true"/>
                <table:data-pilot-member table:name="Describing Agile" table:display="true" table:show-details="true"/>
                <table:data-pilot-member table:name="Describing Agile Architecture Patterns&#10;" table:display="true" table:show-details="true"/>
                <table:data-pilot-member table:name="Describing Agile Architecture Patterns" table:display="true" table:show-details="true"/>
                <table:data-pilot-member table:name="Verifying Agile " table:display="true" table:show-details="true"/>
                <table:data-pilot-member table:name="Describing Quarkus as a Microservice Runtime&#10;" table:display="true" table:show-details="true"/>
                <table:data-pilot-member table:name="Describing Quarkus as a Microservice Runtime" table:display="true" table:show-details="true"/>
                <table:data-pilot-member table:name="Implementing a Microservice with CDI, JAX-RS, and JSON-P&#10;" table:display="true" table:show-details="true"/>
                <table:data-pilot-member table:name="Implementing a RESTful Microservice" table:display="true" table:show-details="true"/>
                <table:data-pilot-member table:name="Persisting Data with Panache" table:display="true" table:show-details="true"/>
                <table:data-pilot-member table:name="Implementing a Microservice with Quarkus" table:display="true" table:show-details="true"/>
                <table:data-pilot-member table:name="Deploying a Quarkus Microservice&#10;" table:display="true" table:show-details="true"/>
                <table:data-pilot-member table:name="Deploying a Microservice" table:display="true" table:show-details="true"/>
                <table:data-pilot-member table:name="Deploying a Microservice on OpenShift&#10;" table:display="true" table:show-details="true"/>
                <table:data-pilot-member table:name="Deploying a Microservice on OpenShift" table:display="true" table:show-details="true"/>
                <table:data-pilot-member table:name="Deploying Microservice-based Applications" table:display="true" table:show-details="true"/>
                <table:data-pilot-member table:name="Connecting Multiple Services&#10;" table:display="true" table:show-details="true"/>
                <table:data-pilot-member table:name="Implementing Service Discovery with OpenShift" table:display="true" table:show-details="true"/>
                <table:data-pilot-member table:name="Injecting Configuration Data&#10;" table:display="true" table:show-details="true"/>
                <table:data-pilot-member table:name="Implementing Feature Toggles" table:display="true" table:show-details="true"/>
                <table:data-pilot-member table:name="Building Microservice Applications with Quarkus" table:display="true" table:show-details="true"/>
                <table:data-pilot-member table:name="Testing Microservices with JUnit" table:display="true" table:show-details="true"/>
                <table:data-pilot-member table:name="Testing Microservices with Mock Frameworks&#10;" table:display="true" table:show-details="true"/>
                <table:data-pilot-member table:name="Testing Microservices with Mock Frameworks" table:display="true" table:show-details="true"/>
                <table:data-pilot-member table:name="Debugging Quarkus Applications" table:display="true" table:show-details="true"/>
                <table:data-pilot-member table:name="Testing Microservices" table:display="true" table:show-details="true"/>
                <table:data-pilot-member table:name="Applying Fault Tolerance Policies to a Microservice&#10;" table:display="true" table:show-details="true"/>
                <table:data-pilot-member table:name="Applying Fault Tolerance Policies" table:display="true" table:show-details="true"/>
                <table:data-pilot-member table:name="Implementing a Health Check Monitored by OpenShift&#10;" table:display="true" table:show-details="true"/>
                <table:data-pilot-member table:name="Implementing a Health Check" table:display="true" table:show-details="true"/>
                <table:data-pilot-member table:name="Implementing Fault Tolerance" table:display="true" table:show-details="true"/>
                <table:data-pilot-member table:name="Describing the API Gateway Pattern&#10;" table:display="true" table:show-details="true"/>
                <table:data-pilot-member table:name="Describing the API Gateway Pattern" table:display="true" table:show-details="true"/>
                <table:data-pilot-member table:name="Developing an API Gateway for Microservices&#10;" table:display="true" table:show-details="true"/>
                <table:data-pilot-member table:name="Implementing Fault Tolerance in a Gateway" table:display="true" table:show-details="true"/>
                <table:data-pilot-member table:name="Developing an API Gateway" table:display="true" table:show-details="true"/>
                <table:data-pilot-member table:name="Implementing a JSON Web Token Generator&#10;" table:display="true" table:show-details="true"/>
                <table:data-pilot-member table:name="Implementing a JSON Web Token Generator" table:display="true" table:show-details="true"/>
                <table:data-pilot-member table:name="Securing a Microservice Endpoint&#10;" table:display="true" table:show-details="true"/>
                <table:data-pilot-member table:name="Securing a Microservice Endpoint" table:display="true" table:show-details="true"/>
                <table:data-pilot-member table:name="Securing Microservices with JWT" table:display="true" table:show-details="true"/>
                <table:data-pilot-member table:name="Adding Metrics to a Microservice&#10;" table:display="true" table:show-details="true"/>
                <table:data-pilot-member table:name="Adding Metrics to a Microservice" table:display="true" table:show-details="true"/>
                <table:data-pilot-member table:name="Describing OpenShift Log Aggregation &#10;" table:display="true" table:show-details="true"/>
                <table:data-pilot-member table:name="Describing OpenShift Log Aggregation" table:display="true" table:show-details="true"/>
                <table:data-pilot-member table:name="Monitoring Microservices" table:display="true" table:show-details="true"/>
                <table:data-pilot-member table:name="Reviewing Microservice Development Concepts" table:display="true" table:show-details="true"/>
                <table:data-pilot-member table:name="Developing a Secure Microservice Endpoint"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Minutes" table:orientation="data" table:used-hierarchy="-1" table:function="sum">
            <table:data-pilot-level table:show-empty="false" calcext:repeat-item-labels="false">
              <table:data-pilot-subtotals>
                <table:data-pilot-subtotal table:function="auto"/>
              </table:data-pilot-subtotals>
              <table:data-pilot-members>
                <table:data-pilot-member table:name="5" table:display="true" table:show-details="true"/>
                <table:data-pilot-member table:name="30" table:display="true" table:show-details="true"/>
                <table:data-pilot-member table:name="40" table:display="true" table:show-details="true"/>
                <table:data-pilot-member table:name="15" table:display="true" table:show-details="true"/>
                <table:data-pilot-member table:name="25" table:display="true" table:show-details="true"/>
                <table:data-pilot-member table:name="20" table:display="true" table:show-details="true"/>
                <table:data-pilot-member table:name="35" table:display="true" table:show-details="true"/>
                <table:data-pilot-member table:name="75"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Overpass" svg:font-family="Overpas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0"/>
      <number:text>.)</number:text>
    </number:number-style>
    <number:number-style style:name="N126">
      <number:number number:decimal-places="0" loext:min-decimal-places="0" number:min-integer-digits="1"/>
    </number:number-style>
    <number:percentage-style style:name="N127">
      <number:number number:decimal-places="1" loext:min-decimal-places="1" number:min-integer-digits="1"/>
      <number:text>%</number:text>
    </number:percentage-style>
    <number:number-style style:name="N128">
      <number:number number:decimal-places="1" loext:min-decimal-places="1"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d9d9d9"/>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Usage_20_Notes" style:display-name="PageStyle_Usage Notes" style:page-layout-name="Mpm3">
      <style:header style:display="false"/>
      <style:header-left style:display="false"/>
      <style:footer style:display="false"/>
      <style:footer-left style:display="false"/>
    </style:master-page>
    <style:master-page style:name="PageStyle_5f_Timings" style:display-name="PageStyle_Timings" style:page-layout-name="Mpm3">
      <style:header style:display="false"/>
      <style:header-left style:display="false"/>
      <style:footer style:display="false"/>
      <style:footer-left style:display="false"/>
    </style:master-page>
    <style:master-page style:name="PageStyle_5f_Chapters" style:display-name="PageStyle_Chapters" style:page-layout-name="Mpm3">
      <style:header style:display="false"/>
      <style:header-left style:display="false"/>
      <style:footer style:display="false"/>
      <style:footer-left style:display="false"/>
    </style:master-page>
    <style:master-page style:name="PageStyle_5f_Sections" style:display-name="PageStyle_Sections" style:page-layout-name="Mpm3">
      <style:header style:display="false"/>
      <style:header-left style:display="false"/>
      <style:footer style:display="false"/>
      <style:footer-left style:display="false"/>
    </style:master-page>
    <style:master-page style:name="PageStyle_5f_BookInfo" style:display-name="PageStyle_BookInfo" style:page-layout-name="Mpm3">
      <style:header style:display="false"/>
      <style:header-left style:display="false"/>
      <style:footer style:display="false"/>
      <style:footer-left style:display="false"/>
    </style:master-page>
    <style:master-page style:name="PageStyle_5f_Instructor_20_Guide" style:display-name="PageStyle_Instructor Guide" style:page-layout-name="Mpm3">
      <style:header style:display="false"/>
      <style:header-left style:display="false"/>
      <style:footer style:display="false"/>
      <style:footer-left style:display="false"/>
    </style:master-page>
    <style:master-page style:name="PageStyle_5f_Objectives" style:display-name="PageStyle_Objectives" style:page-layout-name="Mpm3">
      <style:header style:display="false"/>
      <style:header-left style:display="false"/>
      <style:footer style:display="false"/>
      <style:footer-left style:display="false"/>
    </style:master-page>
    <style:master-page style:name="PageStyle_5f_References" style:display-name="PageStyle_Referen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cell-count="2253" meta:object-count="0"/>
    <meta:generator>LibreOfficeDev/6.0.5.2$Linux_X86_64 LibreOffice_project/</meta:generator>
  </office:meta>
</office:document-meta>
</file>